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5.265208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ud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2" table:number-columns-repeated="2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cardnumber</text:p>
          </table:table-cell>
          <table:table-cell office:value-type="string" table:style-name="ce2">
            <text:p>sur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email</text:p>
          </table:table-cell>
          <table:table-cell office:value-type="string" table:style-name="ce3">
            <text:p>mobile</text:p>
          </table:table-cell>
          <table:table-cell office:value-type="string" table:style-name="ce2">
            <text:p>categorycode</text:p>
          </table:table-cell>
          <table:table-cell office:value-type="string" table:style-name="ce2">
            <text:p>sort1</text:p>
          </table:table-cell>
          <table:table-cell office:value-type="string" table:style-name="ce2">
            <text:p>sort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08</text:p>
          </table:table-cell>
          <table:table-cell office:value-type="string" table:style-name="ce1">
            <text:p>Abbas</text:p>
          </table:table-cell>
          <table:table-cell office:value-type="string" table:style-name="ce1">
            <text:p>Mareyah Fatimah</text:p>
          </table:table-cell>
          <table:table-cell office:value-type="string" table:style-name="ce1">
            <text:p>ma03708@st.habib.edu.pk</text:p>
          </table:table-cell>
          <table:table-cell office:value-type="float" office:value="923082000000" table:style-name="ce4">
            <text:p>92308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36</text:p>
          </table:table-cell>
          <table:table-cell office:value-type="string" table:style-name="ce1">
            <text:p>Abdul Ghani</text:p>
          </table:table-cell>
          <table:table-cell office:value-type="string" table:style-name="ce1">
            <text:p>Hafsa</text:p>
          </table:table-cell>
          <table:table-cell office:value-type="string" table:style-name="ce1">
            <text:p>hg03036@st.habib.edu.pk</text:p>
          </table:table-cell>
          <table:table-cell office:value-type="float" office:value="3032009281" table:style-name="ce4">
            <text:p>303200928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42</text:p>
          </table:table-cell>
          <table:table-cell office:value-type="string" table:style-name="ce1">
            <text:p>Adnan</text:p>
          </table:table-cell>
          <table:table-cell office:value-type="string" table:style-name="ce1">
            <text:p>Faiza</text:p>
          </table:table-cell>
          <table:table-cell office:value-type="string" table:style-name="ce1">
            <text:p>fa04842@st.habib.edu.pk</text:p>
          </table:table-cell>
          <table:table-cell office:value-type="float" office:value="923428076970" table:style-name="ce4">
            <text:p>92342807697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25</text:p>
          </table:table-cell>
          <table:table-cell office:value-type="string" table:style-name="ce1">
            <text:p>Afaq</text:p>
          </table:table-cell>
          <table:table-cell office:value-type="string" table:style-name="ce1">
            <text:p>Ramsha</text:p>
          </table:table-cell>
          <table:table-cell office:value-type="string" table:style-name="ce1">
            <text:p>ra01925@st.habib.edu.pk</text:p>
          </table:table-cell>
          <table:table-cell office:value-type="float" office:value="923362300871" table:style-name="ce4">
            <text:p>92336230087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27</text:p>
          </table:table-cell>
          <table:table-cell office:value-type="string" table:style-name="ce1">
            <text:p>Agha</text:p>
          </table:table-cell>
          <table:table-cell office:value-type="string" table:style-name="ce1">
            <text:p>Mahnoor</text:p>
          </table:table-cell>
          <table:table-cell office:value-type="string" table:style-name="ce1">
            <text:p>ma03627@st.habib.edu.pk</text:p>
          </table:table-cell>
          <table:table-cell office:value-type="float" office:value="923060000000" table:style-name="ce4">
            <text:p>923060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27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Maryam</text:p>
          </table:table-cell>
          <table:table-cell office:value-type="string" table:style-name="ce1">
            <text:p>ma02927@st.habib.edu.pk</text:p>
          </table:table-cell>
          <table:table-cell office:value-type="float" office:value="923341894970" table:style-name="ce4">
            <text:p>92334189497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18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Sana</text:p>
          </table:table-cell>
          <table:table-cell office:value-type="string" table:style-name="ce1">
            <text:p>sa02418@st.habib.edu.pk</text:p>
          </table:table-cell>
          <table:table-cell office:value-type="float" office:value="923028777441" table:style-name="ce4">
            <text:p>92302877744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88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sa05288@st.habib.edu.pk</text:p>
          </table:table-cell>
          <table:table-cell office:value-type="float" office:value="923018926028" table:style-name="ce4">
            <text:p>92301892602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67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beer Asif</text:p>
          </table:table-cell>
          <table:table-cell office:value-type="string" table:style-name="ce1">
            <text:p>aa02367@st.habib.edu.pk</text:p>
          </table:table-cell>
          <table:table-cell office:value-type="float" office:value="923333255173" table:style-name="ce4">
            <text:p>92333325517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61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Rija</text:p>
          </table:table-cell>
          <table:table-cell office:value-type="string" table:style-name="ce1">
            <text:p>ra00661@st.habib.edu.pk</text:p>
          </table:table-cell>
          <table:table-cell office:value-type="float" office:value="923422320854" table:style-name="ce4">
            <text:p>92342232085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00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Taha</text:p>
          </table:table-cell>
          <table:table-cell office:value-type="string" table:style-name="ce1">
            <text:p>ta00600@st.habib.edu.pk</text:p>
          </table:table-cell>
          <table:table-cell office:value-type="float" office:value="923341823103" table:style-name="ce4">
            <text:p>92334182310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77</text:p>
          </table:table-cell>
          <table:table-cell office:value-type="string" table:style-name="ce1">
            <text:p>Aijaz</text:p>
          </table:table-cell>
          <table:table-cell office:value-type="string" table:style-name="ce1">
            <text:p>Anusha</text:p>
          </table:table-cell>
          <table:table-cell office:value-type="string" table:style-name="ce1">
            <text:p>aa00277@st.habib.edu.pk</text:p>
          </table:table-cell>
          <table:table-cell office:value-type="float" office:value="923008216174" table:style-name="ce4">
            <text:p>92300821617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47</text:p>
          </table:table-cell>
          <table:table-cell office:value-type="string" table:style-name="ce1">
            <text:p>Aitmad</text:p>
          </table:table-cell>
          <table:table-cell office:value-type="string" table:style-name="ce1">
            <text:p>Talha Shaheer</text:p>
          </table:table-cell>
          <table:table-cell office:value-type="string" table:style-name="ce1">
            <text:p>ta01847@st.habib.edu.pk</text:p>
          </table:table-cell>
          <table:table-cell office:value-type="float" office:value="923233896669" table:style-name="ce4">
            <text:p>92323389666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67</text:p>
          </table:table-cell>
          <table:table-cell office:value-type="string" table:style-name="ce1">
            <text:p>Akhai</text:p>
          </table:table-cell>
          <table:table-cell office:value-type="string" table:style-name="ce1">
            <text:p>Fatima Naushad</text:p>
          </table:table-cell>
          <table:table-cell office:value-type="string" table:style-name="ce1">
            <text:p>fa05067@st.habib.edu.pk</text:p>
          </table:table-cell>
          <table:table-cell office:value-type="float" office:value="923228276100" table:style-name="ce4">
            <text:p>9232282761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39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Hafsa Mehmood</text:p>
          </table:table-cell>
          <table:table-cell office:value-type="string" table:style-name="ce1">
            <text:p>ha04739@st.habib.edu.pk</text:p>
          </table:table-cell>
          <table:table-cell office:value-type="float" office:value="923248264120" table:style-name="ce4">
            <text:p>92324826412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47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Mohammad Hamza</text:p>
          </table:table-cell>
          <table:table-cell office:value-type="string" table:style-name="ce1">
            <text:p>ma00647@st.habib.edu.pk</text:p>
          </table:table-cell>
          <table:table-cell office:value-type="float" office:value="923343948872" table:style-name="ce4">
            <text:p>92334394887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44</text:p>
          </table:table-cell>
          <table:table-cell office:value-type="string" table:style-name="ce1">
            <text:p>Alavi</text:p>
          </table:table-cell>
          <table:table-cell office:value-type="string" table:style-name="ce1">
            <text:p>Ibrahim Ali</text:p>
          </table:table-cell>
          <table:table-cell office:value-type="string" table:style-name="ce1">
            <text:p>ia04444@st.habib.edu.pk</text:p>
          </table:table-cell>
          <table:table-cell office:value-type="float" office:value="923245237004" table:style-name="ce4">
            <text:p>92324523700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48</text:p>
          </table:table-cell>
          <table:table-cell office:value-type="string" table:style-name="ce1">
            <text:p>Aleem</text:p>
          </table:table-cell>
          <table:table-cell office:value-type="string" table:style-name="ce1">
            <text:p>Junaid</text:p>
          </table:table-cell>
          <table:table-cell office:value-type="string" table:style-name="ce1">
            <text:p>ja02548@st.habib.edu.pk</text:p>
          </table:table-cell>
          <table:table-cell office:value-type="float" office:value="923452079416" table:style-name="ce4">
            <text:p>92345207941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74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Fiha Barkat</text:p>
          </table:table-cell>
          <table:table-cell office:value-type="string" table:style-name="ce1">
            <text:p>fa03474@st.habib.edu.pk</text:p>
          </table:table-cell>
          <table:table-cell office:value-type="float" office:value="923007000000" table:style-name="ce4">
            <text:p>923007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32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ahnoor</text:p>
          </table:table-cell>
          <table:table-cell office:value-type="string" table:style-name="ce1">
            <text:p>ma01932@st.habib.edu.pk</text:p>
          </table:table-cell>
          <table:table-cell office:value-type="float" office:value="923312242506" table:style-name="ce4">
            <text:p>92331224250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51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uhammad Usman</text:p>
          </table:table-cell>
          <table:table-cell office:value-type="string" table:style-name="ce1">
            <text:p>ma05051@st.habib.edu.pk</text:p>
          </table:table-cell>
          <table:table-cell office:value-type="float" office:value="923343170860" table:style-name="ce4">
            <text:p>92334317086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43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Usman</text:p>
          </table:table-cell>
          <table:table-cell office:value-type="string" table:style-name="ce1">
            <text:p>ua05043@st.habib.edu.pk</text:p>
          </table:table-cell>
          <table:table-cell office:value-type="float" office:value="923043393969" table:style-name="ce4">
            <text:p>92304339396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07</text:p>
          </table:table-cell>
          <table:table-cell office:value-type="string" table:style-name="ce1">
            <text:p>AliAbbas</text:p>
          </table:table-cell>
          <table:table-cell office:value-type="string" table:style-name="ce1">
            <text:p>Syed Ibbad</text:p>
          </table:table-cell>
          <table:table-cell office:value-type="string" table:style-name="ce1">
            <text:p>sa03707@st.habib.edu.pk</text:p>
          </table:table-cell>
          <table:table-cell office:value-type="float" office:value="923368000000" table:style-name="ce4">
            <text:p>923368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55</text:p>
          </table:table-cell>
          <table:table-cell office:value-type="string" table:style-name="ce1">
            <text:p>Amin</text:p>
          </table:table-cell>
          <table:table-cell office:value-type="string" table:style-name="ce1">
            <text:p>Amna</text:p>
          </table:table-cell>
          <table:table-cell office:value-type="string" table:style-name="ce1">
            <text:p>aa04455@st.habib.edu.pk</text:p>
          </table:table-cell>
          <table:table-cell office:value-type="float" office:value="923330240999" table:style-name="ce4">
            <text:p>92333024099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58</text:p>
          </table:table-cell>
          <table:table-cell office:value-type="string" table:style-name="ce1">
            <text:p>Amin</text:p>
          </table:table-cell>
          <table:table-cell office:value-type="string" table:style-name="ce1">
            <text:p>Zinnia</text:p>
          </table:table-cell>
          <table:table-cell office:value-type="string" table:style-name="ce1">
            <text:p>za03658@st.habib.edu.pk</text:p>
          </table:table-cell>
          <table:table-cell office:value-type="float" office:value="923353000000" table:style-name="ce4">
            <text:p>92335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62</text:p>
          </table:table-cell>
          <table:table-cell office:value-type="string" table:style-name="ce1">
            <text:p>Amir Ali Abdul Aziz</text:p>
          </table:table-cell>
          <table:table-cell office:value-type="string" table:style-name="ce1">
            <text:p>Anis</text:p>
          </table:table-cell>
          <table:table-cell office:value-type="string" table:style-name="ce1">
            <text:p>ap00262@st.habib.edu.pk</text:p>
          </table:table-cell>
          <table:table-cell office:value-type="float" office:value="923062088464" table:style-name="ce4">
            <text:p>92306208846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30</text:p>
          </table:table-cell>
          <table:table-cell office:value-type="string" table:style-name="ce1">
            <text:p>Ansari</text:p>
          </table:table-cell>
          <table:table-cell office:value-type="string" table:style-name="ce1">
            <text:p>Aymen</text:p>
          </table:table-cell>
          <table:table-cell office:value-type="string" table:style-name="ce1">
            <text:p>aa02330@st.habib.edu.pk</text:p>
          </table:table-cell>
          <table:table-cell office:value-type="float" office:value="923410226897" table:style-name="ce4">
            <text:p>92341022689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78</text:p>
          </table:table-cell>
          <table:table-cell office:value-type="string" table:style-name="ce1">
            <text:p>Arif</text:p>
          </table:table-cell>
          <table:table-cell office:value-type="string" table:style-name="ce1">
            <text:p>Najia</text:p>
          </table:table-cell>
          <table:table-cell office:value-type="string" table:style-name="ce1">
            <text:p>na03978@st.habib.edu.pk</text:p>
          </table:table-cell>
          <table:table-cell office:value-type="float" office:value="923122000000" table:style-name="ce4">
            <text:p>92312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86</text:p>
          </table:table-cell>
          <table:table-cell office:value-type="string" table:style-name="ce1">
            <text:p>Arshad</text:p>
          </table:table-cell>
          <table:table-cell office:value-type="string" table:style-name="ce1">
            <text:p>Hassan Abdullah</text:p>
          </table:table-cell>
          <table:table-cell office:value-type="string" table:style-name="ce1">
            <text:p>ha02786@st.habib.edu.pk</text:p>
          </table:table-cell>
          <table:table-cell office:value-type="float" office:value="923084477446" table:style-name="ce4">
            <text:p>92308447744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58</text:p>
          </table:table-cell>
          <table:table-cell office:value-type="string" table:style-name="ce1">
            <text:p>Azhar</text:p>
          </table:table-cell>
          <table:table-cell office:value-type="string" table:style-name="ce1">
            <text:p>Misbah</text:p>
          </table:table-cell>
          <table:table-cell office:value-type="string" table:style-name="ce1">
            <text:p>ma00758@st.habib.edu.pk</text:p>
          </table:table-cell>
          <table:table-cell office:value-type="float" office:value="923212016644" table:style-name="ce4">
            <text:p>92321201664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56</text:p>
          </table:table-cell>
          <table:table-cell office:value-type="string" table:style-name="ce1">
            <text:p>Baig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ab04056@st.habib.edu.pk</text:p>
          </table:table-cell>
          <table:table-cell office:value-type="float" office:value="923363000000" table:style-name="ce4">
            <text:p>92336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41</text:p>
          </table:table-cell>
          <table:table-cell office:value-type="string" table:style-name="ce1">
            <text:p>Bashir</text:p>
          </table:table-cell>
          <table:table-cell office:value-type="string" table:style-name="ce1">
            <text:p>Afifa</text:p>
          </table:table-cell>
          <table:table-cell office:value-type="string" table:style-name="ce1">
            <text:p>ab03541@st.habib.edu.pk</text:p>
          </table:table-cell>
          <table:table-cell office:value-type="float" office:value="923343000000" table:style-name="ce4">
            <text:p>92334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132</text:p>
          </table:table-cell>
          <table:table-cell office:value-type="string" table:style-name="ce1">
            <text:p>Batool</text:p>
          </table:table-cell>
          <table:table-cell office:value-type="string" table:style-name="ce1">
            <text:p>Abiha</text:p>
          </table:table-cell>
          <table:table-cell office:value-type="string" table:style-name="ce1">
            <text:p>ab01132@st.habib.edu.pk</text:p>
          </table:table-cell>
          <table:table-cell office:value-type="float" office:value="923470809400" table:style-name="ce4">
            <text:p>9234708094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72</text:p>
          </table:table-cell>
          <table:table-cell office:value-type="string" table:style-name="ce1">
            <text:p>Batool</text:p>
          </table:table-cell>
          <table:table-cell office:value-type="string" table:style-name="ce1">
            <text:p>Savaira</text:p>
          </table:table-cell>
          <table:table-cell office:value-type="string" table:style-name="ce1">
            <text:p>sb00672@st.habib.edu.pk</text:p>
          </table:table-cell>
          <table:table-cell office:value-type="float" office:value="923222163275" table:style-name="ce4">
            <text:p>92322216327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44</text:p>
          </table:table-cell>
          <table:table-cell office:value-type="string" table:style-name="ce1">
            <text:p>Bawa</text:p>
          </table:table-cell>
          <table:table-cell office:value-type="string" table:style-name="ce1">
            <text:p>Mahnoor Shoukat</text:p>
          </table:table-cell>
          <table:table-cell office:value-type="string" table:style-name="ce1">
            <text:p>mb00944@st.habib.edu.pk</text:p>
          </table:table-cell>
          <table:table-cell office:value-type="float" office:value="923422008388" table:style-name="ce4">
            <text:p>92342200838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76</text:p>
          </table:table-cell>
          <table:table-cell office:value-type="string" table:style-name="ce1">
            <text:p>Bawany</text:p>
          </table:table-cell>
          <table:table-cell office:value-type="string" table:style-name="ce1">
            <text:p>Mariyam Aslam Bawany</text:p>
          </table:table-cell>
          <table:table-cell office:value-type="string" table:style-name="ce1">
            <text:p>mb04876@st.habib.edu.pk</text:p>
          </table:table-cell>
          <table:table-cell office:value-type="float" office:value="923218226555" table:style-name="ce4">
            <text:p>92321822655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45</text:p>
          </table:table-cell>
          <table:table-cell office:value-type="string" table:style-name="ce1">
            <text:p>Bhatda</text:p>
          </table:table-cell>
          <table:table-cell office:value-type="string" table:style-name="ce1">
            <text:p>Sana Ashraf</text:p>
          </table:table-cell>
          <table:table-cell office:value-type="string" table:style-name="ce1">
            <text:p>sb02345@st.habib.edu.pk</text:p>
          </table:table-cell>
          <table:table-cell office:value-type="float" office:value="923333564504" table:style-name="ce4">
            <text:p>92333356450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38</text:p>
          </table:table-cell>
          <table:table-cell office:value-type="string" table:style-name="ce1">
            <text:p>Bilal</text:p>
          </table:table-cell>
          <table:table-cell office:value-type="string" table:style-name="ce1">
            <text:p>Unzila</text:p>
          </table:table-cell>
          <table:table-cell office:value-type="string" table:style-name="ce1">
            <text:p>ub00538@st.habib.edu.pk</text:p>
          </table:table-cell>
          <table:table-cell office:value-type="float" office:value="923312068311" table:style-name="ce4">
            <text:p>92331206831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79</text:p>
          </table:table-cell>
          <table:table-cell office:value-type="string" table:style-name="ce1">
            <text:p>Bukhari</text:p>
          </table:table-cell>
          <table:table-cell office:value-type="string" table:style-name="ce1">
            <text:p>Syed Amar Ali</text:p>
          </table:table-cell>
          <table:table-cell office:value-type="string" table:style-name="ce1">
            <text:p>sb04479@st.habib.edu.pk</text:p>
          </table:table-cell>
          <table:table-cell office:value-type="float" office:value="923361893971" table:style-name="ce4">
            <text:p>92336189397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69</text:p>
          </table:table-cell>
          <table:table-cell office:value-type="string" table:style-name="ce1">
            <text:p>Bundally</text:p>
          </table:table-cell>
          <table:table-cell office:value-type="string" table:style-name="ce1">
            <text:p>Zoha</text:p>
          </table:table-cell>
          <table:table-cell office:value-type="string" table:style-name="ce1">
            <text:p>zb02569@st.habib.edu.pk</text:p>
          </table:table-cell>
          <table:table-cell office:value-type="float" office:value="923452409341" table:style-name="ce4">
            <text:p>92345240934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88</text:p>
          </table:table-cell>
          <table:table-cell office:value-type="string" table:style-name="ce1">
            <text:p>Chandio</text:p>
          </table:table-cell>
          <table:table-cell office:value-type="string" table:style-name="ce1">
            <text:p>Ali Haider</text:p>
          </table:table-cell>
          <table:table-cell office:value-type="string" table:style-name="ce1">
            <text:p>ac04588@st.habib.edu.pk</text:p>
          </table:table-cell>
          <table:table-cell office:value-type="float" office:value="923042686418" table:style-name="ce4">
            <text:p>92304268641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84</text:p>
          </table:table-cell>
          <table:table-cell office:value-type="string" table:style-name="ce1">
            <text:p>Chaudhry</text:p>
          </table:table-cell>
          <table:table-cell office:value-type="string" table:style-name="ce1">
            <text:p>Omer</text:p>
          </table:table-cell>
          <table:table-cell office:value-type="string" table:style-name="ce1">
            <text:p>oc02784@st.habib.edu.pk</text:p>
          </table:table-cell>
          <table:table-cell office:value-type="float" office:value="923333137178" table:style-name="ce4">
            <text:p>92333313717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29</text:p>
          </table:table-cell>
          <table:table-cell office:value-type="string" table:style-name="ce1">
            <text:p>Chohan</text:p>
          </table:table-cell>
          <table:table-cell office:value-type="string" table:style-name="ce1">
            <text:p>Ammar Yusuf</text:p>
          </table:table-cell>
          <table:table-cell office:value-type="string" table:style-name="ce1">
            <text:p>ac01929@st.habib.edu.pk</text:p>
          </table:table-cell>
          <table:table-cell office:value-type="float" office:value="923072060483" table:style-name="ce4">
            <text:p>92307206048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95</text:p>
          </table:table-cell>
          <table:table-cell office:value-type="string" table:style-name="ce1">
            <text:p>Chughtai</text:p>
          </table:table-cell>
          <table:table-cell office:value-type="string" table:style-name="ce1">
            <text:p>Fizza Hussain</text:p>
          </table:table-cell>
          <table:table-cell office:value-type="string" table:style-name="ce1">
            <text:p>fc01895@st.habib.edu.pk</text:p>
          </table:table-cell>
          <table:table-cell office:value-type="float" office:value="923043434018" table:style-name="ce4">
            <text:p>92304343401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19</text:p>
          </table:table-cell>
          <table:table-cell office:value-type="string" table:style-name="ce1">
            <text:p>Faiq</text:p>
          </table:table-cell>
          <table:table-cell office:value-type="string" table:style-name="ce1">
            <text:p>Asmara</text:p>
          </table:table-cell>
          <table:table-cell office:value-type="string" table:style-name="ce1">
            <text:p>af00319@st.habib.edu.pk</text:p>
          </table:table-cell>
          <table:table-cell office:value-type="float" office:value="923362019803" table:style-name="ce4">
            <text:p>92336201980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63</text:p>
          </table:table-cell>
          <table:table-cell office:value-type="string" table:style-name="ce1">
            <text:p>Faisal</text:p>
          </table:table-cell>
          <table:table-cell office:value-type="string" table:style-name="ce1">
            <text:p>Neha</text:p>
          </table:table-cell>
          <table:table-cell office:value-type="string" table:style-name="ce1">
            <text:p>nf02263@st.habib.edu.pk</text:p>
          </table:table-cell>
          <table:table-cell office:value-type="float" office:value="923328299010" table:style-name="ce4">
            <text:p>92332829901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91</text:p>
          </table:table-cell>
          <table:table-cell office:value-type="string" table:style-name="ce1">
            <text:p>Fareed</text:p>
          </table:table-cell>
          <table:table-cell office:value-type="string" table:style-name="ce1">
            <text:p>Amna</text:p>
          </table:table-cell>
          <table:table-cell office:value-type="string" table:style-name="ce1">
            <text:p>af02891@st.habib.edu.pk</text:p>
          </table:table-cell>
          <table:table-cell office:value-type="float" office:value="923453552373" table:style-name="ce4">
            <text:p>92345355237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60</text:p>
          </table:table-cell>
          <table:table-cell office:value-type="string" table:style-name="ce1">
            <text:p>Farooq</text:p>
          </table:table-cell>
          <table:table-cell office:value-type="string" table:style-name="ce1">
            <text:p>Eman</text:p>
          </table:table-cell>
          <table:table-cell office:value-type="string" table:style-name="ce1">
            <text:p>ef02360@st.habib.edu.pk</text:p>
          </table:table-cell>
          <table:table-cell office:value-type="float" office:value="923312236578" table:style-name="ce4">
            <text:p>92331223657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91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Umul Baneen</text:p>
          </table:table-cell>
          <table:table-cell office:value-type="string" table:style-name="ce1">
            <text:p>uf01991@st.habib.edu.pk</text:p>
          </table:table-cell>
          <table:table-cell office:value-type="float" office:value="923353013299" table:style-name="ce4">
            <text:p>92335301329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30</text:p>
          </table:table-cell>
          <table:table-cell office:value-type="string" table:style-name="ce1">
            <text:p>Fawad</text:p>
          </table:table-cell>
          <table:table-cell office:value-type="string" table:style-name="ce1">
            <text:p>Osama</text:p>
          </table:table-cell>
          <table:table-cell office:value-type="string" table:style-name="ce1">
            <text:p>of03630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344</text:p>
          </table:table-cell>
          <table:table-cell office:value-type="string" table:style-name="ce1">
            <text:p>Hadi</text:p>
          </table:table-cell>
          <table:table-cell office:value-type="string" table:style-name="ce1">
            <text:p>Gulay Syeda</text:p>
          </table:table-cell>
          <table:table-cell office:value-type="string" table:style-name="ce1">
            <text:p>gh01344@st.habib.edu.pk</text:p>
          </table:table-cell>
          <table:table-cell office:value-type="float" office:value="923363899534" table:style-name="ce4">
            <text:p>92336389953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86</text:p>
          </table:table-cell>
          <table:table-cell office:value-type="string" table:style-name="ce1">
            <text:p>Haji</text:p>
          </table:table-cell>
          <table:table-cell office:value-type="string" table:style-name="ce1">
            <text:p>Sharyar Raza</text:p>
          </table:table-cell>
          <table:table-cell office:value-type="string" table:style-name="ce1">
            <text:p>sh04486@st.habib.edu.pk</text:p>
          </table:table-cell>
          <table:table-cell office:value-type="float" office:value="923002029368" table:style-name="ce4">
            <text:p>92300202936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69</text:p>
          </table:table-cell>
          <table:table-cell office:value-type="string" table:style-name="ce1">
            <text:p>Halai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ah02369@st.habib.edu.pk</text:p>
          </table:table-cell>
          <table:table-cell office:value-type="float" office:value="923362461852" table:style-name="ce4">
            <text:p>92336246185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67</text:p>
          </table:table-cell>
          <table:table-cell office:value-type="string" table:style-name="ce1">
            <text:p>Hamid</text:p>
          </table:table-cell>
          <table:table-cell office:value-type="string" table:style-name="ce1">
            <text:p>Fizzah</text:p>
          </table:table-cell>
          <table:table-cell office:value-type="string" table:style-name="ce1">
            <text:p>fh02767@st.habib.edu.pk</text:p>
          </table:table-cell>
          <table:table-cell office:value-type="float" office:value="923312034198" table:style-name="ce4">
            <text:p>92331203419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57</text:p>
          </table:table-cell>
          <table:table-cell office:value-type="string" table:style-name="ce1">
            <text:p>Haroon</text:p>
          </table:table-cell>
          <table:table-cell office:value-type="string" table:style-name="ce1">
            <text:p>Muhammad Ahsen</text:p>
          </table:table-cell>
          <table:table-cell office:value-type="string" table:style-name="ce1">
            <text:p>mh04857@st.habib.edu.pk</text:p>
          </table:table-cell>
          <table:table-cell office:value-type="float" office:value="923342553968" table:style-name="ce4">
            <text:p>92334255396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46</text:p>
          </table:table-cell>
          <table:table-cell office:value-type="string" table:style-name="ce1">
            <text:p>Hassan</text:p>
          </table:table-cell>
          <table:table-cell office:value-type="string" table:style-name="ce1">
            <text:p>Syed Mohammad</text:p>
          </table:table-cell>
          <table:table-cell office:value-type="string" table:style-name="ce1">
            <text:p>sh01846@st.habib.edu.pk</text:p>
          </table:table-cell>
          <table:table-cell office:value-type="float" office:value="923075392989" table:style-name="ce4">
            <text:p>92307539298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87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Areeha Batool</text:p>
          </table:table-cell>
          <table:table-cell office:value-type="string" table:style-name="ce1">
            <text:p>ah02987@st.habib.edu.pk</text:p>
          </table:table-cell>
          <table:table-cell office:value-type="float" office:value="923102813757" table:style-name="ce4">
            <text:p>92310281375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23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Imran</text:p>
          </table:table-cell>
          <table:table-cell office:value-type="string" table:style-name="ce1">
            <text:p>ih04523@st.habib.edu.pk</text:p>
          </table:table-cell>
          <table:table-cell office:value-type="float" office:value="923029499094" table:style-name="ce4">
            <text:p>92302949909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42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Sakina Ijaz</text:p>
          </table:table-cell>
          <table:table-cell office:value-type="string" table:style-name="ce1">
            <text:p>sh00642@st.habib.edu.pk</text:p>
          </table:table-cell>
          <table:table-cell office:value-type="float" office:value="923423437187" table:style-name="ce4">
            <text:p>92342343718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61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Syeda Fatima Zehra</text:p>
          </table:table-cell>
          <table:table-cell office:value-type="string" table:style-name="ce1">
            <text:p>sh03861@st.habib.edu.pk</text:p>
          </table:table-cell>
          <table:table-cell office:value-type="float" office:value="923047000000" table:style-name="ce4">
            <text:p>923047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40</text:p>
          </table:table-cell>
          <table:table-cell office:value-type="string" table:style-name="ce1">
            <text:p>Iqbal</text:p>
          </table:table-cell>
          <table:table-cell office:value-type="string" table:style-name="ce1">
            <text:p>Abeeha</text:p>
          </table:table-cell>
          <table:table-cell office:value-type="string" table:style-name="ce1">
            <text:p>ai03440@st.habib.edu.pk</text:p>
          </table:table-cell>
          <table:table-cell office:value-type="float" office:value="923150000000" table:style-name="ce4">
            <text:p>923150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46</text:p>
          </table:table-cell>
          <table:table-cell office:value-type="string" table:style-name="ce1">
            <text:p>Irfan</text:p>
          </table:table-cell>
          <table:table-cell office:value-type="string" table:style-name="ce1">
            <text:p>Kinza</text:p>
          </table:table-cell>
          <table:table-cell office:value-type="string" table:style-name="ce1">
            <text:p>ki04746@st.habib.edu.pk</text:p>
          </table:table-cell>
          <table:table-cell office:value-type="float" office:value="923002319799" table:style-name="ce4">
            <text:p>92300231979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60</text:p>
          </table:table-cell>
          <table:table-cell office:value-type="string" table:style-name="ce1">
            <text:p>Irshad</text:p>
          </table:table-cell>
          <table:table-cell office:value-type="string" table:style-name="ce1">
            <text:p>Mehak</text:p>
          </table:table-cell>
          <table:table-cell office:value-type="string" table:style-name="ce1">
            <text:p>mi02260@st.habib.edu.pk</text:p>
          </table:table-cell>
          <table:table-cell office:value-type="float" office:value="923334325881" table:style-name="ce4">
            <text:p>92333432588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13</text:p>
          </table:table-cell>
          <table:table-cell office:value-type="string" table:style-name="ce1">
            <text:p>Ismail</text:p>
          </table:table-cell>
          <table:table-cell office:value-type="string" table:style-name="ce1">
            <text:p>Sabah A.</text:p>
          </table:table-cell>
          <table:table-cell office:value-type="string" table:style-name="ce1">
            <text:p>si03013@st.habib.edu.pk</text:p>
          </table:table-cell>
          <table:table-cell office:value-type="float" office:value="923362033305" table:style-name="ce4">
            <text:p>92336203330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90</text:p>
          </table:table-cell>
          <table:table-cell office:value-type="string" table:style-name="ce1">
            <text:p>Ispahani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i04090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80</text:p>
          </table:table-cell>
          <table:table-cell office:value-type="string" table:style-name="ce1">
            <text:p>Jabbar</text:p>
          </table:table-cell>
          <table:table-cell office:value-type="string" table:style-name="ce1">
            <text:p>Zoha</text:p>
          </table:table-cell>
          <table:table-cell office:value-type="string" table:style-name="ce1">
            <text:p>zj00680@st.habib.edu.pk</text:p>
          </table:table-cell>
          <table:table-cell office:value-type="float" office:value="923212687465" table:style-name="ce4">
            <text:p>92321268746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20</text:p>
          </table:table-cell>
          <table:table-cell office:value-type="string" table:style-name="ce1">
            <text:p>Jabeen</text:p>
          </table:table-cell>
          <table:table-cell office:value-type="string" table:style-name="ce1">
            <text:p>Bushra</text:p>
          </table:table-cell>
          <table:table-cell office:value-type="string" table:style-name="ce1">
            <text:p>bj02920@st.habib.edu.pk</text:p>
          </table:table-cell>
          <table:table-cell office:value-type="float" office:value="923323172459" table:style-name="ce4">
            <text:p>92332317245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88</text:p>
          </table:table-cell>
          <table:table-cell office:value-type="string" table:style-name="ce1">
            <text:p>Jafri</text:p>
          </table:table-cell>
          <table:table-cell office:value-type="string" table:style-name="ce1">
            <text:p>Syeda Alay Fatima</text:p>
          </table:table-cell>
          <table:table-cell office:value-type="string" table:style-name="ce1">
            <text:p>sj02988@st.habib.edu.pk</text:p>
          </table:table-cell>
          <table:table-cell office:value-type="float" office:value="923322409809" table:style-name="ce4">
            <text:p>92332240980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016</text:p>
          </table:table-cell>
          <table:table-cell office:value-type="string" table:style-name="ce1">
            <text:p>Jamal</text:p>
          </table:table-cell>
          <table:table-cell office:value-type="string" table:style-name="ce1">
            <text:p>Filzah</text:p>
          </table:table-cell>
          <table:table-cell office:value-type="string" table:style-name="ce1">
            <text:p>fj02016@st.habib.edu.pk</text:p>
          </table:table-cell>
          <table:table-cell office:value-type="float" office:value="923332645772" table:style-name="ce4">
            <text:p>92333264577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96</text:p>
          </table:table-cell>
          <table:table-cell office:value-type="string" table:style-name="ce1">
            <text:p>Jamil</text:p>
          </table:table-cell>
          <table:table-cell office:value-type="string" table:style-name="ce1">
            <text:p>Samra</text:p>
          </table:table-cell>
          <table:table-cell office:value-type="string" table:style-name="ce1">
            <text:p>sj01596@st.habib.edu.pk</text:p>
          </table:table-cell>
          <table:table-cell office:value-type="float" office:value="923028203991" table:style-name="ce4">
            <text:p>92302820399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40</text:p>
          </table:table-cell>
          <table:table-cell office:value-type="string" table:style-name="ce1">
            <text:p>Javed</text:p>
          </table:table-cell>
          <table:table-cell office:value-type="string" table:style-name="ce1">
            <text:p>Marium</text:p>
          </table:table-cell>
          <table:table-cell office:value-type="string" table:style-name="ce1">
            <text:p>mj04440@st.habib.edu.pk</text:p>
          </table:table-cell>
          <table:table-cell office:value-type="float" office:value="923351223370" table:style-name="ce4">
            <text:p>92335122337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42</text:p>
          </table:table-cell>
          <table:table-cell office:value-type="string" table:style-name="ce1">
            <text:p>Javed</text:p>
          </table:table-cell>
          <table:table-cell office:value-type="string" table:style-name="ce1">
            <text:p>Shafaq</text:p>
          </table:table-cell>
          <table:table-cell office:value-type="string" table:style-name="ce1">
            <text:p>sj02342@st.habib.edu.pk</text:p>
          </table:table-cell>
          <table:table-cell office:value-type="float" office:value="923242003355" table:style-name="ce4">
            <text:p>92324200335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07</text:p>
          </table:table-cell>
          <table:table-cell office:value-type="string" table:style-name="ce1">
            <text:p>Javid</text:p>
          </table:table-cell>
          <table:table-cell office:value-type="string" table:style-name="ce1">
            <text:p>Mariam Sarah</text:p>
          </table:table-cell>
          <table:table-cell office:value-type="string" table:style-name="ce1">
            <text:p>mj02307@st.habib.edu.pk</text:p>
          </table:table-cell>
          <table:table-cell office:value-type="float" office:value="923242101911" table:style-name="ce4">
            <text:p>92324210191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09</text:p>
          </table:table-cell>
          <table:table-cell office:value-type="string" table:style-name="ce1">
            <text:p>Junaid</text:p>
          </table:table-cell>
          <table:table-cell office:value-type="string" table:style-name="ce1">
            <text:p>Wajiha</text:p>
          </table:table-cell>
          <table:table-cell office:value-type="string" table:style-name="ce1">
            <text:p>wj03709@st.habib.edu.pk</text:p>
          </table:table-cell>
          <table:table-cell office:value-type="float" office:value="923359000000" table:style-name="ce4">
            <text:p>923359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52</text:p>
          </table:table-cell>
          <table:table-cell office:value-type="string" table:style-name="ce1">
            <text:p>Kalim</text:p>
          </table:table-cell>
          <table:table-cell office:value-type="string" table:style-name="ce1">
            <text:p>Shanzeh</text:p>
          </table:table-cell>
          <table:table-cell office:value-type="string" table:style-name="ce1">
            <text:p>sk02252@st.habib.edu.pk</text:p>
          </table:table-cell>
          <table:table-cell office:value-type="float" office:value="923018223919" table:style-name="ce4">
            <text:p>92301822391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05</text:p>
          </table:table-cell>
          <table:table-cell office:value-type="string" table:style-name="ce1">
            <text:p>Karim</text:p>
          </table:table-cell>
          <table:table-cell office:value-type="string" table:style-name="ce1">
            <text:p>Rehan</text:p>
          </table:table-cell>
          <table:table-cell office:value-type="string" table:style-name="ce1">
            <text:p>rh00805@st.habib.edu.pk</text:p>
          </table:table-cell>
          <table:table-cell office:value-type="float" office:value="923423361881" table:style-name="ce4">
            <text:p>92342336188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46</text:p>
          </table:table-cell>
          <table:table-cell office:value-type="string" table:style-name="ce1">
            <text:p>Kazmi</text:p>
          </table:table-cell>
          <table:table-cell office:value-type="string" table:style-name="ce1">
            <text:p>Zainab</text:p>
          </table:table-cell>
          <table:table-cell office:value-type="string" table:style-name="ce1">
            <text:p>zk01946@st.habib.edu.pk</text:p>
          </table:table-cell>
          <table:table-cell office:value-type="float" office:value="923212628736" table:style-name="ce4">
            <text:p>92321262873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50</text:p>
          </table:table-cell>
          <table:table-cell office:value-type="string" table:style-name="ce1">
            <text:p>Kehar</text:p>
          </table:table-cell>
          <table:table-cell office:value-type="string" table:style-name="ce1">
            <text:p>Talha Ahmed</text:p>
          </table:table-cell>
          <table:table-cell office:value-type="string" table:style-name="ce1">
            <text:p>tk00350@st.habib.edu.pk</text:p>
          </table:table-cell>
          <table:table-cell office:value-type="float" office:value="923333511146" table:style-name="ce4">
            <text:p>92333351114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36</text:p>
          </table:table-cell>
          <table:table-cell office:value-type="string" table:style-name="ce1">
            <text:p>Khalid</text:p>
          </table:table-cell>
          <table:table-cell office:value-type="string" table:style-name="ce1">
            <text:p>Maha</text:p>
          </table:table-cell>
          <table:table-cell office:value-type="string" table:style-name="ce1">
            <text:p>mk01536@st.habib.edu.pk</text:p>
          </table:table-cell>
          <table:table-cell office:value-type="float" office:value="923362558442" table:style-name="ce4">
            <text:p>92336255844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485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rqam</text:p>
          </table:table-cell>
          <table:table-cell office:value-type="string" table:style-name="ce1">
            <text:p>ak00485@st.habib.edu.pk</text:p>
          </table:table-cell>
          <table:table-cell office:value-type="float" office:value="923072228208" table:style-name="ce4">
            <text:p>92307222820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84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Faiza Safder</text:p>
          </table:table-cell>
          <table:table-cell office:value-type="string" table:style-name="ce1">
            <text:p>fk00984@st.habib.edu.pk</text:p>
          </table:table-cell>
          <table:table-cell office:value-type="float" office:value="923323463974" table:style-name="ce4">
            <text:p>92332346397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14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Hafsa Tanzeel</text:p>
          </table:table-cell>
          <table:table-cell office:value-type="string" table:style-name="ce1">
            <text:p>hk02514@st.habib.edu.pk</text:p>
          </table:table-cell>
          <table:table-cell office:value-type="float" office:value="923333460247" table:style-name="ce4">
            <text:p>92333346024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00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aham Zafar</text:p>
          </table:table-cell>
          <table:table-cell office:value-type="string" table:style-name="ce1">
            <text:p>mk04900@st.habib.edu.pk</text:p>
          </table:table-cell>
          <table:table-cell office:value-type="float" office:value="923008229334" table:style-name="ce4">
            <text:p>92300822933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78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k04478@st.habib.edu.pk</text:p>
          </table:table-cell>
          <table:table-cell office:value-type="float" office:value="923211051999" table:style-name="ce4">
            <text:p>92321105199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0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uznah Masood</text:p>
          </table:table-cell>
          <table:table-cell office:value-type="string" table:style-name="ce1">
            <text:p>mk03409@st.habib.edu.pk</text:p>
          </table:table-cell>
          <table:table-cell office:value-type="float" office:value="923002000000" table:style-name="ce4">
            <text:p>92300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64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Noel Enosh</text:p>
          </table:table-cell>
          <table:table-cell office:value-type="string" table:style-name="ce1">
            <text:p>nk04464@st.habib.edu.pk</text:p>
          </table:table-cell>
          <table:table-cell office:value-type="float" office:value="923413167937" table:style-name="ce4">
            <text:p>92341316793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01</text:p>
          </table:table-cell>
          <table:table-cell office:value-type="string" table:style-name="ce1">
            <text:p>Kidwai</text:p>
          </table:table-cell>
          <table:table-cell office:value-type="string" table:style-name="ce1">
            <text:p>Fariha</text:p>
          </table:table-cell>
          <table:table-cell office:value-type="string" table:style-name="ce1">
            <text:p>fk03501@st.habib.edu.pk</text:p>
          </table:table-cell>
          <table:table-cell office:value-type="float" office:value="923072000000" table:style-name="ce4">
            <text:p>92307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68</text:p>
          </table:table-cell>
          <table:table-cell office:value-type="string" table:style-name="ce1">
            <text:p>Kirmani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k04768@st.habib.edu.pk</text:p>
          </table:table-cell>
          <table:table-cell office:value-type="float" office:value="923321306349" table:style-name="ce4">
            <text:p>92332130634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24</text:p>
          </table:table-cell>
          <table:table-cell office:value-type="string" table:style-name="ce1">
            <text:p>Kushtiwala</text:p>
          </table:table-cell>
          <table:table-cell office:value-type="string" table:style-name="ce1">
            <text:p>Jannat Khalid</text:p>
          </table:table-cell>
          <table:table-cell office:value-type="string" table:style-name="ce1">
            <text:p>jk03024@st.habib.edu.pk</text:p>
          </table:table-cell>
          <table:table-cell office:value-type="float" office:value="923222290409" table:style-name="ce4">
            <text:p>92322229040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91</text:p>
          </table:table-cell>
          <table:table-cell office:value-type="string" table:style-name="ce1">
            <text:p>Lakhani</text:p>
          </table:table-cell>
          <table:table-cell office:value-type="string" table:style-name="ce1">
            <text:p>Rumisa</text:p>
          </table:table-cell>
          <table:table-cell office:value-type="string" table:style-name="ce1">
            <text:p>rl01791@st.habib.edu.pk</text:p>
          </table:table-cell>
          <table:table-cell office:value-type="float" office:value="923212238811" table:style-name="ce4">
            <text:p>92321223881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73</text:p>
          </table:table-cell>
          <table:table-cell office:value-type="string" table:style-name="ce1">
            <text:p>Leghari</text:p>
          </table:table-cell>
          <table:table-cell office:value-type="string" table:style-name="ce1">
            <text:p>Kanza Nazir</text:p>
          </table:table-cell>
          <table:table-cell office:value-type="string" table:style-name="ce1">
            <text:p>kl02873@st.habib.edu.pk</text:p>
          </table:table-cell>
          <table:table-cell office:value-type="float" office:value="923327779977" table:style-name="ce4">
            <text:p>92332777997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49</text:p>
          </table:table-cell>
          <table:table-cell office:value-type="string" table:style-name="ce1">
            <text:p>Leghari</text:p>
          </table:table-cell>
          <table:table-cell office:value-type="string" table:style-name="ce1">
            <text:p>Umama</text:p>
          </table:table-cell>
          <table:table-cell office:value-type="string" table:style-name="ce1">
            <text:p>ul05249@st.habib.edu.pk</text:p>
          </table:table-cell>
          <table:table-cell office:value-type="float" office:value="923092900447" table:style-name="ce4">
            <text:p>92309290044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32</text:p>
          </table:table-cell>
          <table:table-cell office:value-type="string" table:style-name="ce1">
            <text:p>Lokhand wala</text:p>
          </table:table-cell>
          <table:table-cell office:value-type="string" table:style-name="ce1">
            <text:p>Luluwa</text:p>
          </table:table-cell>
          <table:table-cell office:value-type="string" table:style-name="ce1">
            <text:p>ll03532@st.habib.edu.pk</text:p>
          </table:table-cell>
          <table:table-cell office:value-type="float" office:value="923033000000" table:style-name="ce4">
            <text:p>92303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045</text:p>
          </table:table-cell>
          <table:table-cell office:value-type="string" table:style-name="ce1">
            <text:p>Mahar</text:p>
          </table:table-cell>
          <table:table-cell office:value-type="string" table:style-name="ce1">
            <text:p>Mahnoor</text:p>
          </table:table-cell>
          <table:table-cell office:value-type="string" table:style-name="ce1">
            <text:p>mm01045@st.habib.edu.pk</text:p>
          </table:table-cell>
          <table:table-cell office:value-type="float" office:value="923219298544" table:style-name="ce4">
            <text:p>92321929854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56</text:p>
          </table:table-cell>
          <table:table-cell office:value-type="string" table:style-name="ce1">
            <text:p>Mahboob</text:p>
          </table:table-cell>
          <table:table-cell office:value-type="string" table:style-name="ce1">
            <text:p>Mahnoor</text:p>
          </table:table-cell>
          <table:table-cell office:value-type="string" table:style-name="ce1">
            <text:p>mm03656@st.habib.edu.pk</text:p>
          </table:table-cell>
          <table:table-cell office:value-type="float" office:value="923062000000" table:style-name="ce4">
            <text:p>92306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66</text:p>
          </table:table-cell>
          <table:table-cell office:value-type="string" table:style-name="ce1">
            <text:p>Mahmood</text:p>
          </table:table-cell>
          <table:table-cell office:value-type="string" table:style-name="ce1">
            <text:p>Asaad</text:p>
          </table:table-cell>
          <table:table-cell office:value-type="string" table:style-name="ce1">
            <text:p>am02266@st.habib.edu.pk</text:p>
          </table:table-cell>
          <table:table-cell office:value-type="float" office:value="923162268938" table:style-name="ce4">
            <text:p>92316226893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15</text:p>
          </table:table-cell>
          <table:table-cell office:value-type="string" table:style-name="ce1">
            <text:p>Mahmood</text:p>
          </table:table-cell>
          <table:table-cell office:value-type="string" table:style-name="ce1">
            <text:p>Muhammad Osamah</text:p>
          </table:table-cell>
          <table:table-cell office:value-type="string" table:style-name="ce1">
            <text:p>mm00615@st.habib.edu.pk</text:p>
          </table:table-cell>
          <table:table-cell office:value-type="float" office:value="923012283690" table:style-name="ce4">
            <text:p>92301228369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41</text:p>
          </table:table-cell>
          <table:table-cell office:value-type="string" table:style-name="ce1">
            <text:p>Majid</text:p>
          </table:table-cell>
          <table:table-cell office:value-type="string" table:style-name="ce1">
            <text:p>Sahar</text:p>
          </table:table-cell>
          <table:table-cell office:value-type="string" table:style-name="ce1">
            <text:p>sm03641@st.habib.edu.pk</text:p>
          </table:table-cell>
          <table:table-cell office:value-type="float" office:value="923242000000" table:style-name="ce4">
            <text:p>92324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21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Faryal Ahmed</text:p>
          </table:table-cell>
          <table:table-cell office:value-type="string" table:style-name="ce1">
            <text:p>fm02921@st.habib.edu.pk</text:p>
          </table:table-cell>
          <table:table-cell office:value-type="float" office:value="923343145566" table:style-name="ce4">
            <text:p>92334314556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95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Meher</text:p>
          </table:table-cell>
          <table:table-cell office:value-type="string" table:style-name="ce1">
            <text:p>mm00295@st.habib.edu.pk</text:p>
          </table:table-cell>
          <table:table-cell office:value-type="float" office:value="923012589922" table:style-name="ce4">
            <text:p>92301258992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39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Saffia Saqib</text:p>
          </table:table-cell>
          <table:table-cell office:value-type="string" table:style-name="ce1">
            <text:p>sm02239@st.habib.edu.pk</text:p>
          </table:table-cell>
          <table:table-cell office:value-type="float" office:value="923333600800" table:style-name="ce4">
            <text:p>9233336008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71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Shayaan Aijaz</text:p>
          </table:table-cell>
          <table:table-cell office:value-type="string" table:style-name="ce1">
            <text:p>sm01571@st.habib.edu.pk</text:p>
          </table:table-cell>
          <table:table-cell office:value-type="float" office:value="923238800090" table:style-name="ce4">
            <text:p>92323880009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18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Zarlasht</text:p>
          </table:table-cell>
          <table:table-cell office:value-type="string" table:style-name="ce1">
            <text:p>zm05018@st.habib.edu.pk</text:p>
          </table:table-cell>
          <table:table-cell office:value-type="float" office:value="923000448758" table:style-name="ce4">
            <text:p>92300044875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05</text:p>
          </table:table-cell>
          <table:table-cell office:value-type="string" table:style-name="ce1">
            <text:p>Manaal</text:p>
          </table:table-cell>
          <table:table-cell office:value-type="string" table:style-name="ce1">
            <text:p>Maryam</text:p>
          </table:table-cell>
          <table:table-cell office:value-type="string" table:style-name="ce1">
            <text:p>mm04505@st.habib.edu.pk</text:p>
          </table:table-cell>
          <table:table-cell office:value-type="float" office:value="923018962938" table:style-name="ce4">
            <text:p>92301896293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45</text:p>
          </table:table-cell>
          <table:table-cell office:value-type="string" table:style-name="ce1">
            <text:p>Mashood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m02745@st.habib.edu.pk</text:p>
          </table:table-cell>
          <table:table-cell office:value-type="float" office:value="923333006793" table:style-name="ce4">
            <text:p>92333300679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159</text:p>
          </table:table-cell>
          <table:table-cell office:value-type="string" table:style-name="ce1">
            <text:p>Meing</text:p>
          </table:table-cell>
          <table:table-cell office:value-type="string" table:style-name="ce1">
            <text:p>Ramsha Abdul Karim</text:p>
          </table:table-cell>
          <table:table-cell office:value-type="string" table:style-name="ce1">
            <text:p>rm01159@st.habib.edu.pk</text:p>
          </table:table-cell>
          <table:table-cell office:value-type="float" office:value="923242485454" table:style-name="ce4">
            <text:p>92324248545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145</text:p>
          </table:table-cell>
          <table:table-cell office:value-type="string" table:style-name="ce1">
            <text:p>Memon</text:p>
          </table:table-cell>
          <table:table-cell office:value-type="string" table:style-name="ce1">
            <text:p>Uswa Ali</text:p>
          </table:table-cell>
          <table:table-cell office:value-type="string" table:style-name="ce1">
            <text:p>um01145@st.habib.edu.pk</text:p>
          </table:table-cell>
          <table:table-cell office:value-type="float" office:value="923333541233" table:style-name="ce4">
            <text:p>92333354123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35</text:p>
          </table:table-cell>
          <table:table-cell office:value-type="string" table:style-name="ce1">
            <text:p>Mir</text:p>
          </table:table-cell>
          <table:table-cell office:value-type="string" table:style-name="ce1">
            <text:p>Junaid</text:p>
          </table:table-cell>
          <table:table-cell office:value-type="string" table:style-name="ce1">
            <text:p>jm05135@st.habib.edu.pk</text:p>
          </table:table-cell>
          <table:table-cell office:value-type="float" office:value="923410394171" table:style-name="ce4">
            <text:p>92341039417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26</text:p>
          </table:table-cell>
          <table:table-cell office:value-type="string" table:style-name="ce1">
            <text:p>Misbah</text:p>
          </table:table-cell>
          <table:table-cell office:value-type="string" table:style-name="ce1">
            <text:p>Asna</text:p>
          </table:table-cell>
          <table:table-cell office:value-type="string" table:style-name="ce1">
            <text:p>am02426@st.habib.edu.pk</text:p>
          </table:table-cell>
          <table:table-cell office:value-type="float" office:value="923353809036" table:style-name="ce4">
            <text:p>92335380903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69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Rida Rais</text:p>
          </table:table-cell>
          <table:table-cell office:value-type="string" table:style-name="ce1">
            <text:p>rm00369@st.habib.edu.pk</text:p>
          </table:table-cell>
          <table:table-cell office:value-type="float" office:value="923222695725" table:style-name="ce4">
            <text:p>92322269572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79</text:p>
          </table:table-cell>
          <table:table-cell office:value-type="string" table:style-name="ce1">
            <text:p>Mohammed Yunus</text:p>
          </table:table-cell>
          <table:table-cell office:value-type="string" table:style-name="ce1">
            <text:p>Shabbir</text:p>
          </table:table-cell>
          <table:table-cell office:value-type="string" table:style-name="ce1">
            <text:p>sm03479@st.habib.edu.pk</text:p>
          </table:table-cell>
          <table:table-cell office:value-type="float" office:value="923344000000" table:style-name="ce4">
            <text:p>923344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10</text:p>
          </table:table-cell>
          <table:table-cell office:value-type="string" table:style-name="ce1">
            <text:p>Moini</text:p>
          </table:table-cell>
          <table:table-cell office:value-type="string" table:style-name="ce1">
            <text:p>Rajaa Al Fatima</text:p>
          </table:table-cell>
          <table:table-cell office:value-type="string" table:style-name="ce1">
            <text:p>rm02410@st.habib.edu.pk</text:p>
          </table:table-cell>
          <table:table-cell office:value-type="float" office:value="923322376041" table:style-name="ce4">
            <text:p>92332237604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50</text:p>
          </table:table-cell>
          <table:table-cell office:value-type="string" table:style-name="ce1">
            <text:p>Moosa</text:p>
          </table:table-cell>
          <table:table-cell office:value-type="string" table:style-name="ce1">
            <text:p>Ibrahim</text:p>
          </table:table-cell>
          <table:table-cell office:value-type="string" table:style-name="ce1">
            <text:p>im005250@st.habib.edu.pk</text:p>
          </table:table-cell>
          <table:table-cell office:value-type="float" office:value="923018771389" table:style-name="ce4">
            <text:p>92301877138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58</text:p>
          </table:table-cell>
          <table:table-cell office:value-type="string" table:style-name="ce1">
            <text:p>Motiwalas</text:p>
          </table:table-cell>
          <table:table-cell office:value-type="string" table:style-name="ce1">
            <text:p>Maryam Shoaib</text:p>
          </table:table-cell>
          <table:table-cell office:value-type="string" table:style-name="ce1">
            <text:p>mm04458@st.habib.edu.pk</text:p>
          </table:table-cell>
          <table:table-cell office:value-type="float" office:value="923314111663" table:style-name="ce4">
            <text:p>92331411166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60</text:p>
          </table:table-cell>
          <table:table-cell office:value-type="string" table:style-name="ce1">
            <text:p>Mujahid</text:p>
          </table:table-cell>
          <table:table-cell office:value-type="string" table:style-name="ce1">
            <text:p>Muskaan</text:p>
          </table:table-cell>
          <table:table-cell office:value-type="string" table:style-name="ce1">
            <text:p>mm04460@st.habib.edu.pk</text:p>
          </table:table-cell>
          <table:table-cell office:value-type="float" office:value="923352747778" table:style-name="ce4">
            <text:p>92335274777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58</text:p>
          </table:table-cell>
          <table:table-cell office:value-type="string" table:style-name="ce1">
            <text:p>Mukhi</text:p>
          </table:table-cell>
          <table:table-cell office:value-type="string" table:style-name="ce1">
            <text:p>Zahra Sohail</text:p>
          </table:table-cell>
          <table:table-cell office:value-type="string" table:style-name="ce1">
            <text:p>zm00958@st.habib.edu.pk</text:p>
          </table:table-cell>
          <table:table-cell office:value-type="float" office:value="923337087053" table:style-name="ce4">
            <text:p>92333708705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121</text:p>
          </table:table-cell>
          <table:table-cell office:value-type="string" table:style-name="ce1">
            <text:p>Munir</text:p>
          </table:table-cell>
          <table:table-cell office:value-type="string" table:style-name="ce1">
            <text:p>Jannat</text:p>
          </table:table-cell>
          <table:table-cell office:value-type="string" table:style-name="ce1">
            <text:p>jm04121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87</text:p>
          </table:table-cell>
          <table:table-cell office:value-type="string" table:style-name="ce1">
            <text:p>Nadeem</text:p>
          </table:table-cell>
          <table:table-cell office:value-type="string" table:style-name="ce1">
            <text:p>Mahnoor</text:p>
          </table:table-cell>
          <table:table-cell office:value-type="string" table:style-name="ce1">
            <text:p>mn04487@st.habib.edu.pk</text:p>
          </table:table-cell>
          <table:table-cell office:value-type="float" office:value="923072650820" table:style-name="ce4">
            <text:p>92307265082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36</text:p>
          </table:table-cell>
          <table:table-cell office:value-type="string" table:style-name="ce1">
            <text:p>Nemat</text:p>
          </table:table-cell>
          <table:table-cell office:value-type="string" table:style-name="ce1">
            <text:p>Syed Affan</text:p>
          </table:table-cell>
          <table:table-cell office:value-type="string" table:style-name="ce1">
            <text:p>sn02236@st.habib.edu.pk</text:p>
          </table:table-cell>
          <table:table-cell office:value-type="float" office:value="923008212668" table:style-name="ce4">
            <text:p>92300821266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28</text:p>
          </table:table-cell>
          <table:table-cell office:value-type="string" table:style-name="ce1">
            <text:p>Nooraen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n05028@st.habib.edu.pk</text:p>
          </table:table-cell>
          <table:table-cell office:value-type="float" office:value="923075501113" table:style-name="ce4">
            <text:p>92307550111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02</text:p>
          </table:table-cell>
          <table:table-cell office:value-type="string" table:style-name="ce1">
            <text:p>Noorali</text:p>
          </table:table-cell>
          <table:table-cell office:value-type="string" table:style-name="ce1">
            <text:p>Sabika</text:p>
          </table:table-cell>
          <table:table-cell office:value-type="string" table:style-name="ce1">
            <text:p>sn03502@st.habib.edu.pk</text:p>
          </table:table-cell>
          <table:table-cell office:value-type="float" office:value="923042000000" table:style-name="ce4">
            <text:p>92304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10</text:p>
          </table:table-cell>
          <table:table-cell office:value-type="string" table:style-name="ce1">
            <text:p>Nouman</text:p>
          </table:table-cell>
          <table:table-cell office:value-type="string" table:style-name="ce1">
            <text:p>Aiman</text:p>
          </table:table-cell>
          <table:table-cell office:value-type="string" table:style-name="ce1">
            <text:p>an05210@st.habib.edu.pk</text:p>
          </table:table-cell>
          <table:table-cell office:value-type="float" office:value="923413392379" table:style-name="ce4">
            <text:p>92341339237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57</text:p>
          </table:table-cell>
          <table:table-cell office:value-type="string" table:style-name="ce1">
            <text:p>Pathan</text:p>
          </table:table-cell>
          <table:table-cell office:value-type="string" table:style-name="ce1">
            <text:p>Saadia Asad</text:p>
          </table:table-cell>
          <table:table-cell office:value-type="string" table:style-name="ce1">
            <text:p>sp00257@st.habib.edu.pk</text:p>
          </table:table-cell>
          <table:table-cell office:value-type="float" office:value="923008221593" table:style-name="ce4">
            <text:p>92300822159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47</text:p>
          </table:table-cell>
          <table:table-cell office:value-type="string" table:style-name="ce1">
            <text:p>Pirzada</text:p>
          </table:table-cell>
          <table:table-cell office:value-type="string" table:style-name="ce1">
            <text:p>Eman</text:p>
          </table:table-cell>
          <table:table-cell office:value-type="string" table:style-name="ce1">
            <text:p>ep03747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09</text:p>
          </table:table-cell>
          <table:table-cell office:value-type="string" table:style-name="ce1">
            <text:p>Qadri</text:p>
          </table:table-cell>
          <table:table-cell office:value-type="string" table:style-name="ce1">
            <text:p>Momina Yasir</text:p>
          </table:table-cell>
          <table:table-cell office:value-type="string" table:style-name="ce1">
            <text:p>mq03009@st.habib.edu.pk</text:p>
          </table:table-cell>
          <table:table-cell office:value-type="float" office:value="923333044397" table:style-name="ce4">
            <text:p>92333304439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41</text:p>
          </table:table-cell>
          <table:table-cell office:value-type="string" table:style-name="ce1">
            <text:p>Qaisar</text:p>
          </table:table-cell>
          <table:table-cell office:value-type="string" table:style-name="ce1">
            <text:p>Mahmooda</text:p>
          </table:table-cell>
          <table:table-cell office:value-type="string" table:style-name="ce1">
            <text:p>mq02841@st.habib.edu.pk</text:p>
          </table:table-cell>
          <table:table-cell office:value-type="float" office:value="923362626704" table:style-name="ce4">
            <text:p>92336262670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56</text:p>
          </table:table-cell>
          <table:table-cell office:value-type="string" table:style-name="ce1">
            <text:p>Qamar</text:p>
          </table:table-cell>
          <table:table-cell office:value-type="string" table:style-name="ce1">
            <text:p>Amna</text:p>
          </table:table-cell>
          <table:table-cell office:value-type="string" table:style-name="ce1">
            <text:p>aq04856@st.habib.edu.pk</text:p>
          </table:table-cell>
          <table:table-cell office:value-type="float" office:value="923222166694" table:style-name="ce4">
            <text:p>92322216669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85</text:p>
          </table:table-cell>
          <table:table-cell office:value-type="string" table:style-name="ce1">
            <text:p>Qasim</text:p>
          </table:table-cell>
          <table:table-cell office:value-type="string" table:style-name="ce1">
            <text:p>Asghar Ali</text:p>
          </table:table-cell>
          <table:table-cell office:value-type="string" table:style-name="ce1">
            <text:p>aq02885@st.habib.edu.pk</text:p>
          </table:table-cell>
          <table:table-cell office:value-type="float" office:value="923462077152" table:style-name="ce4">
            <text:p>92346207715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24</text:p>
          </table:table-cell>
          <table:table-cell office:value-type="string" table:style-name="ce1">
            <text:p>Qhan</text:p>
          </table:table-cell>
          <table:table-cell office:value-type="string" table:style-name="ce1">
            <text:p>Morsche</text:p>
          </table:table-cell>
          <table:table-cell office:value-type="string" table:style-name="ce1">
            <text:p>mq04524@st.habib.edu.pk</text:p>
          </table:table-cell>
          <table:table-cell office:value-type="float" office:value="923333412890" table:style-name="ce4">
            <text:p>92333341289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52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Aymen Wasim</text:p>
          </table:table-cell>
          <table:table-cell office:value-type="string" table:style-name="ce1">
            <text:p>aq03452@st.habib.edu.pk</text:p>
          </table:table-cell>
          <table:table-cell office:value-type="float" office:value="923223000000" table:style-name="ce4">
            <text:p>92322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28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Maryam Irshad</text:p>
          </table:table-cell>
          <table:table-cell office:value-type="string" table:style-name="ce1">
            <text:p>mq02828@st.habib.edu.pk</text:p>
          </table:table-cell>
          <table:table-cell office:value-type="float" office:value="923052773008" table:style-name="ce4">
            <text:p>92305277300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295</text:p>
          </table:table-cell>
          <table:table-cell office:value-type="string" table:style-name="ce1">
            <text:p>Rafiq</text:p>
          </table:table-cell>
          <table:table-cell office:value-type="string" table:style-name="ce1">
            <text:p>Haya Danish</text:p>
          </table:table-cell>
          <table:table-cell office:value-type="string" table:style-name="ce1">
            <text:p>hr01295@st.habib.edu.pk</text:p>
          </table:table-cell>
          <table:table-cell office:value-type="float" office:value="923343105015" table:style-name="ce4">
            <text:p>92334310501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76</text:p>
          </table:table-cell>
          <table:table-cell office:value-type="string" table:style-name="ce1">
            <text:p>Raja</text:p>
          </table:table-cell>
          <table:table-cell office:value-type="string" table:style-name="ce1">
            <text:p>Azmyr</text:p>
          </table:table-cell>
          <table:table-cell office:value-type="string" table:style-name="ce1">
            <text:p>ar04076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79</text:p>
          </table:table-cell>
          <table:table-cell office:value-type="string" table:style-name="ce1">
            <text:p>Ranani</text:p>
          </table:table-cell>
          <table:table-cell office:value-type="string" table:style-name="ce1">
            <text:p>Arisha</text:p>
          </table:table-cell>
          <table:table-cell office:value-type="string" table:style-name="ce1">
            <text:p>ar02379@st.habib.edu.pk</text:p>
          </table:table-cell>
          <table:table-cell office:value-type="float" office:value="923343821720" table:style-name="ce4">
            <text:p>92334382172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71</text:p>
          </table:table-cell>
          <table:table-cell office:value-type="string" table:style-name="ce1">
            <text:p>Rasheed</text:p>
          </table:table-cell>
          <table:table-cell office:value-type="string" table:style-name="ce1">
            <text:p>Abdullah</text:p>
          </table:table-cell>
          <table:table-cell office:value-type="string" table:style-name="ce1">
            <text:p>ar03671@st.habib.edu.pk</text:p>
          </table:table-cell>
          <table:table-cell office:value-type="float" office:value="923343000000" table:style-name="ce4">
            <text:p>92334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142</text:p>
          </table:table-cell>
          <table:table-cell office:value-type="string" table:style-name="ce1">
            <text:p>Rasheed</text:p>
          </table:table-cell>
          <table:table-cell office:value-type="string" table:style-name="ce1">
            <text:p>Iqran</text:p>
          </table:table-cell>
          <table:table-cell office:value-type="string" table:style-name="ce1">
            <text:p>ir01142@st.habib.edu.pk</text:p>
          </table:table-cell>
          <table:table-cell office:value-type="float" office:value="923222370567" table:style-name="ce4">
            <text:p>92322237056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188</text:p>
          </table:table-cell>
          <table:table-cell office:value-type="string" table:style-name="ce1">
            <text:p>Rashid</text:p>
          </table:table-cell>
          <table:table-cell office:value-type="string" table:style-name="ce1">
            <text:p>Anushay Zehra</text:p>
          </table:table-cell>
          <table:table-cell office:value-type="string" table:style-name="ce1">
            <text:p>ar02188@st.habib.edu.pk</text:p>
          </table:table-cell>
          <table:table-cell office:value-type="float" office:value="923232099533" table:style-name="ce4">
            <text:p>92323209953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36</text:p>
          </table:table-cell>
          <table:table-cell office:value-type="string" table:style-name="ce1">
            <text:p>Rashid</text:p>
          </table:table-cell>
          <table:table-cell office:value-type="string" table:style-name="ce1">
            <text:p>Dua</text:p>
          </table:table-cell>
          <table:table-cell office:value-type="string" table:style-name="ce1">
            <text:p>dr01836@st.habib.edu.pk</text:p>
          </table:table-cell>
          <table:table-cell office:value-type="float" office:value="923312593909" table:style-name="ce4">
            <text:p>92331259390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16</text:p>
          </table:table-cell>
          <table:table-cell office:value-type="string" table:style-name="ce1">
            <text:p>Rasool</text:p>
          </table:table-cell>
          <table:table-cell office:value-type="string" table:style-name="ce1">
            <text:p>Syeda Natasha</text:p>
          </table:table-cell>
          <table:table-cell office:value-type="string" table:style-name="ce1">
            <text:p>sr04516@st.habib.edu.pk</text:p>
          </table:table-cell>
          <table:table-cell office:value-type="float" office:value="923332438466" table:style-name="ce4">
            <text:p>92333243846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35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Haisum</text:p>
          </table:table-cell>
          <table:table-cell office:value-type="string" table:style-name="ce1">
            <text:p>hr02235@st.habib.edu.pk</text:p>
          </table:table-cell>
          <table:table-cell office:value-type="float" office:value="923222422471" table:style-name="ce4">
            <text:p>92322242247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70</text:p>
          </table:table-cell>
          <table:table-cell office:value-type="string" table:style-name="ce1">
            <text:p>Rehman Khan</text:p>
          </table:table-cell>
          <table:table-cell office:value-type="string" table:style-name="ce1">
            <text:p>Areba</text:p>
          </table:table-cell>
          <table:table-cell office:value-type="string" table:style-name="ce1">
            <text:p>ar01770@st.habib.edu.pk</text:p>
          </table:table-cell>
          <table:table-cell office:value-type="float" office:value="923312201071" table:style-name="ce4">
            <text:p>92331220107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63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 Ali Raza</text:p>
          </table:table-cell>
          <table:table-cell office:value-type="string" table:style-name="ce1">
            <text:p>sr00663@st.habib.edu.pk</text:p>
          </table:table-cell>
          <table:table-cell office:value-type="float" office:value="923323319241" table:style-name="ce4">
            <text:p>92332331924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76</text:p>
          </table:table-cell>
          <table:table-cell office:value-type="string" table:style-name="ce1">
            <text:p>Rzivi</text:p>
          </table:table-cell>
          <table:table-cell office:value-type="string" table:style-name="ce1">
            <text:p>Syeda Zainab Batool</text:p>
          </table:table-cell>
          <table:table-cell office:value-type="string" table:style-name="ce1">
            <text:p>sr03976@st.habib.edu.pk</text:p>
          </table:table-cell>
          <table:table-cell office:value-type="float" office:value="923410000000" table:style-name="ce4">
            <text:p>923410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74</text:p>
          </table:table-cell>
          <table:table-cell office:value-type="string" table:style-name="ce1">
            <text:p>Saeed</text:p>
          </table:table-cell>
          <table:table-cell office:value-type="string" table:style-name="ce1">
            <text:p>Ameera Naz</text:p>
          </table:table-cell>
          <table:table-cell office:value-type="string" table:style-name="ce1">
            <text:p>as01574@st.habib.edu.pk</text:p>
          </table:table-cell>
          <table:table-cell office:value-type="float" office:value="923208328115" table:style-name="ce4">
            <text:p>92320832811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69</text:p>
          </table:table-cell>
          <table:table-cell office:value-type="string" table:style-name="ce1">
            <text:p>Said</text:p>
          </table:table-cell>
          <table:table-cell office:value-type="string" table:style-name="ce1">
            <text:p>Aidah Rizwan</text:p>
          </table:table-cell>
          <table:table-cell office:value-type="string" table:style-name="ce1">
            <text:p>as02869@st.habib.edu.pk</text:p>
          </table:table-cell>
          <table:table-cell office:value-type="float" office:value="923018299895" table:style-name="ce4">
            <text:p>92301829989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70</text:p>
          </table:table-cell>
          <table:table-cell office:value-type="string" table:style-name="ce1">
            <text:p>Said</text:p>
          </table:table-cell>
          <table:table-cell office:value-type="string" table:style-name="ce1">
            <text:p>Mushba</text:p>
          </table:table-cell>
          <table:table-cell office:value-type="string" table:style-name="ce1">
            <text:p>ms00970@st.habib.edu.pk</text:p>
          </table:table-cell>
          <table:table-cell office:value-type="float" office:value="923312476465" table:style-name="ce4">
            <text:p>92331247646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51</text:p>
          </table:table-cell>
          <table:table-cell office:value-type="string" table:style-name="ce1">
            <text:p>Salemwala</text:p>
          </table:table-cell>
          <table:table-cell office:value-type="string" table:style-name="ce1">
            <text:p>Yousuf</text:p>
          </table:table-cell>
          <table:table-cell office:value-type="string" table:style-name="ce1">
            <text:p>ys04851@st.habib.edu.pk</text:p>
          </table:table-cell>
          <table:table-cell office:value-type="float" office:value="923362534652" table:style-name="ce4">
            <text:p>92336253465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34</text:p>
          </table:table-cell>
          <table:table-cell office:value-type="string" table:style-name="ce1">
            <text:p>Salim</text:p>
          </table:table-cell>
          <table:table-cell office:value-type="string" table:style-name="ce1">
            <text:p>Damisha</text:p>
          </table:table-cell>
          <table:table-cell office:value-type="string" table:style-name="ce1">
            <text:p>ds01834@st.habib.edu.pk</text:p>
          </table:table-cell>
          <table:table-cell office:value-type="float" office:value="923319292966" table:style-name="ce4">
            <text:p>92331929296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47</text:p>
          </table:table-cell>
          <table:table-cell office:value-type="string" table:style-name="ce1">
            <text:p>Salman</text:p>
          </table:table-cell>
          <table:table-cell office:value-type="string" table:style-name="ce1">
            <text:p>Ifra</text:p>
          </table:table-cell>
          <table:table-cell office:value-type="string" table:style-name="ce1">
            <text:p>is02547@st.habib.edu.pk</text:p>
          </table:table-cell>
          <table:table-cell office:value-type="float" office:value="923008543589" table:style-name="ce4">
            <text:p>92300854358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26</text:p>
          </table:table-cell>
          <table:table-cell office:value-type="string" table:style-name="ce1">
            <text:p>Sami</text:p>
          </table:table-cell>
          <table:table-cell office:value-type="string" table:style-name="ce1">
            <text:p>Hareem</text:p>
          </table:table-cell>
          <table:table-cell office:value-type="string" table:style-name="ce1">
            <text:p>hs03526@st.habib.edu.pk</text:p>
          </table:table-cell>
          <table:table-cell office:value-type="float" office:value="923063000000" table:style-name="ce4">
            <text:p>92306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71</text:p>
          </table:table-cell>
          <table:table-cell office:value-type="string" table:style-name="ce1">
            <text:p>Shahzad</text:p>
          </table:table-cell>
          <table:table-cell office:value-type="string" table:style-name="ce1">
            <text:p>Safa</text:p>
          </table:table-cell>
          <table:table-cell office:value-type="string" table:style-name="ce1">
            <text:p>ss02271@st.habib.edu.pk</text:p>
          </table:table-cell>
          <table:table-cell office:value-type="float" office:value="923362373153" table:style-name="ce4">
            <text:p>92336237315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17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Hussain Ahmed</text:p>
          </table:table-cell>
          <table:table-cell office:value-type="string" table:style-name="ce1">
            <text:p>hs03517@st.habib.edu.pk</text:p>
          </table:table-cell>
          <table:table-cell office:value-type="float" office:value="923100000000" table:style-name="ce4">
            <text:p>923100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08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Yusra</text:p>
          </table:table-cell>
          <table:table-cell office:value-type="string" table:style-name="ce1">
            <text:p>ys04808@st.habib.edu.pk</text:p>
          </table:table-cell>
          <table:table-cell office:value-type="float" office:value="923428129731" table:style-name="ce4">
            <text:p>92342812973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41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Zaina Noman</text:p>
          </table:table-cell>
          <table:table-cell office:value-type="string" table:style-name="ce1">
            <text:p>zs04841@st.habib.edu.pk</text:p>
          </table:table-cell>
          <table:table-cell office:value-type="float" office:value="923360135649" table:style-name="ce4">
            <text:p>92336013564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86</text:p>
          </table:table-cell>
          <table:table-cell office:value-type="string" table:style-name="ce1">
            <text:p>Shakeel</text:p>
          </table:table-cell>
          <table:table-cell office:value-type="string" table:style-name="ce1">
            <text:p>Anushka</text:p>
          </table:table-cell>
          <table:table-cell office:value-type="string" table:style-name="ce1">
            <text:p>as02486@st.habib.edu.pk</text:p>
          </table:table-cell>
          <table:table-cell office:value-type="float" office:value="923364486222" table:style-name="ce4">
            <text:p>92336448622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35</text:p>
          </table:table-cell>
          <table:table-cell office:value-type="string" table:style-name="ce1">
            <text:p>Shamsi</text:p>
          </table:table-cell>
          <table:table-cell office:value-type="string" table:style-name="ce1">
            <text:p>Mashal Faraz</text:p>
          </table:table-cell>
          <table:table-cell office:value-type="string" table:style-name="ce1">
            <text:p>ms03435@st.habib.edu.pk</text:p>
          </table:table-cell>
          <table:table-cell office:value-type="float" office:value="923152000000" table:style-name="ce4">
            <text:p>92315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73</text:p>
          </table:table-cell>
          <table:table-cell office:value-type="string" table:style-name="ce1">
            <text:p>Sherwani</text:p>
          </table:table-cell>
          <table:table-cell office:value-type="string" table:style-name="ce1">
            <text:p>Hasan Khan</text:p>
          </table:table-cell>
          <table:table-cell office:value-type="string" table:style-name="ce1">
            <text:p>hs04473@st.habib.edu.pk</text:p>
          </table:table-cell>
          <table:table-cell office:value-type="float" office:value="923421117632" table:style-name="ce4">
            <text:p>92342111763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82</text:p>
          </table:table-cell>
          <table:table-cell office:value-type="string" table:style-name="ce1">
            <text:p>Siddiqi</text:p>
          </table:table-cell>
          <table:table-cell office:value-type="string" table:style-name="ce1">
            <text:p>Aala Masood</text:p>
          </table:table-cell>
          <table:table-cell office:value-type="string" table:style-name="ce1">
            <text:p>as02782@st.habib.edu.pk</text:p>
          </table:table-cell>
          <table:table-cell office:value-type="float" office:value="923318315738" table:style-name="ce4">
            <text:p>92331831573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72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aham Anwar</text:p>
          </table:table-cell>
          <table:table-cell office:value-type="string" table:style-name="ce1">
            <text:p>ms03472@st.habib.edu.pk</text:p>
          </table:table-cell>
          <table:table-cell office:value-type="float" office:value="923349000000" table:style-name="ce4">
            <text:p>923349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83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anahil</text:p>
          </table:table-cell>
          <table:table-cell office:value-type="string" table:style-name="ce1">
            <text:p>ms05183@st.habib.edu.pk</text:p>
          </table:table-cell>
          <table:table-cell office:value-type="float" office:value="923330253745" table:style-name="ce4">
            <text:p>92333025374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87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ustafa Hasan</text:p>
          </table:table-cell>
          <table:table-cell office:value-type="string" table:style-name="ce1">
            <text:p>ms02287@st.habib.edu.pk</text:p>
          </table:table-cell>
          <table:table-cell office:value-type="float" office:value="923212707778" table:style-name="ce4">
            <text:p>92321270777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63</text:p>
          </table:table-cell>
          <table:table-cell office:value-type="string" table:style-name="ce1">
            <text:p>Siraj</text:p>
          </table:table-cell>
          <table:table-cell office:value-type="string" table:style-name="ce1">
            <text:p>Simran</text:p>
          </table:table-cell>
          <table:table-cell office:value-type="string" table:style-name="ce1">
            <text:p>ss03963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15</text:p>
          </table:table-cell>
          <table:table-cell office:value-type="string" table:style-name="ce1">
            <text:p>Sohail</text:p>
          </table:table-cell>
          <table:table-cell office:value-type="string" table:style-name="ce1">
            <text:p>Emaan</text:p>
          </table:table-cell>
          <table:table-cell office:value-type="string" table:style-name="ce1">
            <text:p>es04815@st.habib.edu.pk</text:p>
          </table:table-cell>
          <table:table-cell office:value-type="float" office:value="923060293689" table:style-name="ce4">
            <text:p>92306029368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25</text:p>
          </table:table-cell>
          <table:table-cell office:value-type="string" table:style-name="ce1">
            <text:p>Tahir</text:p>
          </table:table-cell>
          <table:table-cell office:value-type="string" table:style-name="ce1">
            <text:p>Jibran</text:p>
          </table:table-cell>
          <table:table-cell office:value-type="string" table:style-name="ce1">
            <text:p>jt00325@st.habib.edu.pk</text:p>
          </table:table-cell>
          <table:table-cell office:value-type="float" office:value="923333275821" table:style-name="ce4">
            <text:p>92333327582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73</text:p>
          </table:table-cell>
          <table:table-cell office:value-type="string" table:style-name="ce1">
            <text:p>Ubaid</text:p>
          </table:table-cell>
          <table:table-cell office:value-type="string" table:style-name="ce1">
            <text:p>Eeman</text:p>
          </table:table-cell>
          <table:table-cell office:value-type="string" table:style-name="ce1">
            <text:p>eu02973@st.habib.edu.pk</text:p>
          </table:table-cell>
          <table:table-cell office:value-type="float" office:value="923052606847" table:style-name="ce4">
            <text:p>92305260684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858</text:p>
          </table:table-cell>
          <table:table-cell office:value-type="string" table:style-name="ce1">
            <text:p>UlHaq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hu03858@st.habib.edu.pk</text:p>
          </table:table-cell>
          <table:table-cell office:value-type="float" office:value="923142000000" table:style-name="ce4">
            <text:p>92314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37</text:p>
          </table:table-cell>
          <table:table-cell office:value-type="string" table:style-name="ce1">
            <text:p>Umar</text:p>
          </table:table-cell>
          <table:table-cell office:value-type="string" table:style-name="ce1">
            <text:p>Hamna</text:p>
          </table:table-cell>
          <table:table-cell office:value-type="string" table:style-name="ce1">
            <text:p>hu00537@st.habib.edu.pk</text:p>
          </table:table-cell>
          <table:table-cell office:value-type="float" office:value="923333656966" table:style-name="ce4">
            <text:p>92333365696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45</text:p>
          </table:table-cell>
          <table:table-cell office:value-type="string" table:style-name="ce1">
            <text:p>Umrani</text:p>
          </table:table-cell>
          <table:table-cell office:value-type="string" table:style-name="ce1">
            <text:p>Hannan Aman</text:p>
          </table:table-cell>
          <table:table-cell office:value-type="string" table:style-name="ce1">
            <text:p>hu02245@st.habib.edu.pk</text:p>
          </table:table-cell>
          <table:table-cell office:value-type="float" office:value="923343311279" table:style-name="ce4">
            <text:p>92334331127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62</text:p>
          </table:table-cell>
          <table:table-cell office:value-type="string" table:style-name="ce1">
            <text:p>Uzair</text:p>
          </table:table-cell>
          <table:table-cell office:value-type="string" table:style-name="ce1">
            <text:p>Rubaha</text:p>
          </table:table-cell>
          <table:table-cell office:value-type="string" table:style-name="ce1">
            <text:p>ru03962@st.habib.edu.pk</text:p>
          </table:table-cell>
          <table:table-cell office:value-type="float" office:value="923364000000" table:style-name="ce4">
            <text:p>923364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99</text:p>
          </table:table-cell>
          <table:table-cell office:value-type="string" table:style-name="ce1">
            <text:p>Wasim</text:p>
          </table:table-cell>
          <table:table-cell office:value-type="string" table:style-name="ce1">
            <text:p>Hira</text:p>
          </table:table-cell>
          <table:table-cell office:value-type="string" table:style-name="ce1">
            <text:p>ha00299@st.habib.edu.pk</text:p>
          </table:table-cell>
          <table:table-cell office:value-type="float" office:value="923362448520" table:style-name="ce4">
            <text:p>92336244852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06</text:p>
          </table:table-cell>
          <table:table-cell office:value-type="string" table:style-name="ce1">
            <text:p>Younus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y02506@st.habib.edu.pk</text:p>
          </table:table-cell>
          <table:table-cell office:value-type="float" office:value="923316076307" table:style-name="ce4">
            <text:p>92331607630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94</text:p>
          </table:table-cell>
          <table:table-cell office:value-type="string" table:style-name="ce1">
            <text:p>Yousuf</text:p>
          </table:table-cell>
          <table:table-cell office:value-type="string" table:style-name="ce1">
            <text:p>Ifrah</text:p>
          </table:table-cell>
          <table:table-cell office:value-type="string" table:style-name="ce1">
            <text:p>iy04794@st.habib.edu.pk</text:p>
          </table:table-cell>
          <table:table-cell office:value-type="float" office:value="923351375766" table:style-name="ce4">
            <text:p>92335137576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42</text:p>
          </table:table-cell>
          <table:table-cell office:value-type="string" table:style-name="ce1">
            <text:p>Zehra</text:p>
          </table:table-cell>
          <table:table-cell office:value-type="string" table:style-name="ce1">
            <text:p>Anita</text:p>
          </table:table-cell>
          <table:table-cell office:value-type="string" table:style-name="ce1">
            <text:p>az03442@st.habib.edu.pk</text:p>
          </table:table-cell>
          <table:table-cell office:value-type="float" office:value="923453000000" table:style-name="ce4">
            <text:p>92345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385</text:p>
          </table:table-cell>
          <table:table-cell office:value-type="string" table:style-name="ce1">
            <text:p>Zehra</text:p>
          </table:table-cell>
          <table:table-cell office:value-type="string" table:style-name="ce1">
            <text:p>Yusra</text:p>
          </table:table-cell>
          <table:table-cell office:value-type="string" table:style-name="ce1">
            <text:p>yz01385@st.habib.edu.pk</text:p>
          </table:table-cell>
          <table:table-cell office:value-type="string" table:style-name="ce4">
            <text:p>920/334-339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36</text:p>
          </table:table-cell>
          <table:table-cell office:value-type="string" table:style-name="ce1">
            <text:p>Zulfiqar</text:p>
          </table:table-cell>
          <table:table-cell office:value-type="string" table:style-name="ce1">
            <text:p>Asad Ali</text:p>
          </table:table-cell>
          <table:table-cell office:value-type="string" table:style-name="ce1">
            <text:p>az01936@st.habib.edu.pk</text:p>
          </table:table-cell>
          <table:table-cell office:value-type="float" office:value="923110256033" table:style-name="ce4">
            <text:p>92311025603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27</text:p>
          </table:table-cell>
          <table:table-cell office:value-type="string" table:style-name="ce1">
            <text:p>Zulfiqar</text:p>
          </table:table-cell>
          <table:table-cell office:value-type="string" table:style-name="ce1">
            <text:p>Komal Fatima</text:p>
          </table:table-cell>
          <table:table-cell office:value-type="string" table:style-name="ce1">
            <text:p>kz00227@st.habib.edu.pk</text:p>
          </table:table-cell>
          <table:table-cell office:value-type="float" office:value="923312888914" table:style-name="ce4">
            <text:p>92331288891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98</text:p>
          </table:table-cell>
          <table:table-cell office:value-type="string" table:style-name="ce1">
            <text:p>Ahmed Khan</text:p>
          </table:table-cell>
          <table:table-cell office:value-type="string" table:style-name="ce1">
            <text:p>Rimsha Taj</text:p>
          </table:table-cell>
          <table:table-cell office:value-type="string" table:style-name="ce1">
            <text:p>ra01798@st.habib.edu.pk</text:p>
          </table:table-cell>
          <table:table-cell office:value-type="float" office:value="923343608927" table:style-name="ce4">
            <text:p>92334360892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58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Ridwa</text:p>
          </table:table-cell>
          <table:table-cell office:value-type="string" table:style-name="ce1">
            <text:p>ra01658@st.habib.edu.pk</text:p>
          </table:table-cell>
          <table:table-cell office:value-type="float" office:value="923332496355" table:style-name="ce4">
            <text:p>92333249635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21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aisam Hyder</text:p>
          </table:table-cell>
          <table:table-cell office:value-type="string" table:style-name="ce1">
            <text:p>ma01821@st.habib.edu.pk</text:p>
          </table:table-cell>
          <table:table-cell office:value-type="float" office:value="3331268283" table:style-name="ce4">
            <text:p>333126828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28</text:p>
          </table:table-cell>
          <table:table-cell office:value-type="string" table:style-name="ce1">
            <text:p>Amjad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a01628@st.habib.edu.pk</text:p>
          </table:table-cell>
          <table:table-cell office:value-type="float" office:value="923362363231" table:style-name="ce4">
            <text:p>92336236323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396</text:p>
          </table:table-cell>
          <table:table-cell office:value-type="string" table:style-name="ce1">
            <text:p>Amjad</text:p>
          </table:table-cell>
          <table:table-cell office:value-type="string" table:style-name="ce1">
            <text:p>Shumaila</text:p>
          </table:table-cell>
          <table:table-cell office:value-type="string" table:style-name="ce1">
            <text:p>sa01396@st.habib.edu.pk</text:p>
          </table:table-cell>
          <table:table-cell office:value-type="float" office:value="923458112222" table:style-name="ce4">
            <text:p>92345811222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75</text:p>
          </table:table-cell>
          <table:table-cell office:value-type="string" table:style-name="ce1">
            <text:p>Aurangzeb</text:p>
          </table:table-cell>
          <table:table-cell office:value-type="string" table:style-name="ce1">
            <text:p>Muhammad Hamza</text:p>
          </table:table-cell>
          <table:table-cell office:value-type="string" table:style-name="ce1">
            <text:p>ma01675@st.habib.edu.pk</text:p>
          </table:table-cell>
          <table:table-cell office:value-type="float" office:value="923362815686" table:style-name="ce4">
            <text:p>92336281568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72</text:p>
          </table:table-cell>
          <table:table-cell office:value-type="string" table:style-name="ce1">
            <text:p>Chattha</text:p>
          </table:table-cell>
          <table:table-cell office:value-type="string" table:style-name="ce1">
            <text:p>Danyal Anwar</text:p>
          </table:table-cell>
          <table:table-cell office:value-type="string" table:style-name="ce1">
            <text:p>dc01872@st.habib.edu.pk</text:p>
          </table:table-cell>
          <table:table-cell office:value-type="float" office:value="923246438790" table:style-name="ce4">
            <text:p>92324643879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94</text:p>
          </table:table-cell>
          <table:table-cell office:value-type="string" table:style-name="ce1">
            <text:p>Ehtesham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ae01794@st.habib.edu.pk</text:p>
          </table:table-cell>
          <table:table-cell office:value-type="float" office:value="923462871770" table:style-name="ce4">
            <text:p>92346287177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00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Mariam</text:p>
          </table:table-cell>
          <table:table-cell office:value-type="string" table:style-name="ce1">
            <text:p>mf01400@st.habib.edu.pk</text:p>
          </table:table-cell>
          <table:table-cell office:value-type="float" office:value="923332333264" table:style-name="ce4">
            <text:p>92333233326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79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Tahreem</text:p>
          </table:table-cell>
          <table:table-cell office:value-type="string" table:style-name="ce1">
            <text:p>tf01579@st.habib.edu.pk</text:p>
          </table:table-cell>
          <table:table-cell office:value-type="float" office:value="923458222418" table:style-name="ce4">
            <text:p>92345822241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60</text:p>
          </table:table-cell>
          <table:table-cell office:value-type="string" table:style-name="ce1">
            <text:p>Habib</text:p>
          </table:table-cell>
          <table:table-cell office:value-type="string" table:style-name="ce1">
            <text:p>Yusra</text:p>
          </table:table-cell>
          <table:table-cell office:value-type="string" table:style-name="ce1">
            <text:p>yh01560@st.habib.edu.pk</text:p>
          </table:table-cell>
          <table:table-cell office:value-type="float" office:value="923342000729" table:style-name="ce4">
            <text:p>9233420007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78</text:p>
          </table:table-cell>
          <table:table-cell office:value-type="string" table:style-name="ce1">
            <text:p>Hafeez</text:p>
          </table:table-cell>
          <table:table-cell office:value-type="string" table:style-name="ce1">
            <text:p>Nisa Khurram</text:p>
          </table:table-cell>
          <table:table-cell office:value-type="string" table:style-name="ce1">
            <text:p>nh01978@st.habib.edu.pk</text:p>
          </table:table-cell>
          <table:table-cell office:value-type="float" office:value="923323766277" table:style-name="ce4">
            <text:p>92332376627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06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Syed Ali</text:p>
          </table:table-cell>
          <table:table-cell office:value-type="string" table:style-name="ce1">
            <text:p>sh01406@st.habib.edu.pk</text:p>
          </table:table-cell>
          <table:table-cell office:value-type="float" office:value="92322460396" table:style-name="ce4">
            <text:p>9232246039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80</text:p>
          </table:table-cell>
          <table:table-cell office:value-type="string" table:style-name="ce1">
            <text:p>Hamdani</text:p>
          </table:table-cell>
          <table:table-cell office:value-type="string" table:style-name="ce1">
            <text:p>Syeda Binte-E-Fatima</text:p>
          </table:table-cell>
          <table:table-cell office:value-type="string" table:style-name="ce1">
            <text:p>sh01580@st.habib.edu.pk</text:p>
          </table:table-cell>
          <table:table-cell office:value-type="float" office:value="923009244060" table:style-name="ce4">
            <text:p>92300924406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68</text:p>
          </table:table-cell>
          <table:table-cell office:value-type="string" table:style-name="ce1">
            <text:p>Hanif</text:p>
          </table:table-cell>
          <table:table-cell office:value-type="string" table:style-name="ce1">
            <text:p>Faryal Mariam</text:p>
          </table:table-cell>
          <table:table-cell office:value-type="string" table:style-name="ce1">
            <text:p>fh01768@st.habib.edu.pk</text:p>
          </table:table-cell>
          <table:table-cell office:value-type="float" office:value="923242453725" table:style-name="ce4">
            <text:p>92324245372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50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Syed Daniyal</text:p>
          </table:table-cell>
          <table:table-cell office:value-type="string" table:style-name="ce1">
            <text:p>sh00950@st.habib.edu.pk</text:p>
          </table:table-cell>
          <table:table-cell office:value-type="float" office:value="923332171222" table:style-name="ce4">
            <text:p>92333217122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070</text:p>
          </table:table-cell>
          <table:table-cell office:value-type="string" table:style-name="ce1">
            <text:p>Iqbal</text:p>
          </table:table-cell>
          <table:table-cell office:value-type="string" table:style-name="ce1">
            <text:p>Nisma</text:p>
          </table:table-cell>
          <table:table-cell office:value-type="string" table:style-name="ce1">
            <text:p>ni01070@st.habib.edu.pk</text:p>
          </table:table-cell>
          <table:table-cell office:value-type="float" office:value="923362241572" table:style-name="ce4">
            <text:p>92336224157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93</text:p>
          </table:table-cell>
          <table:table-cell office:value-type="string" table:style-name="ce1">
            <text:p>Jameel</text:p>
          </table:table-cell>
          <table:table-cell office:value-type="string" table:style-name="ce1">
            <text:p>Ramsha</text:p>
          </table:table-cell>
          <table:table-cell office:value-type="string" table:style-name="ce1">
            <text:p>rj01793@st.habib.edu.pk</text:p>
          </table:table-cell>
          <table:table-cell office:value-type="float" office:value="923323198380" table:style-name="ce4">
            <text:p>92332319838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03</text:p>
          </table:table-cell>
          <table:table-cell office:value-type="string" table:style-name="ce1">
            <text:p>Jawed</text:p>
          </table:table-cell>
          <table:table-cell office:value-type="string" table:style-name="ce1">
            <text:p>Saima</text:p>
          </table:table-cell>
          <table:table-cell office:value-type="string" table:style-name="ce1">
            <text:p>sj01403@st.habib.edu.pk</text:p>
          </table:table-cell>
          <table:table-cell office:value-type="float" office:value="923022906004" table:style-name="ce4">
            <text:p>92302290600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28</text:p>
          </table:table-cell>
          <table:table-cell office:value-type="string" table:style-name="ce1">
            <text:p>Jugnu</text:p>
          </table:table-cell>
          <table:table-cell office:value-type="string" table:style-name="ce1">
            <text:p>Muhammad Hanzila</text:p>
          </table:table-cell>
          <table:table-cell office:value-type="string" table:style-name="ce1">
            <text:p>mj01928@st.habib.edu.pk</text:p>
          </table:table-cell>
          <table:table-cell office:value-type="float" office:value="923222444511" table:style-name="ce4">
            <text:p>92322244451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12</text:p>
          </table:table-cell>
          <table:table-cell office:value-type="string" table:style-name="ce1">
            <text:p>Kamran</text:p>
          </table:table-cell>
          <table:table-cell office:value-type="string" table:style-name="ce1">
            <text:p>Tahoora</text:p>
          </table:table-cell>
          <table:table-cell office:value-type="string" table:style-name="ce1">
            <text:p>tk01412@st.habib.edu.pk</text:p>
          </table:table-cell>
          <table:table-cell office:value-type="float" office:value="923472551521" table:style-name="ce4">
            <text:p>92347255152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51</text:p>
          </table:table-cell>
          <table:table-cell office:value-type="string" table:style-name="ce1">
            <text:p>Karim</text:p>
          </table:table-cell>
          <table:table-cell office:value-type="string" table:style-name="ce1">
            <text:p>Fareeha</text:p>
          </table:table-cell>
          <table:table-cell office:value-type="string" table:style-name="ce1">
            <text:p>fk01751@st.habib.edu.pk</text:p>
          </table:table-cell>
          <table:table-cell office:value-type="float" office:value="923336851260" table:style-name="ce4">
            <text:p>92333685126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1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tiya Ehsan</text:p>
          </table:table-cell>
          <table:table-cell office:value-type="string" table:style-name="ce1">
            <text:p>ak01919@st.habib.edu.pk</text:p>
          </table:table-cell>
          <table:table-cell office:value-type="float" office:value="923074168541" table:style-name="ce4">
            <text:p>92307416854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010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Insia</text:p>
          </table:table-cell>
          <table:table-cell office:value-type="string" table:style-name="ce1">
            <text:p>ik02010@st.habib.edu.pk</text:p>
          </table:table-cell>
          <table:table-cell office:value-type="float" office:value="923312802792" table:style-name="ce4">
            <text:p>92331280279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57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ehreen</text:p>
          </table:table-cell>
          <table:table-cell office:value-type="string" table:style-name="ce1">
            <text:p>mk01957@st.habib.edu.pk</text:p>
          </table:table-cell>
          <table:table-cell office:value-type="float" office:value="923212353684" table:style-name="ce4">
            <text:p>92321235368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387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uhammad Atiq</text:p>
          </table:table-cell>
          <table:table-cell office:value-type="string" table:style-name="ce1">
            <text:p>mk01387@st.habib.edu.pk</text:p>
          </table:table-cell>
          <table:table-cell office:value-type="float" office:value="923312379729" table:style-name="ce4">
            <text:p>9233123797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58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uhammad Jahanzaib</text:p>
          </table:table-cell>
          <table:table-cell office:value-type="string" table:style-name="ce1">
            <text:p>mk01758@st.habib.edu.pk</text:p>
          </table:table-cell>
          <table:table-cell office:value-type="float" office:value="923338226655" table:style-name="ce4">
            <text:p>92333822665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5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Omer Khayam</text:p>
          </table:table-cell>
          <table:table-cell office:value-type="string" table:style-name="ce1">
            <text:p>ok01459@st.habib.edu.pk</text:p>
          </table:table-cell>
          <table:table-cell office:value-type="float" office:value="923003078177" table:style-name="ce4">
            <text:p>92300307817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078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aad Sohail</text:p>
          </table:table-cell>
          <table:table-cell office:value-type="string" table:style-name="ce1">
            <text:p>sk01078@st.habib.edu.pk</text:p>
          </table:table-cell>
          <table:table-cell office:value-type="float" office:value="923212134017" table:style-name="ce4">
            <text:p>92321213401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56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Umrat</text:p>
          </table:table-cell>
          <table:table-cell office:value-type="string" table:style-name="ce1">
            <text:p>uk01456@st.habib.edu.pk</text:p>
          </table:table-cell>
          <table:table-cell office:value-type="float" office:value="923312509357" table:style-name="ce4">
            <text:p>92331250935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23</text:p>
          </table:table-cell>
          <table:table-cell office:value-type="string" table:style-name="ce1">
            <text:p>Majid</text:p>
          </table:table-cell>
          <table:table-cell office:value-type="string" table:style-name="ce1">
            <text:p>Shameneh</text:p>
          </table:table-cell>
          <table:table-cell office:value-type="string" table:style-name="ce1">
            <text:p>sm01923@st.habib.edu.pk</text:p>
          </table:table-cell>
          <table:table-cell office:value-type="float" office:value="923032097727" table:style-name="ce4">
            <text:p>92303209772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194</text:p>
          </table:table-cell>
          <table:table-cell office:value-type="string" table:style-name="ce1">
            <text:p>Mithani</text:p>
          </table:table-cell>
          <table:table-cell office:value-type="string" table:style-name="ce1">
            <text:p>Shajia Saleem</text:p>
          </table:table-cell>
          <table:table-cell office:value-type="string" table:style-name="ce1">
            <text:p>sm01194@st.habib.edu.pk</text:p>
          </table:table-cell>
          <table:table-cell office:value-type="float" office:value="923343579009" table:style-name="ce4">
            <text:p>92334357900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62</text:p>
          </table:table-cell>
          <table:table-cell office:value-type="string" table:style-name="ce1">
            <text:p>Naseem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n01662@st.habib.edu.pk</text:p>
          </table:table-cell>
          <table:table-cell office:value-type="float" office:value="923323090659" table:style-name="ce4">
            <text:p>92332309065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14</text:p>
          </table:table-cell>
          <table:table-cell office:value-type="string" table:style-name="ce1">
            <text:p>Parvaiz</text:p>
          </table:table-cell>
          <table:table-cell office:value-type="string" table:style-name="ce1">
            <text:p>Fariha</text:p>
          </table:table-cell>
          <table:table-cell office:value-type="string" table:style-name="ce1">
            <text:p>fp01414@st.habib.edu.pk</text:p>
          </table:table-cell>
          <table:table-cell office:value-type="float" office:value="923343844608" table:style-name="ce4">
            <text:p>923343844608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78</text:p>
          </table:table-cell>
          <table:table-cell office:value-type="string" table:style-name="ce1">
            <text:p>Rashid</text:p>
          </table:table-cell>
          <table:table-cell office:value-type="string" table:style-name="ce1">
            <text:p>Aisha</text:p>
          </table:table-cell>
          <table:table-cell office:value-type="string" table:style-name="ce1">
            <text:p>ar01778@st.habib.edu.pk</text:p>
          </table:table-cell>
          <table:table-cell office:value-type="float" office:value="923312008790" table:style-name="ce4">
            <text:p>92331200879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382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Kulsoom Masood</text:p>
          </table:table-cell>
          <table:table-cell office:value-type="string" table:style-name="ce1">
            <text:p>kr01382@st.habib.edu.pk</text:p>
          </table:table-cell>
          <table:table-cell office:value-type="float" office:value="923368288237" table:style-name="ce4">
            <text:p>92336828823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259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a Ummul Baneen</text:p>
          </table:table-cell>
          <table:table-cell office:value-type="string" table:style-name="ce1">
            <text:p>sr01259@st.habib.edu.pk</text:p>
          </table:table-cell>
          <table:table-cell office:value-type="float" office:value="923353281660" table:style-name="ce4">
            <text:p>92335328166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45</text:p>
          </table:table-cell>
          <table:table-cell office:value-type="string" table:style-name="ce1">
            <text:p>Saeed</text:p>
          </table:table-cell>
          <table:table-cell office:value-type="string" table:style-name="ce1">
            <text:p>Junaid</text:p>
          </table:table-cell>
          <table:table-cell office:value-type="string" table:style-name="ce1">
            <text:p>js01745@st.habib.edu.pk</text:p>
          </table:table-cell>
          <table:table-cell office:value-type="float" office:value="923218708436" table:style-name="ce4">
            <text:p>92321870843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66</text:p>
          </table:table-cell>
          <table:table-cell office:value-type="string" table:style-name="ce1">
            <text:p>Saifuddin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hs01666@st.habib.edu.pk</text:p>
          </table:table-cell>
          <table:table-cell office:value-type="float" office:value="923343698702" table:style-name="ce4">
            <text:p>92334369870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40</text:p>
          </table:table-cell>
          <table:table-cell office:value-type="string" table:style-name="ce1">
            <text:p>Sajjad</text:p>
          </table:table-cell>
          <table:table-cell office:value-type="string" table:style-name="ce1">
            <text:p>Syeda Aliza</text:p>
          </table:table-cell>
          <table:table-cell office:value-type="string" table:style-name="ce1">
            <text:p>ss01940@st.habib.edu.pk</text:p>
          </table:table-cell>
          <table:table-cell office:value-type="float" office:value="923322709417" table:style-name="ce4">
            <text:p>92332270941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37</text:p>
          </table:table-cell>
          <table:table-cell office:value-type="string" table:style-name="ce1">
            <text:p>Sarwar</text:p>
          </table:table-cell>
          <table:table-cell office:value-type="string" table:style-name="ce1">
            <text:p>Arham</text:p>
          </table:table-cell>
          <table:table-cell office:value-type="string" table:style-name="ce1">
            <text:p>as00937@st.habib.edu.pk</text:p>
          </table:table-cell>
          <table:table-cell office:value-type="float" office:value="923352172433" table:style-name="ce4">
            <text:p>92335217243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368</text:p>
          </table:table-cell>
          <table:table-cell office:value-type="string" table:style-name="ce1">
            <text:p>Shabbir Hussain</text:p>
          </table:table-cell>
          <table:table-cell office:value-type="string" table:style-name="ce1">
            <text:p>Rashida</text:p>
          </table:table-cell>
          <table:table-cell office:value-type="string" table:style-name="ce1">
            <text:p>rs01368@st.habib.edu.pk</text:p>
          </table:table-cell>
          <table:table-cell office:value-type="float" office:value="923362133852" table:style-name="ce4">
            <text:p>92336213385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64</text:p>
          </table:table-cell>
          <table:table-cell office:value-type="string" table:style-name="ce1">
            <text:p>Sheikh</text:p>
          </table:table-cell>
          <table:table-cell office:value-type="string" table:style-name="ce1">
            <text:p>Fariya</text:p>
          </table:table-cell>
          <table:table-cell office:value-type="string" table:style-name="ce1">
            <text:p>fs01864@st.habib.edu.pk</text:p>
          </table:table-cell>
          <table:table-cell office:value-type="float" office:value="923401202702" table:style-name="ce4">
            <text:p>92340120270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017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Safia</text:p>
          </table:table-cell>
          <table:table-cell office:value-type="string" table:style-name="ce1">
            <text:p>ss02017@st.habib.edu.pk</text:p>
          </table:table-cell>
          <table:table-cell office:value-type="float" office:value="923040920602" table:style-name="ce4">
            <text:p>92304092060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69</text:p>
          </table:table-cell>
          <table:table-cell office:value-type="string" table:style-name="ce1">
            <text:p>Tahir</text:p>
          </table:table-cell>
          <table:table-cell office:value-type="string" table:style-name="ce1">
            <text:p>Kashmala</text:p>
          </table:table-cell>
          <table:table-cell office:value-type="string" table:style-name="ce1">
            <text:p>kt00969@st.habib.edu.pk</text:p>
          </table:table-cell>
          <table:table-cell office:value-type="float" office:value="923352359976" table:style-name="ce4">
            <text:p>92335235997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097</text:p>
          </table:table-cell>
          <table:table-cell office:value-type="string" table:style-name="ce1">
            <text:p>Zaidi</text:p>
          </table:table-cell>
          <table:table-cell office:value-type="string" table:style-name="ce1">
            <text:p>Syed Muhammad Hasan</text:p>
          </table:table-cell>
          <table:table-cell office:value-type="string" table:style-name="ce1">
            <text:p>sz01097@st.habib.edu.pk</text:p>
          </table:table-cell>
          <table:table-cell office:value-type="float" office:value="923333540436" table:style-name="ce4">
            <text:p>92333354043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32</text:p>
          </table:table-cell>
          <table:table-cell office:value-type="string" table:style-name="ce1">
            <text:p>Aamir</text:p>
          </table:table-cell>
          <table:table-cell office:value-type="string" table:style-name="ce1">
            <text:p>Syeda Simah</text:p>
          </table:table-cell>
          <table:table-cell office:value-type="string" table:style-name="ce1">
            <text:p>sa05132@st.habib.edu.pk</text:p>
          </table:table-cell>
          <table:table-cell office:value-type="float" office:value="923462044555" table:style-name="ce4">
            <text:p>92346204455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22</text:p>
          </table:table-cell>
          <table:table-cell office:value-type="string" table:style-name="ce1">
            <text:p>Abbas</text:p>
          </table:table-cell>
          <table:table-cell office:value-type="string" table:style-name="ce1">
            <text:p>Syed Zain</text:p>
          </table:table-cell>
          <table:table-cell office:value-type="string" table:style-name="ce1">
            <text:p>sa05122@st.habib.edu.pk</text:p>
          </table:table-cell>
          <table:table-cell office:value-type="float" office:value="923476268872" table:style-name="ce4">
            <text:p>92347626887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65</text:p>
          </table:table-cell>
          <table:table-cell office:value-type="string" table:style-name="ce1">
            <text:p>Abbasi</text:p>
          </table:table-cell>
          <table:table-cell office:value-type="string" table:style-name="ce1">
            <text:p>Nismah</text:p>
          </table:table-cell>
          <table:table-cell office:value-type="string" table:style-name="ce1">
            <text:p>na05065@st.habib.edu.pk</text:p>
          </table:table-cell>
          <table:table-cell office:value-type="float" office:value="923341661461" table:style-name="ce4">
            <text:p>92334166146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41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alaika</text:p>
          </table:table-cell>
          <table:table-cell office:value-type="string" table:style-name="ce1">
            <text:p>ma03941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35</text:p>
          </table:table-cell>
          <table:table-cell office:value-type="string" table:style-name="ce1">
            <text:p>Anwer</text:p>
          </table:table-cell>
          <table:table-cell office:value-type="string" table:style-name="ce1">
            <text:p>Sara Nasreen</text:p>
          </table:table-cell>
          <table:table-cell office:value-type="string" table:style-name="ce1">
            <text:p>sa04835@st.habib.edu.pk</text:p>
          </table:table-cell>
          <table:table-cell office:value-type="float" office:value="923332055743" table:style-name="ce4">
            <text:p>92333205574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50</text:p>
          </table:table-cell>
          <table:table-cell office:value-type="string" table:style-name="ce1">
            <text:p>Asif</text:p>
          </table:table-cell>
          <table:table-cell office:value-type="string" table:style-name="ce1">
            <text:p>Marium</text:p>
          </table:table-cell>
          <table:table-cell office:value-type="string" table:style-name="ce1">
            <text:p>ma04450@st.habib.edu.pk</text:p>
          </table:table-cell>
          <table:table-cell office:value-type="float" office:value="923343814373" table:style-name="ce4">
            <text:p>92334381437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61</text:p>
          </table:table-cell>
          <table:table-cell office:value-type="string" table:style-name="ce1">
            <text:p>Aslam</text:p>
          </table:table-cell>
          <table:table-cell office:value-type="string" table:style-name="ce1">
            <text:p>Sundas Noor</text:p>
          </table:table-cell>
          <table:table-cell office:value-type="string" table:style-name="ce1">
            <text:p>sa04961@st.habib.edu.pk</text:p>
          </table:table-cell>
          <table:table-cell office:value-type="float" office:value="923045956624" table:style-name="ce4">
            <text:p>92304595662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06</text:p>
          </table:table-cell>
          <table:table-cell office:value-type="string" table:style-name="ce1">
            <text:p>Farouk</text:p>
          </table:table-cell>
          <table:table-cell office:value-type="string" table:style-name="ce1">
            <text:p>Roshanay Obead</text:p>
          </table:table-cell>
          <table:table-cell office:value-type="string" table:style-name="ce1">
            <text:p>rf03706@st.habib.edu.pk</text:p>
          </table:table-cell>
          <table:table-cell office:value-type="float" office:value="923018000000" table:style-name="ce4">
            <text:p>923018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15</text:p>
          </table:table-cell>
          <table:table-cell office:value-type="string" table:style-name="ce1">
            <text:p>Kazi</text:p>
          </table:table-cell>
          <table:table-cell office:value-type="string" table:style-name="ce1">
            <text:p>Munira Jawed</text:p>
          </table:table-cell>
          <table:table-cell office:value-type="string" table:style-name="ce1">
            <text:p>mk05115@st.habib.edu.pk</text:p>
          </table:table-cell>
          <table:table-cell office:value-type="float" office:value="923360800101" table:style-name="ce4">
            <text:p>92336080010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03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Zainab Tanveer</text:p>
          </table:table-cell>
          <table:table-cell office:value-type="string" table:style-name="ce1">
            <text:p>zk04503@st.habib.edu.pk</text:p>
          </table:table-cell>
          <table:table-cell office:value-type="float" office:value="923453140766" table:style-name="ce4">
            <text:p>92345314076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26</text:p>
          </table:table-cell>
          <table:table-cell office:value-type="string" table:style-name="ce1">
            <text:p>Khowaja</text:p>
          </table:table-cell>
          <table:table-cell office:value-type="string" table:style-name="ce1">
            <text:p>Areeb Akbar</text:p>
          </table:table-cell>
          <table:table-cell office:value-type="string" table:style-name="ce1">
            <text:p>ak04326@st.habib.edu.pk</text:p>
          </table:table-cell>
          <table:table-cell office:value-type="float" office:value="923009267937" table:style-name="ce4">
            <text:p>92300926793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87</text:p>
          </table:table-cell>
          <table:table-cell office:value-type="string" table:style-name="ce1">
            <text:p>Kumari</text:p>
          </table:table-cell>
          <table:table-cell office:value-type="string" table:style-name="ce1">
            <text:p>Greesha</text:p>
          </table:table-cell>
          <table:table-cell office:value-type="string" table:style-name="ce1">
            <text:p>gk03887@st.habib.edu.pk</text:p>
          </table:table-cell>
          <table:table-cell office:value-type="float" office:value="923213000000" table:style-name="ce4">
            <text:p>92321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09</text:p>
          </table:table-cell>
          <table:table-cell office:value-type="string" table:style-name="ce1">
            <text:p>Lala</text:p>
          </table:table-cell>
          <table:table-cell office:value-type="string" table:style-name="ce1">
            <text:p>Anusha Asif</text:p>
          </table:table-cell>
          <table:table-cell office:value-type="string" table:style-name="ce1">
            <text:p>al05009@st.habib.edu.pk</text:p>
          </table:table-cell>
          <table:table-cell office:value-type="float" office:value="923006906677" table:style-name="ce4">
            <text:p>923006906677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65</text:p>
          </table:table-cell>
          <table:table-cell office:value-type="string" table:style-name="ce1">
            <text:p>Mangi</text:p>
          </table:table-cell>
          <table:table-cell office:value-type="string" table:style-name="ce1">
            <text:p>Muhammad Arees Khan</text:p>
          </table:table-cell>
          <table:table-cell office:value-type="string" table:style-name="ce1">
            <text:p>mm03665@st.habib.edu.pk</text:p>
          </table:table-cell>
          <table:table-cell office:value-type="float" office:value="923333000000" table:style-name="ce4">
            <text:p>92333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53</text:p>
          </table:table-cell>
          <table:table-cell office:value-type="string" table:style-name="ce1">
            <text:p>Nadeem</text:p>
          </table:table-cell>
          <table:table-cell office:value-type="string" table:style-name="ce1">
            <text:p>Zubia</text:p>
          </table:table-cell>
          <table:table-cell office:value-type="string" table:style-name="ce1">
            <text:p>zn03653@st.habib.edu.pk</text:p>
          </table:table-cell>
          <table:table-cell office:value-type="float" office:value="923331000000" table:style-name="ce4">
            <text:p>923331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40</text:p>
          </table:table-cell>
          <table:table-cell office:value-type="string" table:style-name="ce1">
            <text:p>Pirani</text:p>
          </table:table-cell>
          <table:table-cell office:value-type="string" table:style-name="ce1">
            <text:p>Rabia</text:p>
          </table:table-cell>
          <table:table-cell office:value-type="string" table:style-name="ce1">
            <text:p>rp03640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39</text:p>
          </table:table-cell>
          <table:table-cell office:value-type="string" table:style-name="ce1">
            <text:p>Qazi</text:p>
          </table:table-cell>
          <table:table-cell office:value-type="string" table:style-name="ce1">
            <text:p>Eesha Iftikhar</text:p>
          </table:table-cell>
          <table:table-cell office:value-type="string" table:style-name="ce1">
            <text:p>eq05239@st.habib.edu.pk</text:p>
          </table:table-cell>
          <table:table-cell office:value-type="float" office:value="923322870383" table:style-name="ce4">
            <text:p>92332287038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67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Madeeha</text:p>
          </table:table-cell>
          <table:table-cell office:value-type="string" table:style-name="ce1">
            <text:p>mq03467@st.habib.edu.pk</text:p>
          </table:table-cell>
          <table:table-cell office:value-type="float" office:value="923344000000" table:style-name="ce4">
            <text:p>923344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43</text:p>
          </table:table-cell>
          <table:table-cell office:value-type="string" table:style-name="ce1">
            <text:p>Rafi</text:p>
          </table:table-cell>
          <table:table-cell office:value-type="string" table:style-name="ce1">
            <text:p>Ariba</text:p>
          </table:table-cell>
          <table:table-cell office:value-type="string" table:style-name="ce1">
            <text:p>ar04443@st.habib.edu.pk</text:p>
          </table:table-cell>
          <table:table-cell office:value-type="float" office:value="923362618691" table:style-name="ce4">
            <text:p>92336261869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13</text:p>
          </table:table-cell>
          <table:table-cell office:value-type="string" table:style-name="ce1">
            <text:p>Sajjad</text:p>
          </table:table-cell>
          <table:table-cell office:value-type="string" table:style-name="ce1">
            <text:p>Elsa Mubashir</text:p>
          </table:table-cell>
          <table:table-cell office:value-type="string" table:style-name="ce1">
            <text:p>es05013@st.habib.edu.pk</text:p>
          </table:table-cell>
          <table:table-cell office:value-type="float" office:value="923323813476" table:style-name="ce4">
            <text:p>92332381347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60</text:p>
          </table:table-cell>
          <table:table-cell office:value-type="string" table:style-name="ce1">
            <text:p>Sami</text:p>
          </table:table-cell>
          <table:table-cell office:value-type="string" table:style-name="ce1">
            <text:p>Talal Ahmed</text:p>
          </table:table-cell>
          <table:table-cell office:value-type="string" table:style-name="ce1">
            <text:p>ts05160@st.habib.edu.pk</text:p>
          </table:table-cell>
          <table:table-cell office:value-type="float" office:value="923342811113" table:style-name="ce4">
            <text:p>92334281111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392</text:p>
          </table:table-cell>
          <table:table-cell office:value-type="string" table:style-name="ce1">
            <text:p>Taufeeq</text:p>
          </table:table-cell>
          <table:table-cell office:value-type="string" table:style-name="ce1">
            <text:p>Mariam</text:p>
          </table:table-cell>
          <table:table-cell office:value-type="string" table:style-name="ce1">
            <text:p>mt03392@st.habib.edu.pk</text:p>
          </table:table-cell>
          <table:table-cell office:value-type="float" office:value="923335000000" table:style-name="ce4">
            <text:p>923335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06</text:p>
          </table:table-cell>
          <table:table-cell office:value-type="string" table:style-name="ce1">
            <text:p>Taufique</text:p>
          </table:table-cell>
          <table:table-cell office:value-type="string" table:style-name="ce1">
            <text:p>Javeria</text:p>
          </table:table-cell>
          <table:table-cell office:value-type="string" table:style-name="ce1">
            <text:p>jt04506@st.habib.edu.pk</text:p>
          </table:table-cell>
          <table:table-cell office:value-type="float" office:value="923362852883" table:style-name="ce4">
            <text:p>92336285288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47</text:p>
          </table:table-cell>
          <table:table-cell office:value-type="string" table:style-name="ce1">
            <text:p>Yousuf</text:p>
          </table:table-cell>
          <table:table-cell office:value-type="string" table:style-name="ce1">
            <text:p>Muhammad Aqib</text:p>
          </table:table-cell>
          <table:table-cell office:value-type="string" table:style-name="ce1">
            <text:p>my05047@st.habib.edu.pk</text:p>
          </table:table-cell>
          <table:table-cell office:value-type="float" office:value="923322897649" table:style-name="ce4">
            <text:p>92332289764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64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Komal</text:p>
          </table:table-cell>
          <table:table-cell office:value-type="string" table:style-name="ce1">
            <text:p>ka01464@st.habib.edu.pk</text:p>
          </table:table-cell>
          <table:table-cell office:value-type="float" office:value="923312318194" table:style-name="ce4">
            <text:p>92331231819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740</text:p>
          </table:table-cell>
          <table:table-cell office:value-type="string" table:style-name="ce1">
            <text:p>Anas</text:p>
          </table:table-cell>
          <table:table-cell office:value-type="string" table:style-name="ce1">
            <text:p>Syed Mohammad Shayan</text:p>
          </table:table-cell>
          <table:table-cell office:value-type="string" table:style-name="ce1">
            <text:p>sa02740@st.habib.edu.pk</text:p>
          </table:table-cell>
          <table:table-cell office:value-type="float" office:value="923422426252" table:style-name="ce4">
            <text:p>923422426252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525</text:p>
          </table:table-cell>
          <table:table-cell office:value-type="string" table:style-name="ce1">
            <text:p>Asif</text:p>
          </table:table-cell>
          <table:table-cell office:value-type="string" table:style-name="ce1">
            <text:p>Daniyal</text:p>
          </table:table-cell>
          <table:table-cell office:value-type="string" table:style-name="ce1">
            <text:p>da02525@st.habib.edu.pk</text:p>
          </table:table-cell>
          <table:table-cell office:value-type="float" office:value="923441807255" table:style-name="ce4">
            <text:p>92344180725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361</text:p>
          </table:table-cell>
          <table:table-cell office:value-type="string" table:style-name="ce1">
            <text:p>Askari</text:p>
          </table:table-cell>
          <table:table-cell office:value-type="string" table:style-name="ce1">
            <text:p>Fareeseh</text:p>
          </table:table-cell>
          <table:table-cell office:value-type="string" table:style-name="ce1">
            <text:p>fa02361@st.habib.edu.pk</text:p>
          </table:table-cell>
          <table:table-cell office:value-type="float" office:value="923343284926" table:style-name="ce4">
            <text:p>92334328492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845</text:p>
          </table:table-cell>
          <table:table-cell office:value-type="string" table:style-name="ce1">
            <text:p>Assani</text:p>
          </table:table-cell>
          <table:table-cell office:value-type="string" table:style-name="ce1">
            <text:p>Muhammed Amyn</text:p>
          </table:table-cell>
          <table:table-cell office:value-type="string" table:style-name="ce1">
            <text:p>ma01845@st.habib.edu.pk</text:p>
          </table:table-cell>
          <table:table-cell office:value-type="float" office:value="923323308986" table:style-name="ce4">
            <text:p>92332330898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613</text:p>
          </table:table-cell>
          <table:table-cell office:value-type="string" table:style-name="ce1">
            <text:p>Attarwala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a03613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636</text:p>
          </table:table-cell>
          <table:table-cell office:value-type="string" table:style-name="ce1">
            <text:p>Baweja</text:p>
          </table:table-cell>
          <table:table-cell office:value-type="string" table:style-name="ce1">
            <text:p>Naveen Zubair</text:p>
          </table:table-cell>
          <table:table-cell office:value-type="string" table:style-name="ce1">
            <text:p>nb03636@st.habib.edu.pk</text:p>
          </table:table-cell>
          <table:table-cell office:value-type="float" office:value="923028000000" table:style-name="ce4">
            <text:p>923028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725</text:p>
          </table:table-cell>
          <table:table-cell office:value-type="string" table:style-name="ce1">
            <text:p>Farooqui</text:p>
          </table:table-cell>
          <table:table-cell office:value-type="string" table:style-name="ce1">
            <text:p>Umer</text:p>
          </table:table-cell>
          <table:table-cell office:value-type="string" table:style-name="ce1">
            <text:p>uf02725@st.habib.edu.pk</text:p>
          </table:table-cell>
          <table:table-cell office:value-type="float" office:value="923022478655" table:style-name="ce4">
            <text:p>92302247865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515</text:p>
          </table:table-cell>
          <table:table-cell office:value-type="string" table:style-name="ce1">
            <text:p>Jamot</text:p>
          </table:table-cell>
          <table:table-cell office:value-type="string" table:style-name="ce1">
            <text:p>Hooriya Fatima</text:p>
          </table:table-cell>
          <table:table-cell office:value-type="string" table:style-name="ce1">
            <text:p>hj03515@st.habib.edu.pk</text:p>
          </table:table-cell>
          <table:table-cell office:value-type="float" office:value="923124000000" table:style-name="ce4">
            <text:p>923124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485</text:p>
          </table:table-cell>
          <table:table-cell office:value-type="string" table:style-name="ce1">
            <text:p>Janoo</text:p>
          </table:table-cell>
          <table:table-cell office:value-type="string" table:style-name="ce1">
            <text:p>Muhammad Sumair</text:p>
          </table:table-cell>
          <table:table-cell office:value-type="string" table:style-name="ce1">
            <text:p>mj03485@st.habib.edu.pk</text:p>
          </table:table-cell>
          <table:table-cell office:value-type="float" office:value="923333000000" table:style-name="ce4">
            <text:p>92333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559</text:p>
          </table:table-cell>
          <table:table-cell office:value-type="string" table:style-name="ce1">
            <text:p>Jung</text:p>
          </table:table-cell>
          <table:table-cell office:value-type="string" table:style-name="ce1">
            <text:p>Qaiser</text:p>
          </table:table-cell>
          <table:table-cell office:value-type="string" table:style-name="ce1">
            <text:p>qj02559@st.habib.edu.pk</text:p>
          </table:table-cell>
          <table:table-cell office:value-type="float" office:value="923212472656" table:style-name="ce4">
            <text:p>92321247265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724</text:p>
          </table:table-cell>
          <table:table-cell office:value-type="string" table:style-name="ce1">
            <text:p>Kasmani</text:p>
          </table:table-cell>
          <table:table-cell office:value-type="string" table:style-name="ce1">
            <text:p>Hafsa</text:p>
          </table:table-cell>
          <table:table-cell table:style-name="ce1"/>
          <table:table-cell office:value-type="float" office:value="923332103363" table:style-name="ce4">
            <text:p>92333210336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130</text:p>
          </table:table-cell>
          <table:table-cell office:value-type="string" table:style-name="ce1">
            <text:p>Lone</text:p>
          </table:table-cell>
          <table:table-cell office:value-type="string" table:style-name="ce1">
            <text:p>Muhammad Hammad Aamir</text:p>
          </table:table-cell>
          <table:table-cell office:value-type="string" table:style-name="ce1">
            <text:p>ml05130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429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Zoya Fatima</text:p>
          </table:table-cell>
          <table:table-cell office:value-type="string" table:style-name="ce1">
            <text:p>zm03429@st.habib.edu.pk</text:p>
          </table:table-cell>
          <table:table-cell office:value-type="float" office:value="923323000000" table:style-name="ce4">
            <text:p>92332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95</text:p>
          </table:table-cell>
          <table:table-cell office:value-type="string" table:style-name="ce1">
            <text:p>Niazi</text:p>
          </table:table-cell>
          <table:table-cell office:value-type="string" table:style-name="ce1">
            <text:p>Mina Naseem</text:p>
          </table:table-cell>
          <table:table-cell office:value-type="string" table:style-name="ce1">
            <text:p>mn03395@st.habib.edu.pk</text:p>
          </table:table-cell>
          <table:table-cell office:value-type="float" office:value="923313000000" table:style-name="ce4">
            <text:p>923313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276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Riza</text:p>
          </table:table-cell>
          <table:table-cell office:value-type="string" table:style-name="ce1">
            <text:p>rq02276@st.habib.edu.pk</text:p>
          </table:table-cell>
          <table:table-cell office:value-type="float" office:value="923312533084" table:style-name="ce4">
            <text:p>92331253308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997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Ayesha</text:p>
          </table:table-cell>
          <table:table-cell office:value-type="string" table:style-name="ce1">
            <text:p>ar04997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333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a Sobia</text:p>
          </table:table-cell>
          <table:table-cell office:value-type="string" table:style-name="ce1">
            <text:p>sr02333@st.habib.edu.pk</text:p>
          </table:table-cell>
          <table:table-cell office:value-type="float" office:value="923312513073" table:style-name="ce4">
            <text:p>923312513073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328</text:p>
          </table:table-cell>
          <table:table-cell office:value-type="string" table:style-name="ce1">
            <text:p>Sherwani</text:p>
          </table:table-cell>
          <table:table-cell office:value-type="string" table:style-name="ce1">
            <text:p>Navaira</text:p>
          </table:table-cell>
          <table:table-cell office:value-type="string" table:style-name="ce1">
            <text:p>ns02328@st.habib.edu.pk</text:p>
          </table:table-cell>
          <table:table-cell office:value-type="string" table:style-name="ce4">
            <text:p>920/346-8284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362</text:p>
          </table:table-cell>
          <table:table-cell office:value-type="string" table:style-name="ce1">
            <text:p>Shiraz</text:p>
          </table:table-cell>
          <table:table-cell office:value-type="string" table:style-name="ce1">
            <text:p>Shahzeb</text:p>
          </table:table-cell>
          <table:table-cell office:value-type="string" table:style-name="ce1">
            <text:p>ss02362@st.habib.edu.pk</text:p>
          </table:table-cell>
          <table:table-cell office:value-type="float" office:value="923218296776" table:style-name="ce4">
            <text:p>92321829677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748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Fawwad Junaid</text:p>
          </table:table-cell>
          <table:table-cell office:value-type="string" table:style-name="ce1">
            <text:p>fs02748@st.habib.edu.pk</text:p>
          </table:table-cell>
          <table:table-cell office:value-type="float" office:value="923323561496" table:style-name="ce4">
            <text:p>923323561496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628</text:p>
          </table:table-cell>
          <table:table-cell office:value-type="string" table:style-name="ce1">
            <text:p>Tai</text:p>
          </table:table-cell>
          <table:table-cell office:value-type="string" table:style-name="ce1">
            <text:p>Mahrukh</text:p>
          </table:table-cell>
          <table:table-cell office:value-type="string" table:style-name="ce1">
            <text:p>mt03628@st.habib.edu.pk</text:p>
          </table:table-cell>
          <table:table-cell table:style-name="ce4"/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491</text:p>
          </table:table-cell>
          <table:table-cell office:value-type="string" table:style-name="ce1">
            <text:p>Tofeeque</text:p>
          </table:table-cell>
          <table:table-cell office:value-type="string" table:style-name="ce1">
            <text:p>Bushra</text:p>
          </table:table-cell>
          <table:table-cell office:value-type="string" table:style-name="ce1">
            <text:p>bt03491@st.habib.edu.pk</text:p>
          </table:table-cell>
          <table:table-cell office:value-type="float" office:value="923312000000" table:style-name="ce4">
            <text:p>923312000000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532</text:p>
          </table:table-cell>
          <table:table-cell office:value-type="string" table:style-name="ce1">
            <text:p>Zoomkawala</text:p>
          </table:table-cell>
          <table:table-cell office:value-type="string" table:style-name="ce1">
            <text:p>Amina</text:p>
          </table:table-cell>
          <table:table-cell office:value-type="string" table:style-name="ce1">
            <text:p>az02532@st.habib.edu.pk</text:p>
          </table:table-cell>
          <table:table-cell office:value-type="float" office:value="923333850879" table:style-name="ce4">
            <text:p>92333385087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871</text:p>
          </table:table-cell>
          <table:table-cell office:value-type="string" table:style-name="ce1">
            <text:p>Zulfiqar Ali</text:p>
          </table:table-cell>
          <table:table-cell office:value-type="string" table:style-name="ce1">
            <text:p>Saman</text:p>
          </table:table-cell>
          <table:table-cell office:value-type="string" table:style-name="ce1">
            <text:p>sz02871@st.habib.edu.pk</text:p>
          </table:table-cell>
          <table:table-cell office:value-type="float" office:value="923152617059" table:style-name="ce4">
            <text:p>92315261705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CS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512</text:p>
          </table:table-cell>
          <table:table-cell office:value-type="string" table:style-name="ce1">
            <text:p>Aamir</text:p>
          </table:table-cell>
          <table:table-cell office:value-type="string" table:style-name="ce1">
            <text:p>Syed Ahmad</text:p>
          </table:table-cell>
          <table:table-cell office:value-type="string" table:style-name="ce1">
            <text:p>sa02512@st.habib.edu.pk</text:p>
          </table:table-cell>
          <table:table-cell office:value-type="string" table:style-name="ce4">
            <text:p>920/233-438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13</text:p>
          </table:table-cell>
          <table:table-cell office:value-type="string" table:style-name="ce1">
            <text:p>Abbas</text:p>
          </table:table-cell>
          <table:table-cell office:value-type="string" table:style-name="ce1">
            <text:p>Farwa Muhammad</text:p>
          </table:table-cell>
          <table:table-cell office:value-type="string" table:style-name="ce1">
            <text:p>fa04813@st.habib.edu.pk</text:p>
          </table:table-cell>
          <table:table-cell office:value-type="float" office:value="923232193223" table:style-name="ce4">
            <text:p>92323219322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23</text:p>
          </table:table-cell>
          <table:table-cell office:value-type="string" table:style-name="ce1">
            <text:p>Abbas Habiby</text:p>
          </table:table-cell>
          <table:table-cell office:value-type="string" table:style-name="ce1">
            <text:p>Marium</text:p>
          </table:table-cell>
          <table:table-cell office:value-type="string" table:style-name="ce1">
            <text:p>ma03423@st.habib.edu.pk</text:p>
          </table:table-cell>
          <table:table-cell office:value-type="float" office:value="923332000000" table:style-name="ce4">
            <text:p>92333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30</text:p>
          </table:table-cell>
          <table:table-cell office:value-type="string" table:style-name="ce1">
            <text:p>Adil</text:p>
          </table:table-cell>
          <table:table-cell office:value-type="string" table:style-name="ce1">
            <text:p>Abdullah</text:p>
          </table:table-cell>
          <table:table-cell office:value-type="string" table:style-name="ce1">
            <text:p>aa05030@st.habib.edu.pk</text:p>
          </table:table-cell>
          <table:table-cell office:value-type="float" office:value="923362557151" table:style-name="ce4">
            <text:p>92336255715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31</text:p>
          </table:table-cell>
          <table:table-cell office:value-type="string" table:style-name="ce1">
            <text:p>Adil</text:p>
          </table:table-cell>
          <table:table-cell office:value-type="string" table:style-name="ce1">
            <text:p>Maha</text:p>
          </table:table-cell>
          <table:table-cell office:value-type="string" table:style-name="ce1">
            <text:p>ma01831@st.habib.edu.pk</text:p>
          </table:table-cell>
          <table:table-cell office:value-type="float" office:value="923340122315" table:style-name="ce4">
            <text:p>92334012231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38</text:p>
          </table:table-cell>
          <table:table-cell office:value-type="string" table:style-name="ce1">
            <text:p>Adil</text:p>
          </table:table-cell>
          <table:table-cell office:value-type="string" table:style-name="ce1">
            <text:p>Muhammad Usman</text:p>
          </table:table-cell>
          <table:table-cell office:value-type="string" table:style-name="ce1">
            <text:p>ma03638@st.habib.edu.pk</text:p>
          </table:table-cell>
          <table:table-cell office:value-type="float" office:value="923206000000" table:style-name="ce4">
            <text:p>923206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64</text:p>
          </table:table-cell>
          <table:table-cell office:value-type="string" table:style-name="ce1">
            <text:p>Afzal</text:p>
          </table:table-cell>
          <table:table-cell office:value-type="string" table:style-name="ce1">
            <text:p>Kashang</text:p>
          </table:table-cell>
          <table:table-cell office:value-type="string" table:style-name="ce1">
            <text:p>ka03864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41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Manaal</text:p>
          </table:table-cell>
          <table:table-cell office:value-type="string" table:style-name="ce1">
            <text:p>ma02741@st.habib.edu.pk</text:p>
          </table:table-cell>
          <table:table-cell office:value-type="float" office:value="923333504280" table:style-name="ce4">
            <text:p>92333350428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81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Maryam</text:p>
          </table:table-cell>
          <table:table-cell office:value-type="string" table:style-name="ce1">
            <text:p>ma01781@st.habib.edu.pk</text:p>
          </table:table-cell>
          <table:table-cell office:value-type="float" office:value="923123080480" table:style-name="ce4">
            <text:p>92312308048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72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Parmal</text:p>
          </table:table-cell>
          <table:table-cell office:value-type="string" table:style-name="ce1">
            <text:p>pa04772@st.habib.edu.pk</text:p>
          </table:table-cell>
          <table:table-cell office:value-type="float" office:value="923362404563" table:style-name="ce4">
            <text:p>92336240456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96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a00296@st.habib.edu.pk</text:p>
          </table:table-cell>
          <table:table-cell office:value-type="float" office:value="923328947272" table:style-name="ce4">
            <text:p>92332894727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18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Syed Farid</text:p>
          </table:table-cell>
          <table:table-cell office:value-type="string" table:style-name="ce1">
            <text:p>sa01818@st.habib.edu.pk</text:p>
          </table:table-cell>
          <table:table-cell office:value-type="float" office:value="923458230989" table:style-name="ce4">
            <text:p>92345823098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76</text:p>
          </table:table-cell>
          <table:table-cell office:value-type="string" table:style-name="ce1">
            <text:p>Ahmer</text:p>
          </table:table-cell>
          <table:table-cell office:value-type="string" table:style-name="ce1">
            <text:p>Harmain</text:p>
          </table:table-cell>
          <table:table-cell office:value-type="string" table:style-name="ce1">
            <text:p>ha05076@st.habib.edu.pk</text:p>
          </table:table-cell>
          <table:table-cell office:value-type="float" office:value="923232637473" table:style-name="ce4">
            <text:p>92323263747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43</text:p>
          </table:table-cell>
          <table:table-cell office:value-type="string" table:style-name="ce1">
            <text:p>Ahsan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ma00543@st.habib.edu.pk</text:p>
          </table:table-cell>
          <table:table-cell office:value-type="float" office:value="923323646552" table:style-name="ce4">
            <text:p>92332364655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01</text:p>
          </table:table-cell>
          <table:table-cell office:value-type="string" table:style-name="ce1">
            <text:p>Akbar Khan</text:p>
          </table:table-cell>
          <table:table-cell office:value-type="string" table:style-name="ce1">
            <text:p>Muhammad Mahad</text:p>
          </table:table-cell>
          <table:table-cell office:value-type="string" table:style-name="ce1">
            <text:p>ma04501@st.habib.edu.pk</text:p>
          </table:table-cell>
          <table:table-cell office:value-type="float" office:value="923333669121" table:style-name="ce4">
            <text:p>92333366912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20</text:p>
          </table:table-cell>
          <table:table-cell office:value-type="string" table:style-name="ce1">
            <text:p>Akhtar</text:p>
          </table:table-cell>
          <table:table-cell office:value-type="string" table:style-name="ce1">
            <text:p>Omema</text:p>
          </table:table-cell>
          <table:table-cell office:value-type="string" table:style-name="ce1">
            <text:p>oa03020@st.habib.edu.pk</text:p>
          </table:table-cell>
          <table:table-cell office:value-type="float" office:value="923350260018" table:style-name="ce4">
            <text:p>92335026001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25</text:p>
          </table:table-cell>
          <table:table-cell office:value-type="string" table:style-name="ce1">
            <text:p>Akhtar</text:p>
          </table:table-cell>
          <table:table-cell office:value-type="string" table:style-name="ce1">
            <text:p>Safa</text:p>
          </table:table-cell>
          <table:table-cell office:value-type="string" table:style-name="ce1">
            <text:p>sa04525@st.habib.edu.pk</text:p>
          </table:table-cell>
          <table:table-cell office:value-type="float" office:value="923228268884" table:style-name="ce4">
            <text:p>92322826888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27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Mohammad Maaz</text:p>
          </table:table-cell>
          <table:table-cell office:value-type="string" table:style-name="ce1">
            <text:p>ma05127@st.habib.edu.pk</text:p>
          </table:table-cell>
          <table:table-cell office:value-type="float" office:value="923232118299" table:style-name="ce4">
            <text:p>92323211829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47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a04747@st.habib.edu.pk</text:p>
          </table:table-cell>
          <table:table-cell office:value-type="float" office:value="923353062478" table:style-name="ce4">
            <text:p>92335306247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54</text:p>
          </table:table-cell>
          <table:table-cell office:value-type="string" table:style-name="ce1">
            <text:p>Alvi</text:p>
          </table:table-cell>
          <table:table-cell office:value-type="string" table:style-name="ce1">
            <text:p>Dhuha</text:p>
          </table:table-cell>
          <table:table-cell office:value-type="string" table:style-name="ce1">
            <text:p>da05154@st.habib.edu.pk</text:p>
          </table:table-cell>
          <table:table-cell office:value-type="float" office:value="923370398118" table:style-name="ce4">
            <text:p>92337039811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08</text:p>
          </table:table-cell>
          <table:table-cell office:value-type="string" table:style-name="ce1">
            <text:p>Amal Hashim</text:p>
          </table:table-cell>
          <table:table-cell table:style-name="ce1"/>
          <table:table-cell office:value-type="string" table:style-name="ce1">
            <text:p>ah03008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25</text:p>
          </table:table-cell>
          <table:table-cell office:value-type="string" table:style-name="ce1">
            <text:p>Amin</text:p>
          </table:table-cell>
          <table:table-cell office:value-type="string" table:style-name="ce1">
            <text:p>Yusra Afzal</text:p>
          </table:table-cell>
          <table:table-cell office:value-type="string" table:style-name="ce1">
            <text:p>ya02825@st.habib.edu.pk</text:p>
          </table:table-cell>
          <table:table-cell office:value-type="float" office:value="923323231613" table:style-name="ce4">
            <text:p>92332323161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65</text:p>
          </table:table-cell>
          <table:table-cell office:value-type="string" table:style-name="ce1">
            <text:p>Amjad</text:p>
          </table:table-cell>
          <table:table-cell office:value-type="string" table:style-name="ce1">
            <text:p>Rohma</text:p>
          </table:table-cell>
          <table:table-cell office:value-type="string" table:style-name="ce1">
            <text:p>ra03765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57</text:p>
          </table:table-cell>
          <table:table-cell office:value-type="string" table:style-name="ce1">
            <text:p>Ansari</text:p>
          </table:table-cell>
          <table:table-cell office:value-type="string" table:style-name="ce1">
            <text:p>Kamila</text:p>
          </table:table-cell>
          <table:table-cell office:value-type="string" table:style-name="ce1">
            <text:p>ka03857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60</text:p>
          </table:table-cell>
          <table:table-cell office:value-type="string" table:style-name="ce1">
            <text:p>Ansari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a03860@st.habib.edu.pk</text:p>
          </table:table-cell>
          <table:table-cell office:value-type="float" office:value="923340000000" table:style-name="ce4">
            <text:p>923340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84</text:p>
          </table:table-cell>
          <table:table-cell office:value-type="string" table:style-name="ce1">
            <text:p>Arif</text:p>
          </table:table-cell>
          <table:table-cell office:value-type="string" table:style-name="ce1">
            <text:p>Hamza Bin</text:p>
          </table:table-cell>
          <table:table-cell office:value-type="string" table:style-name="ce1">
            <text:p>ha00384@st.habib.edu.pk</text:p>
          </table:table-cell>
          <table:table-cell office:value-type="float" office:value="923377241234" table:style-name="ce4">
            <text:p>92337724123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52</text:p>
          </table:table-cell>
          <table:table-cell office:value-type="string" table:style-name="ce1">
            <text:p>Arshad</text:p>
          </table:table-cell>
          <table:table-cell office:value-type="string" table:style-name="ce1">
            <text:p>Adina</text:p>
          </table:table-cell>
          <table:table-cell office:value-type="string" table:style-name="ce1">
            <text:p>aa04852@st.habib.edu.pk</text:p>
          </table:table-cell>
          <table:table-cell office:value-type="float" office:value="923104384557" table:style-name="ce4">
            <text:p>92310438455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69</text:p>
          </table:table-cell>
          <table:table-cell office:value-type="string" table:style-name="ce1">
            <text:p>Arshad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a03469@st.habib.edu.pk</text:p>
          </table:table-cell>
          <table:table-cell office:value-type="float" office:value="923227000000" table:style-name="ce4">
            <text:p>923227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187</text:p>
          </table:table-cell>
          <table:table-cell office:value-type="string" table:style-name="ce1">
            <text:p>Arshad</text:p>
          </table:table-cell>
          <table:table-cell office:value-type="string" table:style-name="ce1">
            <text:p>Syed Ali</text:p>
          </table:table-cell>
          <table:table-cell office:value-type="string" table:style-name="ce1">
            <text:p>sa02187@st.habib.edu.pk</text:p>
          </table:table-cell>
          <table:table-cell office:value-type="float" office:value="923452104346" table:style-name="ce4">
            <text:p>92345210434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69</text:p>
          </table:table-cell>
          <table:table-cell office:value-type="string" table:style-name="ce1">
            <text:p>Ashraf</text:p>
          </table:table-cell>
          <table:table-cell office:value-type="string" table:style-name="ce1">
            <text:p>Aiman</text:p>
          </table:table-cell>
          <table:table-cell office:value-type="string" table:style-name="ce1">
            <text:p>aa00669@st.habib.edu.pk</text:p>
          </table:table-cell>
          <table:table-cell office:value-type="float" office:value="923343628428" table:style-name="ce4">
            <text:p>92334362842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68</text:p>
          </table:table-cell>
          <table:table-cell office:value-type="string" table:style-name="ce1">
            <text:p>Ashraf</text:p>
          </table:table-cell>
          <table:table-cell office:value-type="string" table:style-name="ce1">
            <text:p>Amna</text:p>
          </table:table-cell>
          <table:table-cell office:value-type="string" table:style-name="ce1">
            <text:p>aa03468@st.habib.edu.pk</text:p>
          </table:table-cell>
          <table:table-cell office:value-type="float" office:value="923222000000" table:style-name="ce4">
            <text:p>92322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18</text:p>
          </table:table-cell>
          <table:table-cell office:value-type="string" table:style-name="ce1">
            <text:p>Aslam</text:p>
          </table:table-cell>
          <table:table-cell office:value-type="string" table:style-name="ce1">
            <text:p>Sheheryar</text:p>
          </table:table-cell>
          <table:table-cell office:value-type="string" table:style-name="ce1">
            <text:p>sa05218@st.habib.edu.pk</text:p>
          </table:table-cell>
          <table:table-cell office:value-type="float" office:value="923485247770" table:style-name="ce4">
            <text:p>92348524777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63</text:p>
          </table:table-cell>
          <table:table-cell office:value-type="string" table:style-name="ce1">
            <text:p>Assad</text:p>
          </table:table-cell>
          <table:table-cell office:value-type="string" table:style-name="ce1">
            <text:p>Maham</text:p>
          </table:table-cell>
          <table:table-cell office:value-type="string" table:style-name="ce1">
            <text:p>ma05263@st.habib.edu.pk</text:p>
          </table:table-cell>
          <table:table-cell office:value-type="float" office:value="923075379948" table:style-name="ce4">
            <text:p>92307537994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27</text:p>
          </table:table-cell>
          <table:table-cell office:value-type="string" table:style-name="ce1">
            <text:p>Ayub</text:p>
          </table:table-cell>
          <table:table-cell office:value-type="string" table:style-name="ce1">
            <text:p>Laiba</text:p>
          </table:table-cell>
          <table:table-cell office:value-type="string" table:style-name="ce1">
            <text:p>la03527@st.habib.edu.pk</text:p>
          </table:table-cell>
          <table:table-cell office:value-type="float" office:value="923003000000" table:style-name="ce4">
            <text:p>92300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09</text:p>
          </table:table-cell>
          <table:table-cell office:value-type="string" table:style-name="ce1">
            <text:p>Babar</text:p>
          </table:table-cell>
          <table:table-cell office:value-type="string" table:style-name="ce1">
            <text:p>Ayman</text:p>
          </table:table-cell>
          <table:table-cell office:value-type="string" table:style-name="ce1">
            <text:p>ab02309@st.habib.edu.pk</text:p>
          </table:table-cell>
          <table:table-cell office:value-type="float" office:value="923352995999" table:style-name="ce4">
            <text:p>92335299599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29</text:p>
          </table:table-cell>
          <table:table-cell office:value-type="string" table:style-name="ce1">
            <text:p>Basit</text:p>
          </table:table-cell>
          <table:table-cell office:value-type="string" table:style-name="ce1">
            <text:p>Mehru</text:p>
          </table:table-cell>
          <table:table-cell office:value-type="string" table:style-name="ce1">
            <text:p>mb02829@st.habib.edu.pk</text:p>
          </table:table-cell>
          <table:table-cell office:value-type="float" office:value="92322354712" table:style-name="ce4">
            <text:p>9232235471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69</text:p>
          </table:table-cell>
          <table:table-cell office:value-type="string" table:style-name="ce1">
            <text:p>Batool</text:p>
          </table:table-cell>
          <table:table-cell office:value-type="string" table:style-name="ce1">
            <text:p>Syeda Zarah</text:p>
          </table:table-cell>
          <table:table-cell office:value-type="string" table:style-name="ce1">
            <text:p>sb05069@st.habib.edu.pk</text:p>
          </table:table-cell>
          <table:table-cell office:value-type="float" office:value="923082936884" table:style-name="ce4">
            <text:p>92308293688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77</text:p>
          </table:table-cell>
          <table:table-cell office:value-type="string" table:style-name="ce1">
            <text:p>Bham</text:p>
          </table:table-cell>
          <table:table-cell office:value-type="string" table:style-name="ce1">
            <text:p>Asma Ahmed</text:p>
          </table:table-cell>
          <table:table-cell office:value-type="string" table:style-name="ce1">
            <text:p>ab02377@st.habib.edu.pk</text:p>
          </table:table-cell>
          <table:table-cell office:value-type="float" office:value="923212324263" table:style-name="ce4">
            <text:p>92321232426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30</text:p>
          </table:table-cell>
          <table:table-cell office:value-type="string" table:style-name="ce1">
            <text:p>Chand</text:p>
          </table:table-cell>
          <table:table-cell office:value-type="string" table:style-name="ce1">
            <text:p>Arshia</text:p>
          </table:table-cell>
          <table:table-cell office:value-type="string" table:style-name="ce1">
            <text:p>ac03530@st.habib.edu.pk</text:p>
          </table:table-cell>
          <table:table-cell office:value-type="float" office:value="923461000000" table:style-name="ce4">
            <text:p>923461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13</text:p>
          </table:table-cell>
          <table:table-cell office:value-type="string" table:style-name="ce1">
            <text:p>Chandna</text:p>
          </table:table-cell>
          <table:table-cell office:value-type="string" table:style-name="ce1">
            <text:p>Maaheen Ahmed</text:p>
          </table:table-cell>
          <table:table-cell office:value-type="string" table:style-name="ce1">
            <text:p>mc03413@st.habib.edu.pk</text:p>
          </table:table-cell>
          <table:table-cell office:value-type="float" office:value="92320297566" table:style-name="ce4">
            <text:p>9232029756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51</text:p>
          </table:table-cell>
          <table:table-cell office:value-type="string" table:style-name="ce1">
            <text:p>Chawla</text:p>
          </table:table-cell>
          <table:table-cell office:value-type="string" table:style-name="ce1">
            <text:p>Maria Suleman</text:p>
          </table:table-cell>
          <table:table-cell office:value-type="string" table:style-name="ce1">
            <text:p>mc02551@st.habib.edu.pk</text:p>
          </table:table-cell>
          <table:table-cell office:value-type="float" office:value="923008256100" table:style-name="ce4">
            <text:p>9230082561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48</text:p>
          </table:table-cell>
          <table:table-cell office:value-type="string" table:style-name="ce1">
            <text:p>Chowdri</text:p>
          </table:table-cell>
          <table:table-cell office:value-type="string" table:style-name="ce1">
            <text:p>Muhammad Omar</text:p>
          </table:table-cell>
          <table:table-cell office:value-type="string" table:style-name="ce1">
            <text:p>mc04448@st.habib.edu.pk</text:p>
          </table:table-cell>
          <table:table-cell office:value-type="float" office:value="923351219887" table:style-name="ce4">
            <text:p>92335121988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77</text:p>
          </table:table-cell>
          <table:table-cell office:value-type="string" table:style-name="ce1">
            <text:p>Dara</text:p>
          </table:table-cell>
          <table:table-cell office:value-type="string" table:style-name="ce1">
            <text:p>Sidra</text:p>
          </table:table-cell>
          <table:table-cell office:value-type="string" table:style-name="ce1">
            <text:p>sd00877@st.habib.edu.pk</text:p>
          </table:table-cell>
          <table:table-cell office:value-type="float" office:value="923212165679" table:style-name="ce4">
            <text:p>92321216567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83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Shallum Oscar</text:p>
          </table:table-cell>
          <table:table-cell office:value-type="string" table:style-name="ce1">
            <text:p>sd02483@st.habib.edu.pk</text:p>
          </table:table-cell>
          <table:table-cell office:value-type="float" office:value="923368120633" table:style-name="ce4">
            <text:p>92336812063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91</text:p>
          </table:table-cell>
          <table:table-cell office:value-type="string" table:style-name="ce1">
            <text:p>Dilawar</text:p>
          </table:table-cell>
          <table:table-cell office:value-type="string" table:style-name="ce1">
            <text:p>Muhammad Faizan</text:p>
          </table:table-cell>
          <table:table-cell office:value-type="string" table:style-name="ce1">
            <text:p>md00591@st.habib.edu.pk</text:p>
          </table:table-cell>
          <table:table-cell office:value-type="float" office:value="923323206751" table:style-name="ce4">
            <text:p>92332320675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75</text:p>
          </table:table-cell>
          <table:table-cell office:value-type="string" table:style-name="ce1">
            <text:p>Durrani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d02375@st.habib.edu.pk</text:p>
          </table:table-cell>
          <table:table-cell office:value-type="float" office:value="923042870141" table:style-name="ce4">
            <text:p>92304287014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74</text:p>
          </table:table-cell>
          <table:table-cell office:value-type="string" table:style-name="ce1">
            <text:p>Emad</text:p>
          </table:table-cell>
          <table:table-cell office:value-type="string" table:style-name="ce1">
            <text:p>Minahil</text:p>
          </table:table-cell>
          <table:table-cell office:value-type="string" table:style-name="ce1">
            <text:p>me05174@st.habib.edu.pk</text:p>
          </table:table-cell>
          <table:table-cell office:value-type="float" office:value="923082069344" table:style-name="ce4">
            <text:p>92308206934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96</text:p>
          </table:table-cell>
          <table:table-cell office:value-type="string" table:style-name="ce1">
            <text:p>Faheem</text:p>
          </table:table-cell>
          <table:table-cell office:value-type="string" table:style-name="ce1">
            <text:p>Syeda Ifrah</text:p>
          </table:table-cell>
          <table:table-cell office:value-type="string" table:style-name="ce1">
            <text:p>sf04796@st.habib.edu.pk</text:p>
          </table:table-cell>
          <table:table-cell office:value-type="float" office:value="923008948577" table:style-name="ce4">
            <text:p>92300894857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02</text:p>
          </table:table-cell>
          <table:table-cell office:value-type="string" table:style-name="ce1">
            <text:p>Faisal</text:p>
          </table:table-cell>
          <table:table-cell office:value-type="string" table:style-name="ce1">
            <text:p>Shahmir</text:p>
          </table:table-cell>
          <table:table-cell office:value-type="string" table:style-name="ce1">
            <text:p>sf04502@st.habib.edu.pk</text:p>
          </table:table-cell>
          <table:table-cell office:value-type="float" office:value="923043683349" table:style-name="ce4">
            <text:p>92304368334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17</text:p>
          </table:table-cell>
          <table:table-cell office:value-type="string" table:style-name="ce1">
            <text:p>Farid</text:p>
          </table:table-cell>
          <table:table-cell office:value-type="string" table:style-name="ce1">
            <text:p>Frazeen</text:p>
          </table:table-cell>
          <table:table-cell office:value-type="string" table:style-name="ce1">
            <text:p>ff04517@st.habib.edu.pk</text:p>
          </table:table-cell>
          <table:table-cell office:value-type="float" office:value="923009288146" table:style-name="ce4">
            <text:p>92300928814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25</text:p>
          </table:table-cell>
          <table:table-cell office:value-type="string" table:style-name="ce1">
            <text:p>Farman</text:p>
          </table:table-cell>
          <table:table-cell office:value-type="string" table:style-name="ce1">
            <text:p>Maheen</text:p>
          </table:table-cell>
          <table:table-cell office:value-type="string" table:style-name="ce1">
            <text:p>mf02425@st.habib.edu.pk</text:p>
          </table:table-cell>
          <table:table-cell office:value-type="float" office:value="923361859069" table:style-name="ce4">
            <text:p>92336185906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18</text:p>
          </table:table-cell>
          <table:table-cell office:value-type="string" table:style-name="ce1">
            <text:p>Farookhi</text:p>
          </table:table-cell>
          <table:table-cell office:value-type="string" table:style-name="ce1">
            <text:p>Muhammad Hamza</text:p>
          </table:table-cell>
          <table:table-cell office:value-type="string" table:style-name="ce1">
            <text:p>mf03618@st.habib.edu.pk</text:p>
          </table:table-cell>
          <table:table-cell office:value-type="float" office:value="923062000000" table:style-name="ce4">
            <text:p>92306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62</text:p>
          </table:table-cell>
          <table:table-cell office:value-type="string" table:style-name="ce1">
            <text:p>Farooq</text:p>
          </table:table-cell>
          <table:table-cell office:value-type="string" table:style-name="ce1">
            <text:p>Wajiha Ghazanfar</text:p>
          </table:table-cell>
          <table:table-cell office:value-type="string" table:style-name="ce1">
            <text:p>wf02862@st.habib.edu.pk</text:p>
          </table:table-cell>
          <table:table-cell office:value-type="float" office:value="923018251475" table:style-name="ce4">
            <text:p>92301825147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90</text:p>
          </table:table-cell>
          <table:table-cell office:value-type="string" table:style-name="ce1">
            <text:p>Farooqui</text:p>
          </table:table-cell>
          <table:table-cell office:value-type="string" table:style-name="ce1">
            <text:p>Fatima Umer</text:p>
          </table:table-cell>
          <table:table-cell office:value-type="string" table:style-name="ce1">
            <text:p>ff03890@st.habib.edu.pk</text:p>
          </table:table-cell>
          <table:table-cell office:value-type="float" office:value="923334000000" table:style-name="ce4">
            <text:p>923334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61</text:p>
          </table:table-cell>
          <table:table-cell office:value-type="string" table:style-name="ce1">
            <text:p>Farooqui</text:p>
          </table:table-cell>
          <table:table-cell office:value-type="string" table:style-name="ce1">
            <text:p>Kinza</text:p>
          </table:table-cell>
          <table:table-cell office:value-type="string" table:style-name="ce1">
            <text:p>kf03461@st.habib.edu.pk</text:p>
          </table:table-cell>
          <table:table-cell office:value-type="float" office:value="923354000000" table:style-name="ce4">
            <text:p>923354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07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izza</text:p>
          </table:table-cell>
          <table:table-cell office:value-type="string" table:style-name="ce1">
            <text:p>ff04807@st.habib.edu.pk</text:p>
          </table:table-cell>
          <table:table-cell office:value-type="float" office:value="923472030984" table:style-name="ce4">
            <text:p>92347203098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18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Ovaish</text:p>
          </table:table-cell>
          <table:table-cell office:value-type="string" table:style-name="ce1">
            <text:p>of02218@st.habib.edu.pk</text:p>
          </table:table-cell>
          <table:table-cell office:value-type="float" office:value="923002273743" table:style-name="ce4">
            <text:p>92300227374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410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Syeda Saman</text:p>
          </table:table-cell>
          <table:table-cell office:value-type="string" table:style-name="ce1">
            <text:p>sf00410@st.habib.edu.pk</text:p>
          </table:table-cell>
          <table:table-cell office:value-type="float" office:value="923328531399" table:style-name="ce4">
            <text:p>92332853139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10</text:p>
          </table:table-cell>
          <table:table-cell office:value-type="string" table:style-name="ce1">
            <text:p>Ghouri</text:p>
          </table:table-cell>
          <table:table-cell office:value-type="string" table:style-name="ce1">
            <text:p>Vivian</text:p>
          </table:table-cell>
          <table:table-cell office:value-type="string" table:style-name="ce1">
            <text:p>vg00610@st.habib.edu.pk</text:p>
          </table:table-cell>
          <table:table-cell office:value-type="float" office:value="923453900092" table:style-name="ce4">
            <text:p>92345390009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642</text:p>
          </table:table-cell>
          <table:table-cell office:value-type="string" table:style-name="ce1">
            <text:p>Gilani</text:p>
          </table:table-cell>
          <table:table-cell office:value-type="string" table:style-name="ce1">
            <text:p>Shahwaiz</text:p>
          </table:table-cell>
          <table:table-cell office:value-type="string" table:style-name="ce1">
            <text:p>sg04642@st.habib.edu.pk</text:p>
          </table:table-cell>
          <table:table-cell office:value-type="float" office:value="923312959309" table:style-name="ce4">
            <text:p>92331295930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76</text:p>
          </table:table-cell>
          <table:table-cell office:value-type="string" table:style-name="ce1">
            <text:p>Gondal</text:p>
          </table:table-cell>
          <table:table-cell office:value-type="string" table:style-name="ce1">
            <text:p>Sana Rizwan</text:p>
          </table:table-cell>
          <table:table-cell office:value-type="string" table:style-name="ce1">
            <text:p>sg00876@st.habib.edu.pk</text:p>
          </table:table-cell>
          <table:table-cell office:value-type="float" office:value="923212853579" table:style-name="ce4">
            <text:p>92321285357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13</text:p>
          </table:table-cell>
          <table:table-cell office:value-type="string" table:style-name="ce1">
            <text:p>Gul</text:p>
          </table:table-cell>
          <table:table-cell office:value-type="string" table:style-name="ce1">
            <text:p>Hathoon</text:p>
          </table:table-cell>
          <table:table-cell office:value-type="string" table:style-name="ce1">
            <text:p>hg02313@st.habib.edu.pk</text:p>
          </table:table-cell>
          <table:table-cell office:value-type="float" office:value="923242403206" table:style-name="ce4">
            <text:p>92324240320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55</text:p>
          </table:table-cell>
          <table:table-cell office:value-type="string" table:style-name="ce1">
            <text:p>Habib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hh02755@st.habib.edu.pk</text:p>
          </table:table-cell>
          <table:table-cell office:value-type="float" office:value="923111298063" table:style-name="ce4">
            <text:p>92311129806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50</text:p>
          </table:table-cell>
          <table:table-cell office:value-type="string" table:style-name="ce1">
            <text:p>Habib</text:p>
          </table:table-cell>
          <table:table-cell office:value-type="string" table:style-name="ce1">
            <text:p>Rukaiya</text:p>
          </table:table-cell>
          <table:table-cell office:value-type="string" table:style-name="ce1">
            <text:p>rh04850@st.habib.edu.pk</text:p>
          </table:table-cell>
          <table:table-cell office:value-type="float" office:value="923212224462" table:style-name="ce4">
            <text:p>92321222446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399</text:p>
          </table:table-cell>
          <table:table-cell office:value-type="string" table:style-name="ce1">
            <text:p>Hadi</text:p>
          </table:table-cell>
          <table:table-cell office:value-type="string" table:style-name="ce1">
            <text:p>Nida Zehra</text:p>
          </table:table-cell>
          <table:table-cell office:value-type="string" table:style-name="ce1">
            <text:p>nh01399@st.habib.edu.pk</text:p>
          </table:table-cell>
          <table:table-cell office:value-type="string" table:style-name="ce4">
            <text:p>920/030-638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48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Jaffar</text:p>
          </table:table-cell>
          <table:table-cell office:value-type="string" table:style-name="ce1">
            <text:p>jh03448@st.habib.edu.pk</text:p>
          </table:table-cell>
          <table:table-cell office:value-type="float" office:value="923215000000" table:style-name="ce4">
            <text:p>923215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20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KanizAmna</text:p>
          </table:table-cell>
          <table:table-cell office:value-type="string" table:style-name="ce1">
            <text:p>kh03520@st.habib.edu.pk</text:p>
          </table:table-cell>
          <table:table-cell office:value-type="float" office:value="923453000000" table:style-name="ce4">
            <text:p>92345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51</text:p>
          </table:table-cell>
          <table:table-cell office:value-type="string" table:style-name="ce1">
            <text:p>Haleem</text:p>
          </table:table-cell>
          <table:table-cell office:value-type="string" table:style-name="ce1">
            <text:p>Soomal</text:p>
          </table:table-cell>
          <table:table-cell office:value-type="string" table:style-name="ce1">
            <text:p>sh03951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68</text:p>
          </table:table-cell>
          <table:table-cell office:value-type="string" table:style-name="ce1">
            <text:p>Haris</text:p>
          </table:table-cell>
          <table:table-cell office:value-type="string" table:style-name="ce1">
            <text:p>Ahmed Sameel</text:p>
          </table:table-cell>
          <table:table-cell office:value-type="string" table:style-name="ce1">
            <text:p>ah00768@st.habib.edu.pk</text:p>
          </table:table-cell>
          <table:table-cell office:value-type="float" office:value="923310245555" table:style-name="ce4">
            <text:p>92331024555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59</text:p>
          </table:table-cell>
          <table:table-cell office:value-type="string" table:style-name="ce1">
            <text:p>Hashmi</text:p>
          </table:table-cell>
          <table:table-cell office:value-type="string" table:style-name="ce1">
            <text:p>Rida Ahmed</text:p>
          </table:table-cell>
          <table:table-cell office:value-type="string" table:style-name="ce1">
            <text:p>rh03859@st.habib.edu.pk</text:p>
          </table:table-cell>
          <table:table-cell office:value-type="float" office:value="923340000000" table:style-name="ce4">
            <text:p>923340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49</text:p>
          </table:table-cell>
          <table:table-cell office:value-type="string" table:style-name="ce1">
            <text:p>Hashmi</text:p>
          </table:table-cell>
          <table:table-cell office:value-type="string" table:style-name="ce1">
            <text:p>Syeda Fatima</text:p>
          </table:table-cell>
          <table:table-cell office:value-type="string" table:style-name="ce1">
            <text:p>sh04449@st.habib.edu.pk</text:p>
          </table:table-cell>
          <table:table-cell office:value-type="float" office:value="923242552235" table:style-name="ce4">
            <text:p>92324255223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42</text:p>
          </table:table-cell>
          <table:table-cell office:value-type="string" table:style-name="ce1">
            <text:p>Hashmi</text:p>
          </table:table-cell>
          <table:table-cell office:value-type="string" table:style-name="ce1">
            <text:p>Umaima Fatima</text:p>
          </table:table-cell>
          <table:table-cell office:value-type="string" table:style-name="ce1">
            <text:p>uh01942@st.habib.edu.pk</text:p>
          </table:table-cell>
          <table:table-cell office:value-type="float" office:value="923352555752" table:style-name="ce4">
            <text:p>92335255575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48</text:p>
          </table:table-cell>
          <table:table-cell office:value-type="string" table:style-name="ce1">
            <text:p>Humayun</text:p>
          </table:table-cell>
          <table:table-cell office:value-type="string" table:style-name="ce1">
            <text:p>Yusra</text:p>
          </table:table-cell>
          <table:table-cell office:value-type="string" table:style-name="ce1">
            <text:p>yh02348@st.habib.edu.pk</text:p>
          </table:table-cell>
          <table:table-cell office:value-type="float" office:value="923343407166" table:style-name="ce4">
            <text:p>92334340716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58</text:p>
          </table:table-cell>
          <table:table-cell office:value-type="string" table:style-name="ce1">
            <text:p>Husain</text:p>
          </table:table-cell>
          <table:table-cell office:value-type="string" table:style-name="ce1">
            <text:p>Ana Tawfiq</text:p>
          </table:table-cell>
          <table:table-cell office:value-type="string" table:style-name="ce1">
            <text:p>ah02758@st.habib.edu.pk</text:p>
          </table:table-cell>
          <table:table-cell office:value-type="float" office:value="923320318302" table:style-name="ce4">
            <text:p>92332031830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83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Farwa</text:p>
          </table:table-cell>
          <table:table-cell office:value-type="string" table:style-name="ce1">
            <text:p>fh00283@st.habib.edu.pk</text:p>
          </table:table-cell>
          <table:table-cell office:value-type="float" office:value="923342508687" table:style-name="ce4">
            <text:p>92334250868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37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Markhan Mushtaque</text:p>
          </table:table-cell>
          <table:table-cell office:value-type="string" table:style-name="ce1">
            <text:p>mh05237@st.habib.edu.pk</text:p>
          </table:table-cell>
          <table:table-cell office:value-type="float" office:value="923353226737" table:style-name="ce4">
            <text:p>92335322673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80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Muhammad Daniyal</text:p>
          </table:table-cell>
          <table:table-cell office:value-type="string" table:style-name="ce1">
            <text:p>mh00780@st.habib.edu.pk</text:p>
          </table:table-cell>
          <table:table-cell office:value-type="float" office:value="923028635758" table:style-name="ce4">
            <text:p>92302863575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38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Safia</text:p>
          </table:table-cell>
          <table:table-cell office:value-type="string" table:style-name="ce1">
            <text:p>sh02938@st.habib.edu.pk</text:p>
          </table:table-cell>
          <table:table-cell office:value-type="float" office:value="923357766622" table:style-name="ce4">
            <text:p>92335776662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25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Syeda Fizza</text:p>
          </table:table-cell>
          <table:table-cell office:value-type="string" table:style-name="ce1">
            <text:p>sh02325@st.habib.edu.pk</text:p>
          </table:table-cell>
          <table:table-cell office:value-type="float" office:value="923043387690" table:style-name="ce4">
            <text:p>92304338769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68</text:p>
          </table:table-cell>
          <table:table-cell office:value-type="string" table:style-name="ce1">
            <text:p>Ibrahim</text:p>
          </table:table-cell>
          <table:table-cell office:value-type="string" table:style-name="ce1">
            <text:p>Uzair</text:p>
          </table:table-cell>
          <table:table-cell office:value-type="string" table:style-name="ce1">
            <text:p>ui00368@st.habib.edu.pk</text:p>
          </table:table-cell>
          <table:table-cell office:value-type="float" office:value="923433495639" table:style-name="ce4">
            <text:p>92343349563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94</text:p>
          </table:table-cell>
          <table:table-cell office:value-type="string" table:style-name="ce1">
            <text:p>Imran</text:p>
          </table:table-cell>
          <table:table-cell office:value-type="string" table:style-name="ce1">
            <text:p>Anum</text:p>
          </table:table-cell>
          <table:table-cell office:value-type="string" table:style-name="ce1">
            <text:p>ai02294@st.habib.edu.pk</text:p>
          </table:table-cell>
          <table:table-cell office:value-type="float" office:value="92313787962" table:style-name="ce4">
            <text:p>9231378796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11</text:p>
          </table:table-cell>
          <table:table-cell office:value-type="string" table:style-name="ce1">
            <text:p>Imran</text:p>
          </table:table-cell>
          <table:table-cell office:value-type="string" table:style-name="ce1">
            <text:p>Misha</text:p>
          </table:table-cell>
          <table:table-cell office:value-type="string" table:style-name="ce1">
            <text:p>mi00611@st.habib.edu.pk</text:p>
          </table:table-cell>
          <table:table-cell office:value-type="float" office:value="923218202693" table:style-name="ce4">
            <text:p>92321820269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21</text:p>
          </table:table-cell>
          <table:table-cell office:value-type="string" table:style-name="ce1">
            <text:p>Imran</text:p>
          </table:table-cell>
          <table:table-cell office:value-type="string" table:style-name="ce1">
            <text:p>Safa</text:p>
          </table:table-cell>
          <table:table-cell office:value-type="string" table:style-name="ce1">
            <text:p>si04021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07</text:p>
          </table:table-cell>
          <table:table-cell office:value-type="string" table:style-name="ce1">
            <text:p>Imran</text:p>
          </table:table-cell>
          <table:table-cell office:value-type="string" table:style-name="ce1">
            <text:p>Warda</text:p>
          </table:table-cell>
          <table:table-cell office:value-type="string" table:style-name="ce1">
            <text:p>wi04507@st.habib.edu.pk</text:p>
          </table:table-cell>
          <table:table-cell office:value-type="float" office:value="923213404155" table:style-name="ce4">
            <text:p>92321340415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32</text:p>
          </table:table-cell>
          <table:table-cell office:value-type="string" table:style-name="ce1">
            <text:p>Imran</text:p>
          </table:table-cell>
          <table:table-cell office:value-type="string" table:style-name="ce1">
            <text:p>Zara</text:p>
          </table:table-cell>
          <table:table-cell office:value-type="string" table:style-name="ce1">
            <text:p>zi04532@st.habib.edu.pk</text:p>
          </table:table-cell>
          <table:table-cell office:value-type="float" office:value="923218220113" table:style-name="ce4">
            <text:p>92321822011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486</text:p>
          </table:table-cell>
          <table:table-cell office:value-type="string" table:style-name="ce1">
            <text:p>Infer Khalid Baig</text:p>
          </table:table-cell>
          <table:table-cell table:style-name="ce1"/>
          <table:table-cell office:value-type="string" table:style-name="ce1">
            <text:p>ib00486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35</text:p>
          </table:table-cell>
          <table:table-cell office:value-type="string" table:style-name="ce1">
            <text:p>Insha</text:p>
          </table:table-cell>
          <table:table-cell office:value-type="string" table:style-name="ce1">
            <text:p>Maham</text:p>
          </table:table-cell>
          <table:table-cell office:value-type="string" table:style-name="ce1">
            <text:p>mi04535@st.habib.edu.pk</text:p>
          </table:table-cell>
          <table:table-cell office:value-type="float" office:value="923312144244" table:style-name="ce4">
            <text:p>92331214424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15</text:p>
          </table:table-cell>
          <table:table-cell office:value-type="string" table:style-name="ce1">
            <text:p>Intikhab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si04515@st.habib.edu.pk</text:p>
          </table:table-cell>
          <table:table-cell office:value-type="float" office:value="923336600750" table:style-name="ce4">
            <text:p>92333660075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26</text:p>
          </table:table-cell>
          <table:table-cell office:value-type="string" table:style-name="ce1">
            <text:p>Iqbal</text:p>
          </table:table-cell>
          <table:table-cell office:value-type="string" table:style-name="ce1">
            <text:p>Rumaysa</text:p>
          </table:table-cell>
          <table:table-cell office:value-type="string" table:style-name="ce1">
            <text:p>ri05126@st.habib.edu.pk</text:p>
          </table:table-cell>
          <table:table-cell office:value-type="float" office:value="923316622124" table:style-name="ce4">
            <text:p>92331662212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66</text:p>
          </table:table-cell>
          <table:table-cell office:value-type="string" table:style-name="ce1">
            <text:p>Iqbal</text:p>
          </table:table-cell>
          <table:table-cell office:value-type="string" table:style-name="ce1">
            <text:p>Vaneeza</text:p>
          </table:table-cell>
          <table:table-cell office:value-type="string" table:style-name="ce1">
            <text:p>vi03466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72</text:p>
          </table:table-cell>
          <table:table-cell office:value-type="string" table:style-name="ce1">
            <text:p>Isfahany</text:p>
          </table:table-cell>
          <table:table-cell office:value-type="string" table:style-name="ce1">
            <text:p>Sameen</text:p>
          </table:table-cell>
          <table:table-cell office:value-type="string" table:style-name="ce1">
            <text:p>si05072@st.habib.edu.pk</text:p>
          </table:table-cell>
          <table:table-cell office:value-type="float" office:value="923233559989" table:style-name="ce4">
            <text:p>92323355998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46</text:p>
          </table:table-cell>
          <table:table-cell office:value-type="string" table:style-name="ce1">
            <text:p>Ishtiaq</text:p>
          </table:table-cell>
          <table:table-cell office:value-type="string" table:style-name="ce1">
            <text:p>Shanzeh</text:p>
          </table:table-cell>
          <table:table-cell office:value-type="string" table:style-name="ce1">
            <text:p>si04846@st.habib.edu.pk</text:p>
          </table:table-cell>
          <table:table-cell office:value-type="float" office:value="923312591286" table:style-name="ce4">
            <text:p>92331259128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04</text:p>
          </table:table-cell>
          <table:table-cell office:value-type="string" table:style-name="ce1">
            <text:p>Ishtiaq</text:p>
          </table:table-cell>
          <table:table-cell office:value-type="string" table:style-name="ce1">
            <text:p>Umama</text:p>
          </table:table-cell>
          <table:table-cell office:value-type="string" table:style-name="ce1">
            <text:p>ui04504@st.habib.edu.pk</text:p>
          </table:table-cell>
          <table:table-cell office:value-type="float" office:value="923328121999" table:style-name="ce4">
            <text:p>92332812199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28</text:p>
          </table:table-cell>
          <table:table-cell office:value-type="string" table:style-name="ce1">
            <text:p>Jabbar</text:p>
          </table:table-cell>
          <table:table-cell office:value-type="string" table:style-name="ce1">
            <text:p>Maha</text:p>
          </table:table-cell>
          <table:table-cell office:value-type="string" table:style-name="ce1">
            <text:p>mj03528@st.habib.edu.pk</text:p>
          </table:table-cell>
          <table:table-cell office:value-type="float" office:value="923364000000" table:style-name="ce4">
            <text:p>923364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51</text:p>
          </table:table-cell>
          <table:table-cell office:value-type="string" table:style-name="ce1">
            <text:p>Jaffri</text:p>
          </table:table-cell>
          <table:table-cell office:value-type="string" table:style-name="ce1">
            <text:p>Anzal Abbas</text:p>
          </table:table-cell>
          <table:table-cell office:value-type="string" table:style-name="ce1">
            <text:p>aj03451@st.habib.edu.pk</text:p>
          </table:table-cell>
          <table:table-cell office:value-type="float" office:value="923219000000" table:style-name="ce4">
            <text:p>923219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71</text:p>
          </table:table-cell>
          <table:table-cell office:value-type="string" table:style-name="ce1">
            <text:p>Jamal</text:p>
          </table:table-cell>
          <table:table-cell office:value-type="string" table:style-name="ce1">
            <text:p>Honeya</text:p>
          </table:table-cell>
          <table:table-cell office:value-type="string" table:style-name="ce1">
            <text:p>hj03871@st.habib.edu.pk</text:p>
          </table:table-cell>
          <table:table-cell office:value-type="float" office:value="923042000000" table:style-name="ce4">
            <text:p>92304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15</text:p>
          </table:table-cell>
          <table:table-cell office:value-type="string" table:style-name="ce1">
            <text:p>Jamal</text:p>
          </table:table-cell>
          <table:table-cell office:value-type="string" table:style-name="ce1">
            <text:p>Ubaidullah</text:p>
          </table:table-cell>
          <table:table-cell office:value-type="string" table:style-name="ce1">
            <text:p>uj05215@st.habib.edu.pk</text:p>
          </table:table-cell>
          <table:table-cell office:value-type="float" office:value="923353294464" table:style-name="ce4">
            <text:p>92335329446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76</text:p>
          </table:table-cell>
          <table:table-cell office:value-type="string" table:style-name="ce1">
            <text:p>Jawad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j02376@st.habib.edu.pk</text:p>
          </table:table-cell>
          <table:table-cell office:value-type="float" office:value="923143502552" table:style-name="ce4">
            <text:p>92314350255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26</text:p>
          </table:table-cell>
          <table:table-cell office:value-type="string" table:style-name="ce1">
            <text:p>Jehangir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sj04526@st.habib.edu.pk</text:p>
          </table:table-cell>
          <table:table-cell office:value-type="float" office:value="923018230058" table:style-name="ce4">
            <text:p>92301823005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13</text:p>
          </table:table-cell>
          <table:table-cell office:value-type="string" table:style-name="ce1">
            <text:p>Jessani</text:p>
          </table:table-cell>
          <table:table-cell office:value-type="string" table:style-name="ce1">
            <text:p>Faizan Fareed</text:p>
          </table:table-cell>
          <table:table-cell office:value-type="string" table:style-name="ce1">
            <text:p>fj04913@st.habib.edu.pk</text:p>
          </table:table-cell>
          <table:table-cell office:value-type="float" office:value="923363456386" table:style-name="ce4">
            <text:p>92336345638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74</text:p>
          </table:table-cell>
          <table:table-cell office:value-type="string" table:style-name="ce1">
            <text:p>Jiwani</text:p>
          </table:table-cell>
          <table:table-cell office:value-type="string" table:style-name="ce1">
            <text:p>Maheem</text:p>
          </table:table-cell>
          <table:table-cell office:value-type="string" table:style-name="ce1">
            <text:p>mj04874@st.habib.edu.pk</text:p>
          </table:table-cell>
          <table:table-cell office:value-type="float" office:value="923338282912" table:style-name="ce4">
            <text:p>92333828291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14</text:p>
          </table:table-cell>
          <table:table-cell office:value-type="string" table:style-name="ce1">
            <text:p>Karim</text:p>
          </table:table-cell>
          <table:table-cell office:value-type="string" table:style-name="ce1">
            <text:p>Sania</text:p>
          </table:table-cell>
          <table:table-cell office:value-type="string" table:style-name="ce1">
            <text:p>sk04814@st.habib.edu.pk</text:p>
          </table:table-cell>
          <table:table-cell office:value-type="float" office:value="923212148099" table:style-name="ce4">
            <text:p>92321214809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23</text:p>
          </table:table-cell>
          <table:table-cell office:value-type="string" table:style-name="ce1">
            <text:p>Kazmi</text:p>
          </table:table-cell>
          <table:table-cell office:value-type="string" table:style-name="ce1">
            <text:p>Manish</text:p>
          </table:table-cell>
          <table:table-cell office:value-type="string" table:style-name="ce1">
            <text:p>mk02323@st.habib.edu.pk</text:p>
          </table:table-cell>
          <table:table-cell office:value-type="float" office:value="923348503263" table:style-name="ce4">
            <text:p>92334850326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36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bdul Wahid</text:p>
          </table:table-cell>
          <table:table-cell office:value-type="string" table:style-name="ce1">
            <text:p>ak00536@st.habib.edu.pk</text:p>
          </table:table-cell>
          <table:table-cell office:value-type="float" office:value="923449229745" table:style-name="ce4">
            <text:p>92344922974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03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nas</text:p>
          </table:table-cell>
          <table:table-cell office:value-type="string" table:style-name="ce1">
            <text:p>ak02303@st.habib.edu.pk</text:p>
          </table:table-cell>
          <table:table-cell office:value-type="float" office:value="923142124146" table:style-name="ce4">
            <text:p>92314212414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76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Hafsah</text:p>
          </table:table-cell>
          <table:table-cell office:value-type="string" table:style-name="ce1">
            <text:p>hk00676@st.habib.edu.pk</text:p>
          </table:table-cell>
          <table:table-cell office:value-type="float" office:value="923312344230" table:style-name="ce4">
            <text:p>92331234423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47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Hunaina</text:p>
          </table:table-cell>
          <table:table-cell office:value-type="string" table:style-name="ce1">
            <text:p>hk05247@st.habib.edu.pk</text:p>
          </table:table-cell>
          <table:table-cell office:value-type="float" office:value="923008920267" table:style-name="ce4">
            <text:p>92300892026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6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Iram Shaista</text:p>
          </table:table-cell>
          <table:table-cell office:value-type="string" table:style-name="ce1">
            <text:p>ik00269@st.habib.edu.pk</text:p>
          </table:table-cell>
          <table:table-cell office:value-type="float" office:value="3451888987" table:style-name="ce4">
            <text:p>345188898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64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ahnoor</text:p>
          </table:table-cell>
          <table:table-cell office:value-type="string" table:style-name="ce1">
            <text:p>mk03464@st.habib.edu.pk</text:p>
          </table:table-cell>
          <table:table-cell office:value-type="float" office:value="923003000000" table:style-name="ce4">
            <text:p>92300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43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airah</text:p>
          </table:table-cell>
          <table:table-cell office:value-type="string" table:style-name="ce1">
            <text:p>mk03443@st.habib.edu.pk</text:p>
          </table:table-cell>
          <table:table-cell office:value-type="float" office:value="923002000000" table:style-name="ce4">
            <text:p>92300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10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aleeha</text:p>
          </table:table-cell>
          <table:table-cell office:value-type="string" table:style-name="ce1">
            <text:p>mk02310@st.habib.edu.pk</text:p>
          </table:table-cell>
          <table:table-cell office:value-type="float" office:value="923313141426" table:style-name="ce4">
            <text:p>92331314142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25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ishal Birgees</text:p>
          </table:table-cell>
          <table:table-cell office:value-type="string" table:style-name="ce1">
            <text:p>mk05025@st.habib.edu.pk</text:p>
          </table:table-cell>
          <table:table-cell office:value-type="float" office:value="923218943440" table:style-name="ce4">
            <text:p>92321894344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0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uhammad Ashar</text:p>
          </table:table-cell>
          <table:table-cell office:value-type="string" table:style-name="ce1">
            <text:p>mk04209@st.habib.edu.pk</text:p>
          </table:table-cell>
          <table:table-cell office:value-type="float" office:value="923342223885" table:style-name="ce4">
            <text:p>92334222388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5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Novaira</text:p>
          </table:table-cell>
          <table:table-cell office:value-type="string" table:style-name="ce1">
            <text:p>nk02759@st.habib.edu.pk</text:p>
          </table:table-cell>
          <table:table-cell office:value-type="float" office:value="923472481673" table:style-name="ce4">
            <text:p>92347248167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15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ana Farooq</text:p>
          </table:table-cell>
          <table:table-cell office:value-type="string" table:style-name="ce1">
            <text:p>sk03415@st.habib.edu.pk</text:p>
          </table:table-cell>
          <table:table-cell office:value-type="float" office:value="923153000000" table:style-name="ce4">
            <text:p>92315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65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k03465@st.habib.edu.pk</text:p>
          </table:table-cell>
          <table:table-cell office:value-type="float" office:value="923018000000" table:style-name="ce4">
            <text:p>923018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72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Umer</text:p>
          </table:table-cell>
          <table:table-cell office:value-type="string" table:style-name="ce1">
            <text:p>uk00772@st.habib.edu.pk</text:p>
          </table:table-cell>
          <table:table-cell office:value-type="float" office:value="923212187110" table:style-name="ce4">
            <text:p>92321218711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52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Wajih Ahmed</text:p>
          </table:table-cell>
          <table:table-cell office:value-type="string" table:style-name="ce1">
            <text:p>wk03652@st.habib.edu.pk</text:p>
          </table:table-cell>
          <table:table-cell office:value-type="float" office:value="923003000000" table:style-name="ce4">
            <text:p>92300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5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Youza</text:p>
          </table:table-cell>
          <table:table-cell office:value-type="string" table:style-name="ce1">
            <text:p>yk03959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90</text:p>
          </table:table-cell>
          <table:table-cell office:value-type="string" table:style-name="ce1">
            <text:p>Khatri</text:p>
          </table:table-cell>
          <table:table-cell office:value-type="string" table:style-name="ce1">
            <text:p>Neha</text:p>
          </table:table-cell>
          <table:table-cell office:value-type="string" table:style-name="ce1">
            <text:p>nk03590@st.habib.edu.pk</text:p>
          </table:table-cell>
          <table:table-cell office:value-type="float" office:value="923018000000" table:style-name="ce4">
            <text:p>923018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67</text:p>
          </table:table-cell>
          <table:table-cell office:value-type="string" table:style-name="ce1">
            <text:p>Khowaja</text:p>
          </table:table-cell>
          <table:table-cell office:value-type="string" table:style-name="ce1">
            <text:p>Shafaat Saleem Ali</text:p>
          </table:table-cell>
          <table:table-cell office:value-type="string" table:style-name="ce1">
            <text:p>sk00667@st.habib.edu.pk</text:p>
          </table:table-cell>
          <table:table-cell office:value-type="float" office:value="923232663581" table:style-name="ce4">
            <text:p>92323266358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80</text:p>
          </table:table-cell>
          <table:table-cell office:value-type="string" table:style-name="ce1">
            <text:p>Khowaja</text:p>
          </table:table-cell>
          <table:table-cell office:value-type="string" table:style-name="ce1">
            <text:p>Shanil</text:p>
          </table:table-cell>
          <table:table-cell office:value-type="string" table:style-name="ce1">
            <text:p>sk02380@st.habib.edu.pk</text:p>
          </table:table-cell>
          <table:table-cell office:value-type="float" office:value="923013300784" table:style-name="ce4">
            <text:p>92301330078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51</text:p>
          </table:table-cell>
          <table:table-cell office:value-type="string" table:style-name="ce1">
            <text:p>Khuhawar</text:p>
          </table:table-cell>
          <table:table-cell office:value-type="string" table:style-name="ce1">
            <text:p>Anushe Gohar</text:p>
          </table:table-cell>
          <table:table-cell office:value-type="string" table:style-name="ce1">
            <text:p>ak02351@st.habib.edu.pk</text:p>
          </table:table-cell>
          <table:table-cell office:value-type="float" office:value="923000201166" table:style-name="ce4">
            <text:p>92300020116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70</text:p>
          </table:table-cell>
          <table:table-cell office:value-type="string" table:style-name="ce1">
            <text:p>Khurram</text:p>
          </table:table-cell>
          <table:table-cell office:value-type="string" table:style-name="ce1">
            <text:p>Hajra</text:p>
          </table:table-cell>
          <table:table-cell office:value-type="string" table:style-name="ce1">
            <text:p>hk03470@st.habib.edu.pk</text:p>
          </table:table-cell>
          <table:table-cell office:value-type="float" office:value="923337000000" table:style-name="ce4">
            <text:p>923337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13</text:p>
          </table:table-cell>
          <table:table-cell office:value-type="string" table:style-name="ce1">
            <text:p>Lal</text:p>
          </table:table-cell>
          <table:table-cell office:value-type="string" table:style-name="ce1">
            <text:p>Nabeel</text:p>
          </table:table-cell>
          <table:table-cell office:value-type="string" table:style-name="ce1">
            <text:p>nl05213@st.habib.edu.pk</text:p>
          </table:table-cell>
          <table:table-cell office:value-type="float" office:value="923343672074" table:style-name="ce4">
            <text:p>92334367207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37</text:p>
          </table:table-cell>
          <table:table-cell office:value-type="string" table:style-name="ce1">
            <text:p>Liaquat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sl02237@st.habib.edu.pk</text:p>
          </table:table-cell>
          <table:table-cell office:value-type="float" office:value="923222350482" table:style-name="ce4">
            <text:p>92322235048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12</text:p>
          </table:table-cell>
          <table:table-cell office:value-type="string" table:style-name="ce1">
            <text:p>Lila Ram</text:p>
          </table:table-cell>
          <table:table-cell office:value-type="string" table:style-name="ce1">
            <text:p>Aarti</text:p>
          </table:table-cell>
          <table:table-cell office:value-type="string" table:style-name="ce1">
            <text:p>al00612@st.habib.edu.pk</text:p>
          </table:table-cell>
          <table:table-cell office:value-type="float" office:value="3441811942" table:style-name="ce4">
            <text:p>344181194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23</text:p>
          </table:table-cell>
          <table:table-cell office:value-type="string" table:style-name="ce1">
            <text:p>Lohana</text:p>
          </table:table-cell>
          <table:table-cell office:value-type="string" table:style-name="ce1">
            <text:p>Bhawna Kamal</text:p>
          </table:table-cell>
          <table:table-cell office:value-type="string" table:style-name="ce1">
            <text:p>bl04923@st.habib.edu.pk</text:p>
          </table:table-cell>
          <table:table-cell office:value-type="float" office:value="923342800665" table:style-name="ce4">
            <text:p>92334280066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82</text:p>
          </table:table-cell>
          <table:table-cell office:value-type="string" table:style-name="ce1">
            <text:p>Mahmood</text:p>
          </table:table-cell>
          <table:table-cell office:value-type="string" table:style-name="ce1">
            <text:p>Hafsa</text:p>
          </table:table-cell>
          <table:table-cell office:value-type="string" table:style-name="ce1">
            <text:p>hm04482@st.habib.edu.pk</text:p>
          </table:table-cell>
          <table:table-cell office:value-type="float" office:value="923335566491" table:style-name="ce4">
            <text:p>92333556649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389</text:p>
          </table:table-cell>
          <table:table-cell office:value-type="string" table:style-name="ce1">
            <text:p>Makda</text:p>
          </table:table-cell>
          <table:table-cell office:value-type="string" table:style-name="ce1">
            <text:p>Khudayja</text:p>
          </table:table-cell>
          <table:table-cell office:value-type="string" table:style-name="ce1">
            <text:p>km03389@st.habib.edu.pk</text:p>
          </table:table-cell>
          <table:table-cell office:value-type="float" office:value="923364000000" table:style-name="ce4">
            <text:p>923364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63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om03863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76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Shizza Nadeem</text:p>
          </table:table-cell>
          <table:table-cell office:value-type="string" table:style-name="ce1">
            <text:p>sm03676@st.habib.edu.pk</text:p>
          </table:table-cell>
          <table:table-cell office:value-type="float" office:value="923325000000" table:style-name="ce4">
            <text:p>923325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11</text:p>
          </table:table-cell>
          <table:table-cell office:value-type="string" table:style-name="ce1">
            <text:p>Mansoor</text:p>
          </table:table-cell>
          <table:table-cell office:value-type="string" table:style-name="ce1">
            <text:p>Ayesha</text:p>
          </table:table-cell>
          <table:table-cell office:value-type="string" table:style-name="ce1">
            <text:p>am05211@st.habib.edu.pk</text:p>
          </table:table-cell>
          <table:table-cell office:value-type="float" office:value="923313919899" table:style-name="ce4">
            <text:p>92331391989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80</text:p>
          </table:table-cell>
          <table:table-cell office:value-type="string" table:style-name="ce1">
            <text:p>Mansoor Younus</text:p>
          </table:table-cell>
          <table:table-cell office:value-type="string" table:style-name="ce1">
            <text:p>Ayesha</text:p>
          </table:table-cell>
          <table:table-cell office:value-type="string" table:style-name="ce1">
            <text:p>am03480@st.habib.edu.pk</text:p>
          </table:table-cell>
          <table:table-cell office:value-type="float" office:value="923003000000" table:style-name="ce4">
            <text:p>92300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16</text:p>
          </table:table-cell>
          <table:table-cell office:value-type="string" table:style-name="ce1">
            <text:p>Matanat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m02416@st.habib.edu.pk</text:p>
          </table:table-cell>
          <table:table-cell office:value-type="float" office:value="923353990021" table:style-name="ce4">
            <text:p>92335399002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55</text:p>
          </table:table-cell>
          <table:table-cell office:value-type="string" table:style-name="ce1">
            <text:p>Mazahir</text:p>
          </table:table-cell>
          <table:table-cell office:value-type="string" table:style-name="ce1">
            <text:p>Habib</text:p>
          </table:table-cell>
          <table:table-cell office:value-type="string" table:style-name="ce1">
            <text:p>hm04055@st.habib.edu.pk</text:p>
          </table:table-cell>
          <table:table-cell office:value-type="float" office:value="923435000000" table:style-name="ce4">
            <text:p>923435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45</text:p>
          </table:table-cell>
          <table:table-cell office:value-type="string" table:style-name="ce1">
            <text:p>Meghani</text:p>
          </table:table-cell>
          <table:table-cell office:value-type="string" table:style-name="ce1">
            <text:p>Madiha Naseeruddin</text:p>
          </table:table-cell>
          <table:table-cell office:value-type="string" table:style-name="ce1">
            <text:p>mm02845@st.habib.edu.pk</text:p>
          </table:table-cell>
          <table:table-cell office:value-type="float" office:value="923402114818" table:style-name="ce4">
            <text:p>92340211481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47</text:p>
          </table:table-cell>
          <table:table-cell office:value-type="string" table:style-name="ce1">
            <text:p>Mehta</text:p>
          </table:table-cell>
          <table:table-cell office:value-type="string" table:style-name="ce1">
            <text:p>Mohammad Abdul Rahim</text:p>
          </table:table-cell>
          <table:table-cell office:value-type="string" table:style-name="ce1">
            <text:p>mm03447@st.habib.edu.pk</text:p>
          </table:table-cell>
          <table:table-cell office:value-type="float" office:value="923343000000" table:style-name="ce4">
            <text:p>92334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16</text:p>
          </table:table-cell>
          <table:table-cell office:value-type="string" table:style-name="ce1">
            <text:p>Merchant</text:p>
          </table:table-cell>
          <table:table-cell office:value-type="string" table:style-name="ce1">
            <text:p>Ailiya Nooruddin</text:p>
          </table:table-cell>
          <table:table-cell office:value-type="string" table:style-name="ce1">
            <text:p>am04016@st.habib.edu.pk</text:p>
          </table:table-cell>
          <table:table-cell office:value-type="float" office:value="923332000000" table:style-name="ce4">
            <text:p>92333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84</text:p>
          </table:table-cell>
          <table:table-cell office:value-type="string" table:style-name="ce1">
            <text:p>Mohiuddin</text:p>
          </table:table-cell>
          <table:table-cell office:value-type="string" table:style-name="ce1">
            <text:p>Asfa</text:p>
          </table:table-cell>
          <table:table-cell office:value-type="string" table:style-name="ce1">
            <text:p>am03484@st.habib.edu.pk</text:p>
          </table:table-cell>
          <table:table-cell office:value-type="float" office:value="923162000000" table:style-name="ce4">
            <text:p>92316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92</text:p>
          </table:table-cell>
          <table:table-cell office:value-type="string" table:style-name="ce1">
            <text:p>Mohsin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m03692@st.habib.edu.pk</text:p>
          </table:table-cell>
          <table:table-cell office:value-type="float" office:value="923073000000" table:style-name="ce4">
            <text:p>92307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74</text:p>
          </table:table-cell>
          <table:table-cell office:value-type="string" table:style-name="ce1">
            <text:p>Moosa</text:p>
          </table:table-cell>
          <table:table-cell office:value-type="string" table:style-name="ce1">
            <text:p>Haya Habib</text:p>
          </table:table-cell>
          <table:table-cell office:value-type="string" table:style-name="ce1">
            <text:p>hm04774@st.habib.edu.pk</text:p>
          </table:table-cell>
          <table:table-cell office:value-type="float" office:value="923162850001" table:style-name="ce4">
            <text:p>92316285000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59</text:p>
          </table:table-cell>
          <table:table-cell office:value-type="string" table:style-name="ce1">
            <text:p>Muneeb</text:p>
          </table:table-cell>
          <table:table-cell office:value-type="string" table:style-name="ce1">
            <text:p>Zuhayr</text:p>
          </table:table-cell>
          <table:table-cell office:value-type="string" table:style-name="ce1">
            <text:p>zm04459@st.habib.edu.pk</text:p>
          </table:table-cell>
          <table:table-cell office:value-type="float" office:value="923349559923" table:style-name="ce4">
            <text:p>92334955992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40</text:p>
          </table:table-cell>
          <table:table-cell office:value-type="string" table:style-name="ce1">
            <text:p>Mustafa</text:p>
          </table:table-cell>
          <table:table-cell office:value-type="string" table:style-name="ce1">
            <text:p>Munira</text:p>
          </table:table-cell>
          <table:table-cell office:value-type="string" table:style-name="ce1">
            <text:p>mm03040@st.habib.edu.pk</text:p>
          </table:table-cell>
          <table:table-cell office:value-type="float" office:value="923222871324" table:style-name="ce4">
            <text:p>92322287132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10</text:p>
          </table:table-cell>
          <table:table-cell office:value-type="string" table:style-name="ce1">
            <text:p>Mustafa</text:p>
          </table:table-cell>
          <table:table-cell office:value-type="string" table:style-name="ce1">
            <text:p>Shanze Farooq</text:p>
          </table:table-cell>
          <table:table-cell office:value-type="string" table:style-name="ce1">
            <text:p>sm03010@st.habib.edu.pk</text:p>
          </table:table-cell>
          <table:table-cell office:value-type="float" office:value="923133487157" table:style-name="ce4">
            <text:p>92313348715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03</text:p>
          </table:table-cell>
          <table:table-cell office:value-type="string" table:style-name="ce1">
            <text:p>Mustikhan</text:p>
          </table:table-cell>
          <table:table-cell office:value-type="string" table:style-name="ce1">
            <text:p>Bilal</text:p>
          </table:table-cell>
          <table:table-cell office:value-type="string" table:style-name="ce1">
            <text:p>bm02203@st.habib.edu.pk</text:p>
          </table:table-cell>
          <table:table-cell office:value-type="float" office:value="923002907023" table:style-name="ce4">
            <text:p>92300290702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36</text:p>
          </table:table-cell>
          <table:table-cell office:value-type="string" table:style-name="ce1">
            <text:p>Nagi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an05036@st.habib.edu.pk</text:p>
          </table:table-cell>
          <table:table-cell office:value-type="float" office:value="923333540115" table:style-name="ce4">
            <text:p>92333354011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434</text:p>
          </table:table-cell>
          <table:table-cell office:value-type="string" table:style-name="ce1">
            <text:p>Naqvi</text:p>
          </table:table-cell>
          <table:table-cell office:value-type="string" table:style-name="ce1">
            <text:p>Farwa Hasan</text:p>
          </table:table-cell>
          <table:table-cell office:value-type="string" table:style-name="ce1">
            <text:p>fn00434@st.habib.edu.pk</text:p>
          </table:table-cell>
          <table:table-cell office:value-type="float" office:value="923212740436" table:style-name="ce4">
            <text:p>92321274043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15</text:p>
          </table:table-cell>
          <table:table-cell office:value-type="string" table:style-name="ce1">
            <text:p>Naqvi</text:p>
          </table:table-cell>
          <table:table-cell office:value-type="string" table:style-name="ce1">
            <text:p>Syeda Arooma</text:p>
          </table:table-cell>
          <table:table-cell office:value-type="string" table:style-name="ce1">
            <text:p>sn04015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63</text:p>
          </table:table-cell>
          <table:table-cell office:value-type="string" table:style-name="ce1">
            <text:p>Nasim</text:p>
          </table:table-cell>
          <table:table-cell office:value-type="string" table:style-name="ce1">
            <text:p>Syeda Armeen</text:p>
          </table:table-cell>
          <table:table-cell office:value-type="string" table:style-name="ce1">
            <text:p>sn04063@st.habib.edu.pk</text:p>
          </table:table-cell>
          <table:table-cell office:value-type="float" office:value="923039000000" table:style-name="ce4">
            <text:p>923039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41</text:p>
          </table:table-cell>
          <table:table-cell office:value-type="string" table:style-name="ce1">
            <text:p>Nasir</text:p>
          </table:table-cell>
          <table:table-cell office:value-type="string" table:style-name="ce1">
            <text:p>Fahad</text:p>
          </table:table-cell>
          <table:table-cell office:value-type="string" table:style-name="ce1">
            <text:p>fn03441@st.habib.edu.pk</text:p>
          </table:table-cell>
          <table:table-cell office:value-type="float" office:value="923352000000" table:style-name="ce4">
            <text:p>92335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01</text:p>
          </table:table-cell>
          <table:table-cell office:value-type="string" table:style-name="ce1">
            <text:p>Nasir</text:p>
          </table:table-cell>
          <table:table-cell office:value-type="string" table:style-name="ce1">
            <text:p>Zainab</text:p>
          </table:table-cell>
          <table:table-cell office:value-type="string" table:style-name="ce1">
            <text:p>zn03401@st.habib.edu.pk</text:p>
          </table:table-cell>
          <table:table-cell office:value-type="float" office:value="923333000000" table:style-name="ce4">
            <text:p>92333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16</text:p>
          </table:table-cell>
          <table:table-cell office:value-type="string" table:style-name="ce1">
            <text:p>Naveed</text:p>
          </table:table-cell>
          <table:table-cell office:value-type="string" table:style-name="ce1">
            <text:p>Mehwish</text:p>
          </table:table-cell>
          <table:table-cell office:value-type="string" table:style-name="ce1">
            <text:p>mn03616@st.habib.edu.pk</text:p>
          </table:table-cell>
          <table:table-cell office:value-type="float" office:value="923008000000" table:style-name="ce4">
            <text:p>923008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56</text:p>
          </table:table-cell>
          <table:table-cell office:value-type="string" table:style-name="ce1">
            <text:p>Nizamuddin</text:p>
          </table:table-cell>
          <table:table-cell office:value-type="string" table:style-name="ce1">
            <text:p>Sameer</text:p>
          </table:table-cell>
          <table:table-cell office:value-type="string" table:style-name="ce1">
            <text:p>sa00656@st.habib.edu.pk</text:p>
          </table:table-cell>
          <table:table-cell office:value-type="float" office:value="923432118811" table:style-name="ce4">
            <text:p>92343211881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51</text:p>
          </table:table-cell>
          <table:table-cell office:value-type="string" table:style-name="ce1">
            <text:p>Nizamuddin</text:p>
          </table:table-cell>
          <table:table-cell office:value-type="string" table:style-name="ce1">
            <text:p>Sumair</text:p>
          </table:table-cell>
          <table:table-cell office:value-type="string" table:style-name="ce1">
            <text:p>sa00651@st.habib.edu.pk</text:p>
          </table:table-cell>
          <table:table-cell office:value-type="float" office:value="923312405540" table:style-name="ce4">
            <text:p>92331240554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17</text:p>
          </table:table-cell>
          <table:table-cell office:value-type="string" table:style-name="ce1">
            <text:p>Noor</text:p>
          </table:table-cell>
          <table:table-cell office:value-type="string" table:style-name="ce1">
            <text:p>Ayesha</text:p>
          </table:table-cell>
          <table:table-cell office:value-type="string" table:style-name="ce1">
            <text:p>an02917@st.habib.edu.pk</text:p>
          </table:table-cell>
          <table:table-cell office:value-type="float" office:value="923423215416" table:style-name="ce4">
            <text:p>92342321541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80</text:p>
          </table:table-cell>
          <table:table-cell office:value-type="string" table:style-name="ce1">
            <text:p>Oveis</text:p>
          </table:table-cell>
          <table:table-cell office:value-type="string" table:style-name="ce1">
            <text:p>Zohair</text:p>
          </table:table-cell>
          <table:table-cell office:value-type="string" table:style-name="ce1">
            <text:p>zo04480@st.habib.edu.pk</text:p>
          </table:table-cell>
          <table:table-cell office:value-type="float" office:value="923412202016" table:style-name="ce4">
            <text:p>92341220201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180</text:p>
          </table:table-cell>
          <table:table-cell office:value-type="string" table:style-name="ce1">
            <text:p>Panjwani</text:p>
          </table:table-cell>
          <table:table-cell office:value-type="string" table:style-name="ce1">
            <text:p>Neha</text:p>
          </table:table-cell>
          <table:table-cell office:value-type="string" table:style-name="ce1">
            <text:p>np00180@st.habib.edu.pk</text:p>
          </table:table-cell>
          <table:table-cell office:value-type="float" office:value="923362829462" table:style-name="ce4">
            <text:p>92336282946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51</text:p>
          </table:table-cell>
          <table:table-cell office:value-type="string" table:style-name="ce1">
            <text:p>Peracha</text:p>
          </table:table-cell>
          <table:table-cell office:value-type="string" table:style-name="ce1">
            <text:p>Neyha</text:p>
          </table:table-cell>
          <table:table-cell office:value-type="string" table:style-name="ce1">
            <text:p>np02251@st.habib.edu.pk</text:p>
          </table:table-cell>
          <table:table-cell office:value-type="float" office:value="923312046824" table:style-name="ce4">
            <text:p>92331204682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64</text:p>
          </table:table-cell>
          <table:table-cell office:value-type="string" table:style-name="ce1">
            <text:p>Pesnani</text:p>
          </table:table-cell>
          <table:table-cell office:value-type="string" table:style-name="ce1">
            <text:p>Shaheera Abdul Ghani</text:p>
          </table:table-cell>
          <table:table-cell office:value-type="string" table:style-name="ce1">
            <text:p>sp00764@st.habib.edu.pk</text:p>
          </table:table-cell>
          <table:table-cell office:value-type="float" office:value="923332222870" table:style-name="ce4">
            <text:p>92333222287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40</text:p>
          </table:table-cell>
          <table:table-cell office:value-type="string" table:style-name="ce1">
            <text:p>Premjee</text:p>
          </table:table-cell>
          <table:table-cell office:value-type="string" table:style-name="ce1">
            <text:p>Isbah Nizar</text:p>
          </table:table-cell>
          <table:table-cell office:value-type="string" table:style-name="ce1">
            <text:p>ip05240@st.habib.edu.pk</text:p>
          </table:table-cell>
          <table:table-cell office:value-type="float" office:value="923343421167" table:style-name="ce4">
            <text:p>92334342116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27</text:p>
          </table:table-cell>
          <table:table-cell office:value-type="string" table:style-name="ce1">
            <text:p>Qamar</text:p>
          </table:table-cell>
          <table:table-cell office:value-type="string" table:style-name="ce1">
            <text:p>Rimla</text:p>
          </table:table-cell>
          <table:table-cell office:value-type="string" table:style-name="ce1">
            <text:p>rq04827@st.habib.edu.pk</text:p>
          </table:table-cell>
          <table:table-cell office:value-type="float" office:value="923332254341" table:style-name="ce4">
            <text:p>92333225434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98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Amna</text:p>
          </table:table-cell>
          <table:table-cell office:value-type="string" table:style-name="ce1">
            <text:p>aq02298@st.habib.edu.pk</text:p>
          </table:table-cell>
          <table:table-cell office:value-type="float" office:value="923008240543" table:style-name="ce4">
            <text:p>92300824054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83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Maryam</text:p>
          </table:table-cell>
          <table:table-cell office:value-type="string" table:style-name="ce1">
            <text:p>mq01583@st.habib.edu.pk</text:p>
          </table:table-cell>
          <table:table-cell office:value-type="float" office:value="923213004109" table:style-name="ce4">
            <text:p>92321300410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74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Yahya</text:p>
          </table:table-cell>
          <table:table-cell office:value-type="string" table:style-name="ce1">
            <text:p>yq03874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387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Zunairah</text:p>
          </table:table-cell>
          <table:table-cell office:value-type="string" table:style-name="ce1">
            <text:p>zq03387@st.habib.edu.pk</text:p>
          </table:table-cell>
          <table:table-cell office:value-type="float" office:value="923060000000" table:style-name="ce4">
            <text:p>923060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85</text:p>
          </table:table-cell>
          <table:table-cell office:value-type="string" table:style-name="ce1">
            <text:p>Rafique</text:p>
          </table:table-cell>
          <table:table-cell office:value-type="string" table:style-name="ce1">
            <text:p>Aamina</text:p>
          </table:table-cell>
          <table:table-cell office:value-type="string" table:style-name="ce1">
            <text:p>ar04485@st.habib.edu.pk</text:p>
          </table:table-cell>
          <table:table-cell office:value-type="float" office:value="923233263440" table:style-name="ce4">
            <text:p>92323326344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114</text:p>
          </table:table-cell>
          <table:table-cell office:value-type="string" table:style-name="ce1">
            <text:p>Rahman</text:p>
          </table:table-cell>
          <table:table-cell office:value-type="string" table:style-name="ce1">
            <text:p>Ayiza</text:p>
          </table:table-cell>
          <table:table-cell office:value-type="string" table:style-name="ce1">
            <text:p>ar04114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99</text:p>
          </table:table-cell>
          <table:table-cell office:value-type="string" table:style-name="ce1">
            <text:p>Rana</text:p>
          </table:table-cell>
          <table:table-cell office:value-type="string" table:style-name="ce1">
            <text:p>Aisha Muslim</text:p>
          </table:table-cell>
          <table:table-cell office:value-type="string" table:style-name="ce1">
            <text:p>ar00799@st.habib.edu.pk</text:p>
          </table:table-cell>
          <table:table-cell office:value-type="float" office:value="923452446124" table:style-name="ce4">
            <text:p>92345244612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61</text:p>
          </table:table-cell>
          <table:table-cell office:value-type="string" table:style-name="ce1">
            <text:p>Randhawa</text:p>
          </table:table-cell>
          <table:table-cell office:value-type="string" table:style-name="ce1">
            <text:p>Soha</text:p>
          </table:table-cell>
          <table:table-cell office:value-type="string" table:style-name="ce1">
            <text:p>sr02261@st.habib.edu.pk</text:p>
          </table:table-cell>
          <table:table-cell office:value-type="float" office:value="923007061740" table:style-name="ce4">
            <text:p>92300706174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673</text:p>
          </table:table-cell>
          <table:table-cell office:value-type="string" table:style-name="ce1">
            <text:p>Rathore</text:p>
          </table:table-cell>
          <table:table-cell office:value-type="string" table:style-name="ce1">
            <text:p>Mehak</text:p>
          </table:table-cell>
          <table:table-cell office:value-type="string" table:style-name="ce1">
            <text:p>mr04673@st.habib.edu.pk</text:p>
          </table:table-cell>
          <table:table-cell office:value-type="float" office:value="923332733320" table:style-name="ce4">
            <text:p>92333273332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65</text:p>
          </table:table-cell>
          <table:table-cell office:value-type="string" table:style-name="ce1">
            <text:p>Rayani</text:p>
          </table:table-cell>
          <table:table-cell office:value-type="string" table:style-name="ce1">
            <text:p>Anusha</text:p>
          </table:table-cell>
          <table:table-cell office:value-type="string" table:style-name="ce1">
            <text:p>ar02265@st.habib.edu.pk</text:p>
          </table:table-cell>
          <table:table-cell office:value-type="float" office:value="923322279147" table:style-name="ce4">
            <text:p>92332227914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89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Muhammad Hamza</text:p>
          </table:table-cell>
          <table:table-cell office:value-type="string" table:style-name="ce1">
            <text:p>mr05189@st.habib.edu.pk</text:p>
          </table:table-cell>
          <table:table-cell office:value-type="float" office:value="923363207276" table:style-name="ce4">
            <text:p>92336320727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89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Syed Kumail</text:p>
          </table:table-cell>
          <table:table-cell office:value-type="string" table:style-name="ce1">
            <text:p>sr00389@st.habib.edu.pk</text:p>
          </table:table-cell>
          <table:table-cell office:value-type="float" office:value="923312346543" table:style-name="ce4">
            <text:p>92331234654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49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Syed Mehmood</text:p>
          </table:table-cell>
          <table:table-cell office:value-type="string" table:style-name="ce1">
            <text:p>sr02549@st.habib.edu.pk</text:p>
          </table:table-cell>
          <table:table-cell office:value-type="float" office:value="923315005440" table:style-name="ce4">
            <text:p>92331500544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63</text:p>
          </table:table-cell>
          <table:table-cell office:value-type="string" table:style-name="ce1">
            <text:p>Rehan</text:p>
          </table:table-cell>
          <table:table-cell office:value-type="string" table:style-name="ce1">
            <text:p>Areesha</text:p>
          </table:table-cell>
          <table:table-cell office:value-type="string" table:style-name="ce1">
            <text:p>ar04463@st.habib.edu.pk</text:p>
          </table:table-cell>
          <table:table-cell office:value-type="float" office:value="923362526984" table:style-name="ce4">
            <text:p>92336252698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32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Azka</text:p>
          </table:table-cell>
          <table:table-cell office:value-type="string" table:style-name="ce1">
            <text:p>ar04432@st.habib.edu.pk</text:p>
          </table:table-cell>
          <table:table-cell office:value-type="float" office:value="923242555224" table:style-name="ce4">
            <text:p>92324255522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08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Zara</text:p>
          </table:table-cell>
          <table:table-cell office:value-type="string" table:style-name="ce1">
            <text:p>zr04508@st.habib.edu.pk</text:p>
          </table:table-cell>
          <table:table-cell office:value-type="float" office:value="923041349453" table:style-name="ce4">
            <text:p>92304134945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24</text:p>
          </table:table-cell>
          <table:table-cell office:value-type="string" table:style-name="ce1">
            <text:p>Rizki</text:p>
          </table:table-cell>
          <table:table-cell office:value-type="string" table:style-name="ce1">
            <text:p>Rafia Emad</text:p>
          </table:table-cell>
          <table:table-cell office:value-type="string" table:style-name="ce1">
            <text:p>rr04924@st.habib.edu.pk</text:p>
          </table:table-cell>
          <table:table-cell office:value-type="float" office:value="923343223339" table:style-name="ce4">
            <text:p>92334322333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73</text:p>
          </table:table-cell>
          <table:table-cell office:value-type="string" table:style-name="ce1">
            <text:p>Rizwan</text:p>
          </table:table-cell>
          <table:table-cell office:value-type="string" table:style-name="ce1">
            <text:p>Nazish</text:p>
          </table:table-cell>
          <table:table-cell office:value-type="string" table:style-name="ce1">
            <text:p>nr00373@st.habib.edu.pk</text:p>
          </table:table-cell>
          <table:table-cell office:value-type="float" office:value="923218714212" table:style-name="ce4">
            <text:p>92321871421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20</text:p>
          </table:table-cell>
          <table:table-cell office:value-type="string" table:style-name="ce1">
            <text:p>Saadi</text:p>
          </table:table-cell>
          <table:table-cell office:value-type="string" table:style-name="ce1">
            <text:p>Khaula</text:p>
          </table:table-cell>
          <table:table-cell office:value-type="string" table:style-name="ce1">
            <text:p>ks04920@st.habib.edu.pk</text:p>
          </table:table-cell>
          <table:table-cell office:value-type="float" office:value="923333011174" table:style-name="ce4">
            <text:p>92333301117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03</text:p>
          </table:table-cell>
          <table:table-cell office:value-type="string" table:style-name="ce1">
            <text:p>Salahuddin</text:p>
          </table:table-cell>
          <table:table-cell office:value-type="string" table:style-name="ce1">
            <text:p>Moizza</text:p>
          </table:table-cell>
          <table:table-cell office:value-type="string" table:style-name="ce1">
            <text:p>ms00803@st.habib.edu.pk</text:p>
          </table:table-cell>
          <table:table-cell office:value-type="float" office:value="923022085475" table:style-name="ce4">
            <text:p>92302208547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68</text:p>
          </table:table-cell>
          <table:table-cell office:value-type="string" table:style-name="ce1">
            <text:p>Saleem</text:p>
          </table:table-cell>
          <table:table-cell office:value-type="string" table:style-name="ce1">
            <text:p>Dania</text:p>
          </table:table-cell>
          <table:table-cell office:value-type="string" table:style-name="ce1">
            <text:p>ds05068@st.habib.edu.pk</text:p>
          </table:table-cell>
          <table:table-cell office:value-type="float" office:value="923356118811" table:style-name="ce4">
            <text:p>92335611881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95</text:p>
          </table:table-cell>
          <table:table-cell office:value-type="string" table:style-name="ce1">
            <text:p>Saleem</text:p>
          </table:table-cell>
          <table:table-cell office:value-type="string" table:style-name="ce1">
            <text:p>Sidra</text:p>
          </table:table-cell>
          <table:table-cell office:value-type="string" table:style-name="ce1">
            <text:p>ss04795@st.habib.edu.pk</text:p>
          </table:table-cell>
          <table:table-cell office:value-type="float" office:value="923232553235" table:style-name="ce4">
            <text:p>92323255323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64</text:p>
          </table:table-cell>
          <table:table-cell office:value-type="string" table:style-name="ce1">
            <text:p>Salim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s03964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51</text:p>
          </table:table-cell>
          <table:table-cell office:value-type="string" table:style-name="ce1">
            <text:p>Salman</text:p>
          </table:table-cell>
          <table:table-cell office:value-type="string" table:style-name="ce1">
            <text:p>Hareem</text:p>
          </table:table-cell>
          <table:table-cell office:value-type="string" table:style-name="ce1">
            <text:p>hs00351@st.habib.edu.pk</text:p>
          </table:table-cell>
          <table:table-cell office:value-type="float" office:value="923136639392" table:style-name="ce4">
            <text:p>92313663939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379</text:p>
          </table:table-cell>
          <table:table-cell office:value-type="string" table:style-name="ce1">
            <text:p>Sameer</text:p>
          </table:table-cell>
          <table:table-cell office:value-type="string" table:style-name="ce1">
            <text:p>Duaa</text:p>
          </table:table-cell>
          <table:table-cell office:value-type="string" table:style-name="ce1">
            <text:p>ds03379@st.habib.edu.pk</text:p>
          </table:table-cell>
          <table:table-cell office:value-type="float" office:value="923344000000" table:style-name="ce4">
            <text:p>923344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511</text:p>
          </table:table-cell>
          <table:table-cell office:value-type="string" table:style-name="ce1">
            <text:p>Shafi</text:p>
          </table:table-cell>
          <table:table-cell office:value-type="string" table:style-name="ce1">
            <text:p>Bakhtawar</text:p>
          </table:table-cell>
          <table:table-cell office:value-type="string" table:style-name="ce1">
            <text:p>bs04511@st.habib.edu.pk</text:p>
          </table:table-cell>
          <table:table-cell office:value-type="float" office:value="923312006741" table:style-name="ce4">
            <text:p>92331200674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16</text:p>
          </table:table-cell>
          <table:table-cell office:value-type="string" table:style-name="ce1">
            <text:p>Shafqat</text:p>
          </table:table-cell>
          <table:table-cell office:value-type="string" table:style-name="ce1">
            <text:p>Zehra</text:p>
          </table:table-cell>
          <table:table-cell office:value-type="string" table:style-name="ce1">
            <text:p>zs01416@st.habib.edu.pk</text:p>
          </table:table-cell>
          <table:table-cell office:value-type="float" office:value="923333321524" table:style-name="ce4">
            <text:p>92333332152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88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Moazzam</text:p>
          </table:table-cell>
          <table:table-cell office:value-type="string" table:style-name="ce1">
            <text:p>ms03988@st.habib.edu.pk</text:p>
          </table:table-cell>
          <table:table-cell office:value-type="float" office:value="923362000000" table:style-name="ce4">
            <text:p>92336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12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Sangeen</text:p>
          </table:table-cell>
          <table:table-cell office:value-type="string" table:style-name="ce1">
            <text:p>ss05212@st.habib.edu.pk</text:p>
          </table:table-cell>
          <table:table-cell office:value-type="float" office:value="923489192795" table:style-name="ce4">
            <text:p>92348919279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31</text:p>
          </table:table-cell>
          <table:table-cell office:value-type="string" table:style-name="ce1">
            <text:p>Shaheen</text:p>
          </table:table-cell>
          <table:table-cell office:value-type="string" table:style-name="ce1">
            <text:p>Mo'awwiz Arshad</text:p>
          </table:table-cell>
          <table:table-cell office:value-type="string" table:style-name="ce1">
            <text:p>ms02931@st.habib.edu.pk</text:p>
          </table:table-cell>
          <table:table-cell office:value-type="float" office:value="923362126978" table:style-name="ce4">
            <text:p>92336212697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26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Hiba Nauman</text:p>
          </table:table-cell>
          <table:table-cell office:value-type="string" table:style-name="ce1">
            <text:p>hs02826@st.habib.edu.pk</text:p>
          </table:table-cell>
          <table:table-cell office:value-type="float" office:value="923008258582" table:style-name="ce4">
            <text:p>92300825858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94</text:p>
          </table:table-cell>
          <table:table-cell office:value-type="string" table:style-name="ce1">
            <text:p>Shalwani</text:p>
          </table:table-cell>
          <table:table-cell office:value-type="string" table:style-name="ce1">
            <text:p>Safina Shehzad</text:p>
          </table:table-cell>
          <table:table-cell office:value-type="string" table:style-name="ce1">
            <text:p>ss03494@st.habib.edu.pk</text:p>
          </table:table-cell>
          <table:table-cell office:value-type="float" office:value="923362000000" table:style-name="ce4">
            <text:p>92336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39</text:p>
          </table:table-cell>
          <table:table-cell office:value-type="string" table:style-name="ce1">
            <text:p>Shariff</text:p>
          </table:table-cell>
          <table:table-cell office:value-type="string" table:style-name="ce1">
            <text:p>Naveen</text:p>
          </table:table-cell>
          <table:table-cell office:value-type="string" table:style-name="ce1">
            <text:p>ns03539@st.habib.edu.pk</text:p>
          </table:table-cell>
          <table:table-cell office:value-type="float" office:value="923324000000" table:style-name="ce4">
            <text:p>923324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73</text:p>
          </table:table-cell>
          <table:table-cell office:value-type="string" table:style-name="ce1">
            <text:p>Sheikh</text:p>
          </table:table-cell>
          <table:table-cell office:value-type="string" table:style-name="ce1">
            <text:p>Nida fatima</text:p>
          </table:table-cell>
          <table:table-cell office:value-type="string" table:style-name="ce1">
            <text:p>ns03973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15</text:p>
          </table:table-cell>
          <table:table-cell office:value-type="string" table:style-name="ce1">
            <text:p>Shoaib</text:p>
          </table:table-cell>
          <table:table-cell office:value-type="string" table:style-name="ce1">
            <text:p>Amna</text:p>
          </table:table-cell>
          <table:table-cell office:value-type="string" table:style-name="ce1">
            <text:p>as02315@st.habib.edu.pk</text:p>
          </table:table-cell>
          <table:table-cell office:value-type="float" office:value="923323218252" table:style-name="ce4">
            <text:p>92332321825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37</text:p>
          </table:table-cell>
          <table:table-cell office:value-type="string" table:style-name="ce1">
            <text:p>Shoaib</text:p>
          </table:table-cell>
          <table:table-cell office:value-type="string" table:style-name="ce1">
            <text:p>Hiba</text:p>
          </table:table-cell>
          <table:table-cell office:value-type="string" table:style-name="ce1">
            <text:p>hs04737@st.habib.edu.pk</text:p>
          </table:table-cell>
          <table:table-cell office:value-type="float" office:value="923472490089" table:style-name="ce4">
            <text:p>92347249008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81</text:p>
          </table:table-cell>
          <table:table-cell office:value-type="string" table:style-name="ce1">
            <text:p>Sibghatullah</text:p>
          </table:table-cell>
          <table:table-cell office:value-type="string" table:style-name="ce1">
            <text:p>Mariyam</text:p>
          </table:table-cell>
          <table:table-cell office:value-type="string" table:style-name="ce1">
            <text:p>ms05281@st.habib.edu.pk</text:p>
          </table:table-cell>
          <table:table-cell office:value-type="float" office:value="923115362021" table:style-name="ce4">
            <text:p>92311536202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14</text:p>
          </table:table-cell>
          <table:table-cell office:value-type="string" table:style-name="ce1">
            <text:p>Siddique</text:p>
          </table:table-cell>
          <table:table-cell office:value-type="string" table:style-name="ce1">
            <text:p>Hanifa</text:p>
          </table:table-cell>
          <table:table-cell office:value-type="string" table:style-name="ce1">
            <text:p>hs02314@st.habib.edu.pk</text:p>
          </table:table-cell>
          <table:table-cell office:value-type="float" office:value="923405246590" table:style-name="ce4">
            <text:p>92340524659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31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Arijah Batool</text:p>
          </table:table-cell>
          <table:table-cell office:value-type="string" table:style-name="ce1">
            <text:p>as03031@st.habib.edu.pk</text:p>
          </table:table-cell>
          <table:table-cell office:value-type="float" office:value="923082819892" table:style-name="ce4">
            <text:p>92308281989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09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Daniyal Ahmed</text:p>
          </table:table-cell>
          <table:table-cell office:value-type="string" table:style-name="ce1">
            <text:p>ds04809@st.habib.edu.pk</text:p>
          </table:table-cell>
          <table:table-cell office:value-type="float" office:value="923076391723" table:style-name="ce4">
            <text:p>92307639172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65</text:p>
          </table:table-cell>
          <table:table-cell office:value-type="string" table:style-name="ce1">
            <text:p>Siraj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s03865@st.habib.edu.pk</text:p>
          </table:table-cell>
          <table:table-cell office:value-type="float" office:value="923151000000" table:style-name="ce4">
            <text:p>923151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51</text:p>
          </table:table-cell>
          <table:table-cell office:value-type="string" table:style-name="ce1">
            <text:p>Sohail</text:p>
          </table:table-cell>
          <table:table-cell office:value-type="string" table:style-name="ce1">
            <text:p>Zuha</text:p>
          </table:table-cell>
          <table:table-cell office:value-type="string" table:style-name="ce1">
            <text:p>zs03651@st.habib.edu.pk</text:p>
          </table:table-cell>
          <table:table-cell office:value-type="float" office:value="923476000000" table:style-name="ce4">
            <text:p>923476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68</text:p>
          </table:table-cell>
          <table:table-cell office:value-type="string" table:style-name="ce1">
            <text:p>Somani</text:p>
          </table:table-cell>
          <table:table-cell office:value-type="string" table:style-name="ce1">
            <text:p>Anusha Sohail</text:p>
          </table:table-cell>
          <table:table-cell office:value-type="string" table:style-name="ce1">
            <text:p>as02268@st.habib.edu.pk</text:p>
          </table:table-cell>
          <table:table-cell office:value-type="float" office:value="923322143888" table:style-name="ce4">
            <text:p>92332214388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48</text:p>
          </table:table-cell>
          <table:table-cell office:value-type="string" table:style-name="ce1">
            <text:p>Suleman</text:p>
          </table:table-cell>
          <table:table-cell office:value-type="string" table:style-name="ce1">
            <text:p>Kahuda</text:p>
          </table:table-cell>
          <table:table-cell office:value-type="string" table:style-name="ce1">
            <text:p>ks05248@st.habib.edu.pk</text:p>
          </table:table-cell>
          <table:table-cell office:value-type="float" office:value="923362549202" table:style-name="ce4">
            <text:p>92336254920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27</text:p>
          </table:table-cell>
          <table:table-cell office:value-type="string" table:style-name="ce1">
            <text:p>Syed</text:p>
          </table:table-cell>
          <table:table-cell office:value-type="string" table:style-name="ce1">
            <text:p>Muhammad Tahir Shah Rashdi</text:p>
          </table:table-cell>
          <table:table-cell office:value-type="string" table:style-name="ce1">
            <text:p>sr02427@st.habib.edu.pk</text:p>
          </table:table-cell>
          <table:table-cell office:value-type="float" office:value="923022331111" table:style-name="ce4">
            <text:p>92302233111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31</text:p>
          </table:table-cell>
          <table:table-cell office:value-type="string" table:style-name="ce1">
            <text:p>Syed Ali</text:p>
          </table:table-cell>
          <table:table-cell office:value-type="string" table:style-name="ce1">
            <text:p>Shazwin</text:p>
          </table:table-cell>
          <table:table-cell office:value-type="string" table:style-name="ce1">
            <text:p>ss04831@st.habib.edu.pk</text:p>
          </table:table-cell>
          <table:table-cell office:value-type="float" office:value="923323670408" table:style-name="ce4">
            <text:p>92332367040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93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Faizan</text:p>
          </table:table-cell>
          <table:table-cell office:value-type="string" table:style-name="ce1">
            <text:p>ft03493@st.habib.edu.pk</text:p>
          </table:table-cell>
          <table:table-cell office:value-type="float" office:value="923440000000" table:style-name="ce4">
            <text:p>923440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24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t02924@st.habib.edu.pk</text:p>
          </table:table-cell>
          <table:table-cell office:value-type="float" office:value="923324443088" table:style-name="ce4">
            <text:p>92332444308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70</text:p>
          </table:table-cell>
          <table:table-cell office:value-type="string" table:style-name="ce1">
            <text:p>Tasneem</text:p>
          </table:table-cell>
          <table:table-cell office:value-type="string" table:style-name="ce1">
            <text:p>Batool</text:p>
          </table:table-cell>
          <table:table-cell office:value-type="string" table:style-name="ce1">
            <text:p>bt05070@st.habib.edu.pk</text:p>
          </table:table-cell>
          <table:table-cell office:value-type="float" office:value="923452215419" table:style-name="ce4">
            <text:p>92345221541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31</text:p>
          </table:table-cell>
          <table:table-cell office:value-type="string" table:style-name="ce1">
            <text:p>Tasneem</text:p>
          </table:table-cell>
          <table:table-cell office:value-type="string" table:style-name="ce1">
            <text:p>Rida</text:p>
          </table:table-cell>
          <table:table-cell office:value-type="string" table:style-name="ce1">
            <text:p>rt02731@st.habib.edu.pk</text:p>
          </table:table-cell>
          <table:table-cell office:value-type="float" office:value="923463222051" table:style-name="ce4">
            <text:p>92346322205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50</text:p>
          </table:table-cell>
          <table:table-cell office:value-type="string" table:style-name="ce1">
            <text:p>Tayyaba Mahmood</text:p>
          </table:table-cell>
          <table:table-cell office:value-type="string" table:style-name="ce1">
            <text:p>Syeda</text:p>
          </table:table-cell>
          <table:table-cell office:value-type="string" table:style-name="ce1">
            <text:p>st02250@st.habib.edu.pk</text:p>
          </table:table-cell>
          <table:table-cell office:value-type="float" office:value="923356380806" table:style-name="ce4">
            <text:p>92335638080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22</text:p>
          </table:table-cell>
          <table:table-cell office:value-type="string" table:style-name="ce1">
            <text:p>Tejani</text:p>
          </table:table-cell>
          <table:table-cell office:value-type="string" table:style-name="ce1">
            <text:p>Ali Abbas Mohsin</text:p>
          </table:table-cell>
          <table:table-cell office:value-type="string" table:style-name="ce1">
            <text:p>at00622@st.habib.edu.pk</text:p>
          </table:table-cell>
          <table:table-cell office:value-type="float" office:value="923362823243" table:style-name="ce4">
            <text:p>92336282324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18</text:p>
          </table:table-cell>
          <table:table-cell office:value-type="string" table:style-name="ce1">
            <text:p>Tejani</text:p>
          </table:table-cell>
          <table:table-cell office:value-type="string" table:style-name="ce1">
            <text:p>Rameen Shakil</text:p>
          </table:table-cell>
          <table:table-cell office:value-type="string" table:style-name="ce1">
            <text:p>rt02318@st.habib.edu.pk</text:p>
          </table:table-cell>
          <table:table-cell office:value-type="float" office:value="923212852808" table:style-name="ce4">
            <text:p>92321285280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53</text:p>
          </table:table-cell>
          <table:table-cell office:value-type="string" table:style-name="ce1">
            <text:p>Tharani</text:p>
          </table:table-cell>
          <table:table-cell office:value-type="string" table:style-name="ce1">
            <text:p>Shayan Mehboob</text:p>
          </table:table-cell>
          <table:table-cell office:value-type="string" table:style-name="ce1">
            <text:p>st02753@st.habib.edu.pk</text:p>
          </table:table-cell>
          <table:table-cell office:value-type="float" office:value="923323482762" table:style-name="ce4">
            <text:p>92332348276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64</text:p>
          </table:table-cell>
          <table:table-cell office:value-type="string" table:style-name="ce1">
            <text:p>Ubaid</text:p>
          </table:table-cell>
          <table:table-cell office:value-type="string" table:style-name="ce1">
            <text:p>Yusra</text:p>
          </table:table-cell>
          <table:table-cell office:value-type="string" table:style-name="ce1">
            <text:p>yu05264@st.habib.edu.pk</text:p>
          </table:table-cell>
          <table:table-cell office:value-type="float" office:value="92345821221" table:style-name="ce4">
            <text:p>92345821221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59</text:p>
          </table:table-cell>
          <table:table-cell office:value-type="string" table:style-name="ce1">
            <text:p>Usman</text:p>
          </table:table-cell>
          <table:table-cell office:value-type="string" table:style-name="ce1">
            <text:p>Haya</text:p>
          </table:table-cell>
          <table:table-cell office:value-type="string" table:style-name="ce1">
            <text:p>hu05259@st.habib.edu.pk</text:p>
          </table:table-cell>
          <table:table-cell office:value-type="float" office:value="923012080743" table:style-name="ce4">
            <text:p>923012080743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475</text:p>
          </table:table-cell>
          <table:table-cell office:value-type="string" table:style-name="ce1">
            <text:p>Usmani</text:p>
          </table:table-cell>
          <table:table-cell office:value-type="string" table:style-name="ce1">
            <text:p>Shahab</text:p>
          </table:table-cell>
          <table:table-cell office:value-type="string" table:style-name="ce1">
            <text:p>su00475@st.habib.edu.pk</text:p>
          </table:table-cell>
          <table:table-cell office:value-type="float" office:value="923451289929" table:style-name="ce4">
            <text:p>92345128992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58</text:p>
          </table:table-cell>
          <table:table-cell office:value-type="string" table:style-name="ce1">
            <text:p>Valika</text:p>
          </table:table-cell>
          <table:table-cell office:value-type="string" table:style-name="ce1">
            <text:p>Zahra</text:p>
          </table:table-cell>
          <table:table-cell office:value-type="string" table:style-name="ce1">
            <text:p>zv03458@st.habib.edu.pk</text:p>
          </table:table-cell>
          <table:table-cell office:value-type="float" office:value="923363000000" table:style-name="ce4">
            <text:p>923363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41</text:p>
          </table:table-cell>
          <table:table-cell office:value-type="string" table:style-name="ce1">
            <text:p>Waseem</text:p>
          </table:table-cell>
          <table:table-cell office:value-type="string" table:style-name="ce1">
            <text:p>Zobia</text:p>
          </table:table-cell>
          <table:table-cell office:value-type="string" table:style-name="ce1">
            <text:p>zw04441@st.habib.edu.pk</text:p>
          </table:table-cell>
          <table:table-cell office:value-type="float" office:value="923138707679" table:style-name="ce4">
            <text:p>923138707679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52</text:p>
          </table:table-cell>
          <table:table-cell office:value-type="string" table:style-name="ce1">
            <text:p>Yusufi</text:p>
          </table:table-cell>
          <table:table-cell office:value-type="string" table:style-name="ce1">
            <text:p>Mashaal Chowdhry</text:p>
          </table:table-cell>
          <table:table-cell office:value-type="string" table:style-name="ce1">
            <text:p>my02552@st.habib.edu.pk</text:p>
          </table:table-cell>
          <table:table-cell office:value-type="float" office:value="923008212547" table:style-name="ce4">
            <text:p>92300821254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41</text:p>
          </table:table-cell>
          <table:table-cell office:value-type="string" table:style-name="ce1">
            <text:p>Zafar</text:p>
          </table:table-cell>
          <table:table-cell office:value-type="string" table:style-name="ce1">
            <text:p>Shahzaib</text:p>
          </table:table-cell>
          <table:table-cell office:value-type="string" table:style-name="ce1">
            <text:p>sz00541@st.habib.edu.pk</text:p>
          </table:table-cell>
          <table:table-cell office:value-type="float" office:value="923132244664" table:style-name="ce4">
            <text:p>923132244664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24</text:p>
          </table:table-cell>
          <table:table-cell office:value-type="string" table:style-name="ce1">
            <text:p>Zahid</text:p>
          </table:table-cell>
          <table:table-cell office:value-type="string" table:style-name="ce1">
            <text:p>Khadija</text:p>
          </table:table-cell>
          <table:table-cell office:value-type="string" table:style-name="ce1">
            <text:p>kz03524@st.habib.edu.pk</text:p>
          </table:table-cell>
          <table:table-cell office:value-type="float" office:value="923232000000" table:style-name="ce4">
            <text:p>923232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49</text:p>
          </table:table-cell>
          <table:table-cell office:value-type="string" table:style-name="ce1">
            <text:p>Zahoor</text:p>
          </table:table-cell>
          <table:table-cell office:value-type="string" table:style-name="ce1">
            <text:p>Ureeba</text:p>
          </table:table-cell>
          <table:table-cell office:value-type="string" table:style-name="ce1">
            <text:p>uz02849@st.habib.edu.pk</text:p>
          </table:table-cell>
          <table:table-cell office:value-type="float" office:value="923312994107" table:style-name="ce4">
            <text:p>92331299410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052</text:p>
          </table:table-cell>
          <table:table-cell office:value-type="string" table:style-name="ce1">
            <text:p>Zaid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az01052@st.habib.edu.pk</text:p>
          </table:table-cell>
          <table:table-cell office:value-type="float" office:value="923336554416" table:style-name="ce4">
            <text:p>92333655441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52</text:p>
          </table:table-cell>
          <table:table-cell office:value-type="string" table:style-name="ce1">
            <text:p>Zaidi</text:p>
          </table:table-cell>
          <table:table-cell office:value-type="string" table:style-name="ce1">
            <text:p>Marium Fatima</text:p>
          </table:table-cell>
          <table:table-cell office:value-type="string" table:style-name="ce1">
            <text:p>mz04952@st.habib.edu.pk</text:p>
          </table:table-cell>
          <table:table-cell office:value-type="float" office:value="923003677558" table:style-name="ce4">
            <text:p>92300367755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54</text:p>
          </table:table-cell>
          <table:table-cell office:value-type="string" table:style-name="ce1">
            <text:p>Zaidi</text:p>
          </table:table-cell>
          <table:table-cell office:value-type="string" table:style-name="ce1">
            <text:p>Syed Faraz Haider</text:p>
          </table:table-cell>
          <table:table-cell office:value-type="string" table:style-name="ce1">
            <text:p>sz00954@st.habib.edu.pk</text:p>
          </table:table-cell>
          <table:table-cell office:value-type="float" office:value="923152805075" table:style-name="ce4">
            <text:p>923152805075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27</text:p>
          </table:table-cell>
          <table:table-cell office:value-type="string" table:style-name="ce1">
            <text:p>Zaidi</text:p>
          </table:table-cell>
          <table:table-cell office:value-type="string" table:style-name="ce1">
            <text:p>Syed Muhammad Husain</text:p>
          </table:table-cell>
          <table:table-cell office:value-type="string" table:style-name="ce1">
            <text:p>sz00327@st.habib.edu.pk</text:p>
          </table:table-cell>
          <table:table-cell office:value-type="float" office:value="923362009636" table:style-name="ce4">
            <text:p>923362009636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41</text:p>
          </table:table-cell>
          <table:table-cell office:value-type="string" table:style-name="ce1">
            <text:p>Zehra</text:p>
          </table:table-cell>
          <table:table-cell office:value-type="string" table:style-name="ce1">
            <text:p>Bint-E-</text:p>
          </table:table-cell>
          <table:table-cell office:value-type="string" table:style-name="ce1">
            <text:p>bz02341@st.habib.edu.pk</text:p>
          </table:table-cell>
          <table:table-cell office:value-type="float" office:value="923328790407" table:style-name="ce4">
            <text:p>923328790407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08</text:p>
          </table:table-cell>
          <table:table-cell office:value-type="string" table:style-name="ce1">
            <text:p>Zulfiqar Ali</text:p>
          </table:table-cell>
          <table:table-cell office:value-type="string" table:style-name="ce1">
            <text:p>Imaara</text:p>
          </table:table-cell>
          <table:table-cell office:value-type="string" table:style-name="ce1">
            <text:p>iz05208@st.habib.edu.pk</text:p>
          </table:table-cell>
          <table:table-cell office:value-type="float" office:value="923322230598" table:style-name="ce4">
            <text:p>923322230598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SDP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98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Taha Zaid</text:p>
          </table:table-cell>
          <table:table-cell office:value-type="string" table:style-name="ce1">
            <text:p>to01998@st.habib.edu.pk</text:p>
          </table:table-cell>
          <table:table-cell office:value-type="float" office:value="923052222182" table:style-name="ce4">
            <text:p>923052222182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47</text:p>
          </table:table-cell>
          <table:table-cell office:value-type="string" table:style-name="ce1">
            <text:p>Arain</text:p>
          </table:table-cell>
          <table:table-cell office:value-type="string" table:style-name="ce1">
            <text:p>Mehreen Ashraf</text:p>
          </table:table-cell>
          <table:table-cell office:value-type="string" table:style-name="ce1">
            <text:p>ma03847@st.habib.edu.pk</text:p>
          </table:table-cell>
          <table:table-cell office:value-type="float" office:value="923041000000" table:style-name="ce4">
            <text:p>923041000000</text:p>
          </table:table-cell>
          <table:table-cell office:value-type="string" table:style-name="ce1">
            <text:p>BSC</text:p>
          </table:table-cell>
          <table:table-cell office:value-type="string" table:style-name="ce1">
            <text:p>C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419</text:p>
          </table:table-cell>
          <table:table-cell office:value-type="string" table:style-name="ce1">
            <text:p>Arbab</text:p>
          </table:table-cell>
          <table:table-cell office:value-type="string" table:style-name="ce1">
            <text:p>Eman</text:p>
          </table:table-cell>
          <table:table-cell office:value-type="string" table:style-name="ce1">
            <text:p>ea03419@st.habib.edu.pk</text:p>
          </table:table-cell>
          <table:table-cell table:style-name="ce4"/>
          <table:table-cell office:value-type="string" table:style-name="ce1">
            <text:p>BSC</text:p>
          </table:table-cell>
          <table:table-cell office:value-type="string" table:style-name="ce1">
            <text:p>C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694</text:p>
          </table:table-cell>
          <table:table-cell office:value-type="string" table:style-name="ce1">
            <text:p>Arshad</text:p>
          </table:table-cell>
          <table:table-cell office:value-type="string" table:style-name="ce1">
            <text:p>Ammara</text:p>
          </table:table-cell>
          <table:table-cell table:style-name="ce1"/>
          <table:table-cell office:value-type="float" office:value="3343232442" table:style-name="ce4">
            <text:p>3343232442</text:p>
          </table:table-cell>
          <table:table-cell office:value-type="string" table:style-name="ce1">
            <text:p>BS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2567</text:p>
          </table:table-cell>
          <table:table-cell office:value-type="string" table:style-name="ce1">
            <text:p>Arshad</text:p>
          </table:table-cell>
          <table:table-cell office:value-type="string" table:style-name="ce1">
            <text:p>Souha</text:p>
          </table:table-cell>
          <table:table-cell office:value-type="string" table:style-name="ce1">
            <text:p>sa02567@st.habib.edu.pk</text:p>
          </table:table-cell>
          <table:table-cell office:value-type="float" office:value="923222681970" table:style-name="ce4">
            <text:p>923222681970</text:p>
          </table:table-cell>
          <table:table-cell office:value-type="string" table:style-name="ce1">
            <text:p>BS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2870</text:p>
          </table:table-cell>
          <table:table-cell office:value-type="string" table:style-name="ce1">
            <text:p>Asghar</text:p>
          </table:table-cell>
          <table:table-cell office:value-type="string" table:style-name="ce1">
            <text:p>Anoshia</text:p>
          </table:table-cell>
          <table:table-cell office:value-type="string" table:style-name="ce1">
            <text:p>aa02870@st.habib.edu.pk</text:p>
          </table:table-cell>
          <table:table-cell office:value-type="float" office:value="923313765068" table:style-name="ce4">
            <text:p>923313765068</text:p>
          </table:table-cell>
          <table:table-cell office:value-type="string" table:style-name="ce1">
            <text:p>BS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2705</text:p>
          </table:table-cell>
          <table:table-cell office:value-type="string" table:style-name="ce1">
            <text:p>Bin Imran</text:p>
          </table:table-cell>
          <table:table-cell office:value-type="string" table:style-name="ce1">
            <text:p>Abdullah</text:p>
          </table:table-cell>
          <table:table-cell office:value-type="string" table:style-name="ce1">
            <text:p>ab02705@st.habib.edu.pk</text:p>
          </table:table-cell>
          <table:table-cell office:value-type="float" office:value="923352137172" table:style-name="ce4">
            <text:p>923352137172</text:p>
          </table:table-cell>
          <table:table-cell office:value-type="string" table:style-name="ce1">
            <text:p>BS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2248</text:p>
          </table:table-cell>
          <table:table-cell office:value-type="string" table:style-name="ce1">
            <text:p>Farrukh</text:p>
          </table:table-cell>
          <table:table-cell office:value-type="string" table:style-name="ce1">
            <text:p>Sana</text:p>
          </table:table-cell>
          <table:table-cell office:value-type="string" table:style-name="ce1">
            <text:p>sf02248@st.habib.edu.pk</text:p>
          </table:table-cell>
          <table:table-cell office:value-type="float" office:value="923222905546" table:style-name="ce4">
            <text:p>923222905546</text:p>
          </table:table-cell>
          <table:table-cell office:value-type="string" table:style-name="ce1">
            <text:p>BS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2293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Seerat</text:p>
          </table:table-cell>
          <table:table-cell office:value-type="string" table:style-name="ce1">
            <text:p>sf02293@st.habib.edu.pk</text:p>
          </table:table-cell>
          <table:table-cell office:value-type="float" office:value="923453033606" table:style-name="ce4">
            <text:p>923453033606</text:p>
          </table:table-cell>
          <table:table-cell office:value-type="string" table:style-name="ce1">
            <text:p>BS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1261</text:p>
          </table:table-cell>
          <table:table-cell office:value-type="string" table:style-name="ce1">
            <text:p>Iqbal</text:p>
          </table:table-cell>
          <table:table-cell office:value-type="string" table:style-name="ce1">
            <text:p>Muzhda Fatima</text:p>
          </table:table-cell>
          <table:table-cell table:style-name="ce1"/>
          <table:table-cell office:value-type="float" office:value="923242155498" table:style-name="ce4">
            <text:p>923242155498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755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Hamna</text:p>
          </table:table-cell>
          <table:table-cell office:value-type="string" table:style-name="ce1">
            <text:p>hk03755@st.habib.edu.pk</text:p>
          </table:table-cell>
          <table:table-cell table:style-name="ce4"/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2436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hujaat Ali</text:p>
          </table:table-cell>
          <table:table-cell office:value-type="string" table:style-name="ce1">
            <text:p>sk02436@st.habib.edu.pk</text:p>
          </table:table-cell>
          <table:table-cell office:value-type="float" office:value="923333093480" table:style-name="ce4">
            <text:p>923333093480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2544</text:p>
          </table:table-cell>
          <table:table-cell office:value-type="string" table:style-name="ce1">
            <text:p>Mansoor</text:p>
          </table:table-cell>
          <table:table-cell office:value-type="string" table:style-name="ce1">
            <text:p>Hina Shahid</text:p>
          </table:table-cell>
          <table:table-cell office:value-type="string" table:style-name="ce1">
            <text:p>hm02544@st.habib.edu.pk</text:p>
          </table:table-cell>
          <table:table-cell office:value-type="float" office:value="923062022038" table:style-name="ce4">
            <text:p>923062022038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885</text:p>
          </table:table-cell>
          <table:table-cell office:value-type="string" table:style-name="ce1">
            <text:p>Nasir</text:p>
          </table:table-cell>
          <table:table-cell office:value-type="string" table:style-name="ce1">
            <text:p>Hiba</text:p>
          </table:table-cell>
          <table:table-cell office:value-type="string" table:style-name="ce1">
            <text:p>hn03885@st.habib.edu.pk</text:p>
          </table:table-cell>
          <table:table-cell table:style-name="ce4"/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5162</text:p>
          </table:table-cell>
          <table:table-cell office:value-type="string" table:style-name="ce1">
            <text:p>Naveed</text:p>
          </table:table-cell>
          <table:table-cell office:value-type="string" table:style-name="ce1">
            <text:p>Moiza</text:p>
          </table:table-cell>
          <table:table-cell office:value-type="string" table:style-name="ce1">
            <text:p>mn05162@st.habib.edu.pk</text:p>
          </table:table-cell>
          <table:table-cell table:style-name="ce4"/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439</text:p>
          </table:table-cell>
          <table:table-cell office:value-type="string" table:style-name="ce1">
            <text:p>Noor</text:p>
          </table:table-cell>
          <table:table-cell office:value-type="string" table:style-name="ce1">
            <text:p>Hafsa</text:p>
          </table:table-cell>
          <table:table-cell office:value-type="string" table:style-name="ce1">
            <text:p>hn03439@st.habib.edu.pk</text:p>
          </table:table-cell>
          <table:table-cell office:value-type="float" office:value="923369000000" table:style-name="ce4">
            <text:p>923369000000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015</text:p>
          </table:table-cell>
          <table:table-cell office:value-type="string" table:style-name="ce1">
            <text:p>Rahman</text:p>
          </table:table-cell>
          <table:table-cell office:value-type="string" table:style-name="ce1">
            <text:p>Amal</text:p>
          </table:table-cell>
          <table:table-cell office:value-type="string" table:style-name="ce1">
            <text:p>ar03015@st.habib.edu.pk</text:p>
          </table:table-cell>
          <table:table-cell office:value-type="float" office:value="923112424064" table:style-name="ce4">
            <text:p>923112424064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446</text:p>
          </table:table-cell>
          <table:table-cell office:value-type="string" table:style-name="ce1">
            <text:p>Rahman</text:p>
          </table:table-cell>
          <table:table-cell office:value-type="string" table:style-name="ce1">
            <text:p>Nawal</text:p>
          </table:table-cell>
          <table:table-cell office:value-type="string" table:style-name="ce1">
            <text:p>nr03446@st.habib.edu.pk</text:p>
          </table:table-cell>
          <table:table-cell office:value-type="float" office:value="923169000000" table:style-name="ce4">
            <text:p>923169000000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428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Duaa</text:p>
          </table:table-cell>
          <table:table-cell office:value-type="string" table:style-name="ce1">
            <text:p>dr03428@st.habib.edu.pk</text:p>
          </table:table-cell>
          <table:table-cell office:value-type="float" office:value="923486000000" table:style-name="ce4">
            <text:p>923486000000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0746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Mariam Abdul</text:p>
          </table:table-cell>
          <table:table-cell table:style-name="ce1"/>
          <table:table-cell office:value-type="float" office:value="923443301751" table:style-name="ce4">
            <text:p>923443301751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615</text:p>
          </table:table-cell>
          <table:table-cell office:value-type="string" table:style-name="ce1">
            <text:p>Rizwan</text:p>
          </table:table-cell>
          <table:table-cell office:value-type="string" table:style-name="ce1">
            <text:p>Marium</text:p>
          </table:table-cell>
          <table:table-cell office:value-type="string" table:style-name="ce1">
            <text:p>mr03615@st.habib.edu.pk</text:p>
          </table:table-cell>
          <table:table-cell office:value-type="float" office:value="923312000000" table:style-name="ce4">
            <text:p>923312000000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894</text:p>
          </table:table-cell>
          <table:table-cell office:value-type="string" table:style-name="ce1">
            <text:p>Shahid</text:p>
          </table:table-cell>
          <table:table-cell office:value-type="string" table:style-name="ce1">
            <text:p>Aalina</text:p>
          </table:table-cell>
          <table:table-cell office:value-type="string" table:style-name="ce1">
            <text:p>as03894@st.habib.edu.pk</text:p>
          </table:table-cell>
          <table:table-cell table:style-name="ce4"/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2317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Mazia Dawood</text:p>
          </table:table-cell>
          <table:table-cell office:value-type="string" table:style-name="ce1">
            <text:p>ms02317@st.habib.edu.pk</text:p>
          </table:table-cell>
          <table:table-cell office:value-type="float" office:value="923328820222" table:style-name="ce4">
            <text:p>923328820222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2843</text:p>
          </table:table-cell>
          <table:table-cell office:value-type="string" table:style-name="ce1">
            <text:p>Sheikh</text:p>
          </table:table-cell>
          <table:table-cell office:value-type="string" table:style-name="ce1">
            <text:p>Maha</text:p>
          </table:table-cell>
          <table:table-cell office:value-type="string" table:style-name="ce1">
            <text:p>ms02843@st.habib.edu.pk</text:p>
          </table:table-cell>
          <table:table-cell office:value-type="string" table:style-name="ce4">
            <text:p>920/235-3331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1917</text:p>
          </table:table-cell>
          <table:table-cell office:value-type="string" table:style-name="ce1">
            <text:p>Sohail</text:p>
          </table:table-cell>
          <table:table-cell office:value-type="string" table:style-name="ce1">
            <text:p>Mahin</text:p>
          </table:table-cell>
          <table:table-cell office:value-type="string" table:style-name="ce1">
            <text:p>ms01917@st.habib.edu.pk</text:p>
          </table:table-cell>
          <table:table-cell office:value-type="float" office:value="923012707012" table:style-name="ce4">
            <text:p>923012707012</text:p>
          </table:table-cell>
          <table:table-cell office:value-type="string" table:style-name="ce1">
            <text:p>BS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2292</text:p>
          </table:table-cell>
          <table:table-cell office:value-type="string" table:style-name="ce1">
            <text:p>Sufi</text:p>
          </table:table-cell>
          <table:table-cell office:value-type="string" table:style-name="ce1">
            <text:p>Muneeza Atifa</text:p>
          </table:table-cell>
          <table:table-cell office:value-type="string" table:style-name="ce1">
            <text:p>ms02292@st.habib.edu.pk</text:p>
          </table:table-cell>
          <table:table-cell office:value-type="float" office:value="923022899890" table:style-name="ce4">
            <text:p>923022899890</text:p>
          </table:table-cell>
          <table:table-cell office:value-type="string" table:style-name="ce1">
            <text:p>BS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4975</text:p>
          </table:table-cell>
          <table:table-cell office:value-type="string" table:style-name="ce1">
            <text:p>Yousafzal</text:p>
          </table:table-cell>
          <table:table-cell office:value-type="string" table:style-name="ce1">
            <text:p>Haris</text:p>
          </table:table-cell>
          <table:table-cell office:value-type="string" table:style-name="ce1">
            <text:p>hy04975@st.habib.edu.pk</text:p>
          </table:table-cell>
          <table:table-cell table:style-name="ce4"/>
          <table:table-cell office:value-type="string" table:style-name="ce1">
            <text:p>BS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4404</text:p>
          </table:table-cell>
          <table:table-cell office:value-type="string" table:style-name="ce1">
            <text:p>Abdur Rafay</text:p>
          </table:table-cell>
          <table:table-cell office:value-type="string" table:style-name="ce1">
            <text:p>Musafa</text:p>
          </table:table-cell>
          <table:table-cell office:value-type="string" table:style-name="ce1">
            <text:p>ma04404@st.habib.edu.pk</text:p>
          </table:table-cell>
          <table:table-cell office:value-type="float" office:value="923212055724" table:style-name="ce4">
            <text:p>92321205572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45</text:p>
          </table:table-cell>
          <table:table-cell office:value-type="string" table:style-name="ce1">
            <text:p>Abid</text:p>
          </table:table-cell>
          <table:table-cell office:value-type="string" table:style-name="ce1">
            <text:p>Muhammad Salman</text:p>
          </table:table-cell>
          <table:table-cell office:value-type="string" table:style-name="ce1">
            <text:p>ma05045@st.habib.edu.pk</text:p>
          </table:table-cell>
          <table:table-cell office:value-type="float" office:value="923340900202" table:style-name="ce4">
            <text:p>92334090020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21</text:p>
          </table:table-cell>
          <table:table-cell office:value-type="string" table:style-name="ce1">
            <text:p>Abidi</text:p>
          </table:table-cell>
          <table:table-cell office:value-type="string" table:style-name="ce1">
            <text:p>Ambreen</text:p>
          </table:table-cell>
          <table:table-cell office:value-type="string" table:style-name="ce1">
            <text:p>aa00621@st.habib.edu.pk</text:p>
          </table:table-cell>
          <table:table-cell office:value-type="float" office:value="923337466567" table:style-name="ce4">
            <text:p>92333746656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76</text:p>
          </table:table-cell>
          <table:table-cell office:value-type="string" table:style-name="ce1">
            <text:p>Abidi</text:p>
          </table:table-cell>
          <table:table-cell office:value-type="string" table:style-name="ce1">
            <text:p>Shehreyar Ali</text:p>
          </table:table-cell>
          <table:table-cell office:value-type="string" table:style-name="ce1">
            <text:p>sa03576@st.habib.edu.pk</text:p>
          </table:table-cell>
          <table:table-cell office:value-type="float" office:value="923028000000" table:style-name="ce4">
            <text:p>923028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03</text:p>
          </table:table-cell>
          <table:table-cell office:value-type="string" table:style-name="ce1">
            <text:p>Adnan</text:p>
          </table:table-cell>
          <table:table-cell office:value-type="string" table:style-name="ce1">
            <text:p>Tasneem</text:p>
          </table:table-cell>
          <table:table-cell office:value-type="string" table:style-name="ce1">
            <text:p>ta02903@st.habib.edu.pk</text:p>
          </table:table-cell>
          <table:table-cell office:value-type="float" office:value="923342965670" table:style-name="ce4">
            <text:p>92334296567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49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Ismaeel Shariq</text:p>
          </table:table-cell>
          <table:table-cell office:value-type="string" table:style-name="ce1">
            <text:p>ia02749@st.habib.edu.pk</text:p>
          </table:table-cell>
          <table:table-cell office:value-type="float" office:value="923352108605" table:style-name="ce4">
            <text:p>92335210860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54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Mohammad Ateeb</text:p>
          </table:table-cell>
          <table:table-cell office:value-type="string" table:style-name="ce1">
            <text:p>ma02954@st.habib.edu.pk</text:p>
          </table:table-cell>
          <table:table-cell office:value-type="float" office:value="923212209232" table:style-name="ce4">
            <text:p>92321220923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49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nisa Aisha</text:p>
          </table:table-cell>
          <table:table-cell office:value-type="string" table:style-name="ce1">
            <text:p>aa04049@st.habib.edu.pk</text:p>
          </table:table-cell>
          <table:table-cell office:value-type="float" office:value="923353000000" table:style-name="ce4">
            <text:p>92335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79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rham</text:p>
          </table:table-cell>
          <table:table-cell office:value-type="string" table:style-name="ce1">
            <text:p>aa05179@st.habib.edu.pk</text:p>
          </table:table-cell>
          <table:table-cell office:value-type="float" office:value="923214311945" table:style-name="ce4">
            <text:p>92321431194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22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sra</text:p>
          </table:table-cell>
          <table:table-cell office:value-type="string" table:style-name="ce1">
            <text:p>aa03422@st.habib.edu.pk</text:p>
          </table:table-cell>
          <table:table-cell office:value-type="float" office:value="923158000000" table:style-name="ce4">
            <text:p>923158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51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teeb</text:p>
          </table:table-cell>
          <table:table-cell office:value-type="string" table:style-name="ce1">
            <text:p>aa02751@st.habib.edu.pk</text:p>
          </table:table-cell>
          <table:table-cell office:value-type="float" office:value="923332386616" table:style-name="ce4">
            <text:p>92333238661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76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Eisha</text:p>
          </table:table-cell>
          <table:table-cell office:value-type="string" table:style-name="ce1">
            <text:p>ea03876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81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Huda Feroz</text:p>
          </table:table-cell>
          <table:table-cell office:value-type="string" table:style-name="ce1">
            <text:p>ha04081@st.habib.edu.pk</text:p>
          </table:table-cell>
          <table:table-cell office:value-type="float" office:value="923223000000" table:style-name="ce4">
            <text:p>92322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07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a04007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20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Omema</text:p>
          </table:table-cell>
          <table:table-cell office:value-type="string" table:style-name="ce1">
            <text:p>oa04320@st.habib.edu.pk</text:p>
          </table:table-cell>
          <table:table-cell office:value-type="float" office:value="923352113408" table:style-name="ce4">
            <text:p>92335211340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50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Syed</text:p>
          </table:table-cell>
          <table:table-cell office:value-type="string" table:style-name="ce1">
            <text:p>sa04050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08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Syed Ahsan</text:p>
          </table:table-cell>
          <table:table-cell office:value-type="string" table:style-name="ce1">
            <text:p>sa02908@st.habib.edu.pk</text:p>
          </table:table-cell>
          <table:table-cell office:value-type="float" office:value="923332256816" table:style-name="ce4">
            <text:p>92333225681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03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SyedSaad</text:p>
          </table:table-cell>
          <table:table-cell office:value-type="string" table:style-name="ce1">
            <text:p>ss03503@st.habib.edu.pk</text:p>
          </table:table-cell>
          <table:table-cell office:value-type="float" office:value="923334000000" table:style-name="ce4">
            <text:p>923334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45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Usman</text:p>
          </table:table-cell>
          <table:table-cell office:value-type="string" table:style-name="ce1">
            <text:p>ua01945@st.habib.edu.pk</text:p>
          </table:table-cell>
          <table:table-cell office:value-type="float" office:value="923422455823" table:style-name="ce4">
            <text:p>92342245582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66</text:p>
          </table:table-cell>
          <table:table-cell office:value-type="string" table:style-name="ce1">
            <text:p>Ahsan</text:p>
          </table:table-cell>
          <table:table-cell office:value-type="string" table:style-name="ce1">
            <text:p>Aniqa</text:p>
          </table:table-cell>
          <table:table-cell office:value-type="string" table:style-name="ce1">
            <text:p>aa02366@st.habib.edu.pk</text:p>
          </table:table-cell>
          <table:table-cell office:value-type="float" office:value="923008981000" table:style-name="ce4">
            <text:p>923008981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49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Anabia</text:p>
          </table:table-cell>
          <table:table-cell office:value-type="string" table:style-name="ce1">
            <text:p>aa00649@st.habib.edu.pk</text:p>
          </table:table-cell>
          <table:table-cell office:value-type="float" office:value="923332496355" table:style-name="ce4">
            <text:p>92333249635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000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Fakhr E</text:p>
          </table:table-cell>
          <table:table-cell office:value-type="string" table:style-name="ce1">
            <text:p>fa02000@st.habib.edu.pk</text:p>
          </table:table-cell>
          <table:table-cell office:value-type="float" office:value="923341899516" table:style-name="ce4">
            <text:p>92334189951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95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Syed Muhammad Ammar</text:p>
          </table:table-cell>
          <table:table-cell office:value-type="string" table:style-name="ce1">
            <text:p>sa04295@st.habib.edu.pk</text:p>
          </table:table-cell>
          <table:table-cell office:value-type="float" office:value="923361052239" table:style-name="ce4">
            <text:p>92336105223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28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nus Syed</text:p>
          </table:table-cell>
          <table:table-cell office:value-type="string" table:style-name="ce1">
            <text:p>aa04928@st.habib.edu.pk</text:p>
          </table:table-cell>
          <table:table-cell office:value-type="float" office:value="923433433921" table:style-name="ce4">
            <text:p>92343343392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70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ahad</text:p>
          </table:table-cell>
          <table:table-cell office:value-type="string" table:style-name="ce1">
            <text:p>ma03670@st.habib.edu.pk</text:p>
          </table:table-cell>
          <table:table-cell office:value-type="float" office:value="923433000000" table:style-name="ce4">
            <text:p>92343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26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a02526@st.habib.edu.pk</text:p>
          </table:table-cell>
          <table:table-cell office:value-type="float" office:value="923323013514" table:style-name="ce4">
            <text:p>92332301351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14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uhammad Hamza</text:p>
          </table:table-cell>
          <table:table-cell office:value-type="string" table:style-name="ce1">
            <text:p>ma02414@st.habib.edu.pk</text:p>
          </table:table-cell>
          <table:table-cell office:value-type="float" office:value="923458087753" table:style-name="ce4">
            <text:p>92345808775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59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uhammad Shahrom</text:p>
          </table:table-cell>
          <table:table-cell office:value-type="string" table:style-name="ce1">
            <text:p>ma03559@st.habib.edu.pk</text:p>
          </table:table-cell>
          <table:table-cell office:value-type="float" office:value="923163000000" table:style-name="ce4">
            <text:p>92316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75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Shoaib Mustafa</text:p>
          </table:table-cell>
          <table:table-cell office:value-type="string" table:style-name="ce1">
            <text:p>sa04275@st.habib.edu.pk</text:p>
          </table:table-cell>
          <table:table-cell office:value-type="float" office:value="923212279609" table:style-name="ce4">
            <text:p>92321227960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24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Syed Hammad</text:p>
          </table:table-cell>
          <table:table-cell office:value-type="string" table:style-name="ce1">
            <text:p>sa04324@st.habib.edu.pk</text:p>
          </table:table-cell>
          <table:table-cell office:value-type="float" office:value="923362568578" table:style-name="ce4">
            <text:p>92336256857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09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Syed Shariq</text:p>
          </table:table-cell>
          <table:table-cell office:value-type="string" table:style-name="ce1">
            <text:p>sa00509@st.habib.edu.pk</text:p>
          </table:table-cell>
          <table:table-cell office:value-type="float" office:value="923332908010" table:style-name="ce4">
            <text:p>92333290801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92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Taha Murtaza</text:p>
          </table:table-cell>
          <table:table-cell office:value-type="string" table:style-name="ce1">
            <text:p>ta03792@st.habib.edu.pk</text:p>
          </table:table-cell>
          <table:table-cell office:value-type="float" office:value="923324000000" table:style-name="ce4">
            <text:p>923324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20</text:p>
          </table:table-cell>
          <table:table-cell office:value-type="string" table:style-name="ce1">
            <text:p>Amir</text:p>
          </table:table-cell>
          <table:table-cell office:value-type="string" table:style-name="ce1">
            <text:p>Abyan</text:p>
          </table:table-cell>
          <table:table-cell office:value-type="string" table:style-name="ce1">
            <text:p>aa02820@st.habib.edu.pk</text:p>
          </table:table-cell>
          <table:table-cell office:value-type="float" office:value="923322158067" table:style-name="ce4">
            <text:p>92332215806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10</text:p>
          </table:table-cell>
          <table:table-cell office:value-type="string" table:style-name="ce1">
            <text:p>Amir</text:p>
          </table:table-cell>
          <table:table-cell office:value-type="string" table:style-name="ce1">
            <text:p>Faiza</text:p>
          </table:table-cell>
          <table:table-cell office:value-type="string" table:style-name="ce1">
            <text:p>fa02810@st.habib.edu.pk</text:p>
          </table:table-cell>
          <table:table-cell office:value-type="float" office:value="923363668340" table:style-name="ce4">
            <text:p>92336366834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68</text:p>
          </table:table-cell>
          <table:table-cell office:value-type="string" table:style-name="ce1">
            <text:p>Ammar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a05168@st.habib.edu.pk</text:p>
          </table:table-cell>
          <table:table-cell office:value-type="float" office:value="923121756821" table:style-name="ce4">
            <text:p>92312175682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56</text:p>
          </table:table-cell>
          <table:table-cell office:value-type="string" table:style-name="ce1">
            <text:p>Anees</text:p>
          </table:table-cell>
          <table:table-cell office:value-type="string" table:style-name="ce1">
            <text:p>Maheen</text:p>
          </table:table-cell>
          <table:table-cell office:value-type="string" table:style-name="ce1">
            <text:p>ma05156@st.habib.edu.pk</text:p>
          </table:table-cell>
          <table:table-cell office:value-type="float" office:value="923341324319" table:style-name="ce4">
            <text:p>92334132431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19</text:p>
          </table:table-cell>
          <table:table-cell office:value-type="string" table:style-name="ce1">
            <text:p>Ansar</text:p>
          </table:table-cell>
          <table:table-cell office:value-type="string" table:style-name="ce1">
            <text:p>Maryam</text:p>
          </table:table-cell>
          <table:table-cell office:value-type="string" table:style-name="ce1">
            <text:p>ma05019@st.habib.edu.pk</text:p>
          </table:table-cell>
          <table:table-cell office:value-type="float" office:value="923333280993" table:style-name="ce4">
            <text:p>92333328099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79</text:p>
          </table:table-cell>
          <table:table-cell office:value-type="string" table:style-name="ce1">
            <text:p>Ansari</text:p>
          </table:table-cell>
          <table:table-cell office:value-type="string" table:style-name="ce1">
            <text:p>Behjet</text:p>
          </table:table-cell>
          <table:table-cell office:value-type="string" table:style-name="ce1">
            <text:p>ba04079@st.habib.edu.pk</text:p>
          </table:table-cell>
          <table:table-cell office:value-type="float" office:value="923483000000" table:style-name="ce4">
            <text:p>92348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89</text:p>
          </table:table-cell>
          <table:table-cell office:value-type="string" table:style-name="ce1">
            <text:p>Anwar</text:p>
          </table:table-cell>
          <table:table-cell office:value-type="string" table:style-name="ce1">
            <text:p>Muhammad Munawwar</text:p>
          </table:table-cell>
          <table:table-cell office:value-type="string" table:style-name="ce1">
            <text:p>ma04289@st.habib.edu.pk</text:p>
          </table:table-cell>
          <table:table-cell office:value-type="float" office:value="923322331764" table:style-name="ce4">
            <text:p>92332233176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69</text:p>
          </table:table-cell>
          <table:table-cell office:value-type="string" table:style-name="ce1">
            <text:p>Arfeen</text:p>
          </table:table-cell>
          <table:table-cell office:value-type="string" table:style-name="ce1">
            <text:p>Shams</text:p>
          </table:table-cell>
          <table:table-cell office:value-type="string" table:style-name="ce1">
            <text:p>sa05169@st.habib.edu.pk</text:p>
          </table:table-cell>
          <table:table-cell office:value-type="float" office:value="923122357662" table:style-name="ce4">
            <text:p>92312235766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07</text:p>
          </table:table-cell>
          <table:table-cell office:value-type="string" table:style-name="ce1">
            <text:p>Asad</text:p>
          </table:table-cell>
          <table:table-cell office:value-type="string" table:style-name="ce1">
            <text:p>Owais Bin</text:p>
          </table:table-cell>
          <table:table-cell office:value-type="string" table:style-name="ce1">
            <text:p>oa05007@st.habib.edu.pk</text:p>
          </table:table-cell>
          <table:table-cell office:value-type="float" office:value="923215843150" table:style-name="ce4">
            <text:p>92321584315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48</text:p>
          </table:table-cell>
          <table:table-cell office:value-type="string" table:style-name="ce1">
            <text:p>Ashal</text:p>
          </table:table-cell>
          <table:table-cell office:value-type="string" table:style-name="ce1">
            <text:p>Syed Ali</text:p>
          </table:table-cell>
          <table:table-cell office:value-type="string" table:style-name="ce1">
            <text:p>sa05148@st.habib.edu.pk</text:p>
          </table:table-cell>
          <table:table-cell office:value-type="float" office:value="923232196291" table:style-name="ce4">
            <text:p>92323219629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90</text:p>
          </table:table-cell>
          <table:table-cell office:value-type="string" table:style-name="ce1">
            <text:p>Ashfaque</text:p>
          </table:table-cell>
          <table:table-cell office:value-type="string" table:style-name="ce1">
            <text:p>Mustafa</text:p>
          </table:table-cell>
          <table:table-cell office:value-type="string" table:style-name="ce1">
            <text:p>ma03790@st.habib.edu.pk</text:p>
          </table:table-cell>
          <table:table-cell office:value-type="float" office:value="923075000000" table:style-name="ce4">
            <text:p>923075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91</text:p>
          </table:table-cell>
          <table:table-cell office:value-type="string" table:style-name="ce1">
            <text:p>Ashraf</text:p>
          </table:table-cell>
          <table:table-cell office:value-type="string" table:style-name="ce1">
            <text:p>Owais</text:p>
          </table:table-cell>
          <table:table-cell office:value-type="string" table:style-name="ce1">
            <text:p>oa04391@st.habib.edu.pk</text:p>
          </table:table-cell>
          <table:table-cell office:value-type="float" office:value="92333780584" table:style-name="ce4">
            <text:p>9233378058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27</text:p>
          </table:table-cell>
          <table:table-cell office:value-type="string" table:style-name="ce1">
            <text:p>Asim</text:p>
          </table:table-cell>
          <table:table-cell office:value-type="string" table:style-name="ce1">
            <text:p>Tasbiha</text:p>
          </table:table-cell>
          <table:table-cell office:value-type="string" table:style-name="ce1">
            <text:p>ta05227@st.habib.edu.pk</text:p>
          </table:table-cell>
          <table:table-cell office:value-type="float" office:value="923412675361" table:style-name="ce4">
            <text:p>92341267536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197</text:p>
          </table:table-cell>
          <table:table-cell office:value-type="string" table:style-name="ce1">
            <text:p>Askari</text:p>
          </table:table-cell>
          <table:table-cell office:value-type="string" table:style-name="ce1">
            <text:p>Gulraiz</text:p>
          </table:table-cell>
          <table:table-cell office:value-type="string" table:style-name="ce1">
            <text:p>ga02197@st.habib.edu.pk</text:p>
          </table:table-cell>
          <table:table-cell office:value-type="float" office:value="923222988515" table:style-name="ce4">
            <text:p>92322298851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10</text:p>
          </table:table-cell>
          <table:table-cell office:value-type="string" table:style-name="ce1">
            <text:p>Aslam</text:p>
          </table:table-cell>
          <table:table-cell office:value-type="string" table:style-name="ce1">
            <text:p>Syed Affan</text:p>
          </table:table-cell>
          <table:table-cell office:value-type="string" table:style-name="ce1">
            <text:p>sa00310@st.habib.edu.pk</text:p>
          </table:table-cell>
          <table:table-cell office:value-type="float" office:value="923333790158" table:style-name="ce4">
            <text:p>92333379015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19</text:p>
          </table:table-cell>
          <table:table-cell office:value-type="string" table:style-name="ce1">
            <text:p>Atif</text:p>
          </table:table-cell>
          <table:table-cell office:value-type="string" table:style-name="ce1">
            <text:p>Rabeea</text:p>
          </table:table-cell>
          <table:table-cell office:value-type="string" table:style-name="ce1">
            <text:p>ra04419@st.habib.edu.pk</text:p>
          </table:table-cell>
          <table:table-cell office:value-type="float" office:value="923337894590" table:style-name="ce4">
            <text:p>92333789459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008</text:p>
          </table:table-cell>
          <table:table-cell office:value-type="string" table:style-name="ce1">
            <text:p>Atir</text:p>
          </table:table-cell>
          <table:table-cell office:value-type="string" table:style-name="ce1">
            <text:p>Shehroz</text:p>
          </table:table-cell>
          <table:table-cell office:value-type="string" table:style-name="ce1">
            <text:p>sa02008@st.habib.edu.pk</text:p>
          </table:table-cell>
          <table:table-cell office:value-type="float" office:value="923323387557" table:style-name="ce4">
            <text:p>92332338755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00</text:p>
          </table:table-cell>
          <table:table-cell office:value-type="string" table:style-name="ce1">
            <text:p>Ayaz</text:p>
          </table:table-cell>
          <table:table-cell office:value-type="string" table:style-name="ce1">
            <text:p>Ashhar</text:p>
          </table:table-cell>
          <table:table-cell office:value-type="string" table:style-name="ce1">
            <text:p>aa02200@st.habib.edu.pk</text:p>
          </table:table-cell>
          <table:table-cell office:value-type="float" office:value="923340261109" table:style-name="ce4">
            <text:p>92334026110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63</text:p>
          </table:table-cell>
          <table:table-cell office:value-type="string" table:style-name="ce1">
            <text:p>Azam</text:p>
          </table:table-cell>
          <table:table-cell office:value-type="string" table:style-name="ce1">
            <text:p>Tabish</text:p>
          </table:table-cell>
          <table:table-cell office:value-type="string" table:style-name="ce1">
            <text:p>ta00263@st.habib.edu.pk</text:p>
          </table:table-cell>
          <table:table-cell office:value-type="float" office:value="923202420024" table:style-name="ce4">
            <text:p>92320242002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63</text:p>
          </table:table-cell>
          <table:table-cell office:value-type="string" table:style-name="ce1">
            <text:p>Baig</text:p>
          </table:table-cell>
          <table:table-cell office:value-type="string" table:style-name="ce1">
            <text:p>Wahaj Nafees</text:p>
          </table:table-cell>
          <table:table-cell office:value-type="string" table:style-name="ce1">
            <text:p>wb02463@st.habib.edu.pk</text:p>
          </table:table-cell>
          <table:table-cell office:value-type="float" office:value="923407380672" table:style-name="ce4">
            <text:p>92340738067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28</text:p>
          </table:table-cell>
          <table:table-cell office:value-type="string" table:style-name="ce1">
            <text:p>Bajwa</text:p>
          </table:table-cell>
          <table:table-cell office:value-type="string" table:style-name="ce1">
            <text:p>Hamza Waseem</text:p>
          </table:table-cell>
          <table:table-cell office:value-type="string" table:style-name="ce1">
            <text:p>hb02228@st.habib.edu.pk</text:p>
          </table:table-cell>
          <table:table-cell office:value-type="float" office:value="923030252579" table:style-name="ce4">
            <text:p>92303025257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27</text:p>
          </table:table-cell>
          <table:table-cell office:value-type="string" table:style-name="ce1">
            <text:p>Baqri</text:p>
          </table:table-cell>
          <table:table-cell office:value-type="string" table:style-name="ce1">
            <text:p>Mir Mehdi Ali</text:p>
          </table:table-cell>
          <table:table-cell office:value-type="string" table:style-name="ce1">
            <text:p>mb03027@st.habib.edu.pk</text:p>
          </table:table-cell>
          <table:table-cell office:value-type="float" office:value="923333071215" table:style-name="ce4">
            <text:p>92333307121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82</text:p>
          </table:table-cell>
          <table:table-cell office:value-type="string" table:style-name="ce1">
            <text:p>Bhatti</text:p>
          </table:table-cell>
          <table:table-cell office:value-type="string" table:style-name="ce1">
            <text:p>Muhammad Jazib</text:p>
          </table:table-cell>
          <table:table-cell office:value-type="string" table:style-name="ce1">
            <text:p>mb05082@st.habib.edu.pk</text:p>
          </table:table-cell>
          <table:table-cell office:value-type="float" office:value="923133874797" table:style-name="ce4">
            <text:p>92313387479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93</text:p>
          </table:table-cell>
          <table:table-cell office:value-type="string" table:style-name="ce1">
            <text:p>Bin Abid</text:p>
          </table:table-cell>
          <table:table-cell office:value-type="string" table:style-name="ce1">
            <text:p>Emad</text:p>
          </table:table-cell>
          <table:table-cell office:value-type="string" table:style-name="ce1">
            <text:p>ea02893@st.habib.edu.pk</text:p>
          </table:table-cell>
          <table:table-cell office:value-type="float" office:value="923119332534" table:style-name="ce4">
            <text:p>92311933253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80</text:p>
          </table:table-cell>
          <table:table-cell office:value-type="string" table:style-name="ce1">
            <text:p>Butt</text:p>
          </table:table-cell>
          <table:table-cell office:value-type="string" table:style-name="ce1">
            <text:p>Hassam Zaheer</text:p>
          </table:table-cell>
          <table:table-cell office:value-type="string" table:style-name="ce1">
            <text:p>hb04380@st.habib.edu.pk</text:p>
          </table:table-cell>
          <table:table-cell office:value-type="float" office:value="923142781110" table:style-name="ce4">
            <text:p>92314278111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61</text:p>
          </table:table-cell>
          <table:table-cell office:value-type="string" table:style-name="ce1">
            <text:p>Chagani</text:p>
          </table:table-cell>
          <table:table-cell office:value-type="string" table:style-name="ce1">
            <text:p>Inara Naseem G H</text:p>
          </table:table-cell>
          <table:table-cell office:value-type="string" table:style-name="ce1">
            <text:p>ic03561@st.habib.edu.pk</text:p>
          </table:table-cell>
          <table:table-cell office:value-type="float" office:value="923002000000" table:style-name="ce4">
            <text:p>923002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09</text:p>
          </table:table-cell>
          <table:table-cell office:value-type="string" table:style-name="ce1">
            <text:p>Faisal</text:p>
          </table:table-cell>
          <table:table-cell office:value-type="string" table:style-name="ce1">
            <text:p>Mohammad Sameer</text:p>
          </table:table-cell>
          <table:table-cell office:value-type="string" table:style-name="ce1">
            <text:p>mf04709@st.habib.edu.pk</text:p>
          </table:table-cell>
          <table:table-cell office:value-type="float" office:value="923072098869" table:style-name="ce4">
            <text:p>92307209886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19</text:p>
          </table:table-cell>
          <table:table-cell office:value-type="string" table:style-name="ce1">
            <text:p>Faisal Shafi</text:p>
          </table:table-cell>
          <table:table-cell office:value-type="string" table:style-name="ce1">
            <text:p>Murtaza</text:p>
          </table:table-cell>
          <table:table-cell office:value-type="string" table:style-name="ce1">
            <text:p>mf04319@st.habib.edu.pk</text:p>
          </table:table-cell>
          <table:table-cell office:value-type="float" office:value="923351999905" table:style-name="ce4">
            <text:p>92335199990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72</text:p>
          </table:table-cell>
          <table:table-cell office:value-type="string" table:style-name="ce1">
            <text:p>Farid</text:p>
          </table:table-cell>
          <table:table-cell office:value-type="string" table:style-name="ce1">
            <text:p>Amin Ahmed</text:p>
          </table:table-cell>
          <table:table-cell office:value-type="string" table:style-name="ce1">
            <text:p>af04372@st.habib.edu.pk</text:p>
          </table:table-cell>
          <table:table-cell office:value-type="float" office:value="923018471949" table:style-name="ce4">
            <text:p>92301847194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20</text:p>
          </table:table-cell>
          <table:table-cell office:value-type="string" table:style-name="ce1">
            <text:p>Farid</text:p>
          </table:table-cell>
          <table:table-cell office:value-type="string" table:style-name="ce1">
            <text:p>Noorullah</text:p>
          </table:table-cell>
          <table:table-cell office:value-type="string" table:style-name="ce1">
            <text:p>nf01620@st.habib.edu.pk</text:p>
          </table:table-cell>
          <table:table-cell office:value-type="float" office:value="923022313557" table:style-name="ce4">
            <text:p>92302231355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47</text:p>
          </table:table-cell>
          <table:table-cell office:value-type="string" table:style-name="ce1">
            <text:p>Farooq</text:p>
          </table:table-cell>
          <table:table-cell office:value-type="string" table:style-name="ce1">
            <text:p>Muhammad Usman</text:p>
          </table:table-cell>
          <table:table-cell office:value-type="string" table:style-name="ce1">
            <text:p>mf004347@st.habib.edu.pk</text:p>
          </table:table-cell>
          <table:table-cell office:value-type="float" office:value="923132466809" table:style-name="ce4">
            <text:p>92313246680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00</text:p>
          </table:table-cell>
          <table:table-cell office:value-type="string" table:style-name="ce1">
            <text:p>Faruqi</text:p>
          </table:table-cell>
          <table:table-cell office:value-type="string" table:style-name="ce1">
            <text:p>Ubaid Ali</text:p>
          </table:table-cell>
          <table:table-cell office:value-type="string" table:style-name="ce1">
            <text:p>uf02900@st.habib.edu.pk</text:p>
          </table:table-cell>
          <table:table-cell office:value-type="float" office:value="923312126448" table:style-name="ce4">
            <text:p>92331212644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70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Anusha</text:p>
          </table:table-cell>
          <table:table-cell office:value-type="string" table:style-name="ce1">
            <text:p>af00370@st.habib.edu.pk</text:p>
          </table:table-cell>
          <table:table-cell office:value-type="float" office:value="923132094994" table:style-name="ce4">
            <text:p>92313209499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69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Sayyada Sahar</text:p>
          </table:table-cell>
          <table:table-cell office:value-type="string" table:style-name="ce1">
            <text:p>sf02969@st.habib.edu.pk</text:p>
          </table:table-cell>
          <table:table-cell office:value-type="float" office:value="923333389442" table:style-name="ce4">
            <text:p>92333338944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58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Syeda Maryam</text:p>
          </table:table-cell>
          <table:table-cell office:value-type="string" table:style-name="ce1">
            <text:p>sf02958@st.habib.edu.pk</text:p>
          </table:table-cell>
          <table:table-cell office:value-type="float" office:value="923002918650" table:style-name="ce4">
            <text:p>92300291865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66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Syeda Zainab</text:p>
          </table:table-cell>
          <table:table-cell office:value-type="string" table:style-name="ce1">
            <text:p>sf05166@st.habib.edu.pk</text:p>
          </table:table-cell>
          <table:table-cell office:value-type="float" office:value="923333361547" table:style-name="ce4">
            <text:p>92333336154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83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Urwa</text:p>
          </table:table-cell>
          <table:table-cell office:value-type="string" table:style-name="ce1">
            <text:p>uf00983@st.habib.edu.pk</text:p>
          </table:table-cell>
          <table:table-cell office:value-type="float" office:value="923323447771" table:style-name="ce4">
            <text:p>92332344777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75</text:p>
          </table:table-cell>
          <table:table-cell office:value-type="string" table:style-name="ce1">
            <text:p>Fawad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f03475@st.habib.edu.pk</text:p>
          </table:table-cell>
          <table:table-cell office:value-type="float" office:value="923222000000" table:style-name="ce4">
            <text:p>923222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26</text:p>
          </table:table-cell>
          <table:table-cell office:value-type="string" table:style-name="ce1">
            <text:p>Feizabadi</text:p>
          </table:table-cell>
          <table:table-cell office:value-type="string" table:style-name="ce1">
            <text:p>Mazeyar</text:p>
          </table:table-cell>
          <table:table-cell office:value-type="string" table:style-name="ce1">
            <text:p>mf04026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97</text:p>
          </table:table-cell>
          <table:table-cell office:value-type="string" table:style-name="ce1">
            <text:p>Feroz Ahmed</text:p>
          </table:table-cell>
          <table:table-cell office:value-type="string" table:style-name="ce1">
            <text:p>Hareem</text:p>
          </table:table-cell>
          <table:table-cell office:value-type="string" table:style-name="ce1">
            <text:p>hf04097@st.habib.edu.pk</text:p>
          </table:table-cell>
          <table:table-cell office:value-type="float" office:value="92322205091" table:style-name="ce4">
            <text:p>9232220509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84</text:p>
          </table:table-cell>
          <table:table-cell office:value-type="string" table:style-name="ce1">
            <text:p>Gatta</text:p>
          </table:table-cell>
          <table:table-cell office:value-type="string" table:style-name="ce1">
            <text:p>Hanaa Hashim</text:p>
          </table:table-cell>
          <table:table-cell office:value-type="string" table:style-name="ce1">
            <text:p>hg05284@st.habib.edu.pk</text:p>
          </table:table-cell>
          <table:table-cell office:value-type="float" office:value="923362551404" table:style-name="ce4">
            <text:p>92336255140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94</text:p>
          </table:table-cell>
          <table:table-cell office:value-type="string" table:style-name="ce1">
            <text:p>Gaziani</text:p>
          </table:table-cell>
          <table:table-cell office:value-type="string" table:style-name="ce1">
            <text:p>Saman</text:p>
          </table:table-cell>
          <table:table-cell office:value-type="string" table:style-name="ce1">
            <text:p>sg02494@st.habib.edu.pk</text:p>
          </table:table-cell>
          <table:table-cell office:value-type="float" office:value="923323324196" table:style-name="ce4">
            <text:p>92332332419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49</text:p>
          </table:table-cell>
          <table:table-cell office:value-type="string" table:style-name="ce1">
            <text:p>Gilani</text:p>
          </table:table-cell>
          <table:table-cell office:value-type="string" table:style-name="ce1">
            <text:p>Amin Shiraz</text:p>
          </table:table-cell>
          <table:table-cell office:value-type="string" table:style-name="ce1">
            <text:p>ag00249@st.habib.edu.pk</text:p>
          </table:table-cell>
          <table:table-cell office:value-type="float" office:value="923332401597" table:style-name="ce4">
            <text:p>92333240159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64</text:p>
          </table:table-cell>
          <table:table-cell office:value-type="string" table:style-name="ce1">
            <text:p>Gokal</text:p>
          </table:table-cell>
          <table:table-cell office:value-type="string" table:style-name="ce1">
            <text:p>Asad Raza</text:p>
          </table:table-cell>
          <table:table-cell office:value-type="string" table:style-name="ce1">
            <text:p>ag03564@st.habib.edu.pk</text:p>
          </table:table-cell>
          <table:table-cell office:value-type="float" office:value="923323000000" table:style-name="ce4">
            <text:p>92332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77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Ghani</text:p>
          </table:table-cell>
          <table:table-cell office:value-type="string" table:style-name="ce1">
            <text:p>gh05177@st.habib.edu.pk</text:p>
          </table:table-cell>
          <table:table-cell office:value-type="float" office:value="923452250689" table:style-name="ce4">
            <text:p>92345225068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59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Muhammad Hozefa</text:p>
          </table:table-cell>
          <table:table-cell office:value-type="string" table:style-name="ce1">
            <text:p>mh05159@st.habib.edu.pk</text:p>
          </table:table-cell>
          <table:table-cell office:value-type="float" office:value="923368313807" table:style-name="ce4">
            <text:p>92336831380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76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Syed Muhammad Hasan</text:p>
          </table:table-cell>
          <table:table-cell office:value-type="string" table:style-name="ce1">
            <text:p>sh03476@st.habib.edu.pk</text:p>
          </table:table-cell>
          <table:table-cell office:value-type="float" office:value="923340000000" table:style-name="ce4">
            <text:p>923340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84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h05084@st.habib.edu.pk</text:p>
          </table:table-cell>
          <table:table-cell office:value-type="float" office:value="923162453701" table:style-name="ce4">
            <text:p>92316245370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18</text:p>
          </table:table-cell>
          <table:table-cell office:value-type="string" table:style-name="ce1">
            <text:p>Haq</text:p>
          </table:table-cell>
          <table:table-cell office:value-type="string" table:style-name="ce1">
            <text:p>Aiman</text:p>
          </table:table-cell>
          <table:table-cell office:value-type="string" table:style-name="ce1">
            <text:p>ah04318@st.habib.edu.pk</text:p>
          </table:table-cell>
          <table:table-cell office:value-type="float" office:value="923314222421" table:style-name="ce4">
            <text:p>92331422242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27</text:p>
          </table:table-cell>
          <table:table-cell office:value-type="string" table:style-name="ce1">
            <text:p>Haq</text:p>
          </table:table-cell>
          <table:table-cell office:value-type="string" table:style-name="ce1">
            <text:p>Safian</text:p>
          </table:table-cell>
          <table:table-cell office:value-type="string" table:style-name="ce1">
            <text:p>sh01727@st.habib.edu.pk</text:p>
          </table:table-cell>
          <table:table-cell office:value-type="float" office:value="923028921796" table:style-name="ce4">
            <text:p>92302892179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14</text:p>
          </table:table-cell>
          <table:table-cell office:value-type="string" table:style-name="ce1">
            <text:p>Haroon</text:p>
          </table:table-cell>
          <table:table-cell office:value-type="string" table:style-name="ce1">
            <text:p>Muhammad Nofil</text:p>
          </table:table-cell>
          <table:table-cell office:value-type="string" table:style-name="ce1">
            <text:p>mh04314@st.habib.edu.pk</text:p>
          </table:table-cell>
          <table:table-cell office:value-type="float" office:value="923350367151" table:style-name="ce4">
            <text:p>92335036715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87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Aiman</text:p>
          </table:table-cell>
          <table:table-cell office:value-type="string" table:style-name="ce1">
            <text:p>ah02887@st.habib.edu.pk</text:p>
          </table:table-cell>
          <table:table-cell office:value-type="float" office:value="923333005194" table:style-name="ce4">
            <text:p>92333300519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45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Marium</text:p>
          </table:table-cell>
          <table:table-cell office:value-type="string" table:style-name="ce1">
            <text:p>mh01445@st.habib.edu.pk</text:p>
          </table:table-cell>
          <table:table-cell office:value-type="float" office:value="923312349947" table:style-name="ce4">
            <text:p>92331234994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87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Muhammad Sabihul</text:p>
          </table:table-cell>
          <table:table-cell office:value-type="string" table:style-name="ce1">
            <text:p>mh04387@st.habib.edu.pk</text:p>
          </table:table-cell>
          <table:table-cell office:value-type="float" office:value="923362441261" table:style-name="ce4">
            <text:p>92336244126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703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Syeda Naeema</text:p>
          </table:table-cell>
          <table:table-cell office:value-type="string" table:style-name="ce1">
            <text:p>sh01703@st.habib.edu.pk</text:p>
          </table:table-cell>
          <table:table-cell office:value-type="float" office:value="923332486020" table:style-name="ce4">
            <text:p>92333248602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05</text:p>
          </table:table-cell>
          <table:table-cell office:value-type="string" table:style-name="ce1">
            <text:p>Hasnain</text:p>
          </table:table-cell>
          <table:table-cell office:value-type="string" table:style-name="ce1">
            <text:p>Zainab</text:p>
          </table:table-cell>
          <table:table-cell office:value-type="string" table:style-name="ce1">
            <text:p>zh03605@st.habib.edu.pk</text:p>
          </table:table-cell>
          <table:table-cell office:value-type="float" office:value="923413000000" table:style-name="ce4">
            <text:p>92341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18</text:p>
          </table:table-cell>
          <table:table-cell office:value-type="string" table:style-name="ce1">
            <text:p>Hoda</text:p>
          </table:table-cell>
          <table:table-cell office:value-type="string" table:style-name="ce1">
            <text:p>Syed Bilal</text:p>
          </table:table-cell>
          <table:table-cell office:value-type="string" table:style-name="ce1">
            <text:p>sh02918@st.habib.edu.pk</text:p>
          </table:table-cell>
          <table:table-cell office:value-type="float" office:value="923343554968" table:style-name="ce4">
            <text:p>92334355496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05</text:p>
          </table:table-cell>
          <table:table-cell office:value-type="string" table:style-name="ce1">
            <text:p>Huda</text:p>
          </table:table-cell>
          <table:table-cell office:value-type="string" table:style-name="ce1">
            <text:p>Moid Ul</text:p>
          </table:table-cell>
          <table:table-cell office:value-type="string" table:style-name="ce1">
            <text:p>mh05205@st.habib.edu.pk</text:p>
          </table:table-cell>
          <table:table-cell office:value-type="float" office:value="923082668560" table:style-name="ce4">
            <text:p>92308266856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29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Sarfraz Shahid</text:p>
          </table:table-cell>
          <table:table-cell office:value-type="string" table:style-name="ce1">
            <text:p>sh02929@st.habib.edu.pk</text:p>
          </table:table-cell>
          <table:table-cell office:value-type="float" office:value="923313028588" table:style-name="ce4">
            <text:p>92331302858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31</text:p>
          </table:table-cell>
          <table:table-cell office:value-type="string" table:style-name="ce1">
            <text:p>Idrees</text:p>
          </table:table-cell>
          <table:table-cell office:value-type="string" table:style-name="ce1">
            <text:p>Habab</text:p>
          </table:table-cell>
          <table:table-cell office:value-type="string" table:style-name="ce1">
            <text:p>hi04031@st.habib.edu.pk</text:p>
          </table:table-cell>
          <table:table-cell office:value-type="float" office:value="923103000000" table:style-name="ce4">
            <text:p>92310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92</text:p>
          </table:table-cell>
          <table:table-cell office:value-type="string" table:style-name="ce1">
            <text:p>Iqtedar</text:p>
          </table:table-cell>
          <table:table-cell office:value-type="string" table:style-name="ce1">
            <text:p>Zainab</text:p>
          </table:table-cell>
          <table:table-cell office:value-type="string" table:style-name="ce1">
            <text:p>zi04292@st.habib.edu.pk</text:p>
          </table:table-cell>
          <table:table-cell office:value-type="float" office:value="923323717088" table:style-name="ce4">
            <text:p>92332371708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38</text:p>
          </table:table-cell>
          <table:table-cell office:value-type="string" table:style-name="ce1">
            <text:p>Irfan</text:p>
          </table:table-cell>
          <table:table-cell office:value-type="string" table:style-name="ce1">
            <text:p>Hunza</text:p>
          </table:table-cell>
          <table:table-cell office:value-type="string" table:style-name="ce1">
            <text:p>hi00938@st.habib.edu.pk</text:p>
          </table:table-cell>
          <table:table-cell office:value-type="float" office:value="923312531993" table:style-name="ce4">
            <text:p>92331253199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82</text:p>
          </table:table-cell>
          <table:table-cell office:value-type="string" table:style-name="ce1">
            <text:p>Ishtiaq</text:p>
          </table:table-cell>
          <table:table-cell office:value-type="string" table:style-name="ce1">
            <text:p>Arhum</text:p>
          </table:table-cell>
          <table:table-cell office:value-type="string" table:style-name="ce1">
            <text:p>ai05182@st.habib.edu.pk</text:p>
          </table:table-cell>
          <table:table-cell office:value-type="float" office:value="923333232413" table:style-name="ce4">
            <text:p>92333323241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06</text:p>
          </table:table-cell>
          <table:table-cell office:value-type="string" table:style-name="ce1">
            <text:p>Jafri</text:p>
          </table:table-cell>
          <table:table-cell office:value-type="string" table:style-name="ce1">
            <text:p>Syed Ali Haider</text:p>
          </table:table-cell>
          <table:table-cell office:value-type="string" table:style-name="ce1">
            <text:p>sj02806@st.habib.edu.pk</text:p>
          </table:table-cell>
          <table:table-cell office:value-type="float" office:value="923357485498" table:style-name="ce4">
            <text:p>92335748549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65</text:p>
          </table:table-cell>
          <table:table-cell office:value-type="string" table:style-name="ce1">
            <text:p>Jafry</text:p>
          </table:table-cell>
          <table:table-cell office:value-type="string" table:style-name="ce1">
            <text:p>Neha Mumtaz</text:p>
          </table:table-cell>
          <table:table-cell office:value-type="string" table:style-name="ce1">
            <text:p>nj05165@st.habib.edu.pk</text:p>
          </table:table-cell>
          <table:table-cell office:value-type="float" office:value="923223411405" table:style-name="ce4">
            <text:p>92322341140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32</text:p>
          </table:table-cell>
          <table:table-cell office:value-type="string" table:style-name="ce1">
            <text:p>Jaliawala</text:p>
          </table:table-cell>
          <table:table-cell office:value-type="string" table:style-name="ce1">
            <text:p>Sameer Anees</text:p>
          </table:table-cell>
          <table:table-cell office:value-type="string" table:style-name="ce1">
            <text:p>sj02732@st.habib.edu.pk</text:p>
          </table:table-cell>
          <table:table-cell office:value-type="float" office:value="923233918339" table:style-name="ce4">
            <text:p>92323391833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33</text:p>
          </table:table-cell>
          <table:table-cell office:value-type="string" table:style-name="ce1">
            <text:p>Jamal</text:p>
          </table:table-cell>
          <table:table-cell office:value-type="string" table:style-name="ce1">
            <text:p>HIba</text:p>
          </table:table-cell>
          <table:table-cell office:value-type="string" table:style-name="ce1">
            <text:p>hj04033@st.habib.edu.pk</text:p>
          </table:table-cell>
          <table:table-cell office:value-type="float" office:value="923330000000" table:style-name="ce4">
            <text:p>923330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04</text:p>
          </table:table-cell>
          <table:table-cell office:value-type="string" table:style-name="ce1">
            <text:p>Javed</text:p>
          </table:table-cell>
          <table:table-cell office:value-type="string" table:style-name="ce1">
            <text:p>Talha</text:p>
          </table:table-cell>
          <table:table-cell office:value-type="string" table:style-name="ce1">
            <text:p>tj02904@st.habib.edu.pk</text:p>
          </table:table-cell>
          <table:table-cell office:value-type="float" office:value="923322855131" table:style-name="ce4">
            <text:p>92332285513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707</text:p>
          </table:table-cell>
          <table:table-cell office:value-type="string" table:style-name="ce1">
            <text:p>Jawed</text:p>
          </table:table-cell>
          <table:table-cell office:value-type="string" table:style-name="ce1">
            <text:p>Nimrah</text:p>
          </table:table-cell>
          <table:table-cell office:value-type="string" table:style-name="ce1">
            <text:p>nj04707@st.habib.edu.pk</text:p>
          </table:table-cell>
          <table:table-cell office:value-type="float" office:value="923368305705" table:style-name="ce4">
            <text:p>92336830570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71</text:p>
          </table:table-cell>
          <table:table-cell office:value-type="string" table:style-name="ce1">
            <text:p>Jeoffrey</text:p>
          </table:table-cell>
          <table:table-cell office:value-type="string" table:style-name="ce1">
            <text:p>Abira Haider</text:p>
          </table:table-cell>
          <table:table-cell office:value-type="string" table:style-name="ce1">
            <text:p>aj03471@st.habib.edu.pk</text:p>
          </table:table-cell>
          <table:table-cell office:value-type="float" office:value="923008000000" table:style-name="ce4">
            <text:p>923008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63</text:p>
          </table:table-cell>
          <table:table-cell office:value-type="string" table:style-name="ce1">
            <text:p>Jilani</text:p>
          </table:table-cell>
          <table:table-cell office:value-type="string" table:style-name="ce1">
            <text:p>Daniyal</text:p>
          </table:table-cell>
          <table:table-cell office:value-type="string" table:style-name="ce1">
            <text:p>dj03563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60</text:p>
          </table:table-cell>
          <table:table-cell office:value-type="string" table:style-name="ce1">
            <text:p>Junaid</text:p>
          </table:table-cell>
          <table:table-cell office:value-type="string" table:style-name="ce1">
            <text:p>Abdul</text:p>
          </table:table-cell>
          <table:table-cell office:value-type="string" table:style-name="ce1">
            <text:p>aj01460@st.habib.edu.pk</text:p>
          </table:table-cell>
          <table:table-cell office:value-type="float" office:value="923323652216" table:style-name="ce4">
            <text:p>92332365221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61</text:p>
          </table:table-cell>
          <table:table-cell office:value-type="string" table:style-name="ce1">
            <text:p>Junaid</text:p>
          </table:table-cell>
          <table:table-cell office:value-type="string" table:style-name="ce1">
            <text:p>Aiman</text:p>
          </table:table-cell>
          <table:table-cell office:value-type="string" table:style-name="ce1">
            <text:p>aj05161@st.habib.edu.pk</text:p>
          </table:table-cell>
          <table:table-cell office:value-type="float" office:value="923333288024" table:style-name="ce4">
            <text:p>92333328802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29</text:p>
          </table:table-cell>
          <table:table-cell office:value-type="string" table:style-name="ce1">
            <text:p>Kaka Khail</text:p>
          </table:table-cell>
          <table:table-cell office:value-type="string" table:style-name="ce1">
            <text:p>Muhammad Shaheer Malik</text:p>
          </table:table-cell>
          <table:table-cell office:value-type="string" table:style-name="ce1">
            <text:p>mk04329@st.habib.edu.pk</text:p>
          </table:table-cell>
          <table:table-cell office:value-type="float" office:value="923122950147" table:style-name="ce4">
            <text:p>92312295014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67</text:p>
          </table:table-cell>
          <table:table-cell office:value-type="string" table:style-name="ce1">
            <text:p>Kamani</text:p>
          </table:table-cell>
          <table:table-cell office:value-type="string" table:style-name="ce1">
            <text:p>Mujtaba Sajjad</text:p>
          </table:table-cell>
          <table:table-cell office:value-type="string" table:style-name="ce1">
            <text:p>mk05167@st.habib.edu.pk</text:p>
          </table:table-cell>
          <table:table-cell office:value-type="float" office:value="923360132958" table:style-name="ce4">
            <text:p>92336013295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32</text:p>
          </table:table-cell>
          <table:table-cell office:value-type="string" table:style-name="ce1">
            <text:p>Kareem</text:p>
          </table:table-cell>
          <table:table-cell office:value-type="string" table:style-name="ce1">
            <text:p>Mahnoor Navaid</text:p>
          </table:table-cell>
          <table:table-cell office:value-type="string" table:style-name="ce1">
            <text:p>mk04332@st.habib.edu.pk</text:p>
          </table:table-cell>
          <table:table-cell office:value-type="float" office:value="923022345713" table:style-name="ce4">
            <text:p>92302234571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52</text:p>
          </table:table-cell>
          <table:table-cell office:value-type="string" table:style-name="ce1">
            <text:p>Karim</text:p>
          </table:table-cell>
          <table:table-cell office:value-type="string" table:style-name="ce1">
            <text:p>Muhammad Furqan</text:p>
          </table:table-cell>
          <table:table-cell office:value-type="string" table:style-name="ce1">
            <text:p>mk02952@st.habib.edu.pk</text:p>
          </table:table-cell>
          <table:table-cell office:value-type="float" office:value="923112848034" table:style-name="ce4">
            <text:p>92311284803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33</text:p>
          </table:table-cell>
          <table:table-cell office:value-type="string" table:style-name="ce1">
            <text:p>Kasbati</text:p>
          </table:table-cell>
          <table:table-cell office:value-type="string" table:style-name="ce1">
            <text:p>Khubaib Naeem</text:p>
          </table:table-cell>
          <table:table-cell office:value-type="string" table:style-name="ce1">
            <text:p>kk04333@st.habib.edu.pk</text:p>
          </table:table-cell>
          <table:table-cell office:value-type="float" office:value="923342227879" table:style-name="ce4">
            <text:p>92334222787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39</text:p>
          </table:table-cell>
          <table:table-cell office:value-type="string" table:style-name="ce1">
            <text:p>Kazi</text:p>
          </table:table-cell>
          <table:table-cell office:value-type="string" table:style-name="ce1">
            <text:p>Muhammad Faizan</text:p>
          </table:table-cell>
          <table:table-cell office:value-type="string" table:style-name="ce1">
            <text:p>mk04339@st.habib.edu.pk</text:p>
          </table:table-cell>
          <table:table-cell office:value-type="float" office:value="923042426296" table:style-name="ce4">
            <text:p>92304242629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044</text:p>
          </table:table-cell>
          <table:table-cell office:value-type="string" table:style-name="ce1">
            <text:p>Kazim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k01044@st.habib.edu.pk</text:p>
          </table:table-cell>
          <table:table-cell office:value-type="string" table:style-name="ce4">
            <text:p>920/223-032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01</text:p>
          </table:table-cell>
          <table:table-cell office:value-type="string" table:style-name="ce1">
            <text:p>Kazmi</text:p>
          </table:table-cell>
          <table:table-cell office:value-type="string" table:style-name="ce1">
            <text:p>Syeda Areeba</text:p>
          </table:table-cell>
          <table:table-cell office:value-type="string" table:style-name="ce1">
            <text:p>sk02901@st.habib.edu.pk</text:p>
          </table:table-cell>
          <table:table-cell office:value-type="float" office:value="923002288778" table:style-name="ce4">
            <text:p>92300228877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48</text:p>
          </table:table-cell>
          <table:table-cell office:value-type="string" table:style-name="ce1">
            <text:p>Khajar</text:p>
          </table:table-cell>
          <table:table-cell office:value-type="string" table:style-name="ce1">
            <text:p>Rizwan Niaz</text:p>
          </table:table-cell>
          <table:table-cell office:value-type="string" table:style-name="ce1">
            <text:p>rk03548@st.habib.edu.pk</text:p>
          </table:table-cell>
          <table:table-cell office:value-type="float" office:value="923364000000" table:style-name="ce4">
            <text:p>923364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02</text:p>
          </table:table-cell>
          <table:table-cell office:value-type="string" table:style-name="ce1">
            <text:p>Khalid</text:p>
          </table:table-cell>
          <table:table-cell office:value-type="string" table:style-name="ce1">
            <text:p>Waleed Bin</text:p>
          </table:table-cell>
          <table:table-cell office:value-type="string" table:style-name="ce1">
            <text:p>wk03402@st.habib.edu.pk</text:p>
          </table:table-cell>
          <table:table-cell office:value-type="float" office:value="923432000000" table:style-name="ce4">
            <text:p>923432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70</text:p>
          </table:table-cell>
          <table:table-cell office:value-type="string" table:style-name="ce1">
            <text:p>Khalidi</text:p>
          </table:table-cell>
          <table:table-cell office:value-type="string" table:style-name="ce1">
            <text:p>Shiza</text:p>
          </table:table-cell>
          <table:table-cell office:value-type="string" table:style-name="ce1">
            <text:p>sk03870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83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bdul Wadood</text:p>
          </table:table-cell>
          <table:table-cell office:value-type="string" table:style-name="ce1">
            <text:p>ak01483@st.habib.edu.pk</text:p>
          </table:table-cell>
          <table:table-cell office:value-type="float" office:value="923323348435" table:style-name="ce4">
            <text:p>92332334843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88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iman</text:p>
          </table:table-cell>
          <table:table-cell office:value-type="string" table:style-name="ce1">
            <text:p>ak02888@st.habib.edu.pk</text:p>
          </table:table-cell>
          <table:table-cell office:value-type="float" office:value="923003641279" table:style-name="ce4">
            <text:p>92300364127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6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Fahad Ahmed</text:p>
          </table:table-cell>
          <table:table-cell office:value-type="string" table:style-name="ce1">
            <text:p>fk01569@st.habib.edu.pk</text:p>
          </table:table-cell>
          <table:table-cell office:value-type="float" office:value="923473560151" table:style-name="ce4">
            <text:p>92347356015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64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Farah Naz</text:p>
          </table:table-cell>
          <table:table-cell office:value-type="string" table:style-name="ce1">
            <text:p>fk05164@st.habib.edu.pk</text:p>
          </table:table-cell>
          <table:table-cell office:value-type="float" office:value="923312062191" table:style-name="ce4">
            <text:p>92331206219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83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Faraz Ahmed</text:p>
          </table:table-cell>
          <table:table-cell office:value-type="string" table:style-name="ce1">
            <text:p>fk03983@st.habib.edu.pk</text:p>
          </table:table-cell>
          <table:table-cell office:value-type="float" office:value="923242000000" table:style-name="ce4">
            <text:p>923242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67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Laiba Fatima</text:p>
          </table:table-cell>
          <table:table-cell office:value-type="string" table:style-name="ce1">
            <text:p>lk04067@st.habib.edu.pk</text:p>
          </table:table-cell>
          <table:table-cell office:value-type="float" office:value="923015000000" table:style-name="ce4">
            <text:p>923015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64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Rida Zahid</text:p>
          </table:table-cell>
          <table:table-cell office:value-type="string" table:style-name="ce1">
            <text:p>rk04364@st.habib.edu.pk</text:p>
          </table:table-cell>
          <table:table-cell office:value-type="float" office:value="923362176253" table:style-name="ce4">
            <text:p>92336217625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34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Roha Ali</text:p>
          </table:table-cell>
          <table:table-cell office:value-type="string" table:style-name="ce1">
            <text:p>rk03734@st.habib.edu.pk</text:p>
          </table:table-cell>
          <table:table-cell office:value-type="float" office:value="923213000000" table:style-name="ce4">
            <text:p>92321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93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aad Ahmed</text:p>
          </table:table-cell>
          <table:table-cell office:value-type="string" table:style-name="ce1">
            <text:p>sk04293@st.habib.edu.pk</text:p>
          </table:table-cell>
          <table:table-cell office:value-type="float" office:value="923315301619" table:style-name="ce4">
            <text:p>92331530161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07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Warisha</text:p>
          </table:table-cell>
          <table:table-cell office:value-type="string" table:style-name="ce1">
            <text:p>wk04307@st.habib.edu.pk</text:p>
          </table:table-cell>
          <table:table-cell office:value-type="float" office:value="923343439345" table:style-name="ce4">
            <text:p>92334343934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88</text:p>
          </table:table-cell>
          <table:table-cell office:value-type="string" table:style-name="ce1">
            <text:p>Khaskheli</text:p>
          </table:table-cell>
          <table:table-cell office:value-type="string" table:style-name="ce1">
            <text:p>Karimdad Niaz</text:p>
          </table:table-cell>
          <table:table-cell office:value-type="string" table:style-name="ce1">
            <text:p>kk05088@st.habib.edu.pk</text:p>
          </table:table-cell>
          <table:table-cell office:value-type="float" office:value="923343941574" table:style-name="ce4">
            <text:p>92334394157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48</text:p>
          </table:table-cell>
          <table:table-cell office:value-type="string" table:style-name="ce1">
            <text:p>Khoso</text:p>
          </table:table-cell>
          <table:table-cell office:value-type="string" table:style-name="ce1">
            <text:p>Uzair Ahmed</text:p>
          </table:table-cell>
          <table:table-cell office:value-type="string" table:style-name="ce1">
            <text:p>uk04348@st.habib.edu.pk</text:p>
          </table:table-cell>
          <table:table-cell office:value-type="float" office:value="923453561968" table:style-name="ce4">
            <text:p>92345356196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06</text:p>
          </table:table-cell>
          <table:table-cell office:value-type="string" table:style-name="ce1">
            <text:p>Khursheed</text:p>
          </table:table-cell>
          <table:table-cell office:value-type="string" table:style-name="ce1">
            <text:p>Muhammad Ismail</text:p>
          </table:table-cell>
          <table:table-cell office:value-type="string" table:style-name="ce1">
            <text:p>mk02206@st.habib.edu.pk</text:p>
          </table:table-cell>
          <table:table-cell office:value-type="float" office:value="923331335705" table:style-name="ce4">
            <text:p>92333133570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73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Anand</text:p>
          </table:table-cell>
          <table:table-cell office:value-type="string" table:style-name="ce1">
            <text:p>ak05173@st.habib.edu.pk</text:p>
          </table:table-cell>
          <table:table-cell office:value-type="float" office:value="923462490616" table:style-name="ce4">
            <text:p>92346249061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49</text:p>
          </table:table-cell>
          <table:table-cell office:value-type="string" table:style-name="ce1">
            <text:p>Ladhani</text:p>
          </table:table-cell>
          <table:table-cell office:value-type="string" table:style-name="ce1">
            <text:p>Haris Karim</text:p>
          </table:table-cell>
          <table:table-cell office:value-type="string" table:style-name="ce1">
            <text:p>hl04349@st.habib.edu.pk</text:p>
          </table:table-cell>
          <table:table-cell office:value-type="float" office:value="923353398496" table:style-name="ce4">
            <text:p>92335339849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93</text:p>
          </table:table-cell>
          <table:table-cell office:value-type="string" table:style-name="ce1">
            <text:p>Lalani</text:p>
          </table:table-cell>
          <table:table-cell office:value-type="string" table:style-name="ce1">
            <text:p>Alizar Hassanali</text:p>
          </table:table-cell>
          <table:table-cell office:value-type="string" table:style-name="ce1">
            <text:p>al00993@st.habib.edu.pk</text:p>
          </table:table-cell>
          <table:table-cell office:value-type="float" office:value="923472451307" table:style-name="ce4">
            <text:p>92347245130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91</text:p>
          </table:table-cell>
          <table:table-cell office:value-type="string" table:style-name="ce1">
            <text:p>Mahdi</text:p>
          </table:table-cell>
          <table:table-cell office:value-type="string" table:style-name="ce1">
            <text:p>Syed Ammar</text:p>
          </table:table-cell>
          <table:table-cell office:value-type="string" table:style-name="ce1">
            <text:p>sm03691@st.habib.edu.pk</text:p>
          </table:table-cell>
          <table:table-cell office:value-type="float" office:value="923345000000" table:style-name="ce4">
            <text:p>923345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55</text:p>
          </table:table-cell>
          <table:table-cell office:value-type="string" table:style-name="ce1">
            <text:p>Mahmood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sm05155@st.habib.edu.pk</text:p>
          </table:table-cell>
          <table:table-cell office:value-type="float" office:value="923045607662" table:style-name="ce4">
            <text:p>92304560766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73</text:p>
          </table:table-cell>
          <table:table-cell office:value-type="string" table:style-name="ce1">
            <text:p>Mansoor</text:p>
          </table:table-cell>
          <table:table-cell office:value-type="string" table:style-name="ce1">
            <text:p>Fizzah</text:p>
          </table:table-cell>
          <table:table-cell office:value-type="string" table:style-name="ce1">
            <text:p>fm04373@st.habib.edu.pk</text:p>
          </table:table-cell>
          <table:table-cell office:value-type="float" office:value="923032205186" table:style-name="ce4">
            <text:p>92303220518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34</text:p>
          </table:table-cell>
          <table:table-cell office:value-type="string" table:style-name="ce1">
            <text:p>Masood</text:p>
          </table:table-cell>
          <table:table-cell office:value-type="string" table:style-name="ce1">
            <text:p>Anas</text:p>
          </table:table-cell>
          <table:table-cell office:value-type="string" table:style-name="ce1">
            <text:p>am00634@st.habib.edu.pk</text:p>
          </table:table-cell>
          <table:table-cell office:value-type="float" office:value="923473603193" table:style-name="ce4">
            <text:p>92347360319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97</text:p>
          </table:table-cell>
          <table:table-cell office:value-type="string" table:style-name="ce1">
            <text:p>Masroor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hm02897@st.habib.edu.pk</text:p>
          </table:table-cell>
          <table:table-cell office:value-type="float" office:value="923360811435" table:style-name="ce4">
            <text:p>92336081143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07</text:p>
          </table:table-cell>
          <table:table-cell office:value-type="string" table:style-name="ce1">
            <text:p>Mehboob</text:p>
          </table:table-cell>
          <table:table-cell office:value-type="string" table:style-name="ce1">
            <text:p>Abdul Rafay</text:p>
          </table:table-cell>
          <table:table-cell office:value-type="string" table:style-name="ce1">
            <text:p>am02407@st.habib.edu.pk</text:p>
          </table:table-cell>
          <table:table-cell office:value-type="float" office:value="923233226533" table:style-name="ce4">
            <text:p>92323322653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93</text:p>
          </table:table-cell>
          <table:table-cell office:value-type="string" table:style-name="ce1">
            <text:p>Mehdi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mm01693@st.habib.edu.pk</text:p>
          </table:table-cell>
          <table:table-cell office:value-type="float" office:value="923332397563" table:style-name="ce4">
            <text:p>92333239756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64</text:p>
          </table:table-cell>
          <table:table-cell office:value-type="string" table:style-name="ce1">
            <text:p>Mehmood</text:p>
          </table:table-cell>
          <table:table-cell office:value-type="string" table:style-name="ce1">
            <text:p>Atif</text:p>
          </table:table-cell>
          <table:table-cell office:value-type="string" table:style-name="ce1">
            <text:p>am02464@st.habib.edu.pk</text:p>
          </table:table-cell>
          <table:table-cell office:value-type="float" office:value="923022944285" table:style-name="ce4">
            <text:p>92302294428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05</text:p>
          </table:table-cell>
          <table:table-cell office:value-type="string" table:style-name="ce1">
            <text:p>Mir</text:p>
          </table:table-cell>
          <table:table-cell office:value-type="string" table:style-name="ce1">
            <text:p>Affan Amir</text:p>
          </table:table-cell>
          <table:table-cell office:value-type="string" table:style-name="ce1">
            <text:p>am04405@st.habib.edu.pk</text:p>
          </table:table-cell>
          <table:table-cell office:value-type="float" office:value="923082866062" table:style-name="ce4">
            <text:p>92308286606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48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Mehak</text:p>
          </table:table-cell>
          <table:table-cell office:value-type="string" table:style-name="ce1">
            <text:p>mm01948@st.habib.edu.pk</text:p>
          </table:table-cell>
          <table:table-cell office:value-type="float" office:value="923362064764" table:style-name="ce4">
            <text:p>92336206476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51</text:p>
          </table:table-cell>
          <table:table-cell office:value-type="string" table:style-name="ce1">
            <text:p>Mohiuddin</text:p>
          </table:table-cell>
          <table:table-cell office:value-type="string" table:style-name="ce1">
            <text:p>Bilal</text:p>
          </table:table-cell>
          <table:table-cell office:value-type="string" table:style-name="ce1">
            <text:p>bm03751@st.habib.edu.pk</text:p>
          </table:table-cell>
          <table:table-cell office:value-type="float" office:value="923122000000" table:style-name="ce4">
            <text:p>923122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16</text:p>
          </table:table-cell>
          <table:table-cell office:value-type="string" table:style-name="ce1">
            <text:p>Moid</text:p>
          </table:table-cell>
          <table:table-cell office:value-type="string" table:style-name="ce1">
            <text:p>Syed Muhammad Nayl</text:p>
          </table:table-cell>
          <table:table-cell office:value-type="string" table:style-name="ce1">
            <text:p>sm03916@st.habib.edu.pk</text:p>
          </table:table-cell>
          <table:table-cell office:value-type="float" office:value="923008000000" table:style-name="ce4">
            <text:p>923008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86</text:p>
          </table:table-cell>
          <table:table-cell office:value-type="string" table:style-name="ce1">
            <text:p>Moin</text:p>
          </table:table-cell>
          <table:table-cell office:value-type="string" table:style-name="ce1">
            <text:p>Aiman Ahmed</text:p>
          </table:table-cell>
          <table:table-cell office:value-type="string" table:style-name="ce1">
            <text:p>am02886@st.habib.edu.pk</text:p>
          </table:table-cell>
          <table:table-cell office:value-type="float" office:value="923112336892" table:style-name="ce4">
            <text:p>92311233689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71</text:p>
          </table:table-cell>
          <table:table-cell office:value-type="string" table:style-name="ce1">
            <text:p>Moin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m03771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53</text:p>
          </table:table-cell>
          <table:table-cell office:value-type="string" table:style-name="ce1">
            <text:p>Momin</text:p>
          </table:table-cell>
          <table:table-cell office:value-type="string" table:style-name="ce1">
            <text:p>Niha</text:p>
          </table:table-cell>
          <table:table-cell office:value-type="string" table:style-name="ce1">
            <text:p>nm05153@st.habib.edu.pk</text:p>
          </table:table-cell>
          <table:table-cell office:value-type="float" office:value="923361019595" table:style-name="ce4">
            <text:p>92336101959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36</text:p>
          </table:table-cell>
          <table:table-cell office:value-type="string" table:style-name="ce1">
            <text:p>Moriani</text:p>
          </table:table-cell>
          <table:table-cell office:value-type="string" table:style-name="ce1">
            <text:p>Moazzam Khurram</text:p>
          </table:table-cell>
          <table:table-cell office:value-type="string" table:style-name="ce1">
            <text:p>mm05136@st.habib.edu.pk</text:p>
          </table:table-cell>
          <table:table-cell office:value-type="float" office:value="923362184969" table:style-name="ce4">
            <text:p>92336218496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52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Swaleha</text:p>
          </table:table-cell>
          <table:table-cell office:value-type="string" table:style-name="ce1">
            <text:p>sm05152@st.habib.edu.pk</text:p>
          </table:table-cell>
          <table:table-cell office:value-type="float" office:value="923370363410" table:style-name="ce4">
            <text:p>92337036341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96</text:p>
          </table:table-cell>
          <table:table-cell office:value-type="string" table:style-name="ce1">
            <text:p>Mujtaba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m02396@st.habib.edu.pk</text:p>
          </table:table-cell>
          <table:table-cell office:value-type="float" office:value="923332252953" table:style-name="ce4">
            <text:p>92333225295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34</text:p>
          </table:table-cell>
          <table:table-cell office:value-type="string" table:style-name="ce1">
            <text:p>Murtaza</text:p>
          </table:table-cell>
          <table:table-cell office:value-type="string" table:style-name="ce1">
            <text:p>Sami</text:p>
          </table:table-cell>
          <table:table-cell office:value-type="string" table:style-name="ce1">
            <text:p>sm02934@st.habib.edu.pk</text:p>
          </table:table-cell>
          <table:table-cell office:value-type="float" office:value="923332786347" table:style-name="ce4">
            <text:p>92333278634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03</text:p>
          </table:table-cell>
          <table:table-cell office:value-type="string" table:style-name="ce1">
            <text:p>Nadeem</text:p>
          </table:table-cell>
          <table:table-cell office:value-type="string" table:style-name="ce1">
            <text:p>Faiq</text:p>
          </table:table-cell>
          <table:table-cell office:value-type="string" table:style-name="ce1">
            <text:p>fn04303@st.habib.edu.pk</text:p>
          </table:table-cell>
          <table:table-cell office:value-type="float" office:value="923245475023" table:style-name="ce4">
            <text:p>92324547502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68</text:p>
          </table:table-cell>
          <table:table-cell office:value-type="string" table:style-name="ce1">
            <text:p>Nadeem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n03768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05</text:p>
          </table:table-cell>
          <table:table-cell office:value-type="string" table:style-name="ce1">
            <text:p>Naqvi</text:p>
          </table:table-cell>
          <table:table-cell office:value-type="string" table:style-name="ce1">
            <text:p>Syed</text:p>
          </table:table-cell>
          <table:table-cell office:value-type="string" table:style-name="ce1">
            <text:p>sn03805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02</text:p>
          </table:table-cell>
          <table:table-cell office:value-type="string" table:style-name="ce1">
            <text:p>Naseem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hn05102@st.habib.edu.pk</text:p>
          </table:table-cell>
          <table:table-cell office:value-type="float" office:value="923332291727" table:style-name="ce4">
            <text:p>92333229172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28</text:p>
          </table:table-cell>
          <table:table-cell office:value-type="string" table:style-name="ce1">
            <text:p>Nawaz</text:p>
          </table:table-cell>
          <table:table-cell office:value-type="string" table:style-name="ce1">
            <text:p>Fatin</text:p>
          </table:table-cell>
          <table:table-cell office:value-type="string" table:style-name="ce1">
            <text:p>fn00628@st.habib.edu.pk</text:p>
          </table:table-cell>
          <table:table-cell office:value-type="float" office:value="3452129529" table:style-name="ce4">
            <text:p>345212952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09</text:p>
          </table:table-cell>
          <table:table-cell office:value-type="string" table:style-name="ce1">
            <text:p>Neeshat</text:p>
          </table:table-cell>
          <table:table-cell office:value-type="string" table:style-name="ce1">
            <text:p>Taimoor</text:p>
          </table:table-cell>
          <table:table-cell office:value-type="string" table:style-name="ce1">
            <text:p>tn01809@st.habib.edu.pk</text:p>
          </table:table-cell>
          <table:table-cell office:value-type="float" office:value="923422641177" table:style-name="ce4">
            <text:p>92342264117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46</text:p>
          </table:table-cell>
          <table:table-cell office:value-type="string" table:style-name="ce1">
            <text:p>Niaz</text:p>
          </table:table-cell>
          <table:table-cell office:value-type="string" table:style-name="ce1">
            <text:p>Muhammad Mahad</text:p>
          </table:table-cell>
          <table:table-cell office:value-type="string" table:style-name="ce1">
            <text:p>mn04946@st.habib.edu.pk</text:p>
          </table:table-cell>
          <table:table-cell office:value-type="float" office:value="923330376199" table:style-name="ce4">
            <text:p>92333037619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00</text:p>
          </table:table-cell>
          <table:table-cell office:value-type="string" table:style-name="ce1">
            <text:p>No Name</text:p>
          </table:table-cell>
          <table:table-cell office:value-type="string" table:style-name="ce1">
            <text:p>Sarrah</text:p>
          </table:table-cell>
          <table:table-cell office:value-type="string" table:style-name="ce1">
            <text:p>sh04400@st.habib.edu.pk</text:p>
          </table:table-cell>
          <table:table-cell office:value-type="float" office:value="923413176992" table:style-name="ce4">
            <text:p>92341317699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69</text:p>
          </table:table-cell>
          <table:table-cell office:value-type="string" table:style-name="ce1">
            <text:p>Oad</text:p>
          </table:table-cell>
          <table:table-cell office:value-type="string" table:style-name="ce1">
            <text:p>Sundeep Kumar</text:p>
          </table:table-cell>
          <table:table-cell office:value-type="string" table:style-name="ce1">
            <text:p>so01969@st.habib.edu.pk</text:p>
          </table:table-cell>
          <table:table-cell office:value-type="float" office:value="923023644428" table:style-name="ce4">
            <text:p>92302364442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05</text:p>
          </table:table-cell>
          <table:table-cell office:value-type="string" table:style-name="ce1">
            <text:p>Ozair</text:p>
          </table:table-cell>
          <table:table-cell office:value-type="string" table:style-name="ce1">
            <text:p>Muhammad Faraz</text:p>
          </table:table-cell>
          <table:table-cell office:value-type="string" table:style-name="ce1">
            <text:p>mo05005@st.habib.edu.pk</text:p>
          </table:table-cell>
          <table:table-cell office:value-type="float" office:value="923043543715" table:style-name="ce4">
            <text:p>92304354371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17</text:p>
          </table:table-cell>
          <table:table-cell office:value-type="string" table:style-name="ce1">
            <text:p>Padela</text:p>
          </table:table-cell>
          <table:table-cell office:value-type="string" table:style-name="ce1">
            <text:p>Maha Idrees</text:p>
          </table:table-cell>
          <table:table-cell office:value-type="string" table:style-name="ce1">
            <text:p>mp04317@st.habib.edu.pk</text:p>
          </table:table-cell>
          <table:table-cell office:value-type="float" office:value="923332712088" table:style-name="ce4">
            <text:p>92333271208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57</text:p>
          </table:table-cell>
          <table:table-cell office:value-type="string" table:style-name="ce1">
            <text:p>Patel</text:p>
          </table:table-cell>
          <table:table-cell office:value-type="string" table:style-name="ce1">
            <text:p>Arsalan Shoaib</text:p>
          </table:table-cell>
          <table:table-cell office:value-type="string" table:style-name="ce1">
            <text:p>ap03557@st.habib.edu.pk</text:p>
          </table:table-cell>
          <table:table-cell office:value-type="float" office:value="923313000000" table:style-name="ce4">
            <text:p>92331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11</text:p>
          </table:table-cell>
          <table:table-cell office:value-type="string" table:style-name="ce1">
            <text:p>Patel</text:p>
          </table:table-cell>
          <table:table-cell office:value-type="string" table:style-name="ce1">
            <text:p>Maham Shoaib</text:p>
          </table:table-cell>
          <table:table-cell office:value-type="string" table:style-name="ce1">
            <text:p>mp04911@st.habib.edu.pk</text:p>
          </table:table-cell>
          <table:table-cell office:value-type="float" office:value="923362100584" table:style-name="ce4">
            <text:p>92336210058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77</text:p>
          </table:table-cell>
          <table:table-cell office:value-type="string" table:style-name="ce1">
            <text:p>Peshawarwala</text:p>
          </table:table-cell>
          <table:table-cell office:value-type="string" table:style-name="ce1">
            <text:p>Ali Taher</text:p>
          </table:table-cell>
          <table:table-cell office:value-type="string" table:style-name="ce1">
            <text:p>ap04277@st.habib.edu.pk</text:p>
          </table:table-cell>
          <table:table-cell office:value-type="float" office:value="923332141240" table:style-name="ce4">
            <text:p>92333214124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56</text:p>
          </table:table-cell>
          <table:table-cell office:value-type="string" table:style-name="ce1">
            <text:p>Qadeer</text:p>
          </table:table-cell>
          <table:table-cell office:value-type="string" table:style-name="ce1">
            <text:p>Ahsan</text:p>
          </table:table-cell>
          <table:table-cell office:value-type="string" table:style-name="ce1">
            <text:p>aq02756@st.habib.edu.pk</text:p>
          </table:table-cell>
          <table:table-cell office:value-type="float" office:value="923312106680" table:style-name="ce4">
            <text:p>92331210668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30</text:p>
          </table:table-cell>
          <table:table-cell office:value-type="string" table:style-name="ce1">
            <text:p>Quaid Joher</text:p>
          </table:table-cell>
          <table:table-cell office:value-type="string" table:style-name="ce1">
            <text:p>Fatema</text:p>
          </table:table-cell>
          <table:table-cell office:value-type="string" table:style-name="ce1">
            <text:p>fq01430@st.habib.edu.pk</text:p>
          </table:table-cell>
          <table:table-cell office:value-type="float" office:value="923363596753" table:style-name="ce4">
            <text:p>92336359675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98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aq03798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38</text:p>
          </table:table-cell>
          <table:table-cell office:value-type="string" table:style-name="ce1">
            <text:p>Rafiq</text:p>
          </table:table-cell>
          <table:table-cell office:value-type="string" table:style-name="ce1">
            <text:p>Ukasha</text:p>
          </table:table-cell>
          <table:table-cell office:value-type="string" table:style-name="ce1">
            <text:p>ur00638@st.habib.edu.pk</text:p>
          </table:table-cell>
          <table:table-cell office:value-type="float" office:value="923228333123" table:style-name="ce4">
            <text:p>92322833312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08</text:p>
          </table:table-cell>
          <table:table-cell office:value-type="string" table:style-name="ce1">
            <text:p>Rahman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hr04408@st.habib.edu.pk</text:p>
          </table:table-cell>
          <table:table-cell office:value-type="float" office:value="923452280778" table:style-name="ce4">
            <text:p>92345228077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88</text:p>
          </table:table-cell>
          <table:table-cell office:value-type="string" table:style-name="ce1">
            <text:p>Rasheed</text:p>
          </table:table-cell>
          <table:table-cell office:value-type="string" table:style-name="ce1">
            <text:p>Moonis</text:p>
          </table:table-cell>
          <table:table-cell office:value-type="string" table:style-name="ce1">
            <text:p>mr02388@st.habib.edu.pk</text:p>
          </table:table-cell>
          <table:table-cell office:value-type="float" office:value="923333835619" table:style-name="ce4">
            <text:p>92333383561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392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r01392@st.habib.edu.pk</text:p>
          </table:table-cell>
          <table:table-cell office:value-type="float" office:value="923353976016" table:style-name="ce4">
            <text:p>92335397601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15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Hunain Ali</text:p>
          </table:table-cell>
          <table:table-cell office:value-type="string" table:style-name="ce1">
            <text:p>hr02815@st.habib.edu.pk</text:p>
          </table:table-cell>
          <table:table-cell office:value-type="float" office:value="923445187841" table:style-name="ce4">
            <text:p>92344518784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28</text:p>
          </table:table-cell>
          <table:table-cell office:value-type="string" table:style-name="ce1">
            <text:p>Reeba Aslam</text:p>
          </table:table-cell>
          <table:table-cell table:style-name="ce1"/>
          <table:table-cell office:value-type="string" table:style-name="ce1">
            <text:p>ra02528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04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Ali Ur</text:p>
          </table:table-cell>
          <table:table-cell office:value-type="string" table:style-name="ce1">
            <text:p>ar05104@st.habib.edu.pk</text:p>
          </table:table-cell>
          <table:table-cell office:value-type="float" office:value="923008286649" table:style-name="ce4">
            <text:p>92300828664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20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Farooq Abdul</text:p>
          </table:table-cell>
          <table:table-cell office:value-type="string" table:style-name="ce1">
            <text:p>fr04020@st.habib.edu.pk</text:p>
          </table:table-cell>
          <table:table-cell office:value-type="float" office:value="923328000000" table:style-name="ce4">
            <text:p>923328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02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Muhammad Usaid</text:p>
          </table:table-cell>
          <table:table-cell office:value-type="string" table:style-name="ce1">
            <text:p>mr04302@st.habib.edu.pk</text:p>
          </table:table-cell>
          <table:table-cell office:value-type="float" office:value="923451440433" table:style-name="ce4">
            <text:p>92345144043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05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hr04005@st.habib.edu.pk</text:p>
          </table:table-cell>
          <table:table-cell office:value-type="float" office:value="92322859300" table:style-name="ce4">
            <text:p>923228593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17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Kunza</text:p>
          </table:table-cell>
          <table:table-cell office:value-type="string" table:style-name="ce1">
            <text:p>kr03917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26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 Muhammad Hasan</text:p>
          </table:table-cell>
          <table:table-cell office:value-type="string" table:style-name="ce1">
            <text:p>sr02926@st.habib.edu.pk</text:p>
          </table:table-cell>
          <table:table-cell office:value-type="float" office:value="923408395179" table:style-name="ce4">
            <text:p>92340839517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84</text:p>
          </table:table-cell>
          <table:table-cell office:value-type="string" table:style-name="ce1">
            <text:p>Rizwan</text:p>
          </table:table-cell>
          <table:table-cell office:value-type="string" table:style-name="ce1">
            <text:p>Eraj</text:p>
          </table:table-cell>
          <table:table-cell office:value-type="string" table:style-name="ce1">
            <text:p>er03984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80</text:p>
          </table:table-cell>
          <table:table-cell office:value-type="string" table:style-name="ce1">
            <text:p>Rizwan</text:p>
          </table:table-cell>
          <table:table-cell office:value-type="string" table:style-name="ce1">
            <text:p>Habiba</text:p>
          </table:table-cell>
          <table:table-cell office:value-type="string" table:style-name="ce1">
            <text:p>hr04280@st.habib.edu.pk</text:p>
          </table:table-cell>
          <table:table-cell office:value-type="float" office:value="923360822067" table:style-name="ce4">
            <text:p>92336082206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52</text:p>
          </table:table-cell>
          <table:table-cell office:value-type="string" table:style-name="ce1">
            <text:p>Rukh</text:p>
          </table:table-cell>
          <table:table-cell office:value-type="string" table:style-name="ce1">
            <text:p>Lala</text:p>
          </table:table-cell>
          <table:table-cell office:value-type="string" table:style-name="ce1">
            <text:p>lr00552@st.habib.edu.pk</text:p>
          </table:table-cell>
          <table:table-cell office:value-type="float" office:value="3018260455" table:style-name="ce4">
            <text:p>301826045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12</text:p>
          </table:table-cell>
          <table:table-cell office:value-type="string" table:style-name="ce1">
            <text:p>Sachwani</text:p>
          </table:table-cell>
          <table:table-cell office:value-type="string" table:style-name="ce1">
            <text:p>Hassan Habibullah</text:p>
          </table:table-cell>
          <table:table-cell office:value-type="string" table:style-name="ce1">
            <text:p>hs00512@st.habib.edu.pk</text:p>
          </table:table-cell>
          <table:table-cell office:value-type="float" office:value="923158073077" table:style-name="ce4">
            <text:p>92315807307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50</text:p>
          </table:table-cell>
          <table:table-cell office:value-type="string" table:style-name="ce1">
            <text:p>Saeed</text:p>
          </table:table-cell>
          <table:table-cell office:value-type="string" table:style-name="ce1">
            <text:p>Maaz</text:p>
          </table:table-cell>
          <table:table-cell office:value-type="string" table:style-name="ce1">
            <text:p>ms05050@st.habib.edu.pk</text:p>
          </table:table-cell>
          <table:table-cell office:value-type="float" office:value="923312608808" table:style-name="ce4">
            <text:p>92331260880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29</text:p>
          </table:table-cell>
          <table:table-cell office:value-type="string" table:style-name="ce1">
            <text:p>Sakha</text:p>
          </table:table-cell>
          <table:table-cell office:value-type="string" table:style-name="ce1">
            <text:p>Muhammad Bilal</text:p>
          </table:table-cell>
          <table:table-cell office:value-type="string" table:style-name="ce1">
            <text:p>ms00729@st.habib.edu.pk</text:p>
          </table:table-cell>
          <table:table-cell office:value-type="float" office:value="923152643704" table:style-name="ce4">
            <text:p>92315264370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16</text:p>
          </table:table-cell>
          <table:table-cell office:value-type="string" table:style-name="ce1">
            <text:p>Salani</text:p>
          </table:table-cell>
          <table:table-cell office:value-type="string" table:style-name="ce1">
            <text:p>Zoha</text:p>
          </table:table-cell>
          <table:table-cell office:value-type="string" table:style-name="ce1">
            <text:p>zs02816@st.habib.edu.pk</text:p>
          </table:table-cell>
          <table:table-cell office:value-type="float" office:value="923062050043" table:style-name="ce4">
            <text:p>92306205004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036</text:p>
          </table:table-cell>
          <table:table-cell office:value-type="string" table:style-name="ce1">
            <text:p>Saleem</text:p>
          </table:table-cell>
          <table:table-cell office:value-type="string" table:style-name="ce1">
            <text:p>Mohammad Shakaib</text:p>
          </table:table-cell>
          <table:table-cell office:value-type="string" table:style-name="ce1">
            <text:p>ms01036@st.habib.edu.pk</text:p>
          </table:table-cell>
          <table:table-cell office:value-type="float" office:value="923360336222" table:style-name="ce4">
            <text:p>92336033622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40</text:p>
          </table:table-cell>
          <table:table-cell office:value-type="string" table:style-name="ce1">
            <text:p>Salim</text:p>
          </table:table-cell>
          <table:table-cell office:value-type="string" table:style-name="ce1">
            <text:p>Yasir</text:p>
          </table:table-cell>
          <table:table-cell office:value-type="string" table:style-name="ce1">
            <text:p>ys01840@st.habib.edu.pk</text:p>
          </table:table-cell>
          <table:table-cell office:value-type="float" office:value="923002603871" table:style-name="ce4">
            <text:p>92300260387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56</text:p>
          </table:table-cell>
          <table:table-cell office:value-type="string" table:style-name="ce1">
            <text:p>Salim</text:p>
          </table:table-cell>
          <table:table-cell office:value-type="string" table:style-name="ce1">
            <text:p>Zain Ul Abiden</text:p>
          </table:table-cell>
          <table:table-cell office:value-type="string" table:style-name="ce1">
            <text:p>zs05056@st.habib.edu.pk</text:p>
          </table:table-cell>
          <table:table-cell office:value-type="float" office:value="923009220081" table:style-name="ce4">
            <text:p>92300922008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15</text:p>
          </table:table-cell>
          <table:table-cell office:value-type="string" table:style-name="ce1">
            <text:p>Salma</text:p>
          </table:table-cell>
          <table:table-cell office:value-type="string" table:style-name="ce1">
            <text:p>Umme</text:p>
          </table:table-cell>
          <table:table-cell office:value-type="string" table:style-name="ce1">
            <text:p>us04315@st.habib.edu.pk</text:p>
          </table:table-cell>
          <table:table-cell office:value-type="float" office:value="923438012644" table:style-name="ce4">
            <text:p>92343801264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02</text:p>
          </table:table-cell>
          <table:table-cell office:value-type="string" table:style-name="ce1">
            <text:p>Shafqat</text:p>
          </table:table-cell>
          <table:table-cell office:value-type="string" table:style-name="ce1">
            <text:p>Bakhtawar</text:p>
          </table:table-cell>
          <table:table-cell office:value-type="string" table:style-name="ce1">
            <text:p>bs03702@st.habib.edu.pk</text:p>
          </table:table-cell>
          <table:table-cell office:value-type="float" office:value="923362000000" table:style-name="ce4">
            <text:p>923362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76</text:p>
          </table:table-cell>
          <table:table-cell office:value-type="string" table:style-name="ce1">
            <text:p>Shaheen</text:p>
          </table:table-cell>
          <table:table-cell office:value-type="string" table:style-name="ce1">
            <text:p>Maaaz Arshad</text:p>
          </table:table-cell>
          <table:table-cell office:value-type="string" table:style-name="ce1">
            <text:p>ms05176@st.habib.edu.pk</text:p>
          </table:table-cell>
          <table:table-cell office:value-type="float" office:value="923323653827" table:style-name="ce4">
            <text:p>92332365382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50</text:p>
          </table:table-cell>
          <table:table-cell office:value-type="string" table:style-name="ce1">
            <text:p>Shahid</text:p>
          </table:table-cell>
          <table:table-cell office:value-type="string" table:style-name="ce1">
            <text:p>Nabiha</text:p>
          </table:table-cell>
          <table:table-cell office:value-type="string" table:style-name="ce1">
            <text:p>ns02950@st.habib.edu.pk</text:p>
          </table:table-cell>
          <table:table-cell office:value-type="float" office:value="923340360541" table:style-name="ce4">
            <text:p>92334036054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36</text:p>
          </table:table-cell>
          <table:table-cell office:value-type="string" table:style-name="ce1">
            <text:p>Shahid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s03536@st.habib.edu.pk</text:p>
          </table:table-cell>
          <table:table-cell office:value-type="float" office:value="923444000000" table:style-name="ce4">
            <text:p>923444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77</text:p>
          </table:table-cell>
          <table:table-cell office:value-type="string" table:style-name="ce1">
            <text:p>Shahzain</text:p>
          </table:table-cell>
          <table:table-cell office:value-type="string" table:style-name="ce1">
            <text:p>Muhamnmad</text:p>
          </table:table-cell>
          <table:table-cell office:value-type="string" table:style-name="ce1">
            <text:p>ms03977@st.habib.edu.pk</text:p>
          </table:table-cell>
          <table:table-cell office:value-type="float" office:value="923322000000" table:style-name="ce4">
            <text:p>923322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16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Altaf</text:p>
          </table:table-cell>
          <table:table-cell office:value-type="string" table:style-name="ce1">
            <text:p>as05016@st.habib.edu.pk</text:p>
          </table:table-cell>
          <table:table-cell office:value-type="float" office:value="923331232849" table:style-name="ce4">
            <text:p>92333123284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31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Mudasir Hanif</text:p>
          </table:table-cell>
          <table:table-cell office:value-type="string" table:style-name="ce1">
            <text:p>ms03831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30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Nisha Shareef</text:p>
          </table:table-cell>
          <table:table-cell office:value-type="string" table:style-name="ce1">
            <text:p>ns02530@st.habib.edu.pk</text:p>
          </table:table-cell>
          <table:table-cell office:value-type="float" office:value="923337157283" table:style-name="ce4">
            <text:p>92333715728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70</text:p>
          </table:table-cell>
          <table:table-cell office:value-type="string" table:style-name="ce1">
            <text:p>Shehzad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ms02770@st.habib.edu.pk</text:p>
          </table:table-cell>
          <table:table-cell office:value-type="float" office:value="923242203327" table:style-name="ce4">
            <text:p>92324220332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75</text:p>
          </table:table-cell>
          <table:table-cell office:value-type="string" table:style-name="ce1">
            <text:p>Sheikh</text:p>
          </table:table-cell>
          <table:table-cell office:value-type="string" table:style-name="ce1">
            <text:p>Mohammad Faizan</text:p>
          </table:table-cell>
          <table:table-cell office:value-type="string" table:style-name="ce1">
            <text:p>ms03975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56</text:p>
          </table:table-cell>
          <table:table-cell office:value-type="string" table:style-name="ce1">
            <text:p>Shujjat</text:p>
          </table:table-cell>
          <table:table-cell office:value-type="string" table:style-name="ce1">
            <text:p>Ali Mohammed</text:p>
          </table:table-cell>
          <table:table-cell office:value-type="string" table:style-name="ce1">
            <text:p>as03856@st.habib.edu.pk</text:p>
          </table:table-cell>
          <table:table-cell office:value-type="float" office:value="923233000000" table:style-name="ce4">
            <text:p>92323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99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uhammad Hammad</text:p>
          </table:table-cell>
          <table:table-cell office:value-type="string" table:style-name="ce1">
            <text:p>ms00699@st.habib.edu.pk</text:p>
          </table:table-cell>
          <table:table-cell office:value-type="float" office:value="923452578751" table:style-name="ce4">
            <text:p>92345257875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99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Naufil Zahid</text:p>
          </table:table-cell>
          <table:table-cell office:value-type="string" table:style-name="ce1">
            <text:p>ns02399@st.habib.edu.pk</text:p>
          </table:table-cell>
          <table:table-cell office:value-type="float" office:value="923343235818" table:style-name="ce4">
            <text:p>92334323581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10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Rumsha Siddiqui</text:p>
          </table:table-cell>
          <table:table-cell office:value-type="string" table:style-name="ce1">
            <text:p>rs01810@st.habib.edu.pk</text:p>
          </table:table-cell>
          <table:table-cell office:value-type="float" office:value="923472065729" table:style-name="ce4">
            <text:p>92347206572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45</text:p>
          </table:table-cell>
          <table:table-cell office:value-type="string" table:style-name="ce1">
            <text:p>Soares</text:p>
          </table:table-cell>
          <table:table-cell office:value-type="string" table:style-name="ce1">
            <text:p>Aaron Lucas</text:p>
          </table:table-cell>
          <table:table-cell office:value-type="string" table:style-name="ce1">
            <text:p>as04345@st.habib.edu.pk</text:p>
          </table:table-cell>
          <table:table-cell office:value-type="float" office:value="923343716974" table:style-name="ce4">
            <text:p>92334371697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05</text:p>
          </table:table-cell>
          <table:table-cell office:value-type="string" table:style-name="ce1">
            <text:p>Sufi</text:p>
          </table:table-cell>
          <table:table-cell office:value-type="string" table:style-name="ce1">
            <text:p>Abdullah Mansoor</text:p>
          </table:table-cell>
          <table:table-cell office:value-type="string" table:style-name="ce1">
            <text:p>as03505@st.habib.edu.pk</text:p>
          </table:table-cell>
          <table:table-cell office:value-type="float" office:value="923343000000" table:style-name="ce4">
            <text:p>92334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38</text:p>
          </table:table-cell>
          <table:table-cell office:value-type="string" table:style-name="ce1">
            <text:p>Sufi</text:p>
          </table:table-cell>
          <table:table-cell office:value-type="string" table:style-name="ce1">
            <text:p>Ali Ibrahim</text:p>
          </table:table-cell>
          <table:table-cell office:value-type="string" table:style-name="ce1">
            <text:p>as04338@st.habib.edu.pk</text:p>
          </table:table-cell>
          <table:table-cell office:value-type="float" office:value="923362175088" table:style-name="ce4">
            <text:p>92336217508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43</text:p>
          </table:table-cell>
          <table:table-cell office:value-type="string" table:style-name="ce1">
            <text:p>Syed</text:p>
          </table:table-cell>
          <table:table-cell office:value-type="string" table:style-name="ce1">
            <text:p>Muhammad Ahsan</text:p>
          </table:table-cell>
          <table:table-cell office:value-type="string" table:style-name="ce1">
            <text:p>ms02743@st.habib.edu.pk</text:p>
          </table:table-cell>
          <table:table-cell office:value-type="float" office:value="923158297952" table:style-name="ce4">
            <text:p>92315829795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95</text:p>
          </table:table-cell>
          <table:table-cell office:value-type="string" table:style-name="ce1">
            <text:p>Syed</text:p>
          </table:table-cell>
          <table:table-cell office:value-type="string" table:style-name="ce1">
            <text:p>Samana Batool</text:p>
          </table:table-cell>
          <table:table-cell office:value-type="string" table:style-name="ce1">
            <text:p>ss02995@st.habib.edu.pk</text:p>
          </table:table-cell>
          <table:table-cell office:value-type="float" office:value="966507294518" table:style-name="ce4">
            <text:p>966507294518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64</text:p>
          </table:table-cell>
          <table:table-cell office:value-type="string" table:style-name="ce1">
            <text:p>Tahir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t02264@st.habib.edu.pk</text:p>
          </table:table-cell>
          <table:table-cell office:value-type="float" office:value="923323982331" table:style-name="ce4">
            <text:p>92332398233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99</text:p>
          </table:table-cell>
          <table:table-cell office:value-type="string" table:style-name="ce1">
            <text:p>Talha</text:p>
          </table:table-cell>
          <table:table-cell office:value-type="string" table:style-name="ce1">
            <text:p>Qazi Muhammad</text:p>
          </table:table-cell>
          <table:table-cell office:value-type="string" table:style-name="ce1">
            <text:p>qt05099@st.habib.edu.pk</text:p>
          </table:table-cell>
          <table:table-cell office:value-type="float" office:value="923410243289" table:style-name="ce4">
            <text:p>923410243289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87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Abeera</text:p>
          </table:table-cell>
          <table:table-cell office:value-type="string" table:style-name="ce1">
            <text:p>at02787@st.habib.edu.pk</text:p>
          </table:table-cell>
          <table:table-cell office:value-type="float" office:value="923003380431" table:style-name="ce4">
            <text:p>92300338043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05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Muzammil</text:p>
          </table:table-cell>
          <table:table-cell office:value-type="string" table:style-name="ce1">
            <text:p>mt04305@st.habib.edu.pk</text:p>
          </table:table-cell>
          <table:table-cell office:value-type="float" office:value="923002201307" table:style-name="ce4">
            <text:p>92300220130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41</text:p>
          </table:table-cell>
          <table:table-cell office:value-type="string" table:style-name="ce1">
            <text:p>Thaniana</text:p>
          </table:table-cell>
          <table:table-cell office:value-type="string" table:style-name="ce1">
            <text:p>Ramsha Saad</text:p>
          </table:table-cell>
          <table:table-cell office:value-type="string" table:style-name="ce1">
            <text:p>rt00941@st.habib.edu.pk</text:p>
          </table:table-cell>
          <table:table-cell office:value-type="float" office:value="923333827831" table:style-name="ce4">
            <text:p>92333382783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88</text:p>
          </table:table-cell>
          <table:table-cell office:value-type="string" table:style-name="ce1">
            <text:p>UlHaq</text:p>
          </table:table-cell>
          <table:table-cell office:value-type="string" table:style-name="ce1">
            <text:p>Rayyan</text:p>
          </table:table-cell>
          <table:table-cell office:value-type="string" table:style-name="ce1">
            <text:p>ru03588@st.habib.edu.pk</text:p>
          </table:table-cell>
          <table:table-cell office:value-type="float" office:value="923344000000" table:style-name="ce4">
            <text:p>923344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32</text:p>
          </table:table-cell>
          <table:table-cell office:value-type="string" table:style-name="ce1">
            <text:p>Usaid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u04032@st.habib.edu.pk</text:p>
          </table:table-cell>
          <table:table-cell office:value-type="float" office:value="923243000000" table:style-name="ce4">
            <text:p>923243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22</text:p>
          </table:table-cell>
          <table:table-cell office:value-type="string" table:style-name="ce1">
            <text:p>Usmani</text:p>
          </table:table-cell>
          <table:table-cell office:value-type="string" table:style-name="ce1">
            <text:p>Abdul Wasay</text:p>
          </table:table-cell>
          <table:table-cell office:value-type="string" table:style-name="ce1">
            <text:p>au03522@st.habib.edu.pk</text:p>
          </table:table-cell>
          <table:table-cell office:value-type="float" office:value="923358000000" table:style-name="ce4">
            <text:p>923358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62</text:p>
          </table:table-cell>
          <table:table-cell office:value-type="string" table:style-name="ce1">
            <text:p>Vazir</text:p>
          </table:table-cell>
          <table:table-cell office:value-type="string" table:style-name="ce1">
            <text:p>Muhammad Abbas</text:p>
          </table:table-cell>
          <table:table-cell office:value-type="string" table:style-name="ce1">
            <text:p>mv05062@st.habib.edu.pk</text:p>
          </table:table-cell>
          <table:table-cell office:value-type="float" office:value="923222552723" table:style-name="ce4">
            <text:p>92322255272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73</text:p>
          </table:table-cell>
          <table:table-cell office:value-type="string" table:style-name="ce1">
            <text:p>Vyajkora</text:p>
          </table:table-cell>
          <table:table-cell office:value-type="string" table:style-name="ce1">
            <text:p>Zainab Ali</text:p>
          </table:table-cell>
          <table:table-cell office:value-type="string" table:style-name="ce1">
            <text:p>zv03573@st.habib.edu.pk</text:p>
          </table:table-cell>
          <table:table-cell office:value-type="float" office:value="923362000000" table:style-name="ce4">
            <text:p>923362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70</text:p>
          </table:table-cell>
          <table:table-cell office:value-type="string" table:style-name="ce1">
            <text:p>Wassan</text:p>
          </table:table-cell>
          <table:table-cell office:value-type="string" table:style-name="ce1">
            <text:p>Gohar Ayoub</text:p>
          </table:table-cell>
          <table:table-cell office:value-type="string" table:style-name="ce1">
            <text:p>gw02370@st.habib.edu.pk</text:p>
          </table:table-cell>
          <table:table-cell office:value-type="float" office:value="923313684460" table:style-name="ce4">
            <text:p>92331368446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51</text:p>
          </table:table-cell>
          <table:table-cell office:value-type="string" table:style-name="ce1">
            <text:p>Younus</text:p>
          </table:table-cell>
          <table:table-cell office:value-type="string" table:style-name="ce1">
            <text:p>Salman Muhammad</text:p>
          </table:table-cell>
          <table:table-cell office:value-type="string" table:style-name="ce1">
            <text:p>sy04351@st.habib.edu.pk</text:p>
          </table:table-cell>
          <table:table-cell office:value-type="float" office:value="923323113150" table:style-name="ce4">
            <text:p>92332311315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41</text:p>
          </table:table-cell>
          <table:table-cell office:value-type="string" table:style-name="ce1">
            <text:p>Yousuf</text:p>
          </table:table-cell>
          <table:table-cell office:value-type="string" table:style-name="ce1">
            <text:p>Barira</text:p>
          </table:table-cell>
          <table:table-cell office:value-type="string" table:style-name="ce1">
            <text:p>by00741@st.habib.edu.pk</text:p>
          </table:table-cell>
          <table:table-cell office:value-type="float" office:value="923062782866" table:style-name="ce4">
            <text:p>92306278286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45</text:p>
          </table:table-cell>
          <table:table-cell office:value-type="string" table:style-name="ce1">
            <text:p>Yousuf</text:p>
          </table:table-cell>
          <table:table-cell office:value-type="string" table:style-name="ce1">
            <text:p>Osama</text:p>
          </table:table-cell>
          <table:table-cell office:value-type="string" table:style-name="ce1">
            <text:p>oy02945@st.habib.edu.pk</text:p>
          </table:table-cell>
          <table:table-cell office:value-type="float" office:value="923152166067" table:style-name="ce4">
            <text:p>92315216606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15</text:p>
          </table:table-cell>
          <table:table-cell office:value-type="string" table:style-name="ce1">
            <text:p>Zahid</text:p>
          </table:table-cell>
          <table:table-cell office:value-type="string" table:style-name="ce1">
            <text:p>Talal</text:p>
          </table:table-cell>
          <table:table-cell office:value-type="string" table:style-name="ce1">
            <text:p>tz01815@st.habib.edu.pk</text:p>
          </table:table-cell>
          <table:table-cell office:value-type="float" office:value="923218622726" table:style-name="ce4">
            <text:p>92321862272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99</text:p>
          </table:table-cell>
          <table:table-cell office:value-type="string" table:style-name="ce1">
            <text:p>Zaidi</text:p>
          </table:table-cell>
          <table:table-cell office:value-type="string" table:style-name="ce1">
            <text:p>Saniya Shah</text:p>
          </table:table-cell>
          <table:table-cell office:value-type="string" table:style-name="ce1">
            <text:p>sz01999@st.habib.edu.pk</text:p>
          </table:table-cell>
          <table:table-cell office:value-type="string" table:style-name="ce4">
            <text:p>647/472-5025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16</text:p>
          </table:table-cell>
          <table:table-cell office:value-type="string" table:style-name="ce1">
            <text:p>Zehra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z04316@st.habib.edu.pk</text:p>
          </table:table-cell>
          <table:table-cell office:value-type="float" office:value="923242328207" table:style-name="ce4">
            <text:p>92324232820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27</text:p>
          </table:table-cell>
          <table:table-cell office:value-type="string" table:style-name="ce1">
            <text:p>Zehra</text:p>
          </table:table-cell>
          <table:table-cell office:value-type="string" table:style-name="ce1">
            <text:p>Maham</text:p>
          </table:table-cell>
          <table:table-cell office:value-type="string" table:style-name="ce1">
            <text:p>mz04027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23</text:p>
          </table:table-cell>
          <table:table-cell office:value-type="string" table:style-name="ce1">
            <text:p>Zehra</text:p>
          </table:table-cell>
          <table:table-cell office:value-type="string" table:style-name="ce1">
            <text:p>Sumbul</text:p>
          </table:table-cell>
          <table:table-cell office:value-type="string" table:style-name="ce1">
            <text:p>sz00323@st.habib.edu.pk</text:p>
          </table:table-cell>
          <table:table-cell office:value-type="float" office:value="923323158351" table:style-name="ce4">
            <text:p>923323158351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57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Nisha</text:p>
          </table:table-cell>
          <table:table-cell office:value-type="string" table:style-name="ce1">
            <text:p>na04357@st.habib.edu.pk</text:p>
          </table:table-cell>
          <table:table-cell office:value-type="float" office:value="923353982226" table:style-name="ce4">
            <text:p>92335398222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99</text:p>
          </table:table-cell>
          <table:table-cell office:value-type="string" table:style-name="ce1">
            <text:p>Alavi</text:p>
          </table:table-cell>
          <table:table-cell office:value-type="string" table:style-name="ce1">
            <text:p>Faaiz</text:p>
          </table:table-cell>
          <table:table-cell office:value-type="string" table:style-name="ce1">
            <text:p>fa04299@st.habib.edu.pk</text:p>
          </table:table-cell>
          <table:table-cell office:value-type="float" office:value="923312133666" table:style-name="ce4">
            <text:p>92331213366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67</text:p>
          </table:table-cell>
          <table:table-cell office:value-type="string" table:style-name="ce1">
            <text:p>Arif</text:p>
          </table:table-cell>
          <table:table-cell office:value-type="string" table:style-name="ce1">
            <text:p>Syed Muhammed Abdullah</text:p>
          </table:table-cell>
          <table:table-cell office:value-type="string" table:style-name="ce1">
            <text:p>sa04367@st.habib.edu.pk</text:p>
          </table:table-cell>
          <table:table-cell office:value-type="float" office:value="923042601677" table:style-name="ce4">
            <text:p>92304260167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83</text:p>
          </table:table-cell>
          <table:table-cell office:value-type="string" table:style-name="ce1">
            <text:p>Basathia</text:p>
          </table:table-cell>
          <table:table-cell office:value-type="string" table:style-name="ce1">
            <text:p>Binish Fatima</text:p>
          </table:table-cell>
          <table:table-cell office:value-type="string" table:style-name="ce1">
            <text:p>bb04883@st.habib.edu.pk</text:p>
          </table:table-cell>
          <table:table-cell office:value-type="float" office:value="923362066920" table:style-name="ce4">
            <text:p>92336206692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12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Syed Muhammad Abbas</text:p>
          </table:table-cell>
          <table:table-cell office:value-type="string" table:style-name="ce1">
            <text:p>sh04412@st.habib.edu.pk</text:p>
          </table:table-cell>
          <table:table-cell office:value-type="float" office:value="923028293902" table:style-name="ce4">
            <text:p>923028293902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04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Syed Muhammad Fasih</text:p>
          </table:table-cell>
          <table:table-cell office:value-type="string" table:style-name="ce1">
            <text:p>sh05204@st.habib.edu.pk</text:p>
          </table:table-cell>
          <table:table-cell office:value-type="float" office:value="923121146084" table:style-name="ce4">
            <text:p>92312114608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81</text:p>
          </table:table-cell>
          <table:table-cell office:value-type="string" table:style-name="ce1">
            <text:p>Iqbal</text:p>
          </table:table-cell>
          <table:table-cell office:value-type="string" table:style-name="ce1">
            <text:p>Syed Muhammed Abdullah</text:p>
          </table:table-cell>
          <table:table-cell office:value-type="string" table:style-name="ce1">
            <text:p>si03481@st.habib.edu.pk</text:p>
          </table:table-cell>
          <table:table-cell office:value-type="float" office:value="923341000000" table:style-name="ce4">
            <text:p>923341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8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aheen</text:p>
          </table:table-cell>
          <table:table-cell office:value-type="string" table:style-name="ce1">
            <text:p>mk04389@st.habib.edu.pk</text:p>
          </table:table-cell>
          <table:table-cell office:value-type="float" office:value="923362240130" table:style-name="ce4">
            <text:p>92336224013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96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Rashna</text:p>
          </table:table-cell>
          <table:table-cell office:value-type="string" table:style-name="ce1">
            <text:p>rk05096@st.habib.edu.pk</text:p>
          </table:table-cell>
          <table:table-cell office:value-type="float" office:value="923060280466" table:style-name="ce4">
            <text:p>92306028046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27</text:p>
          </table:table-cell>
          <table:table-cell office:value-type="string" table:style-name="ce1">
            <text:p>Mustafa</text:p>
          </table:table-cell>
          <table:table-cell office:value-type="string" table:style-name="ce1">
            <text:p>Hamna Bint</text:p>
          </table:table-cell>
          <table:table-cell office:value-type="string" table:style-name="ce1">
            <text:p>hm04327@st.habib.edu.pk</text:p>
          </table:table-cell>
          <table:table-cell office:value-type="float" office:value="923212659714" table:style-name="ce4">
            <text:p>923212659714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30</text:p>
          </table:table-cell>
          <table:table-cell office:value-type="string" table:style-name="ce1">
            <text:p>Shafiuddin</text:p>
          </table:table-cell>
          <table:table-cell office:value-type="string" table:style-name="ce1">
            <text:p>Mehreen</text:p>
          </table:table-cell>
          <table:table-cell office:value-type="string" table:style-name="ce1">
            <text:p>ms04030@st.habib.edu.pk</text:p>
          </table:table-cell>
          <table:table-cell office:value-type="float" office:value="923421000000" table:style-name="ce4">
            <text:p>923421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95</text:p>
          </table:table-cell>
          <table:table-cell office:value-type="string" table:style-name="ce1">
            <text:p>Shahab</text:p>
          </table:table-cell>
          <table:table-cell office:value-type="string" table:style-name="ce1">
            <text:p>Muhammad Talha</text:p>
          </table:table-cell>
          <table:table-cell office:value-type="string" table:style-name="ce1">
            <text:p>ms03495@st.habib.edu.pk</text:p>
          </table:table-cell>
          <table:table-cell office:value-type="float" office:value="923364000000" table:style-name="ce4">
            <text:p>923364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36</text:p>
          </table:table-cell>
          <table:table-cell office:value-type="string" table:style-name="ce1">
            <text:p>Shakeel</text:p>
          </table:table-cell>
          <table:table-cell office:value-type="string" table:style-name="ce1">
            <text:p>Huzaifa</text:p>
          </table:table-cell>
          <table:table-cell office:value-type="string" table:style-name="ce1">
            <text:p>hs04336@st.habib.edu.pk</text:p>
          </table:table-cell>
          <table:table-cell office:value-type="float" office:value="923310219056" table:style-name="ce4">
            <text:p>92331021905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76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arium</text:p>
          </table:table-cell>
          <table:table-cell office:value-type="string" table:style-name="ce1">
            <text:p>ms04276@st.habib.edu.pk</text:p>
          </table:table-cell>
          <table:table-cell office:value-type="float" office:value="92332041366" table:style-name="ce4">
            <text:p>9233204136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94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uhammad Anas Aziz</text:p>
          </table:table-cell>
          <table:table-cell office:value-type="string" table:style-name="ce1">
            <text:p>ms04294@st.habib.edu.pk</text:p>
          </table:table-cell>
          <table:table-cell office:value-type="float" office:value="923313284486" table:style-name="ce4">
            <text:p>923313284486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01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uhammad Mubeen</text:p>
          </table:table-cell>
          <table:table-cell office:value-type="string" table:style-name="ce1">
            <text:p>ms04301@st.habib.edu.pk</text:p>
          </table:table-cell>
          <table:table-cell office:value-type="float" office:value="923312447323" table:style-name="ce4">
            <text:p>923312447323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16</text:p>
          </table:table-cell>
          <table:table-cell office:value-type="string" table:style-name="ce1">
            <text:p>Suffwan</text:p>
          </table:table-cell>
          <table:table-cell office:value-type="string" table:style-name="ce1">
            <text:p>Syed Muhammad</text:p>
          </table:table-cell>
          <table:table-cell office:value-type="string" table:style-name="ce1">
            <text:p>ss03516@st.habib.edu.pk</text:p>
          </table:table-cell>
          <table:table-cell office:value-type="float" office:value="923352000000" table:style-name="ce4">
            <text:p>923352000000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87</text:p>
          </table:table-cell>
          <table:table-cell office:value-type="string" table:style-name="ce1">
            <text:p>Zedie</text:p>
          </table:table-cell>
          <table:table-cell office:value-type="string" table:style-name="ce1">
            <text:p>Laraib Aftab</text:p>
          </table:table-cell>
          <table:table-cell office:value-type="string" table:style-name="ce1">
            <text:p>lz04287@st.habib.edu.pk</text:p>
          </table:table-cell>
          <table:table-cell office:value-type="float" office:value="923333802697" table:style-name="ce4">
            <text:p>923333802697</text:p>
          </table:table-cell>
          <table:table-cell office:value-type="string" table:style-name="ce1">
            <text:p>BSCS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91</text:p>
          </table:table-cell>
          <table:table-cell office:value-type="string" table:style-name="ce1">
            <text:p>Aamir</text:p>
          </table:table-cell>
          <table:table-cell office:value-type="string" table:style-name="ce1">
            <text:p>Ali Asghar</text:p>
          </table:table-cell>
          <table:table-cell office:value-type="string" table:style-name="ce1">
            <text:p>aa03591@st.habib.edu.pk</text:p>
          </table:table-cell>
          <table:table-cell office:value-type="float" office:value="923474000000" table:style-name="ce4">
            <text:p>923474000000</text:p>
          </table:table-cell>
          <table:table-cell office:value-type="string" table:style-name="ce1">
            <text:p>BSC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0530</text:p>
          </table:table-cell>
          <table:table-cell office:value-type="string" table:style-name="ce1">
            <text:p>Abbas Rizvi</text:p>
          </table:table-cell>
          <table:table-cell office:value-type="string" table:style-name="ce1">
            <text:p>Syed Muhammad Hasan</text:p>
          </table:table-cell>
          <table:table-cell table:style-name="ce1"/>
          <table:table-cell office:value-type="float" office:value="923223591088" table:style-name="ce4">
            <text:p>923223591088</text:p>
          </table:table-cell>
          <table:table-cell office:value-type="string" table:style-name="ce1">
            <text:p>BSC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2189</text:p>
          </table:table-cell>
          <table:table-cell office:value-type="string" table:style-name="ce1">
            <text:p>Abidi</text:p>
          </table:table-cell>
          <table:table-cell office:value-type="string" table:style-name="ce1">
            <text:p>Syed Hasan Raza</text:p>
          </table:table-cell>
          <table:table-cell office:value-type="string" table:style-name="ce1">
            <text:p>sa02189@st.habib.edu.pk</text:p>
          </table:table-cell>
          <table:table-cell office:value-type="float" office:value="923353071999" table:style-name="ce4">
            <text:p>923353071999</text:p>
          </table:table-cell>
          <table:table-cell office:value-type="string" table:style-name="ce1">
            <text:p>BSC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2291</text:p>
          </table:table-cell>
          <table:table-cell office:value-type="string" table:style-name="ce1">
            <text:p>Akber</text:p>
          </table:table-cell>
          <table:table-cell office:value-type="string" table:style-name="ce1">
            <text:p>Mustafa Ali</text:p>
          </table:table-cell>
          <table:table-cell office:value-type="string" table:style-name="ce1">
            <text:p>ma02291@st.habib.edu.pk</text:p>
          </table:table-cell>
          <table:table-cell office:value-type="float" office:value="923022465530" table:style-name="ce4">
            <text:p>923022465530</text:p>
          </table:table-cell>
          <table:table-cell office:value-type="string" table:style-name="ce1">
            <text:p>BSC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0560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Syed Wajih</text:p>
          </table:table-cell>
          <table:table-cell office:value-type="string" table:style-name="ce1">
            <text:p>sh00560@st.habib.edu.pk</text:p>
          </table:table-cell>
          <table:table-cell office:value-type="float" office:value="923129509502" table:style-name="ce4">
            <text:p>923129509502</text:p>
          </table:table-cell>
          <table:table-cell office:value-type="string" table:style-name="ce1">
            <text:p>BSC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3551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Agha Waleed</text:p>
          </table:table-cell>
          <table:table-cell office:value-type="string" table:style-name="ce1">
            <text:p>ah03551@st.habib.edu.pk</text:p>
          </table:table-cell>
          <table:table-cell office:value-type="float" office:value="97455421353" table:style-name="ce4">
            <text:p>97455421353</text:p>
          </table:table-cell>
          <table:table-cell office:value-type="string" table:style-name="ce1">
            <text:p>BSC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3832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Daud</text:p>
          </table:table-cell>
          <table:table-cell office:value-type="string" table:style-name="ce1">
            <text:p>dh03832@st.habib.edu.pk</text:p>
          </table:table-cell>
          <table:table-cell office:value-type="float" office:value="923212000000" table:style-name="ce4">
            <text:p>923212000000</text:p>
          </table:table-cell>
          <table:table-cell office:value-type="string" table:style-name="ce1">
            <text:p>BSC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2402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Syeda Mariyah</text:p>
          </table:table-cell>
          <table:table-cell office:value-type="string" table:style-name="ce1">
            <text:p>sh02402@st.habib.edu.pk</text:p>
          </table:table-cell>
          <table:table-cell office:value-type="float" office:value="923432089282" table:style-name="ce4">
            <text:p>923432089282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079</text:p>
          </table:table-cell>
          <table:table-cell office:value-type="string" table:style-name="ce1">
            <text:p>Hassan</text:p>
          </table:table-cell>
          <table:table-cell office:value-type="string" table:style-name="ce1">
            <text:p>Syed Faizan</text:p>
          </table:table-cell>
          <table:table-cell office:value-type="string" table:style-name="ce1">
            <text:p>sh03079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1431</text:p>
          </table:table-cell>
          <table:table-cell office:value-type="string" table:style-name="ce1">
            <text:p>Imran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fi01431@st.habib.edu.pk</text:p>
          </table:table-cell>
          <table:table-cell office:value-type="float" office:value="923232444200" table:style-name="ce4">
            <text:p>923232444200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0748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Abdullah Naseer</text:p>
          </table:table-cell>
          <table:table-cell office:value-type="string" table:style-name="ce1">
            <text:p>aj00748@st.habib.edu.pk</text:p>
          </table:table-cell>
          <table:table-cell office:value-type="float" office:value="923428179716" table:style-name="ce4">
            <text:p>923428179716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1391</text:p>
          </table:table-cell>
          <table:table-cell office:value-type="string" table:style-name="ce1">
            <text:p>Jawed</text:p>
          </table:table-cell>
          <table:table-cell office:value-type="string" table:style-name="ce1">
            <text:p>Taha</text:p>
          </table:table-cell>
          <table:table-cell office:value-type="string" table:style-name="ce1">
            <text:p>tj01391@st.habib.edu.pk</text:p>
          </table:table-cell>
          <table:table-cell office:value-type="float" office:value="923002882128" table:style-name="ce4">
            <text:p>923002882128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1469</text:p>
          </table:table-cell>
          <table:table-cell office:value-type="string" table:style-name="ce1">
            <text:p>Khairani</text:p>
          </table:table-cell>
          <table:table-cell office:value-type="string" table:style-name="ce1">
            <text:p>Alyna Rahim</text:p>
          </table:table-cell>
          <table:table-cell office:value-type="string" table:style-name="ce1">
            <text:p>ak01469@st.habib.edu.pk</text:p>
          </table:table-cell>
          <table:table-cell office:value-type="float" office:value="923333418700" table:style-name="ce4">
            <text:p>923333418700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543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heharyar Alam</text:p>
          </table:table-cell>
          <table:table-cell office:value-type="string" table:style-name="ce1">
            <text:p>sk03543@st.habib.edu.pk</text:p>
          </table:table-cell>
          <table:table-cell office:value-type="float" office:value="923323000000" table:style-name="ce4">
            <text:p>923323000000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054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Bilal Arshad</text:p>
          </table:table-cell>
          <table:table-cell office:value-type="string" table:style-name="ce1">
            <text:p>bm03054@st.habib.edu.pk</text:p>
          </table:table-cell>
          <table:table-cell office:value-type="float" office:value="923313285552" table:style-name="ce4">
            <text:p>923313285552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489</text:p>
          </table:table-cell>
          <table:table-cell office:value-type="string" table:style-name="ce1">
            <text:p>Naqvi</text:p>
          </table:table-cell>
          <table:table-cell office:value-type="string" table:style-name="ce1">
            <text:p>Ahmad Murtaza</text:p>
          </table:table-cell>
          <table:table-cell office:value-type="string" table:style-name="ce1">
            <text:p>an03489@st.habib.edu.pk</text:p>
          </table:table-cell>
          <table:table-cell office:value-type="float" office:value="923002000000" table:style-name="ce4">
            <text:p>923002000000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5275</text:p>
          </table:table-cell>
          <table:table-cell office:value-type="string" table:style-name="ce1">
            <text:p>Nasir (Lecturer)</text:p>
          </table:table-cell>
          <table:table-cell office:value-type="string" table:style-name="ce1">
            <text:p>Nadia</text:p>
          </table:table-cell>
          <table:table-cell office:value-type="string" table:style-name="ce1">
            <text:p>nadia.nasir@sse.habib.edu.pk</text:p>
          </table:table-cell>
          <table:table-cell table:style-name="ce4"/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657</text:p>
          </table:table-cell>
          <table:table-cell office:value-type="string" table:style-name="ce1">
            <text:p>Paracha</text:p>
          </table:table-cell>
          <table:table-cell office:value-type="string" table:style-name="ce1">
            <text:p>Sumair Rehman</text:p>
          </table:table-cell>
          <table:table-cell office:value-type="string" table:style-name="ce1">
            <text:p>sp03657@st.habib.edu.pk</text:p>
          </table:table-cell>
          <table:table-cell office:value-type="float" office:value="923361000000" table:style-name="ce4">
            <text:p>923361000000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580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Saleha</text:p>
          </table:table-cell>
          <table:table-cell office:value-type="string" table:style-name="ce1">
            <text:p>sq03580@st.habib.edu.pk</text:p>
          </table:table-cell>
          <table:table-cell office:value-type="float" office:value="923213000000" table:style-name="ce4">
            <text:p>923213000000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421</text:p>
          </table:table-cell>
          <table:table-cell office:value-type="string" table:style-name="ce1">
            <text:p>Rahim</text:p>
          </table:table-cell>
          <table:table-cell office:value-type="string" table:style-name="ce1">
            <text:p>Muhammad Ahsan</text:p>
          </table:table-cell>
          <table:table-cell office:value-type="string" table:style-name="ce1">
            <text:p>mr03421@st.habib.edu.pk</text:p>
          </table:table-cell>
          <table:table-cell office:value-type="float" office:value="923333000000" table:style-name="ce4">
            <text:p>923333000000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1213</text:p>
          </table:table-cell>
          <table:table-cell office:value-type="string" table:style-name="ce1">
            <text:p>Shafique</text:p>
          </table:table-cell>
          <table:table-cell office:value-type="string" table:style-name="ce1">
            <text:p>Adnan</text:p>
          </table:table-cell>
          <table:table-cell office:value-type="string" table:style-name="ce1">
            <text:p>as01213@st.habib.edu.pk</text:p>
          </table:table-cell>
          <table:table-cell office:value-type="float" office:value="923422457976" table:style-name="ce4">
            <text:p>923422457976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2284</text:p>
          </table:table-cell>
          <table:table-cell office:value-type="string" table:style-name="ce1">
            <text:p>Tahir</text:p>
          </table:table-cell>
          <table:table-cell office:value-type="string" table:style-name="ce1">
            <text:p>Inshirah</text:p>
          </table:table-cell>
          <table:table-cell office:value-type="string" table:style-name="ce1">
            <text:p>it02284@st.habib.edu.pk</text:p>
          </table:table-cell>
          <table:table-cell office:value-type="float" office:value="923202206851" table:style-name="ce4">
            <text:p>923202206851</text:p>
          </table:table-cell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5158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Khalid</text:p>
          </table:table-cell>
          <table:table-cell office:value-type="string" table:style-name="ce1">
            <text:p>kt05158@st.habib.edu.pk</text:p>
          </table:table-cell>
          <table:table-cell table:style-name="ce4"/>
          <table:table-cell office:value-type="string" table:style-name="ce1">
            <text:p>BSC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2297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Muhammad Usman</text:p>
          </table:table-cell>
          <table:table-cell office:value-type="string" table:style-name="ce1">
            <text:p>mt02297@st.habib.edu.pk</text:p>
          </table:table-cell>
          <table:table-cell office:value-type="float" office:value="923433080366" table:style-name="ce4">
            <text:p>923433080366</text:p>
          </table:table-cell>
          <table:table-cell office:value-type="string" table:style-name="ce1">
            <text:p>BSC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3703</text:p>
          </table:table-cell>
          <table:table-cell office:value-type="string" table:style-name="ce1">
            <text:p>Zahid</text:p>
          </table:table-cell>
          <table:table-cell office:value-type="string" table:style-name="ce1">
            <text:p>Mohammad Wajeeh</text:p>
          </table:table-cell>
          <table:table-cell office:value-type="string" table:style-name="ce1">
            <text:p>mz03703@st.habib.edu.pk</text:p>
          </table:table-cell>
          <table:table-cell office:value-type="float" office:value="923340000000" table:style-name="ce4">
            <text:p>923340000000</text:p>
          </table:table-cell>
          <table:table-cell office:value-type="string" table:style-name="ce1">
            <text:p>BSC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3882</text:p>
          </table:table-cell>
          <table:table-cell office:value-type="string" table:style-name="ce1">
            <text:p>Aamir</text:p>
          </table:table-cell>
          <table:table-cell office:value-type="string" table:style-name="ce1">
            <text:p>Abdullah</text:p>
          </table:table-cell>
          <table:table-cell office:value-type="string" table:style-name="ce1">
            <text:p>aa03882@st.habib.edu.pk</text:p>
          </table:table-cell>
          <table:table-cell office:value-type="float" office:value="923455000000" table:style-name="ce4">
            <text:p>923455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24</text:p>
          </table:table-cell>
          <table:table-cell office:value-type="string" table:style-name="ce1">
            <text:p>Abbas</text:p>
          </table:table-cell>
          <table:table-cell office:value-type="string" table:style-name="ce1">
            <text:p>Fizza</text:p>
          </table:table-cell>
          <table:table-cell office:value-type="string" table:style-name="ce1">
            <text:p>fa04024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35</text:p>
          </table:table-cell>
          <table:table-cell office:value-type="string" table:style-name="ce1">
            <text:p>Abbas Zaidi</text:p>
          </table:table-cell>
          <table:table-cell office:value-type="string" table:style-name="ce1">
            <text:p>Syed Maysum</text:p>
          </table:table-cell>
          <table:table-cell office:value-type="string" table:style-name="ce1">
            <text:p>sa03035@st.habib.edu.pk</text:p>
          </table:table-cell>
          <table:table-cell office:value-type="float" office:value="923341249678" table:style-name="ce4">
            <text:p>923341249678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51</text:p>
          </table:table-cell>
          <table:table-cell office:value-type="string" table:style-name="ce1">
            <text:p>ABBASI</text:p>
          </table:table-cell>
          <table:table-cell office:value-type="string" table:style-name="ce1">
            <text:p>KAINAT</text:p>
          </table:table-cell>
          <table:table-cell office:value-type="string" table:style-name="ce1">
            <text:p>ka04051@st.habib.edu.pk</text:p>
          </table:table-cell>
          <table:table-cell office:value-type="float" office:value="923322000000" table:style-name="ce4">
            <text:p>92332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12</text:p>
          </table:table-cell>
          <table:table-cell office:value-type="string" table:style-name="ce1">
            <text:p>Abbasi</text:p>
          </table:table-cell>
          <table:table-cell office:value-type="string" table:style-name="ce1">
            <text:p>Muhammad Salman</text:p>
          </table:table-cell>
          <table:table-cell office:value-type="string" table:style-name="ce1">
            <text:p>ma01912@st.habib.edu.pk</text:p>
          </table:table-cell>
          <table:table-cell office:value-type="float" office:value="923343690405" table:style-name="ce4">
            <text:p>92334369040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42</text:p>
          </table:table-cell>
          <table:table-cell office:value-type="string" table:style-name="ce1">
            <text:p>Abbasi</text:p>
          </table:table-cell>
          <table:table-cell office:value-type="string" table:style-name="ce1">
            <text:p>Muzammil</text:p>
          </table:table-cell>
          <table:table-cell office:value-type="string" table:style-name="ce1">
            <text:p>ma01642@st.habib.edu.pk</text:p>
          </table:table-cell>
          <table:table-cell office:value-type="float" office:value="923462771985" table:style-name="ce4">
            <text:p>92346277198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72</text:p>
          </table:table-cell>
          <table:table-cell office:value-type="string" table:style-name="ce1">
            <text:p>Abid</text:p>
          </table:table-cell>
          <table:table-cell office:value-type="string" table:style-name="ce1">
            <text:p>Muhammad Moeen</text:p>
          </table:table-cell>
          <table:table-cell office:value-type="string" table:style-name="ce1">
            <text:p>ma01572@st.habib.edu.pk</text:p>
          </table:table-cell>
          <table:table-cell office:value-type="float" office:value="923336335892" table:style-name="ce4">
            <text:p>92333633589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105</text:p>
          </table:table-cell>
          <table:table-cell office:value-type="string" table:style-name="ce1">
            <text:p>Abidi</text:p>
          </table:table-cell>
          <table:table-cell office:value-type="string" table:style-name="ce1">
            <text:p>Syed Hasan Shozab</text:p>
          </table:table-cell>
          <table:table-cell office:value-type="string" table:style-name="ce1">
            <text:p>sa01105@st.habib.edu.pk</text:p>
          </table:table-cell>
          <table:table-cell office:value-type="float" office:value="923128638323" table:style-name="ce4">
            <text:p>92312863832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31</text:p>
          </table:table-cell>
          <table:table-cell office:value-type="string" table:style-name="ce1">
            <text:p>Admani</text:p>
          </table:table-cell>
          <table:table-cell office:value-type="string" table:style-name="ce1">
            <text:p>Danyal</text:p>
          </table:table-cell>
          <table:table-cell office:value-type="string" table:style-name="ce1">
            <text:p>da02231@st.habib.edu.pk</text:p>
          </table:table-cell>
          <table:table-cell office:value-type="float" office:value="923452114730" table:style-name="ce4">
            <text:p>92345211473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25</text:p>
          </table:table-cell>
          <table:table-cell office:value-type="string" table:style-name="ce1">
            <text:p>Advani</text:p>
          </table:table-cell>
          <table:table-cell office:value-type="string" table:style-name="ce1">
            <text:p>Nirmal</text:p>
          </table:table-cell>
          <table:table-cell office:value-type="string" table:style-name="ce1">
            <text:p>na02925@st.habib.edu.pk</text:p>
          </table:table-cell>
          <table:table-cell office:value-type="float" office:value="923073170703" table:style-name="ce4">
            <text:p>92307317070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70</text:p>
          </table:table-cell>
          <table:table-cell office:value-type="string" table:style-name="ce1">
            <text:p>Afzal</text:p>
          </table:table-cell>
          <table:table-cell office:value-type="string" table:style-name="ce1">
            <text:p>Syed Yasir</text:p>
          </table:table-cell>
          <table:table-cell office:value-type="string" table:style-name="ce1">
            <text:p>sa01670@st.habib.edu.pk</text:p>
          </table:table-cell>
          <table:table-cell office:value-type="float" office:value="923152138763" table:style-name="ce4">
            <text:p>92315213876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34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Wahaj</text:p>
          </table:table-cell>
          <table:table-cell office:value-type="string" table:style-name="ce1">
            <text:p>wa02234@st.habib.edu.pk</text:p>
          </table:table-cell>
          <table:table-cell office:value-type="float" office:value="923332278534" table:style-name="ce4">
            <text:p>92333227853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80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rsalan</text:p>
          </table:table-cell>
          <table:table-cell office:value-type="string" table:style-name="ce1">
            <text:p>aa03980@st.habib.edu.pk</text:p>
          </table:table-cell>
          <table:table-cell office:value-type="float" office:value="923478000000" table:style-name="ce4">
            <text:p>923478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68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Farjad</text:p>
          </table:table-cell>
          <table:table-cell office:value-type="string" table:style-name="ce1">
            <text:p>fa01568@st.habib.edu.pk</text:p>
          </table:table-cell>
          <table:table-cell office:value-type="float" office:value="923410227754" table:style-name="ce4">
            <text:p>92341022775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16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Syed Furqan</text:p>
          </table:table-cell>
          <table:table-cell office:value-type="string" table:style-name="ce1">
            <text:p>sa01816@st.habib.edu.pk</text:p>
          </table:table-cell>
          <table:table-cell office:value-type="float" office:value="923327807125" table:style-name="ce4">
            <text:p>92332780712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19</text:p>
          </table:table-cell>
          <table:table-cell office:value-type="string" table:style-name="ce1">
            <text:p>Aijaz</text:p>
          </table:table-cell>
          <table:table-cell office:value-type="string" table:style-name="ce1">
            <text:p>Anumtah</text:p>
          </table:table-cell>
          <table:table-cell office:value-type="string" table:style-name="ce1">
            <text:p>aa02419@st.habib.edu.pk</text:p>
          </table:table-cell>
          <table:table-cell office:value-type="float" office:value="923362413580" table:style-name="ce4">
            <text:p>92336241358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53</text:p>
          </table:table-cell>
          <table:table-cell office:value-type="string" table:style-name="ce1">
            <text:p>Al Medinah</text:p>
          </table:table-cell>
          <table:table-cell office:value-type="string" table:style-name="ce1">
            <text:p>Areej</text:p>
          </table:table-cell>
          <table:table-cell office:value-type="string" table:style-name="ce1">
            <text:p>aa02253@st.habib.edu.pk</text:p>
          </table:table-cell>
          <table:table-cell office:value-type="float" office:value="923430800246" table:style-name="ce4">
            <text:p>92343080024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41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Muhammad Shaheer</text:p>
          </table:table-cell>
          <table:table-cell office:value-type="string" table:style-name="ce1">
            <text:p>ma04041@st.habib.edu.pk</text:p>
          </table:table-cell>
          <table:table-cell office:value-type="float" office:value="923353000000" table:style-name="ce4">
            <text:p>92335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77</text:p>
          </table:table-cell>
          <table:table-cell office:value-type="string" table:style-name="ce1">
            <text:p>Alam</text:p>
          </table:table-cell>
          <table:table-cell office:value-type="string" table:style-name="ce1">
            <text:p>Muhammad Shahzaib</text:p>
          </table:table-cell>
          <table:table-cell office:value-type="string" table:style-name="ce1">
            <text:p>ma02277@st.habib.edu.pk</text:p>
          </table:table-cell>
          <table:table-cell office:value-type="float" office:value="923201204966" table:style-name="ce4">
            <text:p>92320120496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066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bbas</text:p>
          </table:table-cell>
          <table:table-cell office:value-type="string" table:style-name="ce1">
            <text:p>aa01066@st.habib.edu.pk</text:p>
          </table:table-cell>
          <table:table-cell office:value-type="float" office:value="923003491901" table:style-name="ce4">
            <text:p>92300349190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190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a02190@st.habib.edu.pk</text:p>
          </table:table-cell>
          <table:table-cell office:value-type="float" office:value="923343314352" table:style-name="ce4">
            <text:p>92334331435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01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hsan</text:p>
          </table:table-cell>
          <table:table-cell office:value-type="string" table:style-name="ce1">
            <text:p>aa05201@st.habib.edu.pk</text:p>
          </table:table-cell>
          <table:table-cell office:value-type="float" office:value="923032124429" table:style-name="ce4">
            <text:p>92303212442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60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ahad</text:p>
          </table:table-cell>
          <table:table-cell office:value-type="string" table:style-name="ce1">
            <text:p>ma02960@st.habib.edu.pk</text:p>
          </table:table-cell>
          <table:table-cell office:value-type="float" office:value="923353088799" table:style-name="ce4">
            <text:p>92335308879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12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Syed Hamza</text:p>
          </table:table-cell>
          <table:table-cell office:value-type="string" table:style-name="ce1">
            <text:p>sa02912@st.habib.edu.pk</text:p>
          </table:table-cell>
          <table:table-cell office:value-type="float" office:value="923363924447" table:style-name="ce4">
            <text:p>92336392444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47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Syed Muhammad Mohsin</text:p>
          </table:table-cell>
          <table:table-cell office:value-type="string" table:style-name="ce1">
            <text:p>sa05147@st.habib.edu.pk</text:p>
          </table:table-cell>
          <table:table-cell office:value-type="float" office:value="923453284826" table:style-name="ce4">
            <text:p>92345328482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82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Yousuf Moiz</text:p>
          </table:table-cell>
          <table:table-cell office:value-type="string" table:style-name="ce1">
            <text:p>ya03482@st.habib.edu.pk</text:p>
          </table:table-cell>
          <table:table-cell office:value-type="float" office:value="923112000000" table:style-name="ce4">
            <text:p>92311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29</text:p>
          </table:table-cell>
          <table:table-cell office:value-type="string" table:style-name="ce1">
            <text:p>AliAkbar</text:p>
          </table:table-cell>
          <table:table-cell office:value-type="string" table:style-name="ce1">
            <text:p>Hussaina</text:p>
          </table:table-cell>
          <table:table-cell office:value-type="string" table:style-name="ce1">
            <text:p>ha04029@st.habib.edu.pk</text:p>
          </table:table-cell>
          <table:table-cell office:value-type="float" office:value="923018000000" table:style-name="ce4">
            <text:p>923018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27</text:p>
          </table:table-cell>
          <table:table-cell office:value-type="string" table:style-name="ce1">
            <text:p>Altaf</text:p>
          </table:table-cell>
          <table:table-cell office:value-type="string" table:style-name="ce1">
            <text:p>Sehrish</text:p>
          </table:table-cell>
          <table:table-cell office:value-type="string" table:style-name="ce1">
            <text:p>sa02527@st.habib.edu.pk</text:p>
          </table:table-cell>
          <table:table-cell office:value-type="float" office:value="923312500413" table:style-name="ce4">
            <text:p>92331250041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53</text:p>
          </table:table-cell>
          <table:table-cell office:value-type="string" table:style-name="ce1">
            <text:p>Amjad</text:p>
          </table:table-cell>
          <table:table-cell office:value-type="string" table:style-name="ce1">
            <text:p>Zahra</text:p>
          </table:table-cell>
          <table:table-cell office:value-type="string" table:style-name="ce1">
            <text:p>za01653@st.habib.edu.pk</text:p>
          </table:table-cell>
          <table:table-cell office:value-type="float" office:value="923345499729" table:style-name="ce4">
            <text:p>92334549972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43</text:p>
          </table:table-cell>
          <table:table-cell office:value-type="string" table:style-name="ce1">
            <text:p>Anwar</text:p>
          </table:table-cell>
          <table:table-cell office:value-type="string" table:style-name="ce1">
            <text:p>Amna</text:p>
          </table:table-cell>
          <table:table-cell office:value-type="string" table:style-name="ce1">
            <text:p>aa03943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00</text:p>
          </table:table-cell>
          <table:table-cell office:value-type="string" table:style-name="ce1">
            <text:p>Anwar</text:p>
          </table:table-cell>
          <table:table-cell office:value-type="string" table:style-name="ce1">
            <text:p>Muhammad Umer</text:p>
          </table:table-cell>
          <table:table-cell office:value-type="string" table:style-name="ce1">
            <text:p>ma05200@st.habib.edu.pk</text:p>
          </table:table-cell>
          <table:table-cell office:value-type="float" office:value="923212849601" table:style-name="ce4">
            <text:p>92321284960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66</text:p>
          </table:table-cell>
          <table:table-cell office:value-type="string" table:style-name="ce1">
            <text:p>Arhum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ma01566@st.habib.edu.pk</text:p>
          </table:table-cell>
          <table:table-cell office:value-type="float" office:value="923343113657" table:style-name="ce4">
            <text:p>92334311365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83</text:p>
          </table:table-cell>
          <table:table-cell office:value-type="string" table:style-name="ce1">
            <text:p>Arif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ma05283@st.habib.edu.pk</text:p>
          </table:table-cell>
          <table:table-cell office:value-type="float" office:value="923002107574" table:style-name="ce4">
            <text:p>92300210757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15</text:p>
          </table:table-cell>
          <table:table-cell office:value-type="string" table:style-name="ce1">
            <text:p>Arsal</text:p>
          </table:table-cell>
          <table:table-cell office:value-type="string" table:style-name="ce1">
            <text:p>Ahmed Bilal</text:p>
          </table:table-cell>
          <table:table-cell office:value-type="string" table:style-name="ce1">
            <text:p>ba00315@st.habib.edu.pk</text:p>
          </table:table-cell>
          <table:table-cell office:value-type="float" office:value="923454002829" table:style-name="ce4">
            <text:p>92345400282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27</text:p>
          </table:table-cell>
          <table:table-cell office:value-type="string" table:style-name="ce1">
            <text:p>Ashraf</text:p>
          </table:table-cell>
          <table:table-cell office:value-type="string" table:style-name="ce1">
            <text:p>Muhammad Zohaib</text:p>
          </table:table-cell>
          <table:table-cell office:value-type="string" table:style-name="ce1">
            <text:p>ma00527@st.habib.edu.pk</text:p>
          </table:table-cell>
          <table:table-cell office:value-type="float" office:value="923312053564" table:style-name="ce4">
            <text:p>92331205356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04</text:p>
          </table:table-cell>
          <table:table-cell office:value-type="string" table:style-name="ce1">
            <text:p>Asim</text:p>
          </table:table-cell>
          <table:table-cell office:value-type="string" table:style-name="ce1">
            <text:p>Hiba</text:p>
          </table:table-cell>
          <table:table-cell office:value-type="string" table:style-name="ce1">
            <text:p>ha03804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11</text:p>
          </table:table-cell>
          <table:table-cell office:value-type="string" table:style-name="ce1">
            <text:p>Asim</text:p>
          </table:table-cell>
          <table:table-cell office:value-type="string" table:style-name="ce1">
            <text:p>SyedHasan</text:p>
          </table:table-cell>
          <table:table-cell office:value-type="string" table:style-name="ce1">
            <text:p>sa03511@st.habib.edu.pk</text:p>
          </table:table-cell>
          <table:table-cell office:value-type="float" office:value="923313000000" table:style-name="ce4">
            <text:p>92331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07</text:p>
          </table:table-cell>
          <table:table-cell office:value-type="string" table:style-name="ce1">
            <text:p>Aslam</text:p>
          </table:table-cell>
          <table:table-cell office:value-type="string" table:style-name="ce1">
            <text:p>Ambreen</text:p>
          </table:table-cell>
          <table:table-cell office:value-type="string" table:style-name="ce1">
            <text:p>aa00707@st.habib.edu.pk</text:p>
          </table:table-cell>
          <table:table-cell office:value-type="float" office:value="923362089005" table:style-name="ce4">
            <text:p>92336208900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380</text:p>
          </table:table-cell>
          <table:table-cell office:value-type="string" table:style-name="ce1">
            <text:p>Ayub</text:p>
          </table:table-cell>
          <table:table-cell office:value-type="string" table:style-name="ce1">
            <text:p>Hurmat</text:p>
          </table:table-cell>
          <table:table-cell office:value-type="string" table:style-name="ce1">
            <text:p>ha03380@st.habib.edu.pk</text:p>
          </table:table-cell>
          <table:table-cell office:value-type="float" office:value="923327000000" table:style-name="ce4">
            <text:p>923327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15</text:p>
          </table:table-cell>
          <table:table-cell office:value-type="string" table:style-name="ce1">
            <text:p>Azeem</text:p>
          </table:table-cell>
          <table:table-cell office:value-type="string" table:style-name="ce1">
            <text:p>Syed Hamza</text:p>
          </table:table-cell>
          <table:table-cell office:value-type="string" table:style-name="ce1">
            <text:p>sa02515@st.habib.edu.pk</text:p>
          </table:table-cell>
          <table:table-cell office:value-type="float" office:value="923351316466" table:style-name="ce4">
            <text:p>92335131646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83</text:p>
          </table:table-cell>
          <table:table-cell office:value-type="string" table:style-name="ce1">
            <text:p>Badvi</text:p>
          </table:table-cell>
          <table:table-cell office:value-type="string" table:style-name="ce1">
            <text:p>Bahzad Ahmed</text:p>
          </table:table-cell>
          <table:table-cell office:value-type="string" table:style-name="ce1">
            <text:p>bb05083@st.habib.edu.pk</text:p>
          </table:table-cell>
          <table:table-cell office:value-type="float" office:value="923323190681" table:style-name="ce4">
            <text:p>92332319068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55</text:p>
          </table:table-cell>
          <table:table-cell office:value-type="string" table:style-name="ce1">
            <text:p>Baqar</text:p>
          </table:table-cell>
          <table:table-cell office:value-type="string" table:style-name="ce1">
            <text:p>Syed Waqar</text:p>
          </table:table-cell>
          <table:table-cell office:value-type="string" table:style-name="ce1">
            <text:p>sb03555@st.habib.edu.pk</text:p>
          </table:table-cell>
          <table:table-cell office:value-type="float" office:value="923332000000" table:style-name="ce4">
            <text:p>92333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68</text:p>
          </table:table-cell>
          <table:table-cell office:value-type="string" table:style-name="ce1">
            <text:p>Bhutto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mb01468@st.habib.edu.pk</text:p>
          </table:table-cell>
          <table:table-cell office:value-type="float" office:value="923363078287" table:style-name="ce4">
            <text:p>92336307828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35</text:p>
          </table:table-cell>
          <table:table-cell office:value-type="string" table:style-name="ce1">
            <text:p>Bin Shoaib</text:p>
          </table:table-cell>
          <table:table-cell office:value-type="string" table:style-name="ce1">
            <text:p>Muhammad Muneeb</text:p>
          </table:table-cell>
          <table:table-cell office:value-type="string" table:style-name="ce1">
            <text:p>ms02935@st.habib.edu.pk</text:p>
          </table:table-cell>
          <table:table-cell office:value-type="float" office:value="923131242697" table:style-name="ce4">
            <text:p>92313124269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82</text:p>
          </table:table-cell>
          <table:table-cell office:value-type="string" table:style-name="ce1">
            <text:p>Dodhiya</text:p>
          </table:table-cell>
          <table:table-cell office:value-type="string" table:style-name="ce1">
            <text:p>Ahmed Ali</text:p>
          </table:table-cell>
          <table:table-cell office:value-type="string" table:style-name="ce1">
            <text:p>ad01682@st.habib.edu.pk</text:p>
          </table:table-cell>
          <table:table-cell office:value-type="float" office:value="923362575296" table:style-name="ce4">
            <text:p>92336257529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97</text:p>
          </table:table-cell>
          <table:table-cell office:value-type="string" table:style-name="ce1">
            <text:p>Ejaz</text:p>
          </table:table-cell>
          <table:table-cell office:value-type="string" table:style-name="ce1">
            <text:p>Abdul Muezz</text:p>
          </table:table-cell>
          <table:table-cell office:value-type="string" table:style-name="ce1">
            <text:p>ae04897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07</text:p>
          </table:table-cell>
          <table:table-cell office:value-type="string" table:style-name="ce1">
            <text:p>Fahim</text:p>
          </table:table-cell>
          <table:table-cell office:value-type="string" table:style-name="ce1">
            <text:p>Syeda Hafsa</text:p>
          </table:table-cell>
          <table:table-cell office:value-type="string" table:style-name="ce1">
            <text:p>sf02907@st.habib.edu.pk</text:p>
          </table:table-cell>
          <table:table-cell office:value-type="float" office:value="923332229732" table:style-name="ce4">
            <text:p>92333222973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98</text:p>
          </table:table-cell>
          <table:table-cell office:value-type="string" table:style-name="ce1">
            <text:p>Faraz</text:p>
          </table:table-cell>
          <table:table-cell office:value-type="string" table:style-name="ce1">
            <text:p>Syed Shehmeer</text:p>
          </table:table-cell>
          <table:table-cell office:value-type="string" table:style-name="ce1">
            <text:p>sf03598@st.habib.edu.pk</text:p>
          </table:table-cell>
          <table:table-cell office:value-type="float" office:value="923209000000" table:style-name="ce4">
            <text:p>923209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175</text:p>
          </table:table-cell>
          <table:table-cell office:value-type="string" table:style-name="ce1">
            <text:p>Farooq</text:p>
          </table:table-cell>
          <table:table-cell office:value-type="string" table:style-name="ce1">
            <text:p>Fariha</text:p>
          </table:table-cell>
          <table:table-cell office:value-type="string" table:style-name="ce1">
            <text:p>ff01175@st.habib.edu.pk</text:p>
          </table:table-cell>
          <table:table-cell office:value-type="float" office:value="923421510266" table:style-name="ce4">
            <text:p>92342151026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04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Ghazal</text:p>
          </table:table-cell>
          <table:table-cell office:value-type="string" table:style-name="ce1">
            <text:p>gh00604@st.habib.edu.pk</text:p>
          </table:table-cell>
          <table:table-cell office:value-type="float" office:value="923002150500" table:style-name="ce4">
            <text:p>9230021505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065</text:p>
          </table:table-cell>
          <table:table-cell office:value-type="string" table:style-name="ce1">
            <text:p>Haider Dar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mh01065@st.habib.edu.pk</text:p>
          </table:table-cell>
          <table:table-cell office:value-type="float" office:value="923158378799" table:style-name="ce4">
            <text:p>92315837879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35</text:p>
          </table:table-cell>
          <table:table-cell office:value-type="string" table:style-name="ce1">
            <text:p>Haider Mirza</text:p>
          </table:table-cell>
          <table:table-cell office:value-type="string" table:style-name="ce1">
            <text:p>Agha Dilawar</text:p>
          </table:table-cell>
          <table:table-cell office:value-type="string" table:style-name="ce1">
            <text:p>ah04335@st.habib.edu.pk</text:p>
          </table:table-cell>
          <table:table-cell office:value-type="float" office:value="923032143546" table:style-name="ce4">
            <text:p>92303214354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95</text:p>
          </table:table-cell>
          <table:table-cell office:value-type="string" table:style-name="ce1">
            <text:p>Hakimi</text:p>
          </table:table-cell>
          <table:table-cell office:value-type="string" table:style-name="ce1">
            <text:p>Burhanuddin Khuzaima</text:p>
          </table:table-cell>
          <table:table-cell office:value-type="string" table:style-name="ce1">
            <text:p>bh02495@st.habib.edu.pk</text:p>
          </table:table-cell>
          <table:table-cell office:value-type="float" office:value="923152483881" table:style-name="ce4">
            <text:p>92315248388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92</text:p>
          </table:table-cell>
          <table:table-cell office:value-type="string" table:style-name="ce1">
            <text:p>Hamza</text:p>
          </table:table-cell>
          <table:table-cell office:value-type="string" table:style-name="ce1">
            <text:p>Syed Muhammad</text:p>
          </table:table-cell>
          <table:table-cell office:value-type="string" table:style-name="ce1">
            <text:p>sh05192@st.habib.edu.pk</text:p>
          </table:table-cell>
          <table:table-cell office:value-type="float" office:value="923312244603" table:style-name="ce4">
            <text:p>92331224460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04</text:p>
          </table:table-cell>
          <table:table-cell office:value-type="string" table:style-name="ce1">
            <text:p>Hanfi</text:p>
          </table:table-cell>
          <table:table-cell office:value-type="string" table:style-name="ce1">
            <text:p>Sanie Hamid</text:p>
          </table:table-cell>
          <table:table-cell office:value-type="string" table:style-name="ce1">
            <text:p>sh02804@st.habib.edu.pk</text:p>
          </table:table-cell>
          <table:table-cell office:value-type="float" office:value="923242254499" table:style-name="ce4">
            <text:p>92324225449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72</text:p>
          </table:table-cell>
          <table:table-cell office:value-type="string" table:style-name="ce1">
            <text:p>Haris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h02272@st.habib.edu.pk</text:p>
          </table:table-cell>
          <table:table-cell office:value-type="float" office:value="923003278535" table:style-name="ce4">
            <text:p>92300327853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28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Muhammad Kamran</text:p>
          </table:table-cell>
          <table:table-cell office:value-type="string" table:style-name="ce1">
            <text:p>mh05228@st.habib.edu.pk</text:p>
          </table:table-cell>
          <table:table-cell office:value-type="float" office:value="923322394274" table:style-name="ce4">
            <text:p>92332239427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251</text:p>
          </table:table-cell>
          <table:table-cell office:value-type="string" table:style-name="ce1">
            <text:p>Hasany</text:p>
          </table:table-cell>
          <table:table-cell office:value-type="string" table:style-name="ce1">
            <text:p>Syed Nouman</text:p>
          </table:table-cell>
          <table:table-cell office:value-type="string" table:style-name="ce1">
            <text:p>sh01251@st.habib.edu.pk</text:p>
          </table:table-cell>
          <table:table-cell office:value-type="float" office:value="923362147917" table:style-name="ce4">
            <text:p>92336214791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13</text:p>
          </table:table-cell>
          <table:table-cell office:value-type="string" table:style-name="ce1">
            <text:p>Hashmi</text:p>
          </table:table-cell>
          <table:table-cell office:value-type="string" table:style-name="ce1">
            <text:p>Syed muhammad umair</text:p>
          </table:table-cell>
          <table:table-cell office:value-type="string" table:style-name="ce1">
            <text:p>sh02513@st.habib.edu.pk</text:p>
          </table:table-cell>
          <table:table-cell office:value-type="float" office:value="923111096590" table:style-name="ce4">
            <text:p>92311109659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38</text:p>
          </table:table-cell>
          <table:table-cell office:value-type="string" table:style-name="ce1">
            <text:p>Hingoro</text:p>
          </table:table-cell>
          <table:table-cell office:value-type="string" table:style-name="ce1">
            <text:p>Khubaib Ahmed</text:p>
          </table:table-cell>
          <table:table-cell office:value-type="string" table:style-name="ce1">
            <text:p>kh01938@st.habib.edu.pk</text:p>
          </table:table-cell>
          <table:table-cell office:value-type="float" office:value="923212763161" table:style-name="ce4">
            <text:p>92321276316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74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Aoun</text:p>
          </table:table-cell>
          <table:table-cell office:value-type="string" table:style-name="ce1">
            <text:p>ah03974@st.habib.edu.pk</text:p>
          </table:table-cell>
          <table:table-cell office:value-type="float" office:value="923430000000" table:style-name="ce4">
            <text:p>923430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riyah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Mariyah Yousuf</text:p>
          </table:table-cell>
          <table:table-cell office:value-type="string" table:style-name="ce1">
            <text:p>mh03607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67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Mehdi</text:p>
          </table:table-cell>
          <table:table-cell office:value-type="string" table:style-name="ce1">
            <text:p>mh01567@st.habib.edu.pk</text:p>
          </table:table-cell>
          <table:table-cell office:value-type="float" office:value="923022049700" table:style-name="ce4">
            <text:p>9230220497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21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Mir Muhib</text:p>
          </table:table-cell>
          <table:table-cell office:value-type="string" table:style-name="ce1">
            <text:p>mh05021@st.habib.edu.pk</text:p>
          </table:table-cell>
          <table:table-cell office:value-type="float" office:value="923350441100" table:style-name="ce4">
            <text:p>9233504411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99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Muhammad Mooneeb</text:p>
          </table:table-cell>
          <table:table-cell office:value-type="string" table:style-name="ce1">
            <text:p>mh03599@st.habib.edu.pk</text:p>
          </table:table-cell>
          <table:table-cell office:value-type="float" office:value="923333000000" table:style-name="ce4">
            <text:p>92333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26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Syed Zain Rahat</text:p>
          </table:table-cell>
          <table:table-cell office:value-type="string" table:style-name="ce1">
            <text:p>sh02326@st.habib.edu.pk</text:p>
          </table:table-cell>
          <table:table-cell office:value-type="float" office:value="923473878545" table:style-name="ce4">
            <text:p>92347387854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50</text:p>
          </table:table-cell>
          <table:table-cell office:value-type="string" table:style-name="ce1">
            <text:p>Hussaini</text:p>
          </table:table-cell>
          <table:table-cell office:value-type="string" table:style-name="ce1">
            <text:p>Syed Fahadullah</text:p>
          </table:table-cell>
          <table:table-cell office:value-type="string" table:style-name="ce1">
            <text:p>sh05150@st.habib.edu.pk</text:p>
          </table:table-cell>
          <table:table-cell office:value-type="float" office:value="92322764081" table:style-name="ce4">
            <text:p>9232276408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97</text:p>
          </table:table-cell>
          <table:table-cell office:value-type="string" table:style-name="ce1">
            <text:p>Huzaifa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h04297@st.habib.edu.pk</text:p>
          </table:table-cell>
          <table:table-cell office:value-type="float" office:value="923422392863" table:style-name="ce4">
            <text:p>92342239286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63</text:p>
          </table:table-cell>
          <table:table-cell office:value-type="string" table:style-name="ce1">
            <text:p>Hyder</text:p>
          </table:table-cell>
          <table:table-cell office:value-type="string" table:style-name="ce1">
            <text:p>Jahanzaib</text:p>
          </table:table-cell>
          <table:table-cell office:value-type="string" table:style-name="ce1">
            <text:p>jh02963@st.habib.edu.pk</text:p>
          </table:table-cell>
          <table:table-cell office:value-type="float" office:value="923362835674" table:style-name="ce4">
            <text:p>92336283567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35</text:p>
          </table:table-cell>
          <table:table-cell office:value-type="string" table:style-name="ce1">
            <text:p>Ibrar</text:p>
          </table:table-cell>
          <table:table-cell office:value-type="string" table:style-name="ce1">
            <text:p>Syed Jahanzeb</text:p>
          </table:table-cell>
          <table:table-cell office:value-type="string" table:style-name="ce1">
            <text:p>si00335@st.habib.edu.pk</text:p>
          </table:table-cell>
          <table:table-cell office:value-type="float" office:value="923362722594" table:style-name="ce4">
            <text:p>92336272259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892</text:p>
          </table:table-cell>
          <table:table-cell office:value-type="string" table:style-name="ce1">
            <text:p>Ijlal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i04892@st.habib.edu.pk</text:p>
          </table:table-cell>
          <table:table-cell office:value-type="float" office:value="923313869018" table:style-name="ce4">
            <text:p>923313869018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74</text:p>
          </table:table-cell>
          <table:table-cell office:value-type="string" table:style-name="ce1">
            <text:p>Ismail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ti00374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96</text:p>
          </table:table-cell>
          <table:table-cell office:value-type="string" table:style-name="ce1">
            <text:p>Jafry</text:p>
          </table:table-cell>
          <table:table-cell office:value-type="string" table:style-name="ce1">
            <text:p>Abiha Ejaz</text:p>
          </table:table-cell>
          <table:table-cell office:value-type="string" table:style-name="ce1">
            <text:p>aj03596@st.habib.edu.pk</text:p>
          </table:table-cell>
          <table:table-cell office:value-type="float" office:value="923232000000" table:style-name="ce4">
            <text:p>92323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93</text:p>
          </table:table-cell>
          <table:table-cell office:value-type="string" table:style-name="ce1">
            <text:p>Jameel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sj03693@st.habib.edu.pk</text:p>
          </table:table-cell>
          <table:table-cell office:value-type="float" office:value="923236000000" table:style-name="ce4">
            <text:p>923236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04</text:p>
          </table:table-cell>
          <table:table-cell office:value-type="string" table:style-name="ce1">
            <text:p>Jatoi</text:p>
          </table:table-cell>
          <table:table-cell office:value-type="string" table:style-name="ce1">
            <text:p>Maliha Batool</text:p>
          </table:table-cell>
          <table:table-cell office:value-type="string" table:style-name="ce1">
            <text:p>mj04304@st.habib.edu.pk</text:p>
          </table:table-cell>
          <table:table-cell office:value-type="float" office:value="923332786021" table:style-name="ce4">
            <text:p>92333278602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42</text:p>
          </table:table-cell>
          <table:table-cell office:value-type="string" table:style-name="ce1">
            <text:p>Junaid</text:p>
          </table:table-cell>
          <table:table-cell office:value-type="string" table:style-name="ce1">
            <text:p>SyedHamza</text:p>
          </table:table-cell>
          <table:table-cell office:value-type="string" table:style-name="ce1">
            <text:p>sj03542@st.habib.edu.pk</text:p>
          </table:table-cell>
          <table:table-cell office:value-type="float" office:value="923352000000" table:style-name="ce4">
            <text:p>92335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97</text:p>
          </table:table-cell>
          <table:table-cell office:value-type="string" table:style-name="ce1">
            <text:p>Karim</text:p>
          </table:table-cell>
          <table:table-cell office:value-type="string" table:style-name="ce1">
            <text:p>Masood</text:p>
          </table:table-cell>
          <table:table-cell office:value-type="string" table:style-name="ce1">
            <text:p>mk03597@st.habib.edu.pk</text:p>
          </table:table-cell>
          <table:table-cell office:value-type="float" office:value="923166000000" table:style-name="ce4">
            <text:p>923166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22</text:p>
          </table:table-cell>
          <table:table-cell office:value-type="string" table:style-name="ce1">
            <text:p>Karim</text:p>
          </table:table-cell>
          <table:table-cell office:value-type="string" table:style-name="ce1">
            <text:p>Zeeshan</text:p>
          </table:table-cell>
          <table:table-cell office:value-type="string" table:style-name="ce1">
            <text:p>zk04022@st.habib.edu.pk</text:p>
          </table:table-cell>
          <table:table-cell office:value-type="float" office:value="923425000000" table:style-name="ce4">
            <text:p>923425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72</text:p>
          </table:table-cell>
          <table:table-cell office:value-type="string" table:style-name="ce1">
            <text:p>Kazmi</text:p>
          </table:table-cell>
          <table:table-cell office:value-type="string" table:style-name="ce1">
            <text:p>Syed Sarim Zuhair Haider</text:p>
          </table:table-cell>
          <table:table-cell office:value-type="string" table:style-name="ce1">
            <text:p>sk03972@st.habib.edu.pk</text:p>
          </table:table-cell>
          <table:table-cell office:value-type="float" office:value="923072000000" table:style-name="ce4">
            <text:p>92307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42</text:p>
          </table:table-cell>
          <table:table-cell office:value-type="string" table:style-name="ce1">
            <text:p>Khalid</text:p>
          </table:table-cell>
          <table:table-cell office:value-type="string" table:style-name="ce1">
            <text:p>Naima</text:p>
          </table:table-cell>
          <table:table-cell office:value-type="string" table:style-name="ce1">
            <text:p>nk04042@st.habib.edu.pk</text:p>
          </table:table-cell>
          <table:table-cell office:value-type="float" office:value="923222000000" table:style-name="ce4">
            <text:p>92322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31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dil Ali</text:p>
          </table:table-cell>
          <table:table-cell office:value-type="string" table:style-name="ce1">
            <text:p>ak03531@st.habib.edu.pk</text:p>
          </table:table-cell>
          <table:table-cell office:value-type="float" office:value="923003000000" table:style-name="ce4">
            <text:p>92300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73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rslan Saeed</text:p>
          </table:table-cell>
          <table:table-cell office:value-type="string" table:style-name="ce1">
            <text:p>ak03473@st.habib.edu.pk</text:p>
          </table:table-cell>
          <table:table-cell office:value-type="float" office:value="923243000000" table:style-name="ce4">
            <text:p>92324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66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uhammad Ammar</text:p>
          </table:table-cell>
          <table:table-cell office:value-type="string" table:style-name="ce1">
            <text:p>mk04366@st.habib.edu.pk</text:p>
          </table:table-cell>
          <table:table-cell office:value-type="float" office:value="923213024407" table:style-name="ce4">
            <text:p>92321302440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85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uhammad Haroon</text:p>
          </table:table-cell>
          <table:table-cell office:value-type="string" table:style-name="ce1">
            <text:p>mk03985@st.habib.edu.pk</text:p>
          </table:table-cell>
          <table:table-cell office:value-type="float" office:value="923125000000" table:style-name="ce4">
            <text:p>923125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812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Omer</text:p>
          </table:table-cell>
          <table:table-cell office:value-type="string" table:style-name="ce1">
            <text:p>ok03812@st.habib.edu.pk</text:p>
          </table:table-cell>
          <table:table-cell office:value-type="float" office:value="923433000000" table:style-name="ce4">
            <text:p>92343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37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Rohan</text:p>
          </table:table-cell>
          <table:table-cell office:value-type="string" table:style-name="ce1">
            <text:p>rk02937@st.habib.edu.pk</text:p>
          </table:table-cell>
          <table:table-cell office:value-type="float" office:value="923108775089" table:style-name="ce4">
            <text:p>92310877508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97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aira</text:p>
          </table:table-cell>
          <table:table-cell office:value-type="string" table:style-name="ce1">
            <text:p>sk00897@st.habib.edu.pk</text:p>
          </table:table-cell>
          <table:table-cell office:value-type="float" office:value="923022161021" table:style-name="ce4">
            <text:p>92302216102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190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alman Hassan</text:p>
          </table:table-cell>
          <table:table-cell office:value-type="string" table:style-name="ce1">
            <text:p>sk01190@st.habib.edu.pk</text:p>
          </table:table-cell>
          <table:table-cell office:value-type="float" office:value="923332296712" table:style-name="ce4">
            <text:p>92333229671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49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harjeel Ahmed</text:p>
          </table:table-cell>
          <table:table-cell office:value-type="string" table:style-name="ce1">
            <text:p>sk03549@st.habib.edu.pk</text:p>
          </table:table-cell>
          <table:table-cell office:value-type="float" office:value="923413000000" table:style-name="ce4">
            <text:p>92341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90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Shoaib Ahmed</text:p>
          </table:table-cell>
          <table:table-cell office:value-type="string" table:style-name="ce1">
            <text:p>sk01590@st.habib.edu.pk</text:p>
          </table:table-cell>
          <table:table-cell office:value-type="float" office:value="923332217700" table:style-name="ce4">
            <text:p>9233322177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496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Zeerak Ullah</text:p>
          </table:table-cell>
          <table:table-cell office:value-type="string" table:style-name="ce1">
            <text:p>zk00496@st.habib.edu.pk</text:p>
          </table:table-cell>
          <table:table-cell office:value-type="float" office:value="923414261637" table:style-name="ce4">
            <text:p>92341426163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413</text:p>
          </table:table-cell>
          <table:table-cell office:value-type="string" table:style-name="ce1">
            <text:p>Khawaja</text:p>
          </table:table-cell>
          <table:table-cell office:value-type="string" table:style-name="ce1">
            <text:p>Arsalan Ahmad</text:p>
          </table:table-cell>
          <table:table-cell office:value-type="string" table:style-name="ce1">
            <text:p>ak02413@st.habib.edu.pk</text:p>
          </table:table-cell>
          <table:table-cell office:value-type="float" office:value="923450889889" table:style-name="ce4">
            <text:p>92345088988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112</text:p>
          </table:table-cell>
          <table:table-cell office:value-type="string" table:style-name="ce1">
            <text:p>Khokhar</text:p>
          </table:table-cell>
          <table:table-cell office:value-type="string" table:style-name="ce1">
            <text:p>Mohammad Diyyan</text:p>
          </table:table-cell>
          <table:table-cell office:value-type="string" table:style-name="ce1">
            <text:p>md04112@st.habib.edu.pk</text:p>
          </table:table-cell>
          <table:table-cell office:value-type="float" office:value="923361000000" table:style-name="ce4">
            <text:p>923361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98</text:p>
          </table:table-cell>
          <table:table-cell office:value-type="string" table:style-name="ce1">
            <text:p>Khorasani</text:p>
          </table:table-cell>
          <table:table-cell office:value-type="string" table:style-name="ce1">
            <text:p>Mehdi Raza</text:p>
          </table:table-cell>
          <table:table-cell office:value-type="string" table:style-name="ce1">
            <text:p>mk05198@st.habib.edu.pk</text:p>
          </table:table-cell>
          <table:table-cell office:value-type="float" office:value="923472447096" table:style-name="ce4">
            <text:p>92347244709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25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Kabir</text:p>
          </table:table-cell>
          <table:table-cell office:value-type="string" table:style-name="ce1">
            <text:p>kk03925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72</text:p>
          </table:table-cell>
          <table:table-cell office:value-type="string" table:style-name="ce1">
            <text:p>Kumar</text:p>
          </table:table-cell>
          <table:table-cell office:value-type="string" table:style-name="ce1">
            <text:p>Mukesh</text:p>
          </table:table-cell>
          <table:table-cell office:value-type="string" table:style-name="ce1">
            <text:p>mk01672@st.habib.edu.pk</text:p>
          </table:table-cell>
          <table:table-cell office:value-type="float" office:value="923361889589" table:style-name="ce4">
            <text:p>92336188958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91</text:p>
          </table:table-cell>
          <table:table-cell office:value-type="string" table:style-name="ce1">
            <text:p>Larik</text:p>
          </table:table-cell>
          <table:table-cell office:value-type="string" table:style-name="ce1">
            <text:p>Muhammad Mursalin</text:p>
          </table:table-cell>
          <table:table-cell office:value-type="string" table:style-name="ce1">
            <text:p>ml02391@st.habib.edu.pk</text:p>
          </table:table-cell>
          <table:table-cell office:value-type="float" office:value="923134387002" table:style-name="ce4">
            <text:p>92313438700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08</text:p>
          </table:table-cell>
          <table:table-cell office:value-type="string" table:style-name="ce1">
            <text:p>Lohana</text:p>
          </table:table-cell>
          <table:table-cell office:value-type="string" table:style-name="ce1">
            <text:p>Kuldeep Dileep</text:p>
          </table:table-cell>
          <table:table-cell office:value-type="string" table:style-name="ce1">
            <text:p>kl04008@st.habib.edu.pk</text:p>
          </table:table-cell>
          <table:table-cell office:value-type="float" office:value="923333000000" table:style-name="ce4">
            <text:p>92333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82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Muhammed Yousaf</text:p>
          </table:table-cell>
          <table:table-cell office:value-type="string" table:style-name="ce1">
            <text:p>mm04282@st.habib.edu.pk</text:p>
          </table:table-cell>
          <table:table-cell office:value-type="float" office:value="923082424786" table:style-name="ce4">
            <text:p>92308242478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66</text:p>
          </table:table-cell>
          <table:table-cell office:value-type="string" table:style-name="ce1">
            <text:p>Maskawala</text:p>
          </table:table-cell>
          <table:table-cell office:value-type="string" table:style-name="ce1">
            <text:p>Sakina</text:p>
          </table:table-cell>
          <table:table-cell office:value-type="string" table:style-name="ce1">
            <text:p>sm00666@st.habib.edu.pk</text:p>
          </table:table-cell>
          <table:table-cell office:value-type="float" office:value="923243288352" table:style-name="ce4">
            <text:p>92324328835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26</text:p>
          </table:table-cell>
          <table:table-cell office:value-type="string" table:style-name="ce1">
            <text:p>Mazhar</text:p>
          </table:table-cell>
          <table:table-cell office:value-type="string" table:style-name="ce1">
            <text:p>Choudhry Bilal</text:p>
          </table:table-cell>
          <table:table-cell office:value-type="string" table:style-name="ce1">
            <text:p>cm00326@st.habib.edu.pk</text:p>
          </table:table-cell>
          <table:table-cell office:value-type="float" office:value="923333234660" table:style-name="ce4">
            <text:p>92333323466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30</text:p>
          </table:table-cell>
          <table:table-cell office:value-type="string" table:style-name="ce1">
            <text:p>Mehdi</text:p>
          </table:table-cell>
          <table:table-cell office:value-type="string" table:style-name="ce1">
            <text:p>Syed Mohammad Ali</text:p>
          </table:table-cell>
          <table:table-cell office:value-type="string" table:style-name="ce1">
            <text:p>sm04430@st.habib.edu.pk</text:p>
          </table:table-cell>
          <table:table-cell office:value-type="float" office:value="923454620333" table:style-name="ce4">
            <text:p>92345462033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52</text:p>
          </table:table-cell>
          <table:table-cell office:value-type="string" table:style-name="ce1">
            <text:p>Merchant</text:p>
          </table:table-cell>
          <table:table-cell office:value-type="string" table:style-name="ce1">
            <text:p>Roomi Aziz</text:p>
          </table:table-cell>
          <table:table-cell office:value-type="string" table:style-name="ce1">
            <text:p>rm01552@st.habib.edu.pk</text:p>
          </table:table-cell>
          <table:table-cell office:value-type="float" office:value="923368221981" table:style-name="ce4">
            <text:p>92336822198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10</text:p>
          </table:table-cell>
          <table:table-cell office:value-type="string" table:style-name="ce1">
            <text:p>Minai</text:p>
          </table:table-cell>
          <table:table-cell office:value-type="string" table:style-name="ce1">
            <text:p>Abeel Ahmed</text:p>
          </table:table-cell>
          <table:table-cell office:value-type="string" table:style-name="ce1">
            <text:p>am05110@st.habib.edu.pk</text:p>
          </table:table-cell>
          <table:table-cell office:value-type="float" office:value="923312264242" table:style-name="ce4">
            <text:p>92331226424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914</text:p>
          </table:table-cell>
          <table:table-cell office:value-type="string" table:style-name="ce1">
            <text:p>Mobin Ahmed</text:p>
          </table:table-cell>
          <table:table-cell office:value-type="string" table:style-name="ce1">
            <text:p>Rameen</text:p>
          </table:table-cell>
          <table:table-cell office:value-type="string" table:style-name="ce1">
            <text:p>rm04914@st.habib.edu.pk</text:p>
          </table:table-cell>
          <table:table-cell office:value-type="float" office:value="923313396081" table:style-name="ce4">
            <text:p>92331339608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70</text:p>
          </table:table-cell>
          <table:table-cell office:value-type="string" table:style-name="ce1">
            <text:p>Mohsin</text:p>
          </table:table-cell>
          <table:table-cell office:value-type="string" table:style-name="ce1">
            <text:p>Fasih</text:p>
          </table:table-cell>
          <table:table-cell office:value-type="string" table:style-name="ce1">
            <text:p>fm04370@st.habib.edu.pk</text:p>
          </table:table-cell>
          <table:table-cell office:value-type="float" office:value="923061771024" table:style-name="ce4">
            <text:p>92306177102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896</text:p>
          </table:table-cell>
          <table:table-cell office:value-type="string" table:style-name="ce1">
            <text:p>Moin</text:p>
          </table:table-cell>
          <table:table-cell office:value-type="string" table:style-name="ce1">
            <text:p>Minhaj Ahmed</text:p>
          </table:table-cell>
          <table:table-cell office:value-type="string" table:style-name="ce1">
            <text:p>hm02896@st.habib.edu.pk</text:p>
          </table:table-cell>
          <table:table-cell office:value-type="float" office:value="923483971497" table:style-name="ce4">
            <text:p>92348397149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12</text:p>
          </table:table-cell>
          <table:table-cell office:value-type="string" table:style-name="ce1">
            <text:p>Moosvi</text:p>
          </table:table-cell>
          <table:table-cell office:value-type="string" table:style-name="ce1">
            <text:p>Syed Muhammad Farrukh</text:p>
          </table:table-cell>
          <table:table-cell office:value-type="string" table:style-name="ce1">
            <text:p>sm01812@st.habib.edu.pk</text:p>
          </table:table-cell>
          <table:table-cell office:value-type="float" office:value="923029258235" table:style-name="ce4">
            <text:p>92302925823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85</text:p>
          </table:table-cell>
          <table:table-cell office:value-type="string" table:style-name="ce1">
            <text:p>Moosvi</text:p>
          </table:table-cell>
          <table:table-cell office:value-type="string" table:style-name="ce1">
            <text:p>Syed Safeer Ali</text:p>
          </table:table-cell>
          <table:table-cell office:value-type="string" table:style-name="ce1">
            <text:p>sm01985@st.habib.edu.pk</text:p>
          </table:table-cell>
          <table:table-cell office:value-type="float" office:value="923350248987" table:style-name="ce4">
            <text:p>92335024898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413</text:p>
          </table:table-cell>
          <table:table-cell office:value-type="string" table:style-name="ce1">
            <text:p>Mubashir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m01413@st.habib.edu.pk</text:p>
          </table:table-cell>
          <table:table-cell office:value-type="float" office:value="923002769062" table:style-name="ce4">
            <text:p>92300276906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95</text:p>
          </table:table-cell>
          <table:table-cell office:value-type="string" table:style-name="ce1">
            <text:p>Mukhtar</text:p>
          </table:table-cell>
          <table:table-cell office:value-type="string" table:style-name="ce1">
            <text:p>Syed Hammad</text:p>
          </table:table-cell>
          <table:table-cell office:value-type="string" table:style-name="ce1">
            <text:p>sm05195@st.habib.edu.pk</text:p>
          </table:table-cell>
          <table:table-cell office:value-type="float" office:value="923132051910" table:style-name="ce4">
            <text:p>92313205191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02</text:p>
          </table:table-cell>
          <table:table-cell office:value-type="string" table:style-name="ce1">
            <text:p>Nadeem</text:p>
          </table:table-cell>
          <table:table-cell office:value-type="string" table:style-name="ce1">
            <text:p>Syed Sameer</text:p>
          </table:table-cell>
          <table:table-cell office:value-type="string" table:style-name="ce1">
            <text:p>sn02902@st.habib.edu.pk</text:p>
          </table:table-cell>
          <table:table-cell office:value-type="float" office:value="923341281999" table:style-name="ce4">
            <text:p>92334128199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565</text:p>
          </table:table-cell>
          <table:table-cell office:value-type="string" table:style-name="ce1">
            <text:p>Naqvi</text:p>
          </table:table-cell>
          <table:table-cell office:value-type="string" table:style-name="ce1">
            <text:p>Syed Hassan Abbas</text:p>
          </table:table-cell>
          <table:table-cell office:value-type="string" table:style-name="ce1">
            <text:p>sn01565@st.habib.edu.pk</text:p>
          </table:table-cell>
          <table:table-cell office:value-type="float" office:value="923343853189" table:style-name="ce4">
            <text:p>92334385318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86</text:p>
          </table:table-cell>
          <table:table-cell office:value-type="string" table:style-name="ce1">
            <text:p>Naqvi</text:p>
          </table:table-cell>
          <table:table-cell office:value-type="string" table:style-name="ce1">
            <text:p>Syed Muhammad Baqar</text:p>
          </table:table-cell>
          <table:table-cell office:value-type="string" table:style-name="ce1">
            <text:p>sn00886@st.habib.edu.pk</text:p>
          </table:table-cell>
          <table:table-cell office:value-type="float" office:value="923422223474" table:style-name="ce4">
            <text:p>92342222347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64</text:p>
          </table:table-cell>
          <table:table-cell office:value-type="string" table:style-name="ce1">
            <text:p>Naqvi</text:p>
          </table:table-cell>
          <table:table-cell office:value-type="string" table:style-name="ce1">
            <text:p>Syed Muhammad Hasan</text:p>
          </table:table-cell>
          <table:table-cell office:value-type="string" table:style-name="ce1">
            <text:p>sn00564@st.habib.edu.pk</text:p>
          </table:table-cell>
          <table:table-cell office:value-type="float" office:value="923331230523" table:style-name="ce4">
            <text:p>92333123052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82</text:p>
          </table:table-cell>
          <table:table-cell office:value-type="string" table:style-name="ce1">
            <text:p>Naqvi</text:p>
          </table:table-cell>
          <table:table-cell office:value-type="string" table:style-name="ce1">
            <text:p>Syeda</text:p>
          </table:table-cell>
          <table:table-cell office:value-type="string" table:style-name="ce1">
            <text:p>sn03982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68</text:p>
          </table:table-cell>
          <table:table-cell office:value-type="string" table:style-name="ce1">
            <text:p>Nazir</text:p>
          </table:table-cell>
          <table:table-cell office:value-type="string" table:style-name="ce1">
            <text:p>Saad</text:p>
          </table:table-cell>
          <table:table-cell office:value-type="string" table:style-name="ce1">
            <text:p>sn01968@st.habib.edu.pk</text:p>
          </table:table-cell>
          <table:table-cell office:value-type="float" office:value="92333078239" table:style-name="ce4">
            <text:p>9233307823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772</text:p>
          </table:table-cell>
          <table:table-cell office:value-type="string" table:style-name="ce1">
            <text:p>Osman</text:p>
          </table:table-cell>
          <table:table-cell office:value-type="string" table:style-name="ce1">
            <text:p>Asad</text:p>
          </table:table-cell>
          <table:table-cell office:value-type="string" table:style-name="ce1">
            <text:p>ao02772@st.habib.edu.pk</text:p>
          </table:table-cell>
          <table:table-cell office:value-type="float" office:value="971527786787" table:style-name="ce4">
            <text:p>97152778678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98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Hassan Ahmed</text:p>
          </table:table-cell>
          <table:table-cell office:value-type="string" table:style-name="ce1">
            <text:p>hq03698@st.habib.edu.pk</text:p>
          </table:table-cell>
          <table:table-cell office:value-type="float" office:value="923352000000" table:style-name="ce4">
            <text:p>92335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903</text:p>
          </table:table-cell>
          <table:table-cell office:value-type="string" table:style-name="ce1">
            <text:p>Rajput</text:p>
          </table:table-cell>
          <table:table-cell office:value-type="string" table:style-name="ce1">
            <text:p>Areeba Aziz</text:p>
          </table:table-cell>
          <table:table-cell office:value-type="string" table:style-name="ce1">
            <text:p>ar00903@st.habib.edu.pk</text:p>
          </table:table-cell>
          <table:table-cell office:value-type="float" office:value="923343368203" table:style-name="ce4">
            <text:p>92334336820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03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Hasnain</text:p>
          </table:table-cell>
          <table:table-cell office:value-type="string" table:style-name="ce1">
            <text:p>hr00203@st.habib.edu.pk</text:p>
          </table:table-cell>
          <table:table-cell office:value-type="float" office:value="923422336878" table:style-name="ce4">
            <text:p>923422336878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53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Ramis</text:p>
          </table:table-cell>
          <table:table-cell office:value-type="string" table:style-name="ce1">
            <text:p>rr05253@st.habib.edu.pk</text:p>
          </table:table-cell>
          <table:table-cell office:value-type="float" office:value="923352861338" table:style-name="ce4">
            <text:p>923352861338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279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Syed Shariq</text:p>
          </table:table-cell>
          <table:table-cell office:value-type="string" table:style-name="ce1">
            <text:p>sr01279@st.habib.edu.pk</text:p>
          </table:table-cell>
          <table:table-cell office:value-type="float" office:value="923363455362" table:style-name="ce4">
            <text:p>92336345536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28</text:p>
          </table:table-cell>
          <table:table-cell office:value-type="string" table:style-name="ce1">
            <text:p>Raza Rizvi</text:p>
          </table:table-cell>
          <table:table-cell office:value-type="string" table:style-name="ce1">
            <text:p>Syed Muhammed Kazim</text:p>
          </table:table-cell>
          <table:table-cell office:value-type="string" table:style-name="ce1">
            <text:p>sr00728@st.habib.edu.pk</text:p>
          </table:table-cell>
          <table:table-cell office:value-type="float" office:value="923472407353" table:style-name="ce4">
            <text:p>92347240735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81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Abdul</text:p>
          </table:table-cell>
          <table:table-cell office:value-type="string" table:style-name="ce1">
            <text:p>ar00681@st.habib.edu.pk</text:p>
          </table:table-cell>
          <table:table-cell office:value-type="float" office:value="923343352166" table:style-name="ce4">
            <text:p>92334335216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025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Anusha</text:p>
          </table:table-cell>
          <table:table-cell office:value-type="string" table:style-name="ce1">
            <text:p>ar04025@st.habib.edu.pk</text:p>
          </table:table-cell>
          <table:table-cell office:value-type="float" office:value="923363000000" table:style-name="ce4">
            <text:p>92336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11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Hibah</text:p>
          </table:table-cell>
          <table:table-cell office:value-type="string" table:style-name="ce1">
            <text:p>hr04311@st.habib.edu.pk</text:p>
          </table:table-cell>
          <table:table-cell office:value-type="float" office:value="923228200113" table:style-name="ce4">
            <text:p>92322820011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969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Robbass</text:p>
          </table:table-cell>
          <table:table-cell office:value-type="string" table:style-name="ce1">
            <text:p>rr03969@st.habib.edu.pk</text:p>
          </table:table-cell>
          <table:table-cell office:value-type="float" office:value="923002000000" table:style-name="ce4">
            <text:p>92300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10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Syed Fazl ur</text:p>
          </table:table-cell>
          <table:table-cell office:value-type="string" table:style-name="ce1">
            <text:p>sr02910@st.habib.edu.pk</text:p>
          </table:table-cell>
          <table:table-cell office:value-type="float" office:value="923248228610" table:style-name="ce4">
            <text:p>92324822861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41</text:p>
          </table:table-cell>
          <table:table-cell office:value-type="string" table:style-name="ce1">
            <text:p>Reza</text:p>
          </table:table-cell>
          <table:table-cell office:value-type="string" table:style-name="ce1">
            <text:p>Favad</text:p>
          </table:table-cell>
          <table:table-cell office:value-type="string" table:style-name="ce1">
            <text:p>fr00641@st.habib.edu.pk</text:p>
          </table:table-cell>
          <table:table-cell office:value-type="float" office:value="923082829674" table:style-name="ce4">
            <text:p>92308282967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75</text:p>
          </table:table-cell>
          <table:table-cell office:value-type="string" table:style-name="ce1">
            <text:p>Riaz</text:p>
          </table:table-cell>
          <table:table-cell office:value-type="string" table:style-name="ce1">
            <text:p>Sahran</text:p>
          </table:table-cell>
          <table:table-cell office:value-type="string" table:style-name="ce1">
            <text:p>sr02975@st.habib.edu.pk</text:p>
          </table:table-cell>
          <table:table-cell office:value-type="float" office:value="923012608104" table:style-name="ce4">
            <text:p>92301260810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68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 Safi Haider</text:p>
          </table:table-cell>
          <table:table-cell office:value-type="string" table:style-name="ce1">
            <text:p>sr04368@st.habib.edu.pk</text:p>
          </table:table-cell>
          <table:table-cell office:value-type="float" office:value="923161022605" table:style-name="ce4">
            <text:p>92316102260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99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Ali Haider</text:p>
          </table:table-cell>
          <table:table-cell office:value-type="string" table:style-name="ce1">
            <text:p>ar05199@st.habib.edu.pk</text:p>
          </table:table-cell>
          <table:table-cell office:value-type="float" office:value="923152446692" table:style-name="ce4">
            <text:p>92315244669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487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HashimAbbas</text:p>
          </table:table-cell>
          <table:table-cell office:value-type="string" table:style-name="ce1">
            <text:p>hr03487@st.habib.edu.pk</text:p>
          </table:table-cell>
          <table:table-cell office:value-type="float" office:value="923458000000" table:style-name="ce4">
            <text:p>923458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59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Mehdi</text:p>
          </table:table-cell>
          <table:table-cell office:value-type="string" table:style-name="ce1">
            <text:p>mr01959@st.habib.edu.pk</text:p>
          </table:table-cell>
          <table:table-cell office:value-type="float" office:value="923232805151" table:style-name="ce4">
            <text:p>92323280515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012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hujata Hussain</text:p>
          </table:table-cell>
          <table:table-cell office:value-type="string" table:style-name="ce1">
            <text:p>sr02012@st.habib.edu.pk</text:p>
          </table:table-cell>
          <table:table-cell office:value-type="float" office:value="923362199633" table:style-name="ce4">
            <text:p>92336219963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66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 Ali Askari</text:p>
          </table:table-cell>
          <table:table-cell office:value-type="string" table:style-name="ce1">
            <text:p>sr01966@st.habib.edu.pk</text:p>
          </table:table-cell>
          <table:table-cell office:value-type="float" office:value="923312325825" table:style-name="ce4">
            <text:p>92331232582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86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 Muhammad Ali</text:p>
          </table:table-cell>
          <table:table-cell office:value-type="string" table:style-name="ce1">
            <text:p>sr05186@st.habib.edu.pk</text:p>
          </table:table-cell>
          <table:table-cell office:value-type="float" office:value="923353856381" table:style-name="ce4">
            <text:p>92335385638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951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 Muhammad Haider Raza</text:p>
          </table:table-cell>
          <table:table-cell office:value-type="string" table:style-name="ce1">
            <text:p>sr01951@st.habib.edu.pk</text:p>
          </table:table-cell>
          <table:table-cell office:value-type="float" office:value="923460598789" table:style-name="ce4">
            <text:p>92346059878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88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 Muhammad Raza</text:p>
          </table:table-cell>
          <table:table-cell office:value-type="string" table:style-name="ce1">
            <text:p>sr00688@st.habib.edu.pk</text:p>
          </table:table-cell>
          <table:table-cell office:value-type="float" office:value="923362268502" table:style-name="ce4">
            <text:p>92336226850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922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Syed Mujtaba</text:p>
          </table:table-cell>
          <table:table-cell office:value-type="string" table:style-name="ce1">
            <text:p>sr02922@st.habib.edu.pk</text:p>
          </table:table-cell>
          <table:table-cell office:value-type="float" office:value="923438822644" table:style-name="ce4">
            <text:p>92343882264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636</text:p>
          </table:table-cell>
          <table:table-cell office:value-type="string" table:style-name="ce1">
            <text:p>Rizwan</text:p>
          </table:table-cell>
          <table:table-cell office:value-type="string" table:style-name="ce1">
            <text:p>Osama Bin</text:p>
          </table:table-cell>
          <table:table-cell office:value-type="string" table:style-name="ce1">
            <text:p>or00636@st.habib.edu.pk</text:p>
          </table:table-cell>
          <table:table-cell office:value-type="float" office:value="923448269245" table:style-name="ce4">
            <text:p>92344826924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88</text:p>
          </table:table-cell>
          <table:table-cell office:value-type="string" table:style-name="ce1">
            <text:p>Saeed</text:p>
          </table:table-cell>
          <table:table-cell office:value-type="string" table:style-name="ce1">
            <text:p>Daniyal</text:p>
          </table:table-cell>
          <table:table-cell office:value-type="string" table:style-name="ce1">
            <text:p>ds05188@st.habib.edu.pk</text:p>
          </table:table-cell>
          <table:table-cell office:value-type="float" office:value="923352411783" table:style-name="ce4">
            <text:p>92335241178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13</text:p>
          </table:table-cell>
          <table:table-cell office:value-type="string" table:style-name="ce1">
            <text:p>Saleem</text:p>
          </table:table-cell>
          <table:table-cell office:value-type="string" table:style-name="ce1">
            <text:p>Muhammad Saad</text:p>
          </table:table-cell>
          <table:table-cell office:value-type="string" table:style-name="ce1">
            <text:p>ms02213@st.habib.edu.pk</text:p>
          </table:table-cell>
          <table:table-cell office:value-type="float" office:value="923102757768" table:style-name="ce4">
            <text:p>923102757768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46</text:p>
          </table:table-cell>
          <table:table-cell office:value-type="string" table:style-name="ce1">
            <text:p>Saleem</text:p>
          </table:table-cell>
          <table:table-cell office:value-type="string" table:style-name="ce1">
            <text:p>Rabeea</text:p>
          </table:table-cell>
          <table:table-cell office:value-type="string" table:style-name="ce1">
            <text:p>rs00346@st.habib.edu.pk</text:p>
          </table:table-cell>
          <table:table-cell office:value-type="float" office:value="923312886871" table:style-name="ce4">
            <text:p>92331288687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290</text:p>
          </table:table-cell>
          <table:table-cell office:value-type="string" table:style-name="ce1">
            <text:p>Shafiq</text:p>
          </table:table-cell>
          <table:table-cell office:value-type="string" table:style-name="ce1">
            <text:p>Muhammad Hassan</text:p>
          </table:table-cell>
          <table:table-cell office:value-type="string" table:style-name="ce1">
            <text:p>ms04290@st.habib.edu.pk</text:p>
          </table:table-cell>
          <table:table-cell office:value-type="float" office:value="923212415252" table:style-name="ce4">
            <text:p>92321241525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09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Fiza</text:p>
          </table:table-cell>
          <table:table-cell office:value-type="string" table:style-name="ce1">
            <text:p>fs02509@st.habib.edu.pk</text:p>
          </table:table-cell>
          <table:table-cell office:value-type="float" office:value="923332963029" table:style-name="ce4">
            <text:p>92333296302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95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Sarwan</text:p>
          </table:table-cell>
          <table:table-cell office:value-type="string" table:style-name="ce1">
            <text:p>ss03595@st.habib.edu.pk</text:p>
          </table:table-cell>
          <table:table-cell office:value-type="float" office:value="923353000000" table:style-name="ce4">
            <text:p>92335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817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Tahir Ahmad</text:p>
          </table:table-cell>
          <table:table-cell office:value-type="string" table:style-name="ce1">
            <text:p>ts01817@st.habib.edu.pk</text:p>
          </table:table-cell>
          <table:table-cell office:value-type="float" office:value="923212813325" table:style-name="ce4">
            <text:p>923212813325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672</text:p>
          </table:table-cell>
          <table:table-cell office:value-type="string" table:style-name="ce1">
            <text:p>Shahab</text:p>
          </table:table-cell>
          <table:table-cell office:value-type="string" table:style-name="ce1">
            <text:p>Mohammad Sarim</text:p>
          </table:table-cell>
          <table:table-cell office:value-type="string" table:style-name="ce1">
            <text:p>ms03672@st.habib.edu.pk</text:p>
          </table:table-cell>
          <table:table-cell office:value-type="float" office:value="923362000000" table:style-name="ce4">
            <text:p>92336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75</text:p>
          </table:table-cell>
          <table:table-cell office:value-type="string" table:style-name="ce1">
            <text:p>Shahani</text:p>
          </table:table-cell>
          <table:table-cell office:value-type="string" table:style-name="ce1">
            <text:p>Shariq Ali</text:p>
          </table:table-cell>
          <table:table-cell office:value-type="string" table:style-name="ce1">
            <text:p>ss00875@st.habib.edu.pk</text:p>
          </table:table-cell>
          <table:table-cell office:value-type="float" office:value="923023282400" table:style-name="ce4">
            <text:p>9230232824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00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Shahzaib</text:p>
          </table:table-cell>
          <table:table-cell office:value-type="string" table:style-name="ce1">
            <text:p>ss03700@st.habib.edu.pk</text:p>
          </table:table-cell>
          <table:table-cell office:value-type="float" office:value="923313000000" table:style-name="ce4">
            <text:p>92331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04</text:p>
          </table:table-cell>
          <table:table-cell office:value-type="string" table:style-name="ce1">
            <text:p>Shakil</text:p>
          </table:table-cell>
          <table:table-cell office:value-type="string" table:style-name="ce1">
            <text:p>Bushra</text:p>
          </table:table-cell>
          <table:table-cell office:value-type="string" table:style-name="ce1">
            <text:p>bs00804@st.habib.edu.pk</text:p>
          </table:table-cell>
          <table:table-cell office:value-type="float" office:value="923052282829" table:style-name="ce4">
            <text:p>92305228282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74</text:p>
          </table:table-cell>
          <table:table-cell office:value-type="string" table:style-name="ce1">
            <text:p>Shakir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hs02374@st.habib.edu.pk</text:p>
          </table:table-cell>
          <table:table-cell office:value-type="float" office:value="923312159772" table:style-name="ce4">
            <text:p>92331215977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08</text:p>
          </table:table-cell>
          <table:table-cell office:value-type="string" table:style-name="ce1">
            <text:p>SHAKOOR</text:p>
          </table:table-cell>
          <table:table-cell office:value-type="string" table:style-name="ce1">
            <text:p>ABDUL</text:p>
          </table:table-cell>
          <table:table-cell office:value-type="string" table:style-name="ce1">
            <text:p>as03508@st.habib.edu.pk</text:p>
          </table:table-cell>
          <table:table-cell office:value-type="float" office:value="923471000000" table:style-name="ce4">
            <text:p>923471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92</text:p>
          </table:table-cell>
          <table:table-cell office:value-type="string" table:style-name="ce1">
            <text:p>Shamim</text:p>
          </table:table-cell>
          <table:table-cell office:value-type="string" table:style-name="ce1">
            <text:p>Zubia</text:p>
          </table:table-cell>
          <table:table-cell office:value-type="string" table:style-name="ce1">
            <text:p>zs05092@st.habib.edu.pk</text:p>
          </table:table-cell>
          <table:table-cell office:value-type="float" office:value="923323067119" table:style-name="ce4">
            <text:p>92332306711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202</text:p>
          </table:table-cell>
          <table:table-cell office:value-type="string" table:style-name="ce1">
            <text:p>Shoaib</text:p>
          </table:table-cell>
          <table:table-cell office:value-type="string" table:style-name="ce1">
            <text:p>Rumaisa</text:p>
          </table:table-cell>
          <table:table-cell office:value-type="string" table:style-name="ce1">
            <text:p>rs05202@st.habib.edu.pk</text:p>
          </table:table-cell>
          <table:table-cell office:value-type="float" office:value="923360204279" table:style-name="ce4">
            <text:p>92336020427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089</text:p>
          </table:table-cell>
          <table:table-cell office:value-type="string" table:style-name="ce1">
            <text:p>Siddiqi</text:p>
          </table:table-cell>
          <table:table-cell office:value-type="string" table:style-name="ce1">
            <text:p>Hammad Ahmad</text:p>
          </table:table-cell>
          <table:table-cell office:value-type="string" table:style-name="ce1">
            <text:p>hs05089@st.habib.edu.pk</text:p>
          </table:table-cell>
          <table:table-cell office:value-type="float" office:value="923061663766" table:style-name="ce4">
            <text:p>92306166376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59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ohammad Hassan</text:p>
          </table:table-cell>
          <table:table-cell office:value-type="string" table:style-name="ce1">
            <text:p>ms04359@st.habib.edu.pk</text:p>
          </table:table-cell>
          <table:table-cell office:value-type="float" office:value="923333242663" table:style-name="ce4">
            <text:p>92333324266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86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uhammad Abdullah</text:p>
          </table:table-cell>
          <table:table-cell office:value-type="string" table:style-name="ce1">
            <text:p>ms03586@st.habib.edu.pk</text:p>
          </table:table-cell>
          <table:table-cell office:value-type="float" office:value="923354000000" table:style-name="ce4">
            <text:p>923354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395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Muhammad Daniyal</text:p>
          </table:table-cell>
          <table:table-cell office:value-type="string" table:style-name="ce1">
            <text:p>ms02395@st.habib.edu.pk</text:p>
          </table:table-cell>
          <table:table-cell office:value-type="float" office:value="923052189317" table:style-name="ce4">
            <text:p>92305218931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21</text:p>
          </table:table-cell>
          <table:table-cell office:value-type="string" table:style-name="ce1">
            <text:p>Siddiqui</text:p>
          </table:table-cell>
          <table:table-cell office:value-type="string" table:style-name="ce1">
            <text:p>Zeeshan Ahmed</text:p>
          </table:table-cell>
          <table:table-cell office:value-type="string" table:style-name="ce1">
            <text:p>zs03521@st.habib.edu.pk</text:p>
          </table:table-cell>
          <table:table-cell office:value-type="float" office:value="923018000000" table:style-name="ce4">
            <text:p>923018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353</text:p>
          </table:table-cell>
          <table:table-cell office:value-type="string" table:style-name="ce1">
            <text:p>Siraj</text:p>
          </table:table-cell>
          <table:table-cell office:value-type="string" table:style-name="ce1">
            <text:p>Tehami</text:p>
          </table:table-cell>
          <table:table-cell office:value-type="string" table:style-name="ce1">
            <text:p>ts00353@st.habib.edu.pk</text:p>
          </table:table-cell>
          <table:table-cell office:value-type="float" office:value="923472556057" table:style-name="ce4">
            <text:p>92347255605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60</text:p>
          </table:table-cell>
          <table:table-cell office:value-type="string" table:style-name="ce1">
            <text:p>Sohail</text:p>
          </table:table-cell>
          <table:table-cell office:value-type="string" table:style-name="ce1">
            <text:p>Mohammad Abrar</text:p>
          </table:table-cell>
          <table:table-cell office:value-type="string" table:style-name="ce1">
            <text:p>ms03560@st.habib.edu.pk</text:p>
          </table:table-cell>
          <table:table-cell office:value-type="float" office:value="923152000000" table:style-name="ce4">
            <text:p>92315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406</text:p>
          </table:table-cell>
          <table:table-cell office:value-type="string" table:style-name="ce1">
            <text:p>Sohail</text:p>
          </table:table-cell>
          <table:table-cell office:value-type="string" table:style-name="ce1">
            <text:p>Muhammad Abeer</text:p>
          </table:table-cell>
          <table:table-cell office:value-type="string" table:style-name="ce1">
            <text:p>ms04406@st.habib.edu.pk</text:p>
          </table:table-cell>
          <table:table-cell office:value-type="float" office:value="923002703948" table:style-name="ce4">
            <text:p>923002703948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50</text:p>
          </table:table-cell>
          <table:table-cell office:value-type="string" table:style-name="ce1">
            <text:p>Sohail</text:p>
          </table:table-cell>
          <table:table-cell office:value-type="string" table:style-name="ce1">
            <text:p>Syed Ahmad</text:p>
          </table:table-cell>
          <table:table-cell office:value-type="string" table:style-name="ce1">
            <text:p>ss01650@st.habib.edu.pk</text:p>
          </table:table-cell>
          <table:table-cell office:value-type="float" office:value="923323871340" table:style-name="ce4">
            <text:p>92332387134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571</text:p>
          </table:table-cell>
          <table:table-cell office:value-type="string" table:style-name="ce1">
            <text:p>Syed</text:p>
          </table:table-cell>
          <table:table-cell office:value-type="string" table:style-name="ce1">
            <text:p>Affan</text:p>
          </table:table-cell>
          <table:table-cell office:value-type="string" table:style-name="ce1">
            <text:p>sa03571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27</text:p>
          </table:table-cell>
          <table:table-cell office:value-type="string" table:style-name="ce1">
            <text:p>Talha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t00727@st.habib.edu.pk</text:p>
          </table:table-cell>
          <table:table-cell office:value-type="float" office:value="923333783803" table:style-name="ce4">
            <text:p>923333783803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026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Muddassir Ali</text:p>
          </table:table-cell>
          <table:table-cell office:value-type="string" table:style-name="ce1">
            <text:p>mt03026@st.habib.edu.pk</text:p>
          </table:table-cell>
          <table:table-cell office:value-type="float" office:value="923343280647" table:style-name="ce4">
            <text:p>92334328064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99</text:p>
          </table:table-cell>
          <table:table-cell office:value-type="string" table:style-name="ce1">
            <text:p>Wahid</text:p>
          </table:table-cell>
          <table:table-cell office:value-type="string" table:style-name="ce1">
            <text:p>Muhammad Ashir</text:p>
          </table:table-cell>
          <table:table-cell office:value-type="string" table:style-name="ce1">
            <text:p>mw00899@st.habib.edu.pk</text:p>
          </table:table-cell>
          <table:table-cell office:value-type="float" office:value="923312658168" table:style-name="ce4">
            <text:p>923312658168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375</text:p>
          </table:table-cell>
          <table:table-cell office:value-type="string" table:style-name="ce1">
            <text:p>Waqar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w04375@st.habib.edu.pk</text:p>
          </table:table-cell>
          <table:table-cell office:value-type="float" office:value="923132319479" table:style-name="ce4">
            <text:p>92313231947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35</text:p>
          </table:table-cell>
          <table:table-cell office:value-type="string" table:style-name="ce1">
            <text:p>Wasim</text:p>
          </table:table-cell>
          <table:table-cell office:value-type="string" table:style-name="ce1">
            <text:p>Syed Talal</text:p>
          </table:table-cell>
          <table:table-cell office:value-type="string" table:style-name="ce1">
            <text:p>sw01635@st.habib.edu.pk</text:p>
          </table:table-cell>
          <table:table-cell office:value-type="float" office:value="923343300901" table:style-name="ce4">
            <text:p>92334330090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84</text:p>
          </table:table-cell>
          <table:table-cell office:value-type="string" table:style-name="ce1">
            <text:p>Yasin</text:p>
          </table:table-cell>
          <table:table-cell office:value-type="string" table:style-name="ce1">
            <text:p>Talha</text:p>
          </table:table-cell>
          <table:table-cell office:value-type="string" table:style-name="ce1">
            <text:p>ty05184@st.habib.edu.pk</text:p>
          </table:table-cell>
          <table:table-cell office:value-type="float" office:value="923329156946" table:style-name="ce4">
            <text:p>92332915694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63</text:p>
          </table:table-cell>
          <table:table-cell office:value-type="string" table:style-name="ce1">
            <text:p>Yasmeen</text:p>
          </table:table-cell>
          <table:table-cell office:value-type="string" table:style-name="ce1">
            <text:p>Shiza</text:p>
          </table:table-cell>
          <table:table-cell office:value-type="string" table:style-name="ce1">
            <text:p>sy05163@st.habib.edu.pk</text:p>
          </table:table-cell>
          <table:table-cell office:value-type="float" office:value="923313292910" table:style-name="ce4">
            <text:p>92331329291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791</text:p>
          </table:table-cell>
          <table:table-cell office:value-type="string" table:style-name="ce1">
            <text:p>Younus</text:p>
          </table:table-cell>
          <table:table-cell office:value-type="string" table:style-name="ce1">
            <text:p>Usama</text:p>
          </table:table-cell>
          <table:table-cell office:value-type="string" table:style-name="ce1">
            <text:p>uy00791@st.habib.edu.pk</text:p>
          </table:table-cell>
          <table:table-cell office:value-type="float" office:value="923343616342" table:style-name="ce4">
            <text:p>923343616342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678</text:p>
          </table:table-cell>
          <table:table-cell office:value-type="string" table:style-name="ce1">
            <text:p>Yousufi</text:p>
          </table:table-cell>
          <table:table-cell office:value-type="string" table:style-name="ce1">
            <text:p>Ovais Ahmed</text:p>
          </table:table-cell>
          <table:table-cell office:value-type="string" table:style-name="ce1">
            <text:p>oy01678@st.habib.edu.pk</text:p>
          </table:table-cell>
          <table:table-cell office:value-type="float" office:value="923342406909" table:style-name="ce4">
            <text:p>92334240690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270</text:p>
          </table:table-cell>
          <table:table-cell office:value-type="string" table:style-name="ce1">
            <text:p>Zadi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sz00270@st.habib.edu.pk</text:p>
          </table:table-cell>
          <table:table-cell office:value-type="float" office:value="923465118774" table:style-name="ce4">
            <text:p>92346511877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881</text:p>
          </table:table-cell>
          <table:table-cell office:value-type="string" table:style-name="ce1">
            <text:p>Zahid</text:p>
          </table:table-cell>
          <table:table-cell office:value-type="string" table:style-name="ce1">
            <text:p>Laiba</text:p>
          </table:table-cell>
          <table:table-cell office:value-type="string" table:style-name="ce1">
            <text:p>lz00881@st.habib.edu.pk</text:p>
          </table:table-cell>
          <table:table-cell office:value-type="float" office:value="3039123659" table:style-name="ce4">
            <text:p>303912365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0517</text:p>
          </table:table-cell>
          <table:table-cell office:value-type="string" table:style-name="ce1">
            <text:p>Zaidi</text:p>
          </table:table-cell>
          <table:table-cell office:value-type="string" table:style-name="ce1">
            <text:p>Syed Farjad Mehdi</text:p>
          </table:table-cell>
          <table:table-cell office:value-type="string" table:style-name="ce1">
            <text:p>sz00517@st.habib.edu.pk</text:p>
          </table:table-cell>
          <table:table-cell office:value-type="float" office:value="923323310357" table:style-name="ce4">
            <text:p>92332331035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1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221</text:p>
          </table:table-cell>
          <table:table-cell office:value-type="string" table:style-name="ce1">
            <text:p>Zehra</text:p>
          </table:table-cell>
          <table:table-cell office:value-type="string" table:style-name="ce1">
            <text:p>Nargis</text:p>
          </table:table-cell>
          <table:table-cell office:value-type="string" table:style-name="ce1">
            <text:p>nz02221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116</text:p>
          </table:table-cell>
          <table:table-cell office:value-type="string" table:style-name="ce1">
            <text:p>Zia</text:p>
          </table:table-cell>
          <table:table-cell office:value-type="string" table:style-name="ce1">
            <text:p>Zohaib</text:p>
          </table:table-cell>
          <table:table-cell office:value-type="string" table:style-name="ce1">
            <text:p>zz05116@st.habib.edu.pk</text:p>
          </table:table-cell>
          <table:table-cell office:value-type="float" office:value="923242266367" table:style-name="ce4">
            <text:p>923242266367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503</text:p>
          </table:table-cell>
          <table:table-cell office:value-type="string" table:style-name="ce1">
            <text:p>Zubair</text:p>
          </table:table-cell>
          <table:table-cell office:value-type="string" table:style-name="ce1">
            <text:p>Nadia</text:p>
          </table:table-cell>
          <table:table-cell office:value-type="string" table:style-name="ce1">
            <text:p>nz02503@st.habib.edu.pk</text:p>
          </table:table-cell>
          <table:table-cell office:value-type="float" office:value="923218231531" table:style-name="ce4">
            <text:p>92321823153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20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705</text:p>
          </table:table-cell>
          <table:table-cell office:value-type="string" table:style-name="ce1">
            <text:p>Abbasi</text:p>
          </table:table-cell>
          <table:table-cell office:value-type="string" table:style-name="ce1">
            <text:p>Muhammad Huzaifa</text:p>
          </table:table-cell>
          <table:table-cell office:value-type="string" table:style-name="ce1">
            <text:p>ma03705@st.habib.edu.pk</text:p>
          </table:table-cell>
          <table:table-cell office:value-type="float" office:value="923047000000" table:style-name="ce4">
            <text:p>923047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899</text:p>
          </table:table-cell>
          <table:table-cell office:value-type="string" table:style-name="ce1">
            <text:p>Abdel Halim Azizullah Hussain Baksh</text:p>
          </table:table-cell>
          <table:table-cell office:value-type="string" table:style-name="ce1">
            <text:p>Urooj</text:p>
          </table:table-cell>
          <table:table-cell office:value-type="string" table:style-name="ce1">
            <text:p>ub02899@st.habib.edu.pk</text:p>
          </table:table-cell>
          <table:table-cell office:value-type="float" office:value="923412637820" table:style-name="ce4">
            <text:p>92341263782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947</text:p>
          </table:table-cell>
          <table:table-cell office:value-type="string" table:style-name="ce1">
            <text:p>Affan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a02947@st.habib.edu.pk</text:p>
          </table:table-cell>
          <table:table-cell office:value-type="float" office:value="923232429996" table:style-name="ce4">
            <text:p>92323242999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267</text:p>
          </table:table-cell>
          <table:table-cell office:value-type="string" table:style-name="ce1">
            <text:p>Asif</text:p>
          </table:table-cell>
          <table:table-cell office:value-type="string" table:style-name="ce1">
            <text:p>Saad</text:p>
          </table:table-cell>
          <table:table-cell office:value-type="string" table:style-name="ce1">
            <text:p>sa02267@st.habib.edu.pk</text:p>
          </table:table-cell>
          <table:table-cell office:value-type="float" office:value="923072527494" table:style-name="ce4">
            <text:p>92307252749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534</text:p>
          </table:table-cell>
          <table:table-cell office:value-type="string" table:style-name="ce1">
            <text:p>Basathia</text:p>
          </table:table-cell>
          <table:table-cell office:value-type="string" table:style-name="ce1">
            <text:p>Amna Amir</text:p>
          </table:table-cell>
          <table:table-cell office:value-type="string" table:style-name="ce1">
            <text:p>ab03534@st.habib.edu.pk</text:p>
          </table:table-cell>
          <table:table-cell office:value-type="float" office:value="923363000000" table:style-name="ce4">
            <text:p>92336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3669</text:p>
          </table:table-cell>
          <table:table-cell office:value-type="string" table:style-name="ce1">
            <text:p>Bham</text:p>
          </table:table-cell>
          <table:table-cell office:value-type="string" table:style-name="ce1">
            <text:p>Qasim</text:p>
          </table:table-cell>
          <table:table-cell office:value-type="string" table:style-name="ce1">
            <text:p>qb03669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817</text:p>
          </table:table-cell>
          <table:table-cell office:value-type="string" table:style-name="ce1">
            <text:p>Bin Saad</text:p>
          </table:table-cell>
          <table:table-cell office:value-type="string" table:style-name="ce1">
            <text:p>Muhammad Adil</text:p>
          </table:table-cell>
          <table:table-cell office:value-type="string" table:style-name="ce1">
            <text:p>ms02817@st.habib.edu.pk</text:p>
          </table:table-cell>
          <table:table-cell office:value-type="float" office:value="923002029049" table:style-name="ce4">
            <text:p>923002029049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5100</text:p>
          </table:table-cell>
          <table:table-cell office:value-type="string" table:style-name="ce1">
            <text:p>Faisal</text:p>
          </table:table-cell>
          <table:table-cell office:value-type="string" table:style-name="ce1">
            <text:p>Niha</text:p>
          </table:table-cell>
          <table:table-cell office:value-type="string" table:style-name="ce1">
            <text:p>nf05100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477</text:p>
          </table:table-cell>
          <table:table-cell office:value-type="string" table:style-name="ce1">
            <text:p>Farooq</text:p>
          </table:table-cell>
          <table:table-cell office:value-type="string" table:style-name="ce1">
            <text:p>Arsal</text:p>
          </table:table-cell>
          <table:table-cell office:value-type="string" table:style-name="ce1">
            <text:p>af01477@st.habib.edu.pk</text:p>
          </table:table-cell>
          <table:table-cell office:value-type="float" office:value="923052156880" table:style-name="ce4">
            <text:p>92305215688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962</text:p>
          </table:table-cell>
          <table:table-cell office:value-type="string" table:style-name="ce1">
            <text:p>Haroon</text:p>
          </table:table-cell>
          <table:table-cell office:value-type="string" table:style-name="ce1">
            <text:p>Ashar</text:p>
          </table:table-cell>
          <table:table-cell office:value-type="string" table:style-name="ce1">
            <text:p>ah02962@st.habib.edu.pk</text:p>
          </table:table-cell>
          <table:table-cell office:value-type="float" office:value="923212458676" table:style-name="ce4">
            <text:p>92321245867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629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Syed Mohammed Mustafa</text:p>
          </table:table-cell>
          <table:table-cell office:value-type="string" table:style-name="ce1">
            <text:p>sh03629@st.habib.edu.pk</text:p>
          </table:table-cell>
          <table:table-cell office:value-type="float" office:value="923133000000" table:style-name="ce4">
            <text:p>923133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201</text:p>
          </table:table-cell>
          <table:table-cell office:value-type="string" table:style-name="ce1">
            <text:p>Imran</text:p>
          </table:table-cell>
          <table:table-cell office:value-type="string" table:style-name="ce1">
            <text:p>Faraz</text:p>
          </table:table-cell>
          <table:table-cell office:value-type="string" table:style-name="ce1">
            <text:p>fi00201@st.habib.edu.pk</text:p>
          </table:table-cell>
          <table:table-cell office:value-type="float" office:value="923323203906" table:style-name="ce4">
            <text:p>92332320390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27</text:p>
          </table:table-cell>
          <table:table-cell office:value-type="string" table:style-name="ce1">
            <text:p>Jelani</text:p>
          </table:table-cell>
          <table:table-cell office:value-type="string" table:style-name="ce1">
            <text:p>Syed Abdullah</text:p>
          </table:table-cell>
          <table:table-cell office:value-type="string" table:style-name="ce1">
            <text:p>sj04127@st.habib.edu.pk</text:p>
          </table:table-cell>
          <table:table-cell table:style-name="ce4"/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48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Asfandyar</text:p>
          </table:table-cell>
          <table:table-cell office:value-type="string" table:style-name="ce1">
            <text:p>ak01548@st.habib.edu.pk</text:p>
          </table:table-cell>
          <table:table-cell office:value-type="float" office:value="923333720041" table:style-name="ce4">
            <text:p>92333372004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640</text:p>
          </table:table-cell>
          <table:table-cell office:value-type="string" table:style-name="ce1">
            <text:p>Masoom</text:p>
          </table:table-cell>
          <table:table-cell office:value-type="string" table:style-name="ce1">
            <text:p>Syed Omer</text:p>
          </table:table-cell>
          <table:table-cell office:value-type="string" table:style-name="ce1">
            <text:p>sm00640@st.habib.edu.pk</text:p>
          </table:table-cell>
          <table:table-cell office:value-type="float" office:value="923362425370" table:style-name="ce4">
            <text:p>92336242537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913</text:p>
          </table:table-cell>
          <table:table-cell office:value-type="string" table:style-name="ce1">
            <text:p>Mohsin</text:p>
          </table:table-cell>
          <table:table-cell office:value-type="string" table:style-name="ce1">
            <text:p>Sameed</text:p>
          </table:table-cell>
          <table:table-cell office:value-type="string" table:style-name="ce1">
            <text:p>sm02913@st.habib.edu.pk</text:p>
          </table:table-cell>
          <table:table-cell office:value-type="float" office:value="923358107856" table:style-name="ce4">
            <text:p>923358107856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949</text:p>
          </table:table-cell>
          <table:table-cell office:value-type="string" table:style-name="ce1">
            <text:p>Ovais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o02949@st.habib.edu.pk</text:p>
          </table:table-cell>
          <table:table-cell office:value-type="float" office:value="923360826251" table:style-name="ce4">
            <text:p>92336082625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639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Syed Shuja</text:p>
          </table:table-cell>
          <table:table-cell office:value-type="string" table:style-name="ce1">
            <text:p>sr00639@st.habib.edu.pk</text:p>
          </table:table-cell>
          <table:table-cell office:value-type="float" office:value="923222620948" table:style-name="ce4">
            <text:p>923222620948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989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Aliza Faryal</text:p>
          </table:table-cell>
          <table:table-cell office:value-type="string" table:style-name="ce1">
            <text:p>as03989@st.habib.edu.pk</text:p>
          </table:table-cell>
          <table:table-cell office:value-type="float" office:value="923362000000" table:style-name="ce4">
            <text:p>923362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059</text:p>
          </table:table-cell>
          <table:table-cell office:value-type="string" table:style-name="ce1">
            <text:p>Shehzad</text:p>
          </table:table-cell>
          <table:table-cell office:value-type="string" table:style-name="ce1">
            <text:p>Sadia</text:p>
          </table:table-cell>
          <table:table-cell office:value-type="string" table:style-name="ce1">
            <text:p>ss04059@st.habib.edu.pk</text:p>
          </table:table-cell>
          <table:table-cell office:value-type="float" office:value="923364000000" table:style-name="ce4">
            <text:p>923364000000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021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Muneeb</text:p>
          </table:table-cell>
          <table:table-cell office:value-type="string" table:style-name="ce1">
            <text:p>mt03021@st.habib.edu.pk</text:p>
          </table:table-cell>
          <table:table-cell office:value-type="float" office:value="923112508954" table:style-name="ce4">
            <text:p>923112508954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70</text:p>
          </table:table-cell>
          <table:table-cell office:value-type="string" table:style-name="ce1">
            <text:p>Zaveri</text:p>
          </table:table-cell>
          <table:table-cell office:value-type="string" table:style-name="ce1">
            <text:p>Shahzaib Nawab</text:p>
          </table:table-cell>
          <table:table-cell office:value-type="string" table:style-name="ce1">
            <text:p>sz01570@st.habib.edu.pk</text:p>
          </table:table-cell>
          <table:table-cell office:value-type="float" office:value="923313690511" table:style-name="ce4">
            <text:p>923313690511</text:p>
          </table:table-cell>
          <table:table-cell office:value-type="string" table:style-name="ce1">
            <text:p>BSEE</text:p>
          </table:table-cell>
          <table:table-cell office:value-type="string" table:style-name="ce1">
            <text:p>E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416</text:p>
          </table:table-cell>
          <table:table-cell office:value-type="string" table:style-name="ce1">
            <text:p>Asher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a03416@st.habib.edu.pk</text:p>
          </table:table-cell>
          <table:table-cell office:value-type="float" office:value="923434000000" table:style-name="ce4">
            <text:p>923434000000</text:p>
          </table:table-cell>
          <table:table-cell office:value-type="string" table:style-name="ce1">
            <text:p>SU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3748</text:p>
          </table:table-cell>
          <table:table-cell office:value-type="string" table:style-name="ce1">
            <text:p>Bawani</text:p>
          </table:table-cell>
          <table:table-cell office:value-type="string" table:style-name="ce1">
            <text:p>Muhammad Ajlal</text:p>
          </table:table-cell>
          <table:table-cell office:value-type="string" table:style-name="ce1">
            <text:p>mb03748@st.habib.edu.pk</text:p>
          </table:table-cell>
          <table:table-cell table:style-name="ce4"/>
          <table:table-cell office:value-type="string" table:style-name="ce1">
            <text:p>SUC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03414</text:p>
          </table:table-cell>
          <table:table-cell office:value-type="string" table:style-name="ce1">
            <text:p>Ghazi</text:p>
          </table:table-cell>
          <table:table-cell office:value-type="string" table:style-name="ce1">
            <text:p>Madeeha</text:p>
          </table:table-cell>
          <table:table-cell office:value-type="string" table:style-name="ce1">
            <text:p>mg03414@st.habib.edu.pk</text:p>
          </table:table-cell>
          <table:table-cell office:value-type="float" office:value="923009000000" table:style-name="ce4">
            <text:p>923009000000</text:p>
          </table:table-cell>
          <table:table-cell office:value-type="string" table:style-name="ce1">
            <text:p>SU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2534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Aaniat</text:p>
          </table:table-cell>
          <table:table-cell office:value-type="string" table:style-name="ce1">
            <text:p>ah02534@st.habib.edu.pk</text:p>
          </table:table-cell>
          <table:table-cell office:value-type="float" office:value="923238452312" table:style-name="ce4">
            <text:p>923238452312</text:p>
          </table:table-cell>
          <table:table-cell office:value-type="string" table:style-name="ce1">
            <text:p>SU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556</text:p>
          </table:table-cell>
          <table:table-cell office:value-type="string" table:style-name="ce1">
            <text:p>Hassan</text:p>
          </table:table-cell>
          <table:table-cell office:value-type="string" table:style-name="ce1">
            <text:p>Muzamil</text:p>
          </table:table-cell>
          <table:table-cell office:value-type="string" table:style-name="ce1">
            <text:p>mh03556@st.habib.edu.pk</text:p>
          </table:table-cell>
          <table:table-cell office:value-type="float" office:value="923353000000" table:style-name="ce4">
            <text:p>923353000000</text:p>
          </table:table-cell>
          <table:table-cell office:value-type="string" table:style-name="ce1">
            <text:p>SU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499</text:p>
          </table:table-cell>
          <table:table-cell office:value-type="string" table:style-name="ce1">
            <text:p>Imran</text:p>
          </table:table-cell>
          <table:table-cell office:value-type="string" table:style-name="ce1">
            <text:p>Marium</text:p>
          </table:table-cell>
          <table:table-cell office:value-type="string" table:style-name="ce1">
            <text:p>mi03499@st.habib.edu.pk</text:p>
          </table:table-cell>
          <table:table-cell office:value-type="float" office:value="923212000000" table:style-name="ce4">
            <text:p>923212000000</text:p>
          </table:table-cell>
          <table:table-cell office:value-type="string" table:style-name="ce1">
            <text:p>SU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496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Faizan Faisal</text:p>
          </table:table-cell>
          <table:table-cell office:value-type="string" table:style-name="ce1">
            <text:p>fk03496@st.habib.edu.pk</text:p>
          </table:table-cell>
          <table:table-cell office:value-type="float" office:value="923222000000" table:style-name="ce4">
            <text:p>923222000000</text:p>
          </table:table-cell>
          <table:table-cell office:value-type="string" table:style-name="ce1">
            <text:p>SU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2406</text:p>
          </table:table-cell>
          <table:table-cell office:value-type="string" table:style-name="ce1">
            <text:p>Mithani</text:p>
          </table:table-cell>
          <table:table-cell office:value-type="string" table:style-name="ce1">
            <text:p>Sanya Zulfiqar</text:p>
          </table:table-cell>
          <table:table-cell office:value-type="string" table:style-name="ce1">
            <text:p>sm02406@st.habib.edu.pk</text:p>
          </table:table-cell>
          <table:table-cell office:value-type="float" office:value="923370367985" table:style-name="ce4">
            <text:p>923370367985</text:p>
          </table:table-cell>
          <table:table-cell office:value-type="string" table:style-name="ce1">
            <text:p>SU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430</text:p>
          </table:table-cell>
          <table:table-cell office:value-type="string" table:style-name="ce1">
            <text:p>Rahim</text:p>
          </table:table-cell>
          <table:table-cell office:value-type="string" table:style-name="ce1">
            <text:p>Anosha</text:p>
          </table:table-cell>
          <table:table-cell office:value-type="string" table:style-name="ce1">
            <text:p>ar03430@st.habib.edu.pk</text:p>
          </table:table-cell>
          <table:table-cell table:style-name="ce4"/>
          <table:table-cell office:value-type="string" table:style-name="ce1">
            <text:p>SU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583</text:p>
          </table:table-cell>
          <table:table-cell office:value-type="string" table:style-name="ce1">
            <text:p>Sanjnah</text:p>
          </table:table-cell>
          <table:table-cell office:value-type="string" table:style-name="ce1">
            <text:p>Ramla Khan Alias</text:p>
          </table:table-cell>
          <table:table-cell office:value-type="string" table:style-name="ce1">
            <text:p>rs03583@st.habib.edu.pk</text:p>
          </table:table-cell>
          <table:table-cell office:value-type="float" office:value="923048000000" table:style-name="ce4">
            <text:p>923048000000</text:p>
          </table:table-cell>
          <table:table-cell office:value-type="string" table:style-name="ce1">
            <text:p>SU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03523</text:p>
          </table:table-cell>
          <table:table-cell office:value-type="string" table:style-name="ce1">
            <text:p>Shaikh</text:p>
          </table:table-cell>
          <table:table-cell office:value-type="string" table:style-name="ce1">
            <text:p>Rumaysa Waheed</text:p>
          </table:table-cell>
          <table:table-cell office:value-type="string" table:style-name="ce1">
            <text:p>rs03523@st.habib.edu.pk</text:p>
          </table:table-cell>
          <table:table-cell office:value-type="float" office:value="923219000000" table:style-name="ce4">
            <text:p>923219000000</text:p>
          </table:table-cell>
          <table:table-cell office:value-type="string" table:style-name="ce1">
            <text:p>SUC</text:p>
          </table:table-cell>
          <table:table-cell table:number-columns-repeated="16378"/>
        </table:table-row>
        <table:table-row table:number-rows-repeated="1047559" table:style-name="ro2">
          <table:table-cell table:number-columns-repeated="16384"/>
        </table:table-row>
      </table:table>
      <table:table table:name="Staff" table:style-name="ta2">
        <table:table-column table:style-name="co7" table:number-columns-repeated="16384" table:default-cell-style-name="ce1"/>
        <table:table-row table:style-name="ro1">
          <table:table-cell office:value-type="string" table:style-name="ce2">
            <text:p>cardnumber</text:p>
          </table:table-cell>
          <table:table-cell office:value-type="string" table:style-name="ce2">
            <text:p>sur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mobile</text:p>
          </table:table-cell>
          <table:table-cell office:value-type="string" table:style-name="ce2">
            <text:p>branchcode</text:p>
          </table:table-cell>
          <table:table-cell office:value-type="string" table:style-name="ce2">
            <text:p>categorycode</text:p>
          </table:table-cell>
          <table:table-cell office:value-type="string" table:style-name="ce2">
            <text:p>sort1</text:p>
          </table:table-cell>
          <table:table-cell office:value-type="string" table:style-name="ce2">
            <text:p>sort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3052</text:p>
          </table:table-cell>
          <table:table-cell office:value-type="string" table:style-name="ce1">
            <text:p>Grosoli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.grosol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0896</text:p>
          </table:table-cell>
          <table:table-cell office:value-type="string" table:style-name="ce1">
            <text:p>Aamir Siddiqui</text:p>
          </table:table-cell>
          <table:table-cell table:style-name="ce1"/>
          <table:table-cell office:value-type="string" table:style-name="ce1">
            <text:p>aamir.siddiqu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0024</text:p>
          </table:table-cell>
          <table:table-cell office:value-type="string" table:style-name="ce1">
            <text:p>Aaron Mulvany</text:p>
          </table:table-cell>
          <table:table-cell table:style-name="ce1"/>
          <table:table-cell office:value-type="string" table:style-name="ce1">
            <text:p>aaron.mulvany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976</text:p>
          </table:table-cell>
          <table:table-cell office:value-type="string" table:style-name="ce1">
            <text:p>Afzal</text:p>
          </table:table-cell>
          <table:table-cell office:value-type="string" table:style-name="ce1">
            <text:p>Aqdas</text:p>
          </table:table-cell>
          <table:table-cell office:value-type="string" table:style-name="ce1">
            <text:p>aqdas.afzal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172</text:p>
          </table:table-cell>
          <table:table-cell office:value-type="string" table:style-name="ce1">
            <text:p>Afzal Ahmed</text:p>
          </table:table-cell>
          <table:table-cell table:style-name="ce1"/>
          <table:table-cell office:value-type="string" table:style-name="ce1">
            <text:p>afzal.ahmed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223</text:p>
          </table:table-cell>
          <table:table-cell office:value-type="string" table:style-name="ce1">
            <text:p>Aijaz (Adjunct Faculty)</text:p>
          </table:table-cell>
          <table:table-cell office:value-type="string" table:style-name="ce1">
            <text:p>Madiha</text:p>
          </table:table-cell>
          <table:table-cell office:value-type="string" table:style-name="ce1">
            <text:p>madiha.aijaz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5344</text:p>
          </table:table-cell>
          <table:table-cell office:value-type="string" table:style-name="ce1">
            <text:p>Ali Isani (Asst Professor)</text:p>
          </table:table-cell>
          <table:table-cell office:value-type="string" table:style-name="ce1">
            <text:p>Mujtaba</text:p>
          </table:table-cell>
          <table:table-cell office:value-type="string" table:style-name="ce1">
            <text:p>mujtaba.isan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982</text:p>
          </table:table-cell>
          <table:table-cell office:value-type="string" table:style-name="ce1">
            <text:p>Ansari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hmed.ansar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0901</text:p>
          </table:table-cell>
          <table:table-cell office:value-type="string" table:style-name="ce1">
            <text:p>Asif Aslam Farukkhi</text:p>
          </table:table-cell>
          <table:table-cell table:style-name="ce1"/>
          <table:table-cell office:value-type="string" table:style-name="ce1">
            <text:p>asif.aslam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4224</text:p>
          </table:table-cell>
          <table:table-cell office:value-type="string" table:style-name="ce1">
            <text:p>Bilal</text:p>
          </table:table-cell>
          <table:table-cell office:value-type="string" table:style-name="ce1">
            <text:p>M. Umair</text:p>
          </table:table-cell>
          <table:table-cell office:value-type="string" table:style-name="ce1">
            <text:p>umair.bilal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2649</text:p>
          </table:table-cell>
          <table:table-cell office:value-type="string" table:style-name="ce1">
            <text:p>Cleonicki Saroca</text:p>
          </table:table-cell>
          <table:table-cell table:style-name="ce1"/>
          <table:table-cell office:value-type="string" table:style-name="ce1">
            <text:p>nicki.sarocaA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4108</text:p>
          </table:table-cell>
          <table:table-cell office:value-type="string" table:style-name="ce1">
            <text:p>Dossa</text:p>
          </table:table-cell>
          <table:table-cell office:value-type="string" table:style-name="ce1">
            <text:p>Shama</text:p>
          </table:table-cell>
          <table:table-cell office:value-type="string" table:style-name="ce1">
            <text:p>shama.dossa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0028</text:p>
          </table:table-cell>
          <table:table-cell office:value-type="string" table:style-name="ce1">
            <text:p>Fahd Ali</text:p>
          </table:table-cell>
          <table:table-cell table:style-name="ce1"/>
          <table:table-cell office:value-type="string" table:style-name="ce1">
            <text:p>fahd.al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1909</text:p>
          </table:table-cell>
          <table:table-cell office:value-type="string" table:style-name="ce1">
            <text:p>Hafeez Jamali</text:p>
          </table:table-cell>
          <table:table-cell table:style-name="ce1"/>
          <table:table-cell office:value-type="string" table:style-name="ce1">
            <text:p>hafeez.jamal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0027</text:p>
          </table:table-cell>
          <table:table-cell office:value-type="string" table:style-name="ce1">
            <text:p>Hasan Ali Khan</text:p>
          </table:table-cell>
          <table:table-cell table:style-name="ce1"/>
          <table:table-cell office:value-type="string" table:style-name="ce1">
            <text:p>hasan.al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02126</text:p>
          </table:table-cell>
          <table:table-cell office:value-type="string" table:style-name="ce1">
            <text:p>Haya Fatima Iqbal</text:p>
          </table:table-cell>
          <table:table-cell table:style-name="ce1"/>
          <table:table-cell office:value-type="string" table:style-name="ce1">
            <text:p>haya.iqbal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914</text:p>
          </table:table-cell>
          <table:table-cell office:value-type="string" table:style-name="ce1">
            <text:p>Inamullah Nadeem</text:p>
          </table:table-cell>
          <table:table-cell table:style-name="ce1"/>
          <table:table-cell office:value-type="string" table:style-name="ce1">
            <text:p>inamullah.nadeem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67</text:p>
          </table:table-cell>
          <table:table-cell office:value-type="string" table:style-name="ce1">
            <text:p>Jamil Dehlavi</text:p>
          </table:table-cell>
          <table:table-cell table:number-columns-repeated="3"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06</text:p>
          </table:table-cell>
          <table:table-cell office:value-type="string" table:style-name="ce1">
            <text:p>Kamal</text:p>
          </table:table-cell>
          <table:table-cell office:value-type="string" table:style-name="ce1">
            <text:p>Nudrat</text:p>
          </table:table-cell>
          <table:table-cell office:value-type="string" table:style-name="ce1">
            <text:p>nudrat.kamal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38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Fawad</text:p>
          </table:table-cell>
          <table:table-cell office:value-type="string" table:style-name="ce1">
            <text:p>fawwad.kha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82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omin</text:p>
          </table:table-cell>
          <table:table-cell office:value-type="string" table:style-name="ce1">
            <text:p>momin.kha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71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uqeem</text:p>
          </table:table-cell>
          <table:table-cell office:value-type="string" table:style-name="ce1">
            <text:p>muqeem.kha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50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Mustafa</text:p>
          </table:table-cell>
          <table:table-cell office:value-type="string" table:style-name="ce1">
            <text:p>mustafa.kha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5372</text:p>
          </table:table-cell>
          <table:table-cell office:value-type="string" table:style-name="ce1">
            <text:p>Khan (Adjunct Professor)</text:p>
          </table:table-cell>
          <table:table-cell office:value-type="string" table:style-name="ce1">
            <text:p>Umair</text:p>
          </table:table-cell>
          <table:table-cell office:value-type="string" table:style-name="ce1">
            <text:p>muhammad.umair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09</text:p>
          </table:table-cell>
          <table:table-cell office:value-type="string" table:style-name="ce1">
            <text:p>Khan (Associate Professor)</text:p>
          </table:table-cell>
          <table:table-cell office:value-type="string" table:style-name="ce1">
            <text:p>Sobers</text:p>
          </table:table-cell>
          <table:table-cell office:value-type="string" table:style-name="ce1">
            <text:p>nur.sobers-kha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61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Francisco Jose</text:p>
          </table:table-cell>
          <table:table-cell office:value-type="string" table:style-name="ce1">
            <text:p>franciscojose.luis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46</text:p>
          </table:table-cell>
          <table:table-cell office:value-type="string" table:style-name="ce1">
            <text:p>Malkani</text:p>
          </table:table-cell>
          <table:table-cell office:value-type="string" table:style-name="ce1">
            <text:p>Zahra</text:p>
          </table:table-cell>
          <table:table-cell office:value-type="string" table:style-name="ce1">
            <text:p>zahra.malkan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39</text:p>
          </table:table-cell>
          <table:table-cell office:value-type="string" table:style-name="ce1">
            <text:p>Mallick</text:p>
          </table:table-cell>
          <table:table-cell office:value-type="string" table:style-name="ce1">
            <text:p>Ayyaz</text:p>
          </table:table-cell>
          <table:table-cell office:value-type="string" table:style-name="ce1">
            <text:p>ayyaz.mallik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29</text:p>
          </table:table-cell>
          <table:table-cell office:value-type="string" table:style-name="ce1">
            <text:p>Markus Heidingsfelder</text:p>
          </table:table-cell>
          <table:table-cell table:style-name="ce1"/>
          <table:table-cell office:value-type="string" table:style-name="ce1">
            <text:p>markus.heidingsfelder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838</text:p>
          </table:table-cell>
          <table:table-cell office:value-type="string" table:style-name="ce1">
            <text:p>Melo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susana.melo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059</text:p>
          </table:table-cell>
          <table:table-cell office:value-type="string" table:style-name="ce1">
            <text:p>Mian</text:p>
          </table:table-cell>
          <table:table-cell office:value-type="string" table:style-name="ce1">
            <text:p>Rahma</text:p>
          </table:table-cell>
          <table:table-cell office:value-type="string" table:style-name="ce1">
            <text:p>rahma.mia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15</text:p>
          </table:table-cell>
          <table:table-cell office:value-type="string" table:style-name="ce1">
            <text:p>Moeinni Feizabadi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mohammad.moein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23</text:p>
          </table:table-cell>
          <table:table-cell office:value-type="string" table:style-name="ce1">
            <text:p>Mohammed Hanif</text:p>
          </table:table-cell>
          <table:table-cell table:number-columns-repeated="3"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05</text:p>
          </table:table-cell>
          <table:table-cell office:value-type="string" table:style-name="ce1">
            <text:p>Muhammad Gulraiz Khan</text:p>
          </table:table-cell>
          <table:table-cell table:style-name="ce1"/>
          <table:table-cell office:value-type="string" table:style-name="ce1">
            <text:p>gulraiz.kha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863</text:p>
          </table:table-cell>
          <table:table-cell office:value-type="string" table:style-name="ce1">
            <text:p>Muhammad Haris</text:p>
          </table:table-cell>
          <table:table-cell table:style-name="ce1"/>
          <table:table-cell office:value-type="string" table:style-name="ce1">
            <text:p>muhammad.haris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718</text:p>
          </table:table-cell>
          <table:table-cell office:value-type="string" table:style-name="ce1">
            <text:p>Muh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homas.muhr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22</text:p>
          </table:table-cell>
          <table:table-cell office:value-type="string" table:style-name="ce1">
            <text:p>Nameera Ahmed</text:p>
          </table:table-cell>
          <table:table-cell table:number-columns-repeated="3"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25</text:p>
          </table:table-cell>
          <table:table-cell office:value-type="string" table:style-name="ce1">
            <text:p>Nauman Naqvi</text:p>
          </table:table-cell>
          <table:table-cell table:style-name="ce1"/>
          <table:table-cell office:value-type="string" table:style-name="ce1">
            <text:p>nauman.naqv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717</text:p>
          </table:table-cell>
          <table:table-cell office:value-type="string" table:style-name="ce1">
            <text:p>Nizamani</text:p>
          </table:table-cell>
          <table:table-cell office:value-type="string" table:style-name="ce1">
            <text:p>Haider</text:p>
          </table:table-cell>
          <table:table-cell office:value-type="string" table:style-name="ce1">
            <text:p>haider.nizaman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240</text:p>
          </table:table-cell>
          <table:table-cell office:value-type="string" table:style-name="ce1">
            <text:p>Noman Baig</text:p>
          </table:table-cell>
          <table:table-cell table:style-name="ce1"/>
          <table:table-cell office:value-type="string" table:style-name="ce1">
            <text:p>noman.baig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26</text:p>
          </table:table-cell>
          <table:table-cell office:value-type="string" table:style-name="ce1">
            <text:p>Nosheen Ali</text:p>
          </table:table-cell>
          <table:table-cell table:number-columns-repeated="3"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865</text:p>
          </table:table-cell>
          <table:table-cell office:value-type="string" table:style-name="ce1">
            <text:p>Omair Faizullah Bangash</text:p>
          </table:table-cell>
          <table:table-cell table:style-name="ce1"/>
          <table:table-cell office:value-type="string" table:style-name="ce1">
            <text:p>omair.faizulla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277</text:p>
          </table:table-cell>
          <table:table-cell office:value-type="string" table:style-name="ce1">
            <text:p>Radin (Asst Professor)</text:p>
          </table:table-cell>
          <table:table-cell office:value-type="string" table:style-name="ce1">
            <text:p>Jessica Louise</text:p>
          </table:table-cell>
          <table:table-cell office:value-type="string" table:style-name="ce1">
            <text:p>jessica.radi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32</text:p>
          </table:table-cell>
          <table:table-cell office:value-type="string" table:style-name="ce1">
            <text:p>Ramaioli</text:p>
          </table:table-cell>
          <table:table-cell office:value-type="string" table:style-name="ce1">
            <text:p>Massimo</text:p>
          </table:table-cell>
          <table:table-cell office:value-type="string" table:style-name="ce1">
            <text:p>massimo.ramaiol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987</text:p>
          </table:table-cell>
          <table:table-cell office:value-type="string" table:style-name="ce1">
            <text:p>Sadia Mahmood</text:p>
          </table:table-cell>
          <table:table-cell table:number-columns-repeated="3"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911</text:p>
          </table:table-cell>
          <table:table-cell office:value-type="string" table:style-name="ce1">
            <text:p>Sahar Imdad Shah</text:p>
          </table:table-cell>
          <table:table-cell table:style-name="ce1"/>
          <table:table-cell office:value-type="string" table:style-name="ce1">
            <text:p>sahar.shah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68</text:p>
          </table:table-cell>
          <table:table-cell office:value-type="string" table:style-name="ce1">
            <text:p>Saima Zaidi</text:p>
          </table:table-cell>
          <table:table-cell table:style-name="ce1"/>
          <table:table-cell office:value-type="string" table:style-name="ce1">
            <text:p>saima.zaid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112</text:p>
          </table:table-cell>
          <table:table-cell office:value-type="string" table:style-name="ce1">
            <text:p>Sarah Humayun</text:p>
          </table:table-cell>
          <table:table-cell table:style-name="ce1"/>
          <table:table-cell office:value-type="string" table:style-name="ce1">
            <text:p>sarah.humayu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913</text:p>
          </table:table-cell>
          <table:table-cell office:value-type="string" table:style-name="ce1">
            <text:p>Severine Minot</text:p>
          </table:table-cell>
          <table:table-cell table:style-name="ce1"/>
          <table:table-cell office:value-type="string" table:style-name="ce1">
            <text:p>severine.minot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06</text:p>
          </table:table-cell>
          <table:table-cell office:value-type="string" table:style-name="ce1">
            <text:p>Shahram Azhar</text:p>
          </table:table-cell>
          <table:table-cell table:style-name="ce1"/>
          <table:table-cell office:value-type="string" table:style-name="ce1">
            <text:p>shahram.azhar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050</text:p>
          </table:table-cell>
          <table:table-cell office:value-type="string" table:style-name="ce1">
            <text:p>Talat Azhar</text:p>
          </table:table-cell>
          <table:table-cell table:style-name="ce1"/>
          <table:table-cell office:value-type="string" table:style-name="ce1">
            <text:p>talat.azh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12</text:p>
          </table:table-cell>
          <table:table-cell office:value-type="string" table:style-name="ce1">
            <text:p>Tatheer Hamdani</text:p>
          </table:table-cell>
          <table:table-cell table:style-name="ce1"/>
          <table:table-cell office:value-type="string" table:style-name="ce1">
            <text:p>tatheer.hamdan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967</text:p>
          </table:table-cell>
          <table:table-cell office:value-type="string" table:style-name="ce1">
            <text:p>Ul Haq (Professor)</text:p>
          </table:table-cell>
          <table:table-cell office:value-type="string" table:style-name="ce1">
            <text:p>Syed Noman</text:p>
          </table:table-cell>
          <table:table-cell office:value-type="string" table:style-name="ce1">
            <text:p>nomanul.haq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41</text:p>
          </table:table-cell>
          <table:table-cell office:value-type="string" table:style-name="ce1">
            <text:p>Zafar</text:p>
          </table:table-cell>
          <table:table-cell office:value-type="string" table:style-name="ce1">
            <text:p>Momin</text:p>
          </table:table-cell>
          <table:table-cell office:value-type="string" table:style-name="ce1">
            <text:p>momin.zafar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07</text:p>
          </table:table-cell>
          <table:table-cell office:value-type="string" table:style-name="ce1">
            <text:p>Ziad</text:p>
          </table:table-cell>
          <table:table-cell office:value-type="string" table:style-name="ce1">
            <text:p>Waleed</text:p>
          </table:table-cell>
          <table:table-cell office:value-type="string" table:style-name="ce1">
            <text:p>waleed.ziad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AHS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04</text:p>
          </table:table-cell>
          <table:table-cell office:value-type="string" table:style-name="ce1">
            <text:p>Abdul Basit Memon</text:p>
          </table:table-cell>
          <table:table-cell table:style-name="ce1"/>
          <table:table-cell office:value-type="string" table:style-name="ce1">
            <text:p>basit.memo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00</text:p>
          </table:table-cell>
          <table:table-cell office:value-type="string" table:style-name="ce1">
            <text:p>Abdul Majeed (Assistant Professor)</text:p>
          </table:table-cell>
          <table:table-cell office:value-type="string" table:style-name="ce1">
            <text:p>Musabbir</text:p>
          </table:table-cell>
          <table:table-cell office:value-type="string" table:style-name="ce1">
            <text:p>musabbir.majeed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55</text:p>
          </table:table-cell>
          <table:table-cell office:value-type="string" table:style-name="ce1">
            <text:p>Abrar</text:p>
          </table:table-cell>
          <table:table-cell office:value-type="string" table:style-name="ce1">
            <text:p>Shafayat</text:p>
          </table:table-cell>
          <table:table-cell office:value-type="string" table:style-name="ce1">
            <text:p>shafayat.abrar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255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Akhlaque</text:p>
          </table:table-cell>
          <table:table-cell office:value-type="string" table:style-name="ce1">
            <text:p>akhlaque.ahmad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965</text:p>
          </table:table-cell>
          <table:table-cell office:value-type="string" table:style-name="ce1">
            <text:p>Ajani</text:p>
          </table:table-cell>
          <table:table-cell office:value-type="string" table:style-name="ce1">
            <text:p>Amber</text:p>
          </table:table-cell>
          <table:table-cell office:value-type="string" table:style-name="ce1">
            <text:p>amber.ajan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52</text:p>
          </table:table-cell>
          <table:table-cell office:value-type="string" table:style-name="ce1">
            <text:p>Anis</text:p>
          </table:table-cell>
          <table:table-cell office:value-type="string" table:style-name="ce1">
            <text:p>Muhammad Moiz</text:p>
          </table:table-cell>
          <table:table-cell table:number-columns-repeated="2"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38</text:p>
          </table:table-cell>
          <table:table-cell office:value-type="string" table:style-name="ce1">
            <text:p>Anzar Khaliq</text:p>
          </table:table-cell>
          <table:table-cell table:style-name="ce1"/>
          <table:table-cell office:value-type="string" table:style-name="ce1">
            <text:p>anzar.khaliq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32</text:p>
          </table:table-cell>
          <table:table-cell office:value-type="string" table:style-name="ce1">
            <text:p>Charles Timothy Sparcklen</text:p>
          </table:table-cell>
          <table:table-cell table:style-name="ce1"/>
          <table:table-cell office:value-type="string" table:style-name="ce1">
            <text:p>tim.sprackle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014</text:p>
          </table:table-cell>
          <table:table-cell office:value-type="string" table:style-name="ce1">
            <text:p>Hasan</text:p>
          </table:table-cell>
          <table:table-cell office:value-type="string" table:style-name="ce1">
            <text:p>Aamir</text:p>
          </table:table-cell>
          <table:table-cell office:value-type="string" table:style-name="ce1">
            <text:p>aamir.has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33</text:p>
          </table:table-cell>
          <table:table-cell office:value-type="string" table:style-name="ce1">
            <text:p>Jibran Rashid</text:p>
          </table:table-cell>
          <table:table-cell table:style-name="ce1"/>
          <table:table-cell office:value-type="string" table:style-name="ce1">
            <text:p>jibran.rashid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25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Taj</text:p>
          </table:table-cell>
          <table:table-cell office:value-type="string" table:style-name="ce1">
            <text:p>taj.kh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23</text:p>
          </table:table-cell>
          <table:table-cell office:value-type="string" table:style-name="ce1">
            <text:p>Lakhani</text:p>
          </table:table-cell>
          <table:table-cell office:value-type="string" table:style-name="ce1">
            <text:p>Farha</text:p>
          </table:table-cell>
          <table:table-cell office:value-type="string" table:style-name="ce1">
            <text:p>farha.lakhan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648</text:p>
          </table:table-cell>
          <table:table-cell office:value-type="string" table:style-name="ce1">
            <text:p>Makda</text:p>
          </table:table-cell>
          <table:table-cell office:value-type="string" table:style-name="ce1">
            <text:p>Ishtiyaq</text:p>
          </table:table-cell>
          <table:table-cell office:value-type="string" table:style-name="ce1">
            <text:p>ishtiyaq.makda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04</text:p>
          </table:table-cell>
          <table:table-cell office:value-type="string" table:style-name="ce1">
            <text:p>Memon</text:p>
          </table:table-cell>
          <table:table-cell office:value-type="string" table:style-name="ce1">
            <text:p>Junaid Ahmed</text:p>
          </table:table-cell>
          <table:table-cell office:value-type="string" table:style-name="ce1">
            <text:p>junaid.memon@sse.habib.edu.pkj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34</text:p>
          </table:table-cell>
          <table:table-cell office:value-type="string" table:style-name="ce1">
            <text:p>Mohammad Shahid Sheikh</text:p>
          </table:table-cell>
          <table:table-cell table:style-name="ce1"/>
          <table:table-cell office:value-type="string" table:style-name="ce1">
            <text:p>shahid.shaikh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uddasir.moosa</text:p>
          </table:table-cell>
          <table:table-cell office:value-type="string" table:style-name="ce1">
            <text:p>Moosa</text:p>
          </table:table-cell>
          <table:table-cell office:value-type="string" table:style-name="ce1">
            <text:p>Muddasir</text:p>
          </table:table-cell>
          <table:table-cell office:value-type="string" table:style-name="ce1">
            <text:p>muddasir.moosa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998</text:p>
          </table:table-cell>
          <table:table-cell office:value-type="string" table:style-name="ce1">
            <text:p>Mughal</text:p>
          </table:table-cell>
          <table:table-cell office:value-type="string" table:style-name="ce1">
            <text:p>M. Ozair</text:p>
          </table:table-cell>
          <table:table-cell office:value-type="string" table:style-name="ce1">
            <text:p>ozair.mughal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68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Farhan</text:p>
          </table:table-cell>
          <table:table-cell office:value-type="string" table:style-name="ce1">
            <text:p>muhammad.farh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935</text:p>
          </table:table-cell>
          <table:table-cell office:value-type="string" table:style-name="ce1">
            <text:p>Muhammad Shumail</text:p>
          </table:table-cell>
          <table:table-cell table:style-name="ce1"/>
          <table:table-cell office:value-type="string" table:style-name="ce1">
            <text:p>muhammad.shumail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646</text:p>
          </table:table-cell>
          <table:table-cell office:value-type="string" table:style-name="ce1">
            <text:p>Mumtaz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tariq.mumtaz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36</text:p>
          </table:table-cell>
          <table:table-cell office:value-type="string" table:style-name="ce1">
            <text:p>Oliver Faust</text:p>
          </table:table-cell>
          <table:table-cell table:style-name="ce1"/>
          <table:table-cell office:value-type="string" table:style-name="ce1">
            <text:p>oliver.faust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611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Dr. Humaira</text:p>
          </table:table-cell>
          <table:table-cell office:value-type="string" table:style-name="ce1">
            <text:p>humaira.quresh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73</text:p>
          </table:table-cell>
          <table:table-cell office:value-type="string" table:style-name="ce1">
            <text:p>Rahman</text:p>
          </table:table-cell>
          <table:table-cell office:value-type="string" table:style-name="ce1">
            <text:p>Khurram</text:p>
          </table:table-cell>
          <table:table-cell office:value-type="string" table:style-name="ce1">
            <text:p>khurram.rahm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980</text:p>
          </table:table-cell>
          <table:table-cell office:value-type="string" table:style-name="ce1">
            <text:p>Samad</text:p>
          </table:table-cell>
          <table:table-cell office:value-type="string" table:style-name="ce1">
            <text:p>Abdul</text:p>
          </table:table-cell>
          <table:table-cell office:value-type="string" table:style-name="ce1">
            <text:p>abdul.samad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66</text:p>
          </table:table-cell>
          <table:table-cell office:value-type="string" table:style-name="ce1">
            <text:p>Samina Yasmin</text:p>
          </table:table-cell>
          <table:table-cell table:style-name="ce1"/>
          <table:table-cell office:value-type="string" table:style-name="ce1">
            <text:p>samina.yasmi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37</text:p>
          </table:table-cell>
          <table:table-cell office:value-type="string" table:style-name="ce1">
            <text:p>Shah Jamal Alam</text:p>
          </table:table-cell>
          <table:table-cell table:style-name="ce1"/>
          <table:table-cell office:value-type="string" table:style-name="ce1">
            <text:p>sj.alam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083</text:p>
          </table:table-cell>
          <table:table-cell office:value-type="string" table:style-name="ce1">
            <text:p>Shahzaman</text:p>
          </table:table-cell>
          <table:table-cell office:value-type="string" table:style-name="ce1">
            <text:p>Sameena</text:p>
          </table:table-cell>
          <table:table-cell office:value-type="string" table:style-name="ce1">
            <text:p>sameena.shahzam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31</text:p>
          </table:table-cell>
          <table:table-cell office:value-type="string" table:style-name="ce1">
            <text:p>Shoaib Zaidi</text:p>
          </table:table-cell>
          <table:table-cell table:style-name="ce1"/>
          <table:table-cell office:value-type="string" table:style-name="ce1">
            <text:p>shoaib.zaid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861</text:p>
          </table:table-cell>
          <table:table-cell office:value-type="string" table:style-name="ce1">
            <text:p>Syed Saif-Ur-Rehman</text:p>
          </table:table-cell>
          <table:table-cell table:style-name="ce1"/>
          <table:table-cell office:value-type="string" table:style-name="ce1">
            <text:p>saif.rahm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18</text:p>
          </table:table-cell>
          <table:table-cell office:value-type="string" table:style-name="ce1">
            <text:p>Syed Shahzad Raza</text:p>
          </table:table-cell>
          <table:table-cell table:number-columns-repeated="3"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918</text:p>
          </table:table-cell>
          <table:table-cell office:value-type="string" table:style-name="ce1">
            <text:p>Syeda Saleha Raza</text:p>
          </table:table-cell>
          <table:table-cell table:style-name="ce1"/>
          <table:table-cell office:value-type="string" table:style-name="ce1">
            <text:p>saleha.raza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66</text:p>
          </table:table-cell>
          <table:table-cell office:value-type="string" table:style-name="ce1">
            <text:p>Tajdar Mufti</text:p>
          </table:table-cell>
          <table:table-cell table:style-name="ce1"/>
          <table:table-cell office:value-type="string" table:style-name="ce1">
            <text:p>tajdar.muft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07</text:p>
          </table:table-cell>
          <table:table-cell office:value-type="string" table:style-name="ce1">
            <text:p>Umair Azfar Khan</text:p>
          </table:table-cell>
          <table:table-cell table:style-name="ce1"/>
          <table:table-cell office:value-type="string" table:style-name="ce1">
            <text:p>umair.azfar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66</text:p>
          </table:table-cell>
          <table:table-cell office:value-type="string" table:style-name="ce1">
            <text:p>Usman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ahmad.usm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39</text:p>
          </table:table-cell>
          <table:table-cell office:value-type="string" table:style-name="ce1">
            <text:p>Waqar Saleem</text:p>
          </table:table-cell>
          <table:table-cell table:style-name="ce1"/>
          <table:table-cell office:value-type="string" table:style-name="ce1">
            <text:p>waqar.saleem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28</text:p>
          </table:table-cell>
          <table:table-cell office:value-type="string" table:style-name="ce1">
            <text:p>Yousuf Kerai</text:p>
          </table:table-cell>
          <table:table-cell table:style-name="ce1"/>
          <table:table-cell office:value-type="string" table:style-name="ce1">
            <text:p>yousuf.kera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647</text:p>
          </table:table-cell>
          <table:table-cell office:value-type="string" table:style-name="ce1">
            <text:p>Zaidi</text:p>
          </table:table-cell>
          <table:table-cell office:value-type="string" table:style-name="ce1">
            <text:p>Atiya</text:p>
          </table:table-cell>
          <table:table-cell office:value-type="string" table:style-name="ce1">
            <text:p>atiya.zaid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FSS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9999</text:p>
          </table:table-cell>
          <table:table-cell office:value-type="string" table:style-name="ce1">
            <text:p>Interlibrary loan</text:p>
          </table:table-cell>
          <table:table-cell table:number-columns-repeated="3" table:style-name="ce1"/>
          <table:table-cell office:value-type="string" table:style-name="ce1">
            <text:p>MAIN</text:p>
          </table:table-cell>
          <table:table-cell office:value-type="string" table:style-name="ce1">
            <text:p>IL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2345678</text:p>
          </table:table-cell>
          <table:table-cell office:value-type="string" table:style-name="ce1">
            <text:p>Naveed</text:p>
          </table:table-cell>
          <table:table-cell office:value-type="string" table:style-name="ce1">
            <text:p>Farrukh</text:p>
          </table:table-cell>
          <table:table-cell office:value-type="string" table:style-name="ce1">
            <text:p>farrukh.nave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MB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13</text:p>
          </table:table-cell>
          <table:table-cell office:value-type="string" table:style-name="ce1">
            <text:p>Aaish Rashid Sheikh</text:p>
          </table:table-cell>
          <table:table-cell table:style-name="ce1"/>
          <table:table-cell office:value-type="string" table:style-name="ce1">
            <text:p>aaish.rashi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244</text:p>
          </table:table-cell>
          <table:table-cell office:value-type="string" table:style-name="ce1">
            <text:p>Aamir Khadim</text:p>
          </table:table-cell>
          <table:table-cell table:style-name="ce1"/>
          <table:table-cell office:value-type="string" table:style-name="ce1">
            <text:p>aamir.khadi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406</text:p>
          </table:table-cell>
          <table:table-cell office:value-type="string" table:style-name="ce1">
            <text:p>Aasani (Asst Dean's Coordinator) DSSE</text:p>
          </table:table-cell>
          <table:table-cell office:value-type="string" table:style-name="ce1">
            <text:p>Sumair</text:p>
          </table:table-cell>
          <table:table-cell office:value-type="string" table:style-name="ce1">
            <text:p>sumair.nizamuddi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09</text:p>
          </table:table-cell>
          <table:table-cell office:value-type="string" table:style-name="ce1">
            <text:p>Abbas Ali</text:p>
          </table:table-cell>
          <table:table-cell table:style-name="ce1"/>
          <table:table-cell office:value-type="string" table:style-name="ce1">
            <text:p>abbas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50</text:p>
          </table:table-cell>
          <table:table-cell office:value-type="string" table:style-name="ce1">
            <text:p>Abdul Ghaffar Paracha</text:p>
          </table:table-cell>
          <table:table-cell table:style-name="ce1"/>
          <table:table-cell office:value-type="string" table:style-name="ce1">
            <text:p>ag.parach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16</text:p>
          </table:table-cell>
          <table:table-cell office:value-type="string" table:style-name="ce1">
            <text:p>Abdul Naeem Khan</text:p>
          </table:table-cell>
          <table:table-cell table:style-name="ce1"/>
          <table:table-cell office:value-type="string" table:style-name="ce1">
            <text:p>naeem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835</text:p>
          </table:table-cell>
          <table:table-cell office:value-type="string" table:style-name="ce1">
            <text:p>Abdul Razzak</text:p>
          </table:table-cell>
          <table:table-cell office:value-type="string" table:style-name="ce1">
            <text:p>Ilsa</text:p>
          </table:table-cell>
          <table:table-cell table:number-columns-repeated="2"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906</text:p>
          </table:table-cell>
          <table:table-cell office:value-type="string" table:style-name="ce1">
            <text:p>Abdullah Yousfi</text:p>
          </table:table-cell>
          <table:table-cell table:style-name="ce1"/>
          <table:table-cell office:value-type="string" table:style-name="ce1">
            <text:p>abdullah.yousf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068</text:p>
          </table:table-cell>
          <table:table-cell office:value-type="string" table:style-name="ce1">
            <text:p>Adedin</text:p>
          </table:table-cell>
          <table:table-cell office:value-type="string" table:style-name="ce1">
            <text:p>Zain Ul</text:p>
          </table:table-cell>
          <table:table-cell office:value-type="string" table:style-name="ce1">
            <text:p>zain.rajput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36</text:p>
          </table:table-cell>
          <table:table-cell office:value-type="string" table:style-name="ce1">
            <text:p>Adeeba Naz</text:p>
          </table:table-cell>
          <table:table-cell table:style-name="ce1"/>
          <table:table-cell office:value-type="string" table:style-name="ce1">
            <text:p>adeeba.naz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14</text:p>
          </table:table-cell>
          <table:table-cell office:value-type="string" table:style-name="ce1">
            <text:p>Adeel Wali Khan</text:p>
          </table:table-cell>
          <table:table-cell table:style-name="ce1"/>
          <table:table-cell office:value-type="string" table:style-name="ce1">
            <text:p>adeel.w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62</text:p>
          </table:table-cell>
          <table:table-cell office:value-type="string" table:style-name="ce1">
            <text:p>Afaq Zafar</text:p>
          </table:table-cell>
          <table:table-cell table:style-name="ce1"/>
          <table:table-cell office:value-type="string" table:style-name="ce1">
            <text:p>afaq.zaf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51</text:p>
          </table:table-cell>
          <table:table-cell office:value-type="string" table:style-name="ce1">
            <text:p>Afzal</text:p>
          </table:table-cell>
          <table:table-cell office:value-type="string" table:style-name="ce1">
            <text:p>Rohma</text:p>
          </table:table-cell>
          <table:table-cell office:value-type="string" table:style-name="ce1">
            <text:p>rohma.afza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11</text:p>
          </table:table-cell>
          <table:table-cell office:value-type="string" table:style-name="ce1">
            <text:p>Ahmad Amanullah Khan</text:p>
          </table:table-cell>
          <table:table-cell table:style-name="ce1"/>
          <table:table-cell office:value-type="string" table:style-name="ce1">
            <text:p>ahmad.amanulla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07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Faiza</text:p>
          </table:table-cell>
          <table:table-cell office:value-type="string" table:style-name="ce1">
            <text:p>faiza.ahm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56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Junaid</text:p>
          </table:table-cell>
          <table:table-cell office:value-type="string" table:style-name="ce1">
            <text:p>junaid.ahm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730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uhammad.ahm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19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Muneeb</text:p>
          </table:table-cell>
          <table:table-cell office:value-type="string" table:style-name="ce1">
            <text:p>muhammad.muneeb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3</text:p>
          </table:table-cell>
          <table:table-cell office:value-type="string" table:style-name="ce1">
            <text:p>Ahmed Nawaz Jokhio</text:p>
          </table:table-cell>
          <table:table-cell table:style-name="ce1"/>
          <table:table-cell office:value-type="string" table:style-name="ce1">
            <text:p>Nawaz.Jokhio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076</text:p>
          </table:table-cell>
          <table:table-cell office:value-type="string" table:style-name="ce1">
            <text:p>Ahsan</text:p>
          </table:table-cell>
          <table:table-cell office:value-type="string" table:style-name="ce1">
            <text:p>Noman</text:p>
          </table:table-cell>
          <table:table-cell office:value-type="string" table:style-name="ce1">
            <text:p>noman.ahs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63</text:p>
          </table:table-cell>
          <table:table-cell office:value-type="string" table:style-name="ce1">
            <text:p>Aisha Batool</text:p>
          </table:table-cell>
          <table:table-cell table:style-name="ce1"/>
          <table:table-cell office:value-type="string" table:style-name="ce1">
            <text:p>aisha.batool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084</text:p>
          </table:table-cell>
          <table:table-cell office:value-type="string" table:style-name="ce1">
            <text:p>Akhtar</text:p>
          </table:table-cell>
          <table:table-cell office:value-type="string" table:style-name="ce1">
            <text:p>Muhammad Zeeshan</text:p>
          </table:table-cell>
          <table:table-cell office:value-type="string" table:style-name="ce1">
            <text:p>zeeshan.akht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50</text:p>
          </table:table-cell>
          <table:table-cell office:value-type="string" table:style-name="ce1">
            <text:p>Akhter</text:p>
          </table:table-cell>
          <table:table-cell office:value-type="string" table:style-name="ce1">
            <text:p>Sobia</text:p>
          </table:table-cell>
          <table:table-cell office:value-type="string" table:style-name="ce1">
            <text:p>sobia.akhte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244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Madiha</text:p>
          </table:table-cell>
          <table:table-cell office:value-type="string" table:style-name="ce1">
            <text:p>madiha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724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Rahedeen</text:p>
          </table:table-cell>
          <table:table-cell office:value-type="string" table:style-name="ce1">
            <text:p>rahedeen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36</text:p>
          </table:table-cell>
          <table:table-cell office:value-type="string" table:style-name="ce1">
            <text:p>Ali Bhatti</text:p>
          </table:table-cell>
          <table:table-cell table:style-name="ce1"/>
          <table:table-cell office:value-type="string" table:style-name="ce1">
            <text:p>ali.bhatt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08</text:p>
          </table:table-cell>
          <table:table-cell office:value-type="string" table:style-name="ce1">
            <text:p>Alidad Shah</text:p>
          </table:table-cell>
          <table:table-cell table:style-name="ce1"/>
          <table:table-cell office:value-type="string" table:style-name="ce1">
            <text:p>alidad.sha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66</text:p>
          </table:table-cell>
          <table:table-cell office:value-type="string" table:style-name="ce1">
            <text:p>Amanullah</text:p>
          </table:table-cell>
          <table:table-cell office:value-type="string" table:style-name="ce1">
            <text:p>Hafsa</text:p>
          </table:table-cell>
          <table:table-cell office:value-type="string" table:style-name="ce1">
            <text:p>hafsa.amanullah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47</text:p>
          </table:table-cell>
          <table:table-cell office:value-type="string" table:style-name="ce1">
            <text:p>Amin</text:p>
          </table:table-cell>
          <table:table-cell office:value-type="string" table:style-name="ce1">
            <text:p>Talha</text:p>
          </table:table-cell>
          <table:table-cell office:value-type="string" table:style-name="ce1">
            <text:p>talha.ami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10</text:p>
          </table:table-cell>
          <table:table-cell office:value-type="string" table:style-name="ce1">
            <text:p>Amirali Abdul Muhammad</text:p>
          </table:table-cell>
          <table:table-cell table:style-name="ce1"/>
          <table:table-cell office:value-type="string" table:style-name="ce1">
            <text:p>amir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8</text:p>
          </table:table-cell>
          <table:table-cell office:value-type="string" table:style-name="ce1">
            <text:p>Amirali Nizarali Somji</text:p>
          </table:table-cell>
          <table:table-cell table:style-name="ce1"/>
          <table:table-cell office:value-type="string" table:style-name="ce1">
            <text:p>amirali.nizar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866</text:p>
          </table:table-cell>
          <table:table-cell office:value-type="string" table:style-name="ce1">
            <text:p>Amna Mirza</text:p>
          </table:table-cell>
          <table:table-cell table:style-name="ce1"/>
          <table:table-cell office:value-type="string" table:style-name="ce1">
            <text:p>amna.mirz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327</text:p>
          </table:table-cell>
          <table:table-cell office:value-type="string" table:style-name="ce1">
            <text:p>Anam Sophie</text:p>
          </table:table-cell>
          <table:table-cell table:style-name="ce1"/>
          <table:table-cell office:value-type="string" table:style-name="ce1">
            <text:p>anam.sophie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21</text:p>
          </table:table-cell>
          <table:table-cell office:value-type="string" table:style-name="ce1">
            <text:p>Andaleeb Dawood</text:p>
          </table:table-cell>
          <table:table-cell table:style-name="ce1"/>
          <table:table-cell office:value-type="string" table:style-name="ce1">
            <text:p>andaleeb.dawoo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29</text:p>
          </table:table-cell>
          <table:table-cell office:value-type="string" table:style-name="ce1">
            <text:p>Anushka Hosain</text:p>
          </table:table-cell>
          <table:table-cell table:style-name="ce1"/>
          <table:table-cell office:value-type="string" table:style-name="ce1">
            <text:p>anushka.hosai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33</text:p>
          </table:table-cell>
          <table:table-cell office:value-type="string" table:style-name="ce1">
            <text:p>Arif</text:p>
          </table:table-cell>
          <table:table-cell office:value-type="string" table:style-name="ce1">
            <text:p>Anusha</text:p>
          </table:table-cell>
          <table:table-cell table:number-columns-repeated="2"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15</text:p>
          </table:table-cell>
          <table:table-cell office:value-type="string" table:style-name="ce1">
            <text:p>Arshad Siddiqui</text:p>
          </table:table-cell>
          <table:table-cell table:style-name="ce1"/>
          <table:table-cell office:value-type="string" table:style-name="ce1">
            <text:p>arshad.siddiqu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31</text:p>
          </table:table-cell>
          <table:table-cell office:value-type="string" table:style-name="ce1">
            <text:p>Asema Tapal</text:p>
          </table:table-cell>
          <table:table-cell table:style-name="ce1"/>
          <table:table-cell office:value-type="string" table:style-name="ce1">
            <text:p>asema.tapa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13</text:p>
          </table:table-cell>
          <table:table-cell office:value-type="string" table:style-name="ce1">
            <text:p>Asim Saeed Khan</text:p>
          </table:table-cell>
          <table:table-cell table:style-name="ce1"/>
          <table:table-cell office:value-type="string" table:style-name="ce1">
            <text:p>asim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18</text:p>
          </table:table-cell>
          <table:table-cell office:value-type="string" table:style-name="ce1">
            <text:p>Ata Ur Rehman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ata.rehm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49</text:p>
          </table:table-cell>
          <table:table-cell office:value-type="string" table:style-name="ce1">
            <text:p>Atif Usmani</text:p>
          </table:table-cell>
          <table:table-cell table:style-name="ce1"/>
          <table:table-cell office:value-type="string" table:style-name="ce1">
            <text:p>atif.usman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14</text:p>
          </table:table-cell>
          <table:table-cell office:value-type="string" table:style-name="ce1">
            <text:p>Ayesha Malik</text:p>
          </table:table-cell>
          <table:table-cell table:style-name="ce1"/>
          <table:table-cell office:value-type="string" table:style-name="ce1">
            <text:p>ayesha.malik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603</text:p>
          </table:table-cell>
          <table:table-cell office:value-type="string" table:style-name="ce1">
            <text:p>Bakht Ansari</text:p>
          </table:table-cell>
          <table:table-cell table:style-name="ce1"/>
          <table:table-cell office:value-type="string" table:style-name="ce1">
            <text:p>bakht.ansar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95</text:p>
          </table:table-cell>
          <table:table-cell office:value-type="string" table:style-name="ce1">
            <text:p>Baweja</text:p>
          </table:table-cell>
          <table:table-cell office:value-type="string" table:style-name="ce1">
            <text:p>Sonia</text:p>
          </table:table-cell>
          <table:table-cell office:value-type="string" table:style-name="ce1">
            <text:p>sonia.bawej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049</text:p>
          </table:table-cell>
          <table:table-cell office:value-type="string" table:style-name="ce1">
            <text:p>Bekaan</text:p>
          </table:table-cell>
          <table:table-cell office:value-type="string" table:style-name="ce1">
            <text:p>Michaela</text:p>
          </table:table-cell>
          <table:table-cell office:value-type="string" table:style-name="ce1">
            <text:p>michaela.beka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37</text:p>
          </table:table-cell>
          <table:table-cell office:value-type="string" table:style-name="ce1">
            <text:p>Bilal</text:p>
          </table:table-cell>
          <table:table-cell office:value-type="string" table:style-name="ce1">
            <text:p>Hafiz Muhammad</text:p>
          </table:table-cell>
          <table:table-cell office:value-type="string" table:style-name="ce1">
            <text:p>bilal.ayaz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22</text:p>
          </table:table-cell>
          <table:table-cell office:value-type="string" table:style-name="ce1">
            <text:p>Bilal (Research Asst)</text:p>
          </table:table-cell>
          <table:table-cell office:value-type="string" table:style-name="ce1">
            <text:p>Ahmad</text:p>
          </table:table-cell>
          <table:table-cell office:value-type="string" table:style-name="ce1">
            <text:p>ahmad.bilal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80</text:p>
          </table:table-cell>
          <table:table-cell office:value-type="string" table:style-name="ce1">
            <text:p>Brian Gallagher</text:p>
          </table:table-cell>
          <table:table-cell table:style-name="ce1"/>
          <table:table-cell office:value-type="string" table:style-name="ce1">
            <text:p>brian.gallahge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ukhari</text:p>
          </table:table-cell>
          <table:table-cell office:value-type="string" table:style-name="ce1">
            <text:p>Bukhari</text:p>
          </table:table-cell>
          <table:table-cell office:value-type="string" table:style-name="ce1">
            <text:p>S.M.Faheem</text:p>
          </table:table-cell>
          <table:table-cell office:value-type="string" table:style-name="ce1">
            <text:p>faheem.bukhar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31</text:p>
          </table:table-cell>
          <table:table-cell office:value-type="string" table:style-name="ce1">
            <text:p>Burdi</text:p>
          </table:table-cell>
          <table:table-cell office:value-type="string" table:style-name="ce1">
            <text:p>Mukhtiar Ahmed</text:p>
          </table:table-cell>
          <table:table-cell office:value-type="string" table:style-name="ce1">
            <text:p>mukhtiar.burd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09</text:p>
          </table:table-cell>
          <table:table-cell office:value-type="string" table:style-name="ce1">
            <text:p>Channa</text:p>
          </table:table-cell>
          <table:table-cell office:value-type="string" table:style-name="ce1">
            <text:p>Daniyal</text:p>
          </table:table-cell>
          <table:table-cell office:value-type="string" table:style-name="ce1">
            <text:p>daniyal.chann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44</text:p>
          </table:table-cell>
          <table:table-cell office:value-type="string" table:style-name="ce1">
            <text:p>Danish Us Salam</text:p>
          </table:table-cell>
          <table:table-cell table:style-name="ce1"/>
          <table:table-cell office:value-type="string" table:style-name="ce1">
            <text:p>danish.sala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59</text:p>
          </table:table-cell>
          <table:table-cell office:value-type="string" table:style-name="ce1">
            <text:p>Dara</text:p>
          </table:table-cell>
          <table:table-cell office:value-type="string" table:style-name="ce1">
            <text:p>Ariba</text:p>
          </table:table-cell>
          <table:table-cell office:value-type="string" table:style-name="ce1">
            <text:p>ariba.dar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236</text:p>
          </table:table-cell>
          <table:table-cell office:value-type="string" table:style-name="ce1">
            <text:p>Donna Fernandes</text:p>
          </table:table-cell>
          <table:table-cell table:style-name="ce1"/>
          <table:table-cell office:value-type="string" table:style-name="ce1">
            <text:p>donna.fernandes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384</text:p>
          </table:table-cell>
          <table:table-cell office:value-type="string" table:style-name="ce1">
            <text:p>Durrani</text:p>
          </table:table-cell>
          <table:table-cell office:value-type="string" table:style-name="ce1">
            <text:p>Urooj</text:p>
          </table:table-cell>
          <table:table-cell office:value-type="string" table:style-name="ce1">
            <text:p>urooj.durran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242</text:p>
          </table:table-cell>
          <table:table-cell office:value-type="string" table:style-name="ce1">
            <text:p>Ezazi (Writing Center - Staff Member)</text:p>
          </table:table-cell>
          <table:table-cell office:value-type="string" table:style-name="ce1">
            <text:p>Arfa</text:p>
          </table:table-cell>
          <table:table-cell office:value-type="string" table:style-name="ce1">
            <text:p>arfa.ezaz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36</text:p>
          </table:table-cell>
          <table:table-cell office:value-type="string" table:style-name="ce1">
            <text:p>Fahd Aziz</text:p>
          </table:table-cell>
          <table:table-cell table:style-name="ce1"/>
          <table:table-cell office:value-type="string" table:style-name="ce1">
            <text:p>Fahd.Aziz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34</text:p>
          </table:table-cell>
          <table:table-cell office:value-type="string" table:style-name="ce1">
            <text:p>Faheem Khan</text:p>
          </table:table-cell>
          <table:table-cell table:style-name="ce1"/>
          <table:table-cell office:value-type="string" table:style-name="ce1">
            <text:p>faheem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23</text:p>
          </table:table-cell>
          <table:table-cell office:value-type="string" table:style-name="ce1">
            <text:p>Faiz Ahmed</text:p>
          </table:table-cell>
          <table:table-cell table:style-name="ce1"/>
          <table:table-cell office:value-type="string" table:style-name="ce1">
            <text:p>faiz.ahm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52</text:p>
          </table:table-cell>
          <table:table-cell office:value-type="string" table:style-name="ce1">
            <text:p>Fakhar Mahboob</text:p>
          </table:table-cell>
          <table:table-cell table:style-name="ce1"/>
          <table:table-cell office:value-type="string" table:style-name="ce1">
            <text:p>fakhar.mahboob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39</text:p>
          </table:table-cell>
          <table:table-cell office:value-type="string" table:style-name="ce1">
            <text:p>Farah Mursaleen</text:p>
          </table:table-cell>
          <table:table-cell table:style-name="ce1"/>
          <table:table-cell office:value-type="string" table:style-name="ce1">
            <text:p>farah.mursalee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33</text:p>
          </table:table-cell>
          <table:table-cell office:value-type="string" table:style-name="ce1">
            <text:p>Faran Ahmed Khan</text:p>
          </table:table-cell>
          <table:table-cell table:style-name="ce1"/>
          <table:table-cell office:value-type="string" table:style-name="ce1">
            <text:p>faran.ahm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18</text:p>
          </table:table-cell>
          <table:table-cell office:value-type="string" table:style-name="ce1">
            <text:p>Fareeha Mukhtar</text:p>
          </table:table-cell>
          <table:table-cell table:style-name="ce1"/>
          <table:table-cell office:value-type="string" table:style-name="ce1">
            <text:p>fareeha.mukht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37</text:p>
          </table:table-cell>
          <table:table-cell office:value-type="string" table:style-name="ce1">
            <text:p>Farhan Ali</text:p>
          </table:table-cell>
          <table:table-cell table:style-name="ce1"/>
          <table:table-cell office:value-type="string" table:style-name="ce1">
            <text:p>farhan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729</text:p>
          </table:table-cell>
          <table:table-cell office:value-type="string" table:style-name="ce1">
            <text:p>Farheen</text:p>
          </table:table-cell>
          <table:table-cell office:value-type="string" table:style-name="ce1">
            <text:p>Aimen</text:p>
          </table:table-cell>
          <table:table-cell office:value-type="string" table:style-name="ce1">
            <text:p>aimen.farhee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17</text:p>
          </table:table-cell>
          <table:table-cell office:value-type="string" table:style-name="ce1">
            <text:p>Farman Ali</text:p>
          </table:table-cell>
          <table:table-cell table:style-name="ce1"/>
          <table:table-cell office:value-type="string" table:style-name="ce1">
            <text:p>farman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90</text:p>
          </table:table-cell>
          <table:table-cell office:value-type="string" table:style-name="ce1">
            <text:p>Farooq Alam</text:p>
          </table:table-cell>
          <table:table-cell table:style-name="ce1"/>
          <table:table-cell office:value-type="string" table:style-name="ce1">
            <text:p>farooq.alam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5291</text:p>
          </table:table-cell>
          <table:table-cell office:value-type="string" table:style-name="ce1">
            <text:p>Faruqi (Front Desk Officer)</text:p>
          </table:table-cell>
          <table:table-cell office:value-type="string" table:style-name="ce1">
            <text:p>Nafis</text:p>
          </table:table-cell>
          <table:table-cell table:number-columns-repeated="2"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422</text:p>
          </table:table-cell>
          <table:table-cell office:value-type="string" table:style-name="ce1">
            <text:p>Fateeha Kamal</text:p>
          </table:table-cell>
          <table:table-cell table:style-name="ce1"/>
          <table:table-cell office:value-type="string" table:style-name="ce1">
            <text:p>fateeha.kamal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11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Kulsoom</text:p>
          </table:table-cell>
          <table:table-cell office:value-type="string" table:style-name="ce1">
            <text:p>kulsoom.fatim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06</text:p>
          </table:table-cell>
          <table:table-cell office:value-type="string" table:style-name="ce1">
            <text:p>Fatima Iftekhar</text:p>
          </table:table-cell>
          <table:table-cell table:style-name="ce1"/>
          <table:table-cell office:value-type="string" table:style-name="ce1">
            <text:p>fatima.iftekh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52</text:p>
          </table:table-cell>
          <table:table-cell office:value-type="string" table:style-name="ce1">
            <text:p>Fazal</text:p>
          </table:table-cell>
          <table:table-cell office:value-type="string" table:style-name="ce1">
            <text:p>S.Aleena</text:p>
          </table:table-cell>
          <table:table-cell office:value-type="string" table:style-name="ce1">
            <text:p>aleena.faza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43</text:p>
          </table:table-cell>
          <table:table-cell office:value-type="string" table:style-name="ce1">
            <text:p>Furqan Ahmed</text:p>
          </table:table-cell>
          <table:table-cell table:style-name="ce1"/>
          <table:table-cell office:value-type="string" table:style-name="ce1">
            <text:p>furqan.ahm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20</text:p>
          </table:table-cell>
          <table:table-cell office:value-type="string" table:style-name="ce1">
            <text:p>Furrukh Hussain Zai</text:p>
          </table:table-cell>
          <table:table-cell table:style-name="ce1"/>
          <table:table-cell office:value-type="string" table:style-name="ce1">
            <text:p>furrukh.hussai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242</text:p>
          </table:table-cell>
          <table:table-cell office:value-type="string" table:style-name="ce1">
            <text:p>Ghazi Ausaf</text:p>
          </table:table-cell>
          <table:table-cell table:style-name="ce1"/>
          <table:table-cell office:value-type="string" table:style-name="ce1">
            <text:p>ghazi.ausaf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hias</text:p>
          </table:table-cell>
          <table:table-cell office:value-type="string" table:style-name="ce1">
            <text:p>Ghias</text:p>
          </table:table-cell>
          <table:table-cell office:value-type="string" table:style-name="ce1">
            <text:p>Parvez</text:p>
          </table:table-cell>
          <table:table-cell office:value-type="string" table:style-name="ce1">
            <text:p>parvez.ghias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976</text:p>
          </table:table-cell>
          <table:table-cell office:value-type="string" table:style-name="ce1">
            <text:p>Ghulam Mustafa</text:p>
          </table:table-cell>
          <table:table-cell table:style-name="ce1"/>
          <table:table-cell office:value-type="string" table:style-name="ce1">
            <text:p>ghulam.mustaf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21</text:p>
          </table:table-cell>
          <table:table-cell office:value-type="string" table:style-name="ce1">
            <text:p>Hafsa Zuberi</text:p>
          </table:table-cell>
          <table:table-cell table:style-name="ce1"/>
          <table:table-cell office:value-type="string" table:style-name="ce1">
            <text:p>hafsa.zuber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56</text:p>
          </table:table-cell>
          <table:table-cell office:value-type="string" table:style-name="ce1">
            <text:p>Hamza Muhammad Iqbal</text:p>
          </table:table-cell>
          <table:table-cell table:style-name="ce1"/>
          <table:table-cell office:value-type="string" table:style-name="ce1">
            <text:p>hamza.iqba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99</text:p>
          </table:table-cell>
          <table:table-cell office:value-type="string" table:style-name="ce1">
            <text:p>Haris Ali</text:p>
          </table:table-cell>
          <table:table-cell table:style-name="ce1"/>
          <table:table-cell office:value-type="string" table:style-name="ce1">
            <text:p>Haris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19</text:p>
          </table:table-cell>
          <table:table-cell office:value-type="string" table:style-name="ce1">
            <text:p>Hasaan Haider</text:p>
          </table:table-cell>
          <table:table-cell table:style-name="ce1"/>
          <table:table-cell office:value-type="string" table:style-name="ce1">
            <text:p>hasaan.haide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5335</text:p>
          </table:table-cell>
          <table:table-cell office:value-type="string" table:style-name="ce1">
            <text:p>Hashmi</text:p>
          </table:table-cell>
          <table:table-cell office:value-type="string" table:style-name="ce1">
            <text:p>Shahmeen</text:p>
          </table:table-cell>
          <table:table-cell office:value-type="string" table:style-name="ce1">
            <text:p>shahmeen.hashm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96</text:p>
          </table:table-cell>
          <table:table-cell office:value-type="string" table:style-name="ce1">
            <text:p>Hasnain</text:p>
          </table:table-cell>
          <table:table-cell office:value-type="string" table:style-name="ce1">
            <text:p>Syedia samra</text:p>
          </table:table-cell>
          <table:table-cell office:value-type="string" table:style-name="ce1">
            <text:p>samra.hasnai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060</text:p>
          </table:table-cell>
          <table:table-cell office:value-type="string" table:style-name="ce1">
            <text:p>Hiba Zakai</text:p>
          </table:table-cell>
          <table:table-cell table:style-name="ce1"/>
          <table:table-cell office:value-type="string" table:style-name="ce1">
            <text:p>hiba.zaka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85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lihussain.veilji@gmail.com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95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Hunaina</text:p>
          </table:table-cell>
          <table:table-cell office:value-type="string" table:style-name="ce1">
            <text:p>hunaina.hussai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743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Sajid</text:p>
          </table:table-cell>
          <table:table-cell office:value-type="string" table:style-name="ce1">
            <text:p>sajid.hussai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32</text:p>
          </table:table-cell>
          <table:table-cell office:value-type="string" table:style-name="ce1">
            <text:p>Ifrah Jaffri</text:p>
          </table:table-cell>
          <table:table-cell table:style-name="ce1"/>
          <table:table-cell office:value-type="string" table:style-name="ce1">
            <text:p>ifrah.jaffr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39</text:p>
          </table:table-cell>
          <table:table-cell office:value-type="string" table:style-name="ce1">
            <text:p>Iftikhar Azim Abbasi</text:p>
          </table:table-cell>
          <table:table-cell table:style-name="ce1"/>
          <table:table-cell office:value-type="string" table:style-name="ce1">
            <text:p>iftikhar.abbas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45</text:p>
          </table:table-cell>
          <table:table-cell office:value-type="string" table:style-name="ce1">
            <text:p>Imran Aslam</text:p>
          </table:table-cell>
          <table:table-cell table:style-name="ce1"/>
          <table:table-cell office:value-type="string" table:style-name="ce1">
            <text:p>imran.asla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987</text:p>
          </table:table-cell>
          <table:table-cell office:value-type="string" table:style-name="ce1">
            <text:p>Inam</text:p>
          </table:table-cell>
          <table:table-cell office:value-type="string" table:style-name="ce1">
            <text:p>Faiza</text:p>
          </table:table-cell>
          <table:table-cell office:value-type="string" table:style-name="ce1">
            <text:p>faiza.ina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92</text:p>
          </table:table-cell>
          <table:table-cell office:value-type="string" table:style-name="ce1">
            <text:p>Iqbal</text:p>
          </table:table-cell>
          <table:table-cell office:value-type="string" table:style-name="ce1">
            <text:p>Masab</text:p>
          </table:table-cell>
          <table:table-cell office:value-type="string" table:style-name="ce1">
            <text:p>masab.iqbal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67</text:p>
          </table:table-cell>
          <table:table-cell office:value-type="string" table:style-name="ce1">
            <text:p>Iqbal (Researcher)</text:p>
          </table:table-cell>
          <table:table-cell office:value-type="string" table:style-name="ce1">
            <text:p>Karim</text:p>
          </table:table-cell>
          <table:table-cell office:value-type="string" table:style-name="ce1">
            <text:p>karim.iqba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62</text:p>
          </table:table-cell>
          <table:table-cell office:value-type="string" table:style-name="ce1">
            <text:p>Jafri</text:p>
          </table:table-cell>
          <table:table-cell office:value-type="string" table:style-name="ce1">
            <text:p>Tajreen Midhat</text:p>
          </table:table-cell>
          <table:table-cell office:value-type="string" table:style-name="ce1">
            <text:p>tajreen.midhat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38</text:p>
          </table:table-cell>
          <table:table-cell office:value-type="string" table:style-name="ce1">
            <text:p>Jahangir Khan</text:p>
          </table:table-cell>
          <table:table-cell table:style-name="ce1"/>
          <table:table-cell office:value-type="string" table:style-name="ce1">
            <text:p>Jahangir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38</text:p>
          </table:table-cell>
          <table:table-cell office:value-type="string" table:style-name="ce1">
            <text:p>Jessani</text:p>
          </table:table-cell>
          <table:table-cell office:value-type="string" table:style-name="ce1">
            <text:p>Hinna</text:p>
          </table:table-cell>
          <table:table-cell table:number-columns-repeated="2"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48</text:p>
          </table:table-cell>
          <table:table-cell office:value-type="string" table:style-name="ce1">
            <text:p>Junaid Ahmed Rana</text:p>
          </table:table-cell>
          <table:table-cell table:style-name="ce1"/>
          <table:table-cell office:value-type="string" table:style-name="ce1">
            <text:p>junaid.ran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158</text:p>
          </table:table-cell>
          <table:table-cell office:value-type="string" table:style-name="ce1">
            <text:p>Junaid Manji</text:p>
          </table:table-cell>
          <table:table-cell table:style-name="ce1"/>
          <table:table-cell office:value-type="string" table:style-name="ce1">
            <text:p>junaid.manj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33</text:p>
          </table:table-cell>
          <table:table-cell office:value-type="string" table:style-name="ce1">
            <text:p>Junejo</text:p>
          </table:table-cell>
          <table:table-cell office:value-type="string" table:style-name="ce1">
            <text:p>Aqsa</text:p>
          </table:table-cell>
          <table:table-cell office:value-type="string" table:style-name="ce1">
            <text:p>aqsa.junejo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442</text:p>
          </table:table-cell>
          <table:table-cell office:value-type="string" table:style-name="ce1">
            <text:p>Kakar</text:p>
          </table:table-cell>
          <table:table-cell office:value-type="string" table:style-name="ce1">
            <text:p>Malak Gulbadin Khan</text:p>
          </table:table-cell>
          <table:table-cell office:value-type="string" table:style-name="ce1">
            <text:p>gulbadin.kh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114</text:p>
          </table:table-cell>
          <table:table-cell office:value-type="string" table:style-name="ce1">
            <text:p>Kamran Sheikh</text:p>
          </table:table-cell>
          <table:table-cell table:style-name="ce1"/>
          <table:table-cell office:value-type="string" table:style-name="ce1">
            <text:p>kamran.sheik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16</text:p>
          </table:table-cell>
          <table:table-cell office:value-type="string" table:style-name="ce1">
            <text:p>Kanzul Iman</text:p>
          </table:table-cell>
          <table:table-cell table:style-name="ce1"/>
          <table:table-cell office:value-type="string" table:style-name="ce1">
            <text:p>kanzul.im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867</text:p>
          </table:table-cell>
          <table:table-cell office:value-type="string" table:style-name="ce1">
            <text:p>Karim Abdul Hussain</text:p>
          </table:table-cell>
          <table:table-cell table:style-name="ce1"/>
          <table:table-cell office:value-type="string" table:style-name="ce1">
            <text:p>karim.hussai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487</text:p>
          </table:table-cell>
          <table:table-cell office:value-type="string" table:style-name="ce1">
            <text:p>Kashif Mansoor Ali Pirwani</text:p>
          </table:table-cell>
          <table:table-cell table:style-name="ce1"/>
          <table:table-cell office:value-type="string" table:style-name="ce1">
            <text:p>kashif.pirwan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60</text:p>
          </table:table-cell>
          <table:table-cell office:value-type="string" table:style-name="ce1">
            <text:p>Khan (Manager Academic OPS)</text:p>
          </table:table-cell>
          <table:table-cell office:value-type="string" table:style-name="ce1">
            <text:p>Shoaib</text:p>
          </table:table-cell>
          <table:table-cell office:value-type="string" table:style-name="ce1">
            <text:p>shoaib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36</text:p>
          </table:table-cell>
          <table:table-cell office:value-type="string" table:style-name="ce1">
            <text:p>Khan (Office Of Career Services)</text:p>
          </table:table-cell>
          <table:table-cell office:value-type="string" table:style-name="ce1">
            <text:p>Khurram Jamal</text:p>
          </table:table-cell>
          <table:table-cell office:value-type="string" table:style-name="ce1">
            <text:p>khurram.jama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68</text:p>
          </table:table-cell>
          <table:table-cell office:value-type="string" table:style-name="ce1">
            <text:p>Khan (Research Asst)</text:p>
          </table:table-cell>
          <table:table-cell office:value-type="string" table:style-name="ce1">
            <text:p>Naqash</text:p>
          </table:table-cell>
          <table:table-cell office:value-type="string" table:style-name="ce1">
            <text:p>naqash.kha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276</text:p>
          </table:table-cell>
          <table:table-cell office:value-type="string" table:style-name="ce1">
            <text:p>Khimani (Asst Director, Academic Operations)</text:p>
          </table:table-cell>
          <table:table-cell office:value-type="string" table:style-name="ce1">
            <text:p>Salman</text:p>
          </table:table-cell>
          <table:table-cell office:value-type="string" table:style-name="ce1">
            <text:p>salman.khiman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243</text:p>
          </table:table-cell>
          <table:table-cell office:value-type="string" table:style-name="ce1">
            <text:p>Khurram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uhammad.khurram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57</text:p>
          </table:table-cell>
          <table:table-cell office:value-type="string" table:style-name="ce1">
            <text:p>Khurram Sundrani</text:p>
          </table:table-cell>
          <table:table-cell table:style-name="ce1"/>
          <table:table-cell office:value-type="string" table:style-name="ce1">
            <text:p>khurram.sundran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45</text:p>
          </table:table-cell>
          <table:table-cell office:value-type="string" table:style-name="ce1">
            <text:p>Kiran Imran</text:p>
          </table:table-cell>
          <table:table-cell office:value-type="string" table:style-name="ce1">
            <text:p>Kiran</text:p>
          </table:table-cell>
          <table:table-cell office:value-type="string" table:style-name="ce1">
            <text:p>kiran.imr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325</text:p>
          </table:table-cell>
          <table:table-cell office:value-type="string" table:style-name="ce1">
            <text:p>Komal Rauf</text:p>
          </table:table-cell>
          <table:table-cell table:style-name="ce1"/>
          <table:table-cell office:value-type="string" table:style-name="ce1">
            <text:p>komal.rauf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455</text:p>
          </table:table-cell>
          <table:table-cell office:value-type="string" table:style-name="ce1">
            <text:p>Laila</text:p>
          </table:table-cell>
          <table:table-cell office:value-type="string" table:style-name="ce1">
            <text:p>Laila Farooq</text:p>
          </table:table-cell>
          <table:table-cell office:value-type="string" table:style-name="ce1">
            <text:p>laila.farooq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436</text:p>
          </table:table-cell>
          <table:table-cell office:value-type="string" table:style-name="ce1">
            <text:p>Latafat</text:p>
          </table:table-cell>
          <table:table-cell office:value-type="string" table:style-name="ce1">
            <text:p>Umber</text:p>
          </table:table-cell>
          <table:table-cell office:value-type="string" table:style-name="ce1">
            <text:p>umber.latafat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48</text:p>
          </table:table-cell>
          <table:table-cell office:value-type="string" table:style-name="ce1">
            <text:p>Madiha Mohammed Najib</text:p>
          </table:table-cell>
          <table:table-cell table:style-name="ce1"/>
          <table:table-cell office:value-type="string" table:style-name="ce1">
            <text:p>madiha.najib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82</text:p>
          </table:table-cell>
          <table:table-cell office:value-type="string" table:style-name="ce1">
            <text:p>Magdalen Gallagher</text:p>
          </table:table-cell>
          <table:table-cell table:style-name="ce1"/>
          <table:table-cell office:value-type="string" table:style-name="ce1">
            <text:p>magdalen.gallahge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988</text:p>
          </table:table-cell>
          <table:table-cell office:value-type="string" table:style-name="ce1">
            <text:p>Magsi</text:p>
          </table:table-cell>
          <table:table-cell office:value-type="string" table:style-name="ce1">
            <text:p>Pervaiz</text:p>
          </table:table-cell>
          <table:table-cell office:value-type="string" table:style-name="ce1">
            <text:p>pervez.mags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23</text:p>
          </table:table-cell>
          <table:table-cell office:value-type="string" table:style-name="ce1">
            <text:p>Majid Khan</text:p>
          </table:table-cell>
          <table:table-cell table:style-name="ce1"/>
          <table:table-cell office:value-type="string" table:style-name="ce1">
            <text:p>majid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23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Maryam</text:p>
          </table:table-cell>
          <table:table-cell office:value-type="string" table:style-name="ce1">
            <text:p>maryam.malik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43</text:p>
          </table:table-cell>
          <table:table-cell office:value-type="string" table:style-name="ce1">
            <text:p>Malik Qamar Iqbal</text:p>
          </table:table-cell>
          <table:table-cell table:style-name="ce1"/>
          <table:table-cell office:value-type="string" table:style-name="ce1">
            <text:p>qamar.iqba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20</text:p>
          </table:table-cell>
          <table:table-cell office:value-type="string" table:style-name="ce1">
            <text:p>Mansoor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Omar.mansoo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22</text:p>
          </table:table-cell>
          <table:table-cell office:value-type="string" table:style-name="ce1">
            <text:p>Maria Tabish Chawla</text:p>
          </table:table-cell>
          <table:table-cell table:style-name="ce1"/>
          <table:table-cell office:value-type="string" table:style-name="ce1">
            <text:p>maria.chawl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30</text:p>
          </table:table-cell>
          <table:table-cell office:value-type="string" table:style-name="ce1">
            <text:p>Marium Siddiqui</text:p>
          </table:table-cell>
          <table:table-cell table:style-name="ce1"/>
          <table:table-cell office:value-type="string" table:style-name="ce1">
            <text:p>marium.siddiqu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20</text:p>
          </table:table-cell>
          <table:table-cell office:value-type="string" table:style-name="ce1">
            <text:p>Mehreen Soomro</text:p>
          </table:table-cell>
          <table:table-cell table:style-name="ce1"/>
          <table:table-cell office:value-type="string" table:style-name="ce1">
            <text:p>mehreen.soomro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5</text:p>
          </table:table-cell>
          <table:table-cell office:value-type="string" table:style-name="ce1">
            <text:p>Minerva John</text:p>
          </table:table-cell>
          <table:table-cell table:style-name="ce1"/>
          <table:table-cell office:value-type="string" table:style-name="ce1">
            <text:p>minerva.joh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42</text:p>
          </table:table-cell>
          <table:table-cell office:value-type="string" table:style-name="ce1">
            <text:p>Miriam Kugele</text:p>
          </table:table-cell>
          <table:table-cell table:style-name="ce1"/>
          <table:table-cell office:value-type="string" table:style-name="ce1">
            <text:p>miriam.kugele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246</text:p>
          </table:table-cell>
          <table:table-cell office:value-type="string" table:style-name="ce1">
            <text:p>Mirza Jaffer Abid</text:p>
          </table:table-cell>
          <table:table-cell table:style-name="ce1"/>
          <table:table-cell office:value-type="string" table:style-name="ce1">
            <text:p>jaffer.abid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910</text:p>
          </table:table-cell>
          <table:table-cell office:value-type="string" table:style-name="ce1">
            <text:p>Mirza Zaeem Baig</text:p>
          </table:table-cell>
          <table:table-cell table:style-name="ce1"/>
          <table:table-cell office:value-type="string" table:style-name="ce1">
            <text:p>mirza.baig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52</text:p>
          </table:table-cell>
          <table:table-cell office:value-type="string" table:style-name="ce1">
            <text:p>Misbah Jawed</text:p>
          </table:table-cell>
          <table:table-cell table:style-name="ce1"/>
          <table:table-cell office:value-type="string" table:style-name="ce1">
            <text:p>misbah.jaw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37</text:p>
          </table:table-cell>
          <table:table-cell office:value-type="string" table:style-name="ce1">
            <text:p>Moez Saleem</text:p>
          </table:table-cell>
          <table:table-cell table:style-name="ce1"/>
          <table:table-cell office:value-type="string" table:style-name="ce1">
            <text:p>moez.salee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42</text:p>
          </table:table-cell>
          <table:table-cell office:value-type="string" table:style-name="ce1">
            <text:p>Mubin Akhtar</text:p>
          </table:table-cell>
          <table:table-cell table:style-name="ce1"/>
          <table:table-cell office:value-type="string" table:style-name="ce1">
            <text:p>mubin.akht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29</text:p>
          </table:table-cell>
          <table:table-cell office:value-type="string" table:style-name="ce1">
            <text:p>Muhammad Ashfaq</text:p>
          </table:table-cell>
          <table:table-cell table:style-name="ce1"/>
          <table:table-cell office:value-type="string" table:style-name="ce1">
            <text:p>muhammad.ashfaq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61</text:p>
          </table:table-cell>
          <table:table-cell office:value-type="string" table:style-name="ce1">
            <text:p>Muhammad Asim Asghar Siddiqui</text:p>
          </table:table-cell>
          <table:table-cell table:style-name="ce1"/>
          <table:table-cell office:value-type="string" table:style-name="ce1">
            <text:p>asim.siddiqu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51</text:p>
          </table:table-cell>
          <table:table-cell office:value-type="string" table:style-name="ce1">
            <text:p>Muhammad Danish</text:p>
          </table:table-cell>
          <table:table-cell table:style-name="ce1"/>
          <table:table-cell office:value-type="string" table:style-name="ce1">
            <text:p>muhammad.danis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17</text:p>
          </table:table-cell>
          <table:table-cell office:value-type="string" table:style-name="ce1">
            <text:p>Muhammad Habib Khan</text:p>
          </table:table-cell>
          <table:table-cell table:style-name="ce1"/>
          <table:table-cell office:value-type="string" table:style-name="ce1">
            <text:p>habib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6</text:p>
          </table:table-cell>
          <table:table-cell office:value-type="string" table:style-name="ce1">
            <text:p>Muhammad Haider Agha</text:p>
          </table:table-cell>
          <table:table-cell table:style-name="ce1"/>
          <table:table-cell office:value-type="string" table:style-name="ce1">
            <text:p>muhammad.haide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60</text:p>
          </table:table-cell>
          <table:table-cell office:value-type="string" table:style-name="ce1">
            <text:p>Muhammad Imran</text:p>
          </table:table-cell>
          <table:table-cell table:style-name="ce1"/>
          <table:table-cell office:value-type="string" table:style-name="ce1">
            <text:p>muhammad.imr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18</text:p>
          </table:table-cell>
          <table:table-cell office:value-type="string" table:style-name="ce1">
            <text:p>Muhammad Imran Ali</text:p>
          </table:table-cell>
          <table:table-cell table:style-name="ce1"/>
          <table:table-cell office:value-type="string" table:style-name="ce1">
            <text:p>Imran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4</text:p>
          </table:table-cell>
          <table:table-cell office:value-type="string" table:style-name="ce1">
            <text:p>Muhammad Ishtiaq Khan</text:p>
          </table:table-cell>
          <table:table-cell table:style-name="ce1"/>
          <table:table-cell office:value-type="string" table:style-name="ce1">
            <text:p>ishtiaq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40</text:p>
          </table:table-cell>
          <table:table-cell office:value-type="string" table:style-name="ce1">
            <text:p>Muhammad Kazim</text:p>
          </table:table-cell>
          <table:table-cell table:style-name="ce1"/>
          <table:table-cell office:value-type="string" table:style-name="ce1">
            <text:p>muhammad.kazi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28</text:p>
          </table:table-cell>
          <table:table-cell office:value-type="string" table:style-name="ce1">
            <text:p>Muhammad Musab Jilani</text:p>
          </table:table-cell>
          <table:table-cell table:style-name="ce1"/>
          <table:table-cell office:value-type="string" table:style-name="ce1">
            <text:p>musab.jilan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110</text:p>
          </table:table-cell>
          <table:table-cell office:value-type="string" table:style-name="ce1">
            <text:p>Muhammad Qasim</text:p>
          </table:table-cell>
          <table:table-cell table:style-name="ce1"/>
          <table:table-cell office:value-type="string" table:style-name="ce1">
            <text:p>muhammad.qasi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28</text:p>
          </table:table-cell>
          <table:table-cell office:value-type="string" table:style-name="ce1">
            <text:p>Muhammad Qasim Pasta</text:p>
          </table:table-cell>
          <table:table-cell table:style-name="ce1"/>
          <table:table-cell office:value-type="string" table:style-name="ce1">
            <text:p>qasim.pasta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35</text:p>
          </table:table-cell>
          <table:table-cell office:value-type="string" table:style-name="ce1">
            <text:p>Muhammad Raza Rajani</text:p>
          </table:table-cell>
          <table:table-cell table:style-name="ce1"/>
          <table:table-cell office:value-type="string" table:style-name="ce1">
            <text:p>raza.rajan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79</text:p>
          </table:table-cell>
          <table:table-cell office:value-type="string" table:style-name="ce1">
            <text:p>Muhammad Rehan</text:p>
          </table:table-cell>
          <table:table-cell table:style-name="ce1"/>
          <table:table-cell office:value-type="string" table:style-name="ce1">
            <text:p>Muhammad.Rehan@huf.org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35</text:p>
          </table:table-cell>
          <table:table-cell office:value-type="string" table:style-name="ce1">
            <text:p>Muhammad Taimur Sabih</text:p>
          </table:table-cell>
          <table:table-cell table:style-name="ce1"/>
          <table:table-cell office:value-type="string" table:style-name="ce1">
            <text:p>taimur.sabi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111</text:p>
          </table:table-cell>
          <table:table-cell office:value-type="string" table:style-name="ce1">
            <text:p>Muhammad Waqas Mian</text:p>
          </table:table-cell>
          <table:table-cell table:style-name="ce1"/>
          <table:table-cell office:value-type="string" table:style-name="ce1">
            <text:p>muhammad.waqas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72</text:p>
          </table:table-cell>
          <table:table-cell office:value-type="string" table:style-name="ce1">
            <text:p>Muhammad Yasir</text:p>
          </table:table-cell>
          <table:table-cell table:style-name="ce1"/>
          <table:table-cell office:value-type="string" table:style-name="ce1">
            <text:p>muhammad.yasi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43</text:p>
          </table:table-cell>
          <table:table-cell office:value-type="string" table:style-name="ce1">
            <text:p>Muhammad Yasir Khan</text:p>
          </table:table-cell>
          <table:table-cell table:style-name="ce1"/>
          <table:table-cell office:value-type="string" table:style-name="ce1">
            <text:p>yasir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30</text:p>
          </table:table-cell>
          <table:table-cell office:value-type="string" table:style-name="ce1">
            <text:p>Muhammad Zubair</text:p>
          </table:table-cell>
          <table:table-cell table:style-name="ce1"/>
          <table:table-cell office:value-type="string" table:style-name="ce1">
            <text:p>muhammad.zubai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04</text:p>
          </table:table-cell>
          <table:table-cell office:value-type="string" table:style-name="ce1">
            <text:p>Muneer</text:p>
          </table:table-cell>
          <table:table-cell office:value-type="string" table:style-name="ce1">
            <text:p>Talha</text:p>
          </table:table-cell>
          <table:table-cell office:value-type="string" table:style-name="ce1">
            <text:p>talha.muneer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718</text:p>
          </table:table-cell>
          <table:table-cell office:value-type="string" table:style-name="ce1">
            <text:p>Musani</text:p>
          </table:table-cell>
          <table:table-cell office:value-type="string" table:style-name="ce1">
            <text:p>Abid Karim</text:p>
          </table:table-cell>
          <table:table-cell office:value-type="string" table:style-name="ce1">
            <text:p>abid.musan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67</text:p>
          </table:table-cell>
          <table:table-cell office:value-type="string" table:style-name="ce1">
            <text:p>Mustafa</text:p>
          </table:table-cell>
          <table:table-cell office:value-type="string" table:style-name="ce1">
            <text:p>Hira</text:p>
          </table:table-cell>
          <table:table-cell office:value-type="string" table:style-name="ce1">
            <text:p>hira.mustafa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904</text:p>
          </table:table-cell>
          <table:table-cell office:value-type="string" table:style-name="ce1">
            <text:p>Mustafa Karimi</text:p>
          </table:table-cell>
          <table:table-cell table:style-name="ce1"/>
          <table:table-cell office:value-type="string" table:style-name="ce1">
            <text:p>mustafa.karim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76</text:p>
          </table:table-cell>
          <table:table-cell office:value-type="string" table:style-name="ce1">
            <text:p>Muzamil Hussain Samejo</text:p>
          </table:table-cell>
          <table:table-cell table:style-name="ce1"/>
          <table:table-cell office:value-type="string" table:style-name="ce1">
            <text:p>muzamil.samejo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54</text:p>
          </table:table-cell>
          <table:table-cell office:value-type="string" table:style-name="ce1">
            <text:p>Nadeem Abbas</text:p>
          </table:table-cell>
          <table:table-cell table:style-name="ce1"/>
          <table:table-cell office:value-type="string" table:style-name="ce1">
            <text:p>nadeem.abbas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54</text:p>
          </table:table-cell>
          <table:table-cell office:value-type="string" table:style-name="ce1">
            <text:p>Nadia Umar Ghafoor</text:p>
          </table:table-cell>
          <table:table-cell table:style-name="ce1"/>
          <table:table-cell office:value-type="string" table:style-name="ce1">
            <text:p>nadia.um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63</text:p>
          </table:table-cell>
          <table:table-cell office:value-type="string" table:style-name="ce1">
            <text:p>Naeem</text:p>
          </table:table-cell>
          <table:table-cell office:value-type="string" table:style-name="ce1">
            <text:p>Nida</text:p>
          </table:table-cell>
          <table:table-cell office:value-type="string" table:style-name="ce1">
            <text:p>nida.naeem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70</text:p>
          </table:table-cell>
          <table:table-cell office:value-type="string" table:style-name="ce1">
            <text:p>Naeem Mukaddam</text:p>
          </table:table-cell>
          <table:table-cell table:style-name="ce1"/>
          <table:table-cell office:value-type="string" table:style-name="ce1">
            <text:p>Naeem.Mukadda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48</text:p>
          </table:table-cell>
          <table:table-cell office:value-type="string" table:style-name="ce1">
            <text:p>Nafees</text:p>
          </table:table-cell>
          <table:table-cell office:value-type="string" table:style-name="ce1">
            <text:p>Samiya</text:p>
          </table:table-cell>
          <table:table-cell office:value-type="string" table:style-name="ce1">
            <text:p>samiya.nafees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30</text:p>
          </table:table-cell>
          <table:table-cell office:value-type="string" table:style-name="ce1">
            <text:p>Naseer Ahmed</text:p>
          </table:table-cell>
          <table:table-cell table:style-name="ce1"/>
          <table:table-cell office:value-type="string" table:style-name="ce1">
            <text:p>naseer.ahm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61</text:p>
          </table:table-cell>
          <table:table-cell office:value-type="string" table:style-name="ce1">
            <text:p>Nasir</text:p>
          </table:table-cell>
          <table:table-cell office:value-type="string" table:style-name="ce1">
            <text:p>Nadia</text:p>
          </table:table-cell>
          <table:table-cell office:value-type="string" table:style-name="ce1">
            <text:p>nadia.nasir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64</text:p>
          </table:table-cell>
          <table:table-cell office:value-type="string" table:style-name="ce1">
            <text:p>Naveed</text:p>
          </table:table-cell>
          <table:table-cell office:value-type="string" table:style-name="ce1">
            <text:p>Farrukh</text:p>
          </table:table-cell>
          <table:table-cell office:value-type="string" table:style-name="ce1">
            <text:p>farrukh.nave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110</text:p>
          </table:table-cell>
          <table:table-cell office:value-type="string" table:style-name="ce1">
            <text:p>Nayani</text:p>
          </table:table-cell>
          <table:table-cell office:value-type="string" table:style-name="ce1">
            <text:p>Zainab</text:p>
          </table:table-cell>
          <table:table-cell office:value-type="string" table:style-name="ce1">
            <text:p>zainab.nayani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53</text:p>
          </table:table-cell>
          <table:table-cell office:value-type="string" table:style-name="ce1">
            <text:p>Nida Aslam Roshan</text:p>
          </table:table-cell>
          <table:table-cell table:style-name="ce1"/>
          <table:table-cell office:value-type="string" table:style-name="ce1">
            <text:p>nida.ros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67</text:p>
          </table:table-cell>
          <table:table-cell office:value-type="string" table:style-name="ce1">
            <text:p>Nida Farasat</text:p>
          </table:table-cell>
          <table:table-cell table:style-name="ce1"/>
          <table:table-cell office:value-type="string" table:style-name="ce1">
            <text:p>nida.farasat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2</text:p>
          </table:table-cell>
          <table:table-cell office:value-type="string" table:style-name="ce1">
            <text:p>Nimroz Manesia</text:p>
          </table:table-cell>
          <table:table-cell table:style-name="ce1"/>
          <table:table-cell office:value-type="string" table:style-name="ce1">
            <text:p>nimroz.manesi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24</text:p>
          </table:table-cell>
          <table:table-cell office:value-type="string" table:style-name="ce1">
            <text:p>Noman Nisar</text:p>
          </table:table-cell>
          <table:table-cell table:style-name="ce1"/>
          <table:table-cell office:value-type="string" table:style-name="ce1">
            <text:p>noman.nis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64</text:p>
          </table:table-cell>
          <table:table-cell office:value-type="string" table:style-name="ce1">
            <text:p>Nooruddin Merchant</text:p>
          </table:table-cell>
          <table:table-cell table:style-name="ce1"/>
          <table:table-cell office:value-type="string" table:style-name="ce1">
            <text:p>nooruddin.merchant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33</text:p>
          </table:table-cell>
          <table:table-cell office:value-type="string" table:style-name="ce1">
            <text:p>Osama Farooqi</text:p>
          </table:table-cell>
          <table:table-cell table:style-name="ce1"/>
          <table:table-cell office:value-type="string" table:style-name="ce1">
            <text:p>Osama.Farooqu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34</text:p>
          </table:table-cell>
          <table:table-cell office:value-type="string" table:style-name="ce1">
            <text:p>Osama Waleed</text:p>
          </table:table-cell>
          <table:table-cell table:style-name="ce1"/>
          <table:table-cell office:value-type="string" table:style-name="ce1">
            <text:p>osama.wale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289</text:p>
          </table:table-cell>
          <table:table-cell office:value-type="string" table:style-name="ce1">
            <text:p>Pathan</text:p>
          </table:table-cell>
          <table:table-cell office:value-type="string" table:style-name="ce1">
            <text:p>Saadia</text:p>
          </table:table-cell>
          <table:table-cell office:value-type="string" table:style-name="ce1">
            <text:p>saadia.pathan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22</text:p>
          </table:table-cell>
          <table:table-cell office:value-type="string" table:style-name="ce1">
            <text:p>Qureshi</text:p>
          </table:table-cell>
          <table:table-cell office:value-type="string" table:style-name="ce1">
            <text:p>Mohammad Ubaidullah Hassan</text:p>
          </table:table-cell>
          <table:table-cell office:value-type="string" table:style-name="ce1">
            <text:p>ubaidullah.quresh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06</text:p>
          </table:table-cell>
          <table:table-cell office:value-type="string" table:style-name="ce1">
            <text:p>Rahat</text:p>
          </table:table-cell>
          <table:table-cell office:value-type="string" table:style-name="ce1">
            <text:p>Rahat Tanvir</text:p>
          </table:table-cell>
          <table:table-cell office:value-type="string" table:style-name="ce1">
            <text:p>rahat.tanvi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9</text:p>
          </table:table-cell>
          <table:table-cell office:value-type="string" table:style-name="ce1">
            <text:p>Rahil Abdul Muhammad</text:p>
          </table:table-cell>
          <table:table-cell table:style-name="ce1"/>
          <table:table-cell office:value-type="string" table:style-name="ce1">
            <text:p>rahil.doss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994</text:p>
          </table:table-cell>
          <table:table-cell office:value-type="string" table:style-name="ce1">
            <text:p>Rathore</text:p>
          </table:table-cell>
          <table:table-cell office:value-type="string" table:style-name="ce1">
            <text:p>M.Raza</text:p>
          </table:table-cell>
          <table:table-cell office:value-type="string" table:style-name="ce1">
            <text:p>raza.rathore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087</text:p>
          </table:table-cell>
          <table:table-cell office:value-type="string" table:style-name="ce1">
            <text:p>Raza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li.raz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0</text:p>
          </table:table-cell>
          <table:table-cell office:value-type="string" table:style-name="ce1">
            <text:p>Rehan Azhar</text:p>
          </table:table-cell>
          <table:table-cell table:style-name="ce1"/>
          <table:table-cell office:value-type="string" table:style-name="ce1">
            <text:p>rehan.azh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25</text:p>
          </table:table-cell>
          <table:table-cell office:value-type="string" table:style-name="ce1">
            <text:p>Rehman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arah.rehm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69</text:p>
          </table:table-cell>
          <table:table-cell office:value-type="string" table:style-name="ce1">
            <text:p>Ridah Yaseen</text:p>
          </table:table-cell>
          <table:table-cell table:style-name="ce1"/>
          <table:table-cell office:value-type="string" table:style-name="ce1">
            <text:p>ridah.yasee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124</text:p>
          </table:table-cell>
          <table:table-cell office:value-type="string" table:style-name="ce1">
            <text:p>Rizvi</text:p>
          </table:table-cell>
          <table:table-cell office:value-type="string" table:style-name="ce1">
            <text:p>Hisar Abbas</text:p>
          </table:table-cell>
          <table:table-cell office:value-type="string" table:style-name="ce1">
            <text:p>hisar.abbas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907</text:p>
          </table:table-cell>
          <table:table-cell office:value-type="string" table:style-name="ce1">
            <text:p>Rizwan Ahmed Khan</text:p>
          </table:table-cell>
          <table:table-cell table:style-name="ce1"/>
          <table:table-cell office:value-type="string" table:style-name="ce1">
            <text:p>rizwan.kh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905</text:p>
          </table:table-cell>
          <table:table-cell office:value-type="string" table:style-name="ce1">
            <text:p>Saad Sahil</text:p>
          </table:table-cell>
          <table:table-cell table:style-name="ce1"/>
          <table:table-cell office:value-type="string" table:style-name="ce1">
            <text:p>saad.sahi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742</text:p>
          </table:table-cell>
          <table:table-cell office:value-type="string" table:style-name="ce1">
            <text:p>Sadiq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uhammad.sadiq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61</text:p>
          </table:table-cell>
          <table:table-cell office:value-type="string" table:style-name="ce1">
            <text:p>Saeed</text:p>
          </table:table-cell>
          <table:table-cell office:value-type="string" table:style-name="ce1">
            <text:p>Hiba</text:p>
          </table:table-cell>
          <table:table-cell office:value-type="string" table:style-name="ce1">
            <text:p>hiba.sae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03</text:p>
          </table:table-cell>
          <table:table-cell office:value-type="string" table:style-name="ce1">
            <text:p>Saeed (Asst Dean's Coordinator) AHSS</text:p>
          </table:table-cell>
          <table:table-cell office:value-type="string" table:style-name="ce1">
            <text:p>Hafsa</text:p>
          </table:table-cell>
          <table:table-cell office:value-type="string" table:style-name="ce1">
            <text:p>hafsa.saeed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1</text:p>
          </table:table-cell>
          <table:table-cell office:value-type="string" table:style-name="ce1">
            <text:p>Safeer Ali</text:p>
          </table:table-cell>
          <table:table-cell table:style-name="ce1"/>
          <table:table-cell office:value-type="string" table:style-name="ce1">
            <text:p>Safeer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00</text:p>
          </table:table-cell>
          <table:table-cell office:value-type="string" table:style-name="ce1">
            <text:p>Saif</text:p>
          </table:table-cell>
          <table:table-cell office:value-type="string" table:style-name="ce1">
            <text:p>Ahmas</text:p>
          </table:table-cell>
          <table:table-cell office:value-type="string" table:style-name="ce1">
            <text:p>ahmas.saif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34</text:p>
          </table:table-cell>
          <table:table-cell office:value-type="string" table:style-name="ce1">
            <text:p>Saifullah Sami</text:p>
          </table:table-cell>
          <table:table-cell table:style-name="ce1"/>
          <table:table-cell office:value-type="string" table:style-name="ce1">
            <text:p>saifullah.sam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682</text:p>
          </table:table-cell>
          <table:table-cell office:value-type="string" table:style-name="ce1">
            <text:p>Saiyed</text:p>
          </table:table-cell>
          <table:table-cell office:value-type="string" table:style-name="ce1">
            <text:p>Burhan</text:p>
          </table:table-cell>
          <table:table-cell office:value-type="string" table:style-name="ce1">
            <text:p>burhan.saiy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41</text:p>
          </table:table-cell>
          <table:table-cell office:value-type="string" table:style-name="ce1">
            <text:p>Sakina Raza</text:p>
          </table:table-cell>
          <table:table-cell table:style-name="ce1"/>
          <table:table-cell office:value-type="string" table:style-name="ce1">
            <text:p>sakina.raz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287</text:p>
          </table:table-cell>
          <table:table-cell office:value-type="string" table:style-name="ce1">
            <text:p>Salman (Officer - Ehsas Center)</text:p>
          </table:table-cell>
          <table:table-cell office:value-type="string" table:style-name="ce1">
            <text:p>Hareem</text:p>
          </table:table-cell>
          <table:table-cell office:value-type="string" table:style-name="ce1">
            <text:p>hareem.salm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479</text:p>
          </table:table-cell>
          <table:table-cell office:value-type="string" table:style-name="ce1">
            <text:p>Samana Qaseem</text:p>
          </table:table-cell>
          <table:table-cell table:style-name="ce1"/>
          <table:table-cell office:value-type="string" table:style-name="ce1">
            <text:p>samana.qasee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604</text:p>
          </table:table-cell>
          <table:table-cell office:value-type="string" table:style-name="ce1">
            <text:p>Sameen Nasir</text:p>
          </table:table-cell>
          <table:table-cell table:style-name="ce1"/>
          <table:table-cell office:value-type="string" table:style-name="ce1">
            <text:p>sameen.nasir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071</text:p>
          </table:table-cell>
          <table:table-cell office:value-type="string" table:style-name="ce1">
            <text:p>Sana Ahmad</text:p>
          </table:table-cell>
          <table:table-cell table:style-name="ce1"/>
          <table:table-cell office:value-type="string" table:style-name="ce1">
            <text:p>sana.ahmad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541</text:p>
          </table:table-cell>
          <table:table-cell office:value-type="string" table:style-name="ce1">
            <text:p>Sanaina Naseer</text:p>
          </table:table-cell>
          <table:table-cell table:style-name="ce1"/>
          <table:table-cell office:value-type="string" table:style-name="ce1">
            <text:p>sanaina.naseer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50</text:p>
          </table:table-cell>
          <table:table-cell office:value-type="string" table:style-name="ce1">
            <text:p>Saqib Arshad</text:p>
          </table:table-cell>
          <table:table-cell table:style-name="ce1"/>
          <table:table-cell office:value-type="string" table:style-name="ce1">
            <text:p>saqib.arsha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458</text:p>
          </table:table-cell>
          <table:table-cell office:value-type="string" table:style-name="ce1">
            <text:p>Sattar</text:p>
          </table:table-cell>
          <table:table-cell office:value-type="string" table:style-name="ce1">
            <text:p>Mesam</text:p>
          </table:table-cell>
          <table:table-cell office:value-type="string" table:style-name="ce1">
            <text:p>mesam.satt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362</text:p>
          </table:table-cell>
          <table:table-cell office:value-type="string" table:style-name="ce1">
            <text:p>Sayeed</text:p>
          </table:table-cell>
          <table:table-cell office:value-type="string" table:style-name="ce1">
            <text:p>Amima</text:p>
          </table:table-cell>
          <table:table-cell office:value-type="string" table:style-name="ce1">
            <text:p>amima.saye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715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Sana</text:p>
          </table:table-cell>
          <table:table-cell office:value-type="string" table:style-name="ce1">
            <text:p>sana.sha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15</text:p>
          </table:table-cell>
          <table:table-cell office:value-type="string" table:style-name="ce1">
            <text:p>Shahbaz Ahmed Alvi</text:p>
          </table:table-cell>
          <table:table-cell table:style-name="ce1"/>
          <table:table-cell office:value-type="string" table:style-name="ce1">
            <text:p>shahbaz.alv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32</text:p>
          </table:table-cell>
          <table:table-cell office:value-type="string" table:style-name="ce1">
            <text:p>Shaheera Jalil Albasit</text:p>
          </table:table-cell>
          <table:table-cell table:style-name="ce1"/>
          <table:table-cell office:value-type="string" table:style-name="ce1">
            <text:p>shaheera.albasit@ahss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45</text:p>
          </table:table-cell>
          <table:table-cell office:value-type="string" table:style-name="ce1">
            <text:p>Shahid Iqbal</text:p>
          </table:table-cell>
          <table:table-cell table:style-name="ce1"/>
          <table:table-cell office:value-type="string" table:style-name="ce1">
            <text:p>Shahid.Iqbal@huf.org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711</text:p>
          </table:table-cell>
          <table:table-cell office:value-type="string" table:style-name="ce1">
            <text:p>Shahira Ishaque</text:p>
          </table:table-cell>
          <table:table-cell table:style-name="ce1"/>
          <table:table-cell office:value-type="string" table:style-name="ce1">
            <text:p>shahira.ishaque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10</text:p>
          </table:table-cell>
          <table:table-cell office:value-type="string" table:style-name="ce1">
            <text:p>Shahmeer Ahmed</text:p>
          </table:table-cell>
          <table:table-cell table:style-name="ce1"/>
          <table:table-cell office:value-type="string" table:style-name="ce1">
            <text:p>shahmeer.ahm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64</text:p>
          </table:table-cell>
          <table:table-cell office:value-type="string" table:style-name="ce1">
            <text:p>Shahzeb Irshad</text:p>
          </table:table-cell>
          <table:table-cell table:style-name="ce1"/>
          <table:table-cell office:value-type="string" table:style-name="ce1">
            <text:p>shahzeb.irsha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403</text:p>
          </table:table-cell>
          <table:table-cell office:value-type="string" table:style-name="ce1">
            <text:p>Shaikh (Coordinator Digital)</text:p>
          </table:table-cell>
          <table:table-cell office:value-type="string" table:style-name="ce1">
            <text:p>Faria Ali</text:p>
          </table:table-cell>
          <table:table-cell office:value-type="string" table:style-name="ce1">
            <text:p>faria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05</text:p>
          </table:table-cell>
          <table:table-cell office:value-type="string" table:style-name="ce1">
            <text:p>Shaikh (Videographer)</text:p>
          </table:table-cell>
          <table:table-cell office:value-type="string" table:style-name="ce1">
            <text:p>Mudassir</text:p>
          </table:table-cell>
          <table:table-cell office:value-type="string" table:style-name="ce1">
            <text:p>mudassir.shaik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55</text:p>
          </table:table-cell>
          <table:table-cell office:value-type="string" table:style-name="ce1">
            <text:p>Shariq Naseem</text:p>
          </table:table-cell>
          <table:table-cell table:style-name="ce1"/>
          <table:table-cell office:value-type="string" table:style-name="ce1">
            <text:p>shariq.nasee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243</text:p>
          </table:table-cell>
          <table:table-cell office:value-type="string" table:style-name="ce1">
            <text:p>Shehzal Salim</text:p>
          </table:table-cell>
          <table:table-cell table:style-name="ce1"/>
          <table:table-cell office:value-type="string" table:style-name="ce1">
            <text:p>shehzal.salee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87</text:p>
          </table:table-cell>
          <table:table-cell office:value-type="string" table:style-name="ce1">
            <text:p>Sherali (Manager Travel)</text:p>
          </table:table-cell>
          <table:table-cell office:value-type="string" table:style-name="ce1">
            <text:p>Salman</text:p>
          </table:table-cell>
          <table:table-cell office:value-type="string" table:style-name="ce1">
            <text:p>salman.sher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25</text:p>
          </table:table-cell>
          <table:table-cell office:value-type="string" table:style-name="ce1">
            <text:p>Shireen Zahra</text:p>
          </table:table-cell>
          <table:table-cell table:style-name="ce1"/>
          <table:table-cell office:value-type="string" table:style-name="ce1">
            <text:p>shireen.zahr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19</text:p>
          </table:table-cell>
          <table:table-cell office:value-type="string" table:style-name="ce1">
            <text:p>Sibtain Naqvi</text:p>
          </table:table-cell>
          <table:table-cell table:style-name="ce1"/>
          <table:table-cell office:value-type="string" table:style-name="ce1">
            <text:p>sibtain.naqv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56</text:p>
          </table:table-cell>
          <table:table-cell office:value-type="string" table:style-name="ce1">
            <text:p>Sobia Khaled</text:p>
          </table:table-cell>
          <table:table-cell table:style-name="ce1"/>
          <table:table-cell office:value-type="string" table:style-name="ce1">
            <text:p>sobia.khal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996</text:p>
          </table:table-cell>
          <table:table-cell office:value-type="string" table:style-name="ce1">
            <text:p>Soomro</text:p>
          </table:table-cell>
          <table:table-cell office:value-type="string" table:style-name="ce1">
            <text:p>Sidra Sikandar</text:p>
          </table:table-cell>
          <table:table-cell office:value-type="string" table:style-name="ce1">
            <text:p>sidra.sikandar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608</text:p>
          </table:table-cell>
          <table:table-cell office:value-type="string" table:style-name="ce1">
            <text:p>Stephanie Lee</text:p>
          </table:table-cell>
          <table:table-cell table:style-name="ce1"/>
          <table:table-cell office:value-type="string" table:style-name="ce1">
            <text:p>stephanie.lee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28</text:p>
          </table:table-cell>
          <table:table-cell office:value-type="string" table:style-name="ce1">
            <text:p>Sultan</text:p>
          </table:table-cell>
          <table:table-cell office:value-type="string" table:style-name="ce1">
            <text:p>Aliya</text:p>
          </table:table-cell>
          <table:table-cell office:value-type="string" table:style-name="ce1">
            <text:p>aliyasultanzaidi@gmail.com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02</text:p>
          </table:table-cell>
          <table:table-cell office:value-type="string" table:style-name="ce1">
            <text:p>Sultan</text:p>
          </table:table-cell>
          <table:table-cell office:value-type="string" table:style-name="ce1">
            <text:p>Shahnoor</text:p>
          </table:table-cell>
          <table:table-cell office:value-type="string" table:style-name="ce1">
            <text:p>shahnoor.sultan@huf.org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41</text:p>
          </table:table-cell>
          <table:table-cell office:value-type="string" table:style-name="ce1">
            <text:p>Sumera Salman</text:p>
          </table:table-cell>
          <table:table-cell table:style-name="ce1"/>
          <table:table-cell office:value-type="string" table:style-name="ce1">
            <text:p>sumera.salm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4201</text:p>
          </table:table-cell>
          <table:table-cell office:value-type="string" table:style-name="ce1">
            <text:p>Syed</text:p>
          </table:table-cell>
          <table:table-cell office:value-type="string" table:style-name="ce1">
            <text:p>Saad</text:p>
          </table:table-cell>
          <table:table-cell office:value-type="string" table:style-name="ce1">
            <text:p>syed.saa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908</text:p>
          </table:table-cell>
          <table:table-cell office:value-type="string" table:style-name="ce1">
            <text:p>Syed Aftab Iqbal</text:p>
          </table:table-cell>
          <table:table-cell table:style-name="ce1"/>
          <table:table-cell office:value-type="string" table:style-name="ce1">
            <text:p>aftab.iqba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27</text:p>
          </table:table-cell>
          <table:table-cell office:value-type="string" table:style-name="ce1">
            <text:p>Syed Arsalan Shah</text:p>
          </table:table-cell>
          <table:table-cell table:style-name="ce1"/>
          <table:table-cell office:value-type="string" table:style-name="ce1">
            <text:p>arsalan.sha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07</text:p>
          </table:table-cell>
          <table:table-cell office:value-type="string" table:style-name="ce1">
            <text:p>Syed Azher Abbas Jafferi</text:p>
          </table:table-cell>
          <table:table-cell table:style-name="ce1"/>
          <table:table-cell office:value-type="string" table:style-name="ce1">
            <text:p>azher.abbas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11</text:p>
          </table:table-cell>
          <table:table-cell office:value-type="string" table:style-name="ce1">
            <text:p>Syed Dilawar Abbas Zaidi</text:p>
          </table:table-cell>
          <table:table-cell table:style-name="ce1"/>
          <table:table-cell office:value-type="string" table:style-name="ce1">
            <text:p>dilawar.abbas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45</text:p>
          </table:table-cell>
          <table:table-cell office:value-type="string" table:style-name="ce1">
            <text:p>Syed Hasan</text:p>
          </table:table-cell>
          <table:table-cell table:style-name="ce1"/>
          <table:table-cell office:value-type="string" table:style-name="ce1">
            <text:p>syed.has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53</text:p>
          </table:table-cell>
          <table:table-cell office:value-type="string" table:style-name="ce1">
            <text:p>Syed Irtiza Zaidi</text:p>
          </table:table-cell>
          <table:table-cell table:style-name="ce1"/>
          <table:table-cell office:value-type="string" table:style-name="ce1">
            <text:p>irtiza.zaid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235</text:p>
          </table:table-cell>
          <table:table-cell office:value-type="string" table:style-name="ce1">
            <text:p>Syed Kamran Raza</text:p>
          </table:table-cell>
          <table:table-cell table:style-name="ce1"/>
          <table:table-cell office:value-type="string" table:style-name="ce1">
            <text:p>kamran.raza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14</text:p>
          </table:table-cell>
          <table:table-cell office:value-type="string" table:style-name="ce1">
            <text:p>Syed Mohsin Abbas Rizvi</text:p>
          </table:table-cell>
          <table:table-cell table:style-name="ce1"/>
          <table:table-cell office:value-type="string" table:style-name="ce1">
            <text:p>mohsin.rizv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916</text:p>
          </table:table-cell>
          <table:table-cell office:value-type="string" table:style-name="ce1">
            <text:p>Syed Muhammad Ali Abidi</text:p>
          </table:table-cell>
          <table:table-cell table:style-name="ce1"/>
          <table:table-cell office:value-type="string" table:style-name="ce1">
            <text:p>ali.abid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44</text:p>
          </table:table-cell>
          <table:table-cell office:value-type="string" table:style-name="ce1">
            <text:p>Syed Muhammad Raza Zaidi</text:p>
          </table:table-cell>
          <table:table-cell table:style-name="ce1"/>
          <table:table-cell office:value-type="string" table:style-name="ce1">
            <text:p>raza.zaid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14</text:p>
          </table:table-cell>
          <table:table-cell office:value-type="string" table:style-name="ce1">
            <text:p>Syed Mujtaba Ali Naqvi</text:p>
          </table:table-cell>
          <table:table-cell table:style-name="ce1"/>
          <table:table-cell office:value-type="string" table:style-name="ce1">
            <text:p>mujtaba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19</text:p>
          </table:table-cell>
          <table:table-cell office:value-type="string" table:style-name="ce1">
            <text:p>Syed Saqib Hussain</text:p>
          </table:table-cell>
          <table:table-cell table:style-name="ce1"/>
          <table:table-cell office:value-type="string" table:style-name="ce1">
            <text:p>saqib.hussai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453</text:p>
          </table:table-cell>
          <table:table-cell office:value-type="string" table:style-name="ce1">
            <text:p>Syed Wajahat Ali</text:p>
          </table:table-cell>
          <table:table-cell table:style-name="ce1"/>
          <table:table-cell office:value-type="string" table:style-name="ce1">
            <text:p>wajahat.al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65</text:p>
          </table:table-cell>
          <table:table-cell office:value-type="string" table:style-name="ce1">
            <text:p>Syed Wajid Ali Shah</text:p>
          </table:table-cell>
          <table:table-cell table:style-name="ce1"/>
          <table:table-cell office:value-type="string" table:style-name="ce1">
            <text:p>wajid.shah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03</text:p>
          </table:table-cell>
          <table:table-cell office:value-type="string" table:style-name="ce1">
            <text:p>Syed Waqar Hussain Naqvi</text:p>
          </table:table-cell>
          <table:table-cell table:style-name="ce1"/>
          <table:table-cell office:value-type="string" table:style-name="ce1">
            <text:p>waqar.naqv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72</text:p>
          </table:table-cell>
          <table:table-cell office:value-type="string" table:style-name="ce1">
            <text:p>Syeda Minaal Pervaiz</text:p>
          </table:table-cell>
          <table:table-cell table:style-name="ce1"/>
          <table:table-cell office:value-type="string" table:style-name="ce1">
            <text:p>minaal.pervaiz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3722</text:p>
          </table:table-cell>
          <table:table-cell office:value-type="string" table:style-name="ce1">
            <text:p>Tariq</text:p>
          </table:table-cell>
          <table:table-cell office:value-type="string" table:style-name="ce1">
            <text:p>Sidra</text:p>
          </table:table-cell>
          <table:table-cell office:value-type="string" table:style-name="ce1">
            <text:p>sidra.tariq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713</text:p>
          </table:table-cell>
          <table:table-cell office:value-type="string" table:style-name="ce1">
            <text:p>Usra Rasool</text:p>
          </table:table-cell>
          <table:table-cell table:style-name="ce1"/>
          <table:table-cell office:value-type="string" table:style-name="ce1">
            <text:p>usra.rasool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56</text:p>
          </table:table-cell>
          <table:table-cell office:value-type="string" table:style-name="ce1">
            <text:p>Waheed (PEC Co-Ordinator)</text:p>
          </table:table-cell>
          <table:table-cell office:value-type="string" table:style-name="ce1">
            <text:p>Asad</text:p>
          </table:table-cell>
          <table:table-cell office:value-type="string" table:style-name="ce1">
            <text:p>asad.waheed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446</text:p>
          </table:table-cell>
          <table:table-cell office:value-type="string" table:style-name="ce1">
            <text:p>Wahiba Hussain</text:p>
          </table:table-cell>
          <table:table-cell table:style-name="ce1"/>
          <table:table-cell office:value-type="string" table:style-name="ce1">
            <text:p>wahiba.hussain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33</text:p>
          </table:table-cell>
          <table:table-cell office:value-type="string" table:style-name="ce1">
            <text:p>Waqas Lakhani</text:p>
          </table:table-cell>
          <table:table-cell table:style-name="ce1"/>
          <table:table-cell office:value-type="string" table:style-name="ce1">
            <text:p>lakhani.waqas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80</text:p>
          </table:table-cell>
          <table:table-cell office:value-type="string" table:style-name="ce1">
            <text:p>Waqas Qazi</text:p>
          </table:table-cell>
          <table:table-cell table:style-name="ce1"/>
          <table:table-cell office:value-type="string" table:style-name="ce1">
            <text:p>waqas.qaz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3331</text:p>
          </table:table-cell>
          <table:table-cell office:value-type="string" table:style-name="ce1">
            <text:p>Waseem Khan</text:p>
          </table:table-cell>
          <table:table-cell office:value-type="string" table:style-name="ce1">
            <text:p>Usama</text:p>
          </table:table-cell>
          <table:table-cell office:value-type="string" table:style-name="ce1">
            <text:p>usama.waseem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23</text:p>
          </table:table-cell>
          <table:table-cell office:value-type="string" table:style-name="ce1">
            <text:p>Wijdan</text:p>
          </table:table-cell>
          <table:table-cell office:value-type="string" table:style-name="ce1">
            <text:p>Syeda Fartashia</text:p>
          </table:table-cell>
          <table:table-cell office:value-type="string" table:style-name="ce1">
            <text:p>fartashia.wijd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09</text:p>
          </table:table-cell>
          <table:table-cell office:value-type="string" table:style-name="ce1">
            <text:p>Yasmeen Bano</text:p>
          </table:table-cell>
          <table:table-cell table:style-name="ce1"/>
          <table:table-cell office:value-type="string" table:style-name="ce1">
            <text:p>yasmeen.bano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46</text:p>
          </table:table-cell>
          <table:table-cell office:value-type="string" table:style-name="ce1">
            <text:p>Yazdan</text:p>
          </table:table-cell>
          <table:table-cell office:value-type="string" table:style-name="ce1">
            <text:p>Shair-a-</text:p>
          </table:table-cell>
          <table:table-cell office:value-type="string" table:style-name="ce1">
            <text:p>shair.yazd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1330</text:p>
          </table:table-cell>
          <table:table-cell office:value-type="string" table:style-name="ce1">
            <text:p>Yogesh Bolani</text:p>
          </table:table-cell>
          <table:table-cell table:style-name="ce1"/>
          <table:table-cell office:value-type="string" table:style-name="ce1">
            <text:p>yogesh.bolan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2162</text:p>
          </table:table-cell>
          <table:table-cell office:value-type="string" table:style-name="ce1">
            <text:p>Younus</text:p>
          </table:table-cell>
          <table:table-cell office:value-type="string" table:style-name="ce1">
            <text:p>Mehak</text:p>
          </table:table-cell>
          <table:table-cell office:value-type="string" table:style-name="ce1">
            <text:p>mehak.younus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4218</text:p>
          </table:table-cell>
          <table:table-cell office:value-type="string" table:style-name="ce1">
            <text:p>Zafar</text:p>
          </table:table-cell>
          <table:table-cell office:value-type="string" table:style-name="ce1">
            <text:p>Mohammad Abdullah</text:p>
          </table:table-cell>
          <table:table-cell office:value-type="string" table:style-name="ce1">
            <text:p>abdullah.zafar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905</text:p>
          </table:table-cell>
          <table:table-cell office:value-type="string" table:style-name="ce1">
            <text:p>Zain Ahmed Siddiqui</text:p>
          </table:table-cell>
          <table:table-cell table:style-name="ce1"/>
          <table:table-cell office:value-type="string" table:style-name="ce1">
            <text:p>zain.ahme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035</text:p>
          </table:table-cell>
          <table:table-cell office:value-type="string" table:style-name="ce1">
            <text:p>Zareen Sehar</text:p>
          </table:table-cell>
          <table:table-cell table:style-name="ce1"/>
          <table:table-cell office:value-type="string" table:style-name="ce1">
            <text:p>zareen.sehar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74</text:p>
          </table:table-cell>
          <table:table-cell office:value-type="string" table:style-name="ce1">
            <text:p>Zareen Tabassum</text:p>
          </table:table-cell>
          <table:table-cell table:style-name="ce1"/>
          <table:table-cell office:value-type="string" table:style-name="ce1">
            <text:p>zareen.tabassum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54</text:p>
          </table:table-cell>
          <table:table-cell office:value-type="string" table:style-name="ce1">
            <text:p>Zeeshan Nafees</text:p>
          </table:table-cell>
          <table:table-cell table:style-name="ce1"/>
          <table:table-cell office:value-type="string" table:style-name="ce1">
            <text:p>Zeeshan.Nafees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57</text:p>
          </table:table-cell>
          <table:table-cell office:value-type="string" table:style-name="ce1">
            <text:p>Zia-ur-Rehman Ansari</text:p>
          </table:table-cell>
          <table:table-cell table:style-name="ce1"/>
          <table:table-cell office:value-type="string" table:style-name="ce1">
            <text:p>zia.ansari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2105</text:p>
          </table:table-cell>
          <table:table-cell office:value-type="string" table:style-name="ce1">
            <text:p>Zobia Rehman</text:p>
          </table:table-cell>
          <table:table-cell table:style-name="ce1"/>
          <table:table-cell office:value-type="string" table:style-name="ce1">
            <text:p>zobia.rehman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858</text:p>
          </table:table-cell>
          <table:table-cell office:value-type="string" table:style-name="ce1">
            <text:p>Zoha Arshad</text:p>
          </table:table-cell>
          <table:table-cell table:style-name="ce1"/>
          <table:table-cell office:value-type="string" table:style-name="ce1">
            <text:p>zoha.arshad@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5329</text:p>
          </table:table-cell>
          <table:table-cell office:value-type="string" table:style-name="ce1">
            <text:p>Zuberi</text:p>
          </table:table-cell>
          <table:table-cell office:value-type="string" table:style-name="ce1">
            <text:p>Hira</text:p>
          </table:table-cell>
          <table:table-cell office:value-type="string" table:style-name="ce1">
            <text:p>hira.zuberi@sse.habib.edu.pk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string" table:style-name="ce1">
            <text:p>STAF</text:p>
          </table:table-cell>
          <table:table-cell table:number-columns-repeated="16377"/>
        </table:table-row>
        <table:table-row table:number-rows-repeated="1048224" table:style-name="ro2">
          <table:table-cell table:number-columns-repeated="16384"/>
        </table:table-row>
      </table:table>
      <table:database-ranges>
        <table:database-range table:target-range-address="Student.A3:Student.H1017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OpenOffice::OODoc Spreadsheet</dc:title>
    <dc:subject>Template for the Perl OpenDocument Connector</dc:subject>
    <meta:initial-creator>OpenOffice::OODoc Project</meta:initial-creator>
    <dc:creator>Windows User</dc:creator>
    <meta:creation-date>2008-05-18T20:15:31Z</meta:creation-date>
    <dc:date>2019-05-22T11:59:40Z</dc:date>
    <meta:editing-cycles>1</meta:editing-cycles>
    <meta:editing-duration>PT0S</meta:editing-duration>
  </office:meta>
</office:document-meta>
</file>